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13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0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_nifty500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ISIN Code</text:p>
          </table:table-cell>
          <table:table-cell office:value-type="string" calcext:value-type="string">
            <text:p>MoneyControl Sym</text:p>
          </table:table-cell>
          <table:table-cell office:value-type="string" calcext:value-type="string">
            <text:p>Group</text:p>
          </table:table-cell>
          <table:table-cell/>
        </table:table-row>
        <table:table-row table:style-name="ro1">
          <table:table-cell office:value-type="string" calcext:value-type="string">
            <text:p>3M India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3M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0A01017</text:p>
          </table:table-cell>
          <table:table-cell office:value-type="string" calcext:value-type="string">
            <text:p>3M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];&quot;', '&quot;;[.C2];&quot;', '&quot;;[.B2];&quot;', '&quot;;[.E2];&quot;', '&quot;;[.G2];&quot;', '&quot;;[.F2];&quot;', 'nse', '1', '1'); &quot;)" office:value-type="string" office:string-value="INSERT INTO `moneyman_db`.`stocks` ( `name`, `symbol`, `industry`, `ISIN_code`, `group`, `moneycontrol_sym`, `exchange`, `created_by`, `updated_by`) VALUES ( '3M India Ltd.', '3MINDIA', 'SERVICES', 'INE470A01017', 'NSE500', '3MINDIA', 'nse', '1', '1'); " calcext:value-type="string">
            <text:p>INSERT INTO `moneyman_db`.`stocks` ( `name`, `symbol`, `industry`, `ISIN_code`, `group`, `moneycontrol_sym`, `exchange`, `created_by`, `updated_by`) VALUES ( '3M India Ltd.', '3MINDIA', 'SERVICES', 'INE470A01017', 'NSE500', '3MINDIA', 'nse', '1', '1'); </text:p>
          </table:table-cell>
        </table:table-row>
        <table:table-row table:style-name="ro1">
          <table:table-cell office:value-type="string" calcext:value-type="string">
            <text:p>ACC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2A0102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];&quot;', '&quot;;[.C3];&quot;', '&quot;;[.B3];&quot;', '&quot;;[.E3];&quot;', '&quot;;[.G3];&quot;', '&quot;;[.F3];&quot;', 'nse', '1', '1'); &quot;)" office:value-type="string" office:string-value="INSERT INTO `moneyman_db`.`stocks` ( `name`, `symbol`, `industry`, `ISIN_code`, `group`, `moneycontrol_sym`, `exchange`, `created_by`, `updated_by`) VALUES ( 'ACC Ltd.', 'ACC', 'CEMENT &amp; CEMENT PRODUCTS', 'INE012A01025', 'NSE500', 'ACC', 'nse', '1', '1'); " calcext:value-type="string">
            <text:p>INSERT INTO `moneyman_db`.`stocks` ( `name`, `symbol`, `industry`, `ISIN_code`, `group`, `moneycontrol_sym`, `exchange`, `created_by`, `updated_by`) VALUES ( 'ACC Ltd.', 'ACC', 'CEMENT &amp; CEMENT PRODUCTS', 'INE012A01025', 'NSE500', 'ACC', 'nse', '1', '1'); </text:p>
          </table:table-cell>
        </table:table-row>
        <table:table-row table:style-name="ro1">
          <table:table-cell office:value-type="string" calcext:value-type="string">
            <text:p>AIA Engineering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AIAE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2H01026</text:p>
          </table:table-cell>
          <table:table-cell office:value-type="string" calcext:value-type="string">
            <text:p>AIAE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];&quot;', '&quot;;[.C4];&quot;', '&quot;;[.B4];&quot;', '&quot;;[.E4];&quot;', '&quot;;[.G4];&quot;', '&quot;;[.F4];&quot;', 'nse', '1', '1'); &quot;)" office:value-type="string" office:string-value="INSERT INTO `moneyman_db`.`stocks` ( `name`, `symbol`, `industry`, `ISIN_code`, `group`, `moneycontrol_sym`, `exchange`, `created_by`, `updated_by`) VALUES ( 'AIA Engineering Ltd.', 'AIAENG', 'INDUSTRIAL MANUFACTURING', 'INE212H01026', 'NSE500', 'AIAENG', 'nse', '1', '1'); " calcext:value-type="string">
            <text:p>INSERT INTO `moneyman_db`.`stocks` ( `name`, `symbol`, `industry`, `ISIN_code`, `group`, `moneycontrol_sym`, `exchange`, `created_by`, `updated_by`) VALUES ( 'AIA Engineering Ltd.', 'AIAENG', 'INDUSTRIAL MANUFACTURING', 'INE212H01026', 'NSE500', 'AIAENG', 'nse', '1', '1'); </text:p>
          </table:table-cell>
        </table:table-row>
        <table:table-row table:style-name="ro1">
          <table:table-cell office:value-type="string" calcext:value-type="string">
            <text:p>APL Apollo Tubes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APLAPOLL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02C01019</text:p>
          </table:table-cell>
          <table:table-cell office:value-type="string" calcext:value-type="string">
            <text:p>APLAPOLL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];&quot;', '&quot;;[.C5];&quot;', '&quot;;[.B5];&quot;', '&quot;;[.E5];&quot;', '&quot;;[.G5];&quot;', '&quot;;[.F5];&quot;', 'nse', '1', '1'); &quot;)" office:value-type="string" office:string-value="INSERT INTO `moneyman_db`.`stocks` ( `name`, `symbol`, `industry`, `ISIN_code`, `group`, `moneycontrol_sym`, `exchange`, `created_by`, `updated_by`) VALUES ( 'APL Apollo Tubes Ltd.', 'APLAPOLLO', 'METALS', 'INE702C01019', 'NSE500', 'APLAPOLLO', 'nse', '1', '1'); " calcext:value-type="string">
            <text:p>INSERT INTO `moneyman_db`.`stocks` ( `name`, `symbol`, `industry`, `ISIN_code`, `group`, `moneycontrol_sym`, `exchange`, `created_by`, `updated_by`) VALUES ( 'APL Apollo Tubes Ltd.', 'APLAPOLLO', 'METALS', 'INE702C01019', 'NSE500', 'APLAPOLLO', 'nse', '1', '1'); </text:p>
          </table:table-cell>
        </table:table-row>
        <table:table-row table:style-name="ro1">
          <table:table-cell office:value-type="string" calcext:value-type="string">
            <text:p>AU Small Finance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U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49L01017</text:p>
          </table:table-cell>
          <table:table-cell office:value-type="string" calcext:value-type="string">
            <text:p>AU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];&quot;', '&quot;;[.C6];&quot;', '&quot;;[.B6];&quot;', '&quot;;[.E6];&quot;', '&quot;;[.G6];&quot;', '&quot;;[.F6];&quot;', 'nse', '1', '1'); &quot;)" office:value-type="string" office:string-value="INSERT INTO `moneyman_db`.`stocks` ( `name`, `symbol`, `industry`, `ISIN_code`, `group`, `moneycontrol_sym`, `exchange`, `created_by`, `updated_by`) VALUES ( 'AU Small Finance Bank Ltd.', 'AUBANK', 'FINANCIAL SERVICES', 'INE949L01017', 'NSE500', 'AUBANK', 'nse', '1', '1'); " calcext:value-type="string">
            <text:p>INSERT INTO `moneyman_db`.`stocks` ( `name`, `symbol`, `industry`, `ISIN_code`, `group`, `moneycontrol_sym`, `exchange`, `created_by`, `updated_by`) VALUES ( 'AU Small Finance Bank Ltd.', 'AUBANK', 'FINANCIAL SERVICES', 'INE949L01017', 'NSE500', 'AUBANK', 'nse', '1', '1'); </text:p>
          </table:table-cell>
        </table:table-row>
        <table:table-row table:style-name="ro1">
          <table:table-cell office:value-type="string" calcext:value-type="string">
            <text:p>Aarti Industrie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AARTI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9A01020</text:p>
          </table:table-cell>
          <table:table-cell office:value-type="string" calcext:value-type="string">
            <text:p>AARTI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];&quot;', '&quot;;[.C7];&quot;', '&quot;;[.B7];&quot;', '&quot;;[.E7];&quot;', '&quot;;[.G7];&quot;', '&quot;;[.F7];&quot;', 'nse', '1', '1'); &quot;)" office:value-type="string" office:string-value="INSERT INTO `moneyman_db`.`stocks` ( `name`, `symbol`, `industry`, `ISIN_code`, `group`, `moneycontrol_sym`, `exchange`, `created_by`, `updated_by`) VALUES ( 'Aarti Industries Ltd.', 'AARTIIND', 'CHEMICALS', 'INE769A01020', 'NSE500', 'AARTIIND', 'nse', '1', '1'); " calcext:value-type="string">
            <text:p>INSERT INTO `moneyman_db`.`stocks` ( `name`, `symbol`, `industry`, `ISIN_code`, `group`, `moneycontrol_sym`, `exchange`, `created_by`, `updated_by`) VALUES ( 'Aarti Industries Ltd.', 'AARTIIND', 'CHEMICALS', 'INE769A01020', 'NSE500', 'AARTIIND', 'nse', '1', '1'); </text:p>
          </table:table-cell>
        </table:table-row>
        <table:table-row table:style-name="ro1">
          <table:table-cell office:value-type="string" calcext:value-type="string">
            <text:p>Aavas Financier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AVA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6P01012</text:p>
          </table:table-cell>
          <table:table-cell office:value-type="string" calcext:value-type="string">
            <text:p>AAVA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];&quot;', '&quot;;[.C8];&quot;', '&quot;;[.B8];&quot;', '&quot;;[.E8];&quot;', '&quot;;[.G8];&quot;', '&quot;;[.F8];&quot;', 'nse', '1', '1'); &quot;)" office:value-type="string" office:string-value="INSERT INTO `moneyman_db`.`stocks` ( `name`, `symbol`, `industry`, `ISIN_code`, `group`, `moneycontrol_sym`, `exchange`, `created_by`, `updated_by`) VALUES ( 'Aavas Financiers Ltd.', 'AAVAS', 'FINANCIAL SERVICES', 'INE216P01012', 'NSE500', 'AAVAS', 'nse', '1', '1'); " calcext:value-type="string">
            <text:p>INSERT INTO `moneyman_db`.`stocks` ( `name`, `symbol`, `industry`, `ISIN_code`, `group`, `moneycontrol_sym`, `exchange`, `created_by`, `updated_by`) VALUES ( 'Aavas Financiers Ltd.', 'AAVAS', 'FINANCIAL SERVICES', 'INE216P01012', 'NSE500', 'AAVAS', 'nse', '1', '1'); </text:p>
          </table:table-cell>
        </table:table-row>
        <table:table-row table:style-name="ro1">
          <table:table-cell office:value-type="string" calcext:value-type="string">
            <text:p>Abbott Indi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BBOT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58A01014</text:p>
          </table:table-cell>
          <table:table-cell office:value-type="string" calcext:value-type="string">
            <text:p>ABBOT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];&quot;', '&quot;;[.C9];&quot;', '&quot;;[.B9];&quot;', '&quot;;[.E9];&quot;', '&quot;;[.G9];&quot;', '&quot;;[.F9];&quot;', 'nse', '1', '1'); &quot;)" office:value-type="string" office:string-value="INSERT INTO `moneyman_db`.`stocks` ( `name`, `symbol`, `industry`, `ISIN_code`, `group`, `moneycontrol_sym`, `exchange`, `created_by`, `updated_by`) VALUES ( 'Abbott India Ltd.', 'ABBOTINDIA', 'PHARMA', 'INE358A01014', 'NSE500', 'ABBOTINDIA', 'nse', '1', '1'); " calcext:value-type="string">
            <text:p>INSERT INTO `moneyman_db`.`stocks` ( `name`, `symbol`, `industry`, `ISIN_code`, `group`, `moneycontrol_sym`, `exchange`, `created_by`, `updated_by`) VALUES ( 'Abbott India Ltd.', 'ABBOTINDIA', 'PHARMA', 'INE358A01014', 'NSE500', 'ABBOTINDIA', 'nse', '1', '1'); </text:p>
          </table:table-cell>
        </table:table-row>
        <table:table-row table:style-name="ro1">
          <table:table-cell office:value-type="string" calcext:value-type="string">
            <text:p>Adani Ga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DANIGA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99L01023</text:p>
          </table:table-cell>
          <table:table-cell office:value-type="string" calcext:value-type="string">
            <text:p>ADANIGA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];&quot;', '&quot;;[.C10];&quot;', '&quot;;[.B10];&quot;', '&quot;;[.E10];&quot;', '&quot;;[.G10];&quot;', '&quot;;[.F10];&quot;', 'nse', '1', '1'); &quot;)" office:value-type="string" office:string-value="INSERT INTO `moneyman_db`.`stocks` ( `name`, `symbol`, `industry`, `ISIN_code`, `group`, `moneycontrol_sym`, `exchange`, `created_by`, `updated_by`) VALUES ( 'Adani Gas Ltd.', 'ADANIGAS', 'ENERGY', 'INE399L01023', 'NSE500', 'ADANIGAS', 'nse', '1', '1'); " calcext:value-type="string">
            <text:p>INSERT INTO `moneyman_db`.`stocks` ( `name`, `symbol`, `industry`, `ISIN_code`, `group`, `moneycontrol_sym`, `exchange`, `created_by`, `updated_by`) VALUES ( 'Adani Gas Ltd.', 'ADANIGAS', 'ENERGY', 'INE399L01023', 'NSE500', 'ADANIGAS', 'nse', '1', '1'); </text:p>
          </table:table-cell>
        </table:table-row>
        <table:table-row table:style-name="ro1">
          <table:table-cell office:value-type="string" calcext:value-type="string">
            <text:p>Adani Green Energy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DANIGREE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64U01010</text:p>
          </table:table-cell>
          <table:table-cell office:value-type="string" calcext:value-type="string">
            <text:p>ADANIGREE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];&quot;', '&quot;;[.C11];&quot;', '&quot;;[.B11];&quot;', '&quot;;[.E11];&quot;', '&quot;;[.G11];&quot;', '&quot;;[.F11];&quot;', 'nse', '1', '1'); &quot;)" office:value-type="string" office:string-value="INSERT INTO `moneyman_db`.`stocks` ( `name`, `symbol`, `industry`, `ISIN_code`, `group`, `moneycontrol_sym`, `exchange`, `created_by`, `updated_by`) VALUES ( 'Adani Green Energy Ltd.', 'ADANIGREEN', 'ENERGY', 'INE364U01010', 'NSE500', 'ADANIGREEN', 'nse', '1', '1'); " calcext:value-type="string">
            <text:p>INSERT INTO `moneyman_db`.`stocks` ( `name`, `symbol`, `industry`, `ISIN_code`, `group`, `moneycontrol_sym`, `exchange`, `created_by`, `updated_by`) VALUES ( 'Adani Green Energy Ltd.', 'ADANIGREEN', 'ENERGY', 'INE364U01010', 'NSE500', 'ADANIGREEN', 'nse', '1', '1'); </text:p>
          </table:table-cell>
        </table:table-row>
        <table:table-row table:style-name="ro1">
          <table:table-cell office:value-type="string" calcext:value-type="string">
            <text:p>Adani Ports and Special Economic Zone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DANIPORT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42F01042</text:p>
          </table:table-cell>
          <table:table-cell office:value-type="string" calcext:value-type="string">
            <text:p>ADANIPORT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];&quot;', '&quot;;[.C12];&quot;', '&quot;;[.B12];&quot;', '&quot;;[.E12];&quot;', '&quot;;[.G12];&quot;', '&quot;;[.F12];&quot;', 'nse', '1', '1'); &quot;)" office:value-type="string" office:string-value="INSERT INTO `moneyman_db`.`stocks` ( `name`, `symbol`, `industry`, `ISIN_code`, `group`, `moneycontrol_sym`, `exchange`, `created_by`, `updated_by`) VALUES ( 'Adani Ports and Special Economic Zone Ltd.', 'ADANIPORTS', 'SERVICES', 'INE742F01042', 'NSE500', 'ADANIPORTS', 'nse', '1', '1'); " calcext:value-type="string">
            <text:p>INSERT INTO `moneyman_db`.`stocks` ( `name`, `symbol`, `industry`, `ISIN_code`, `group`, `moneycontrol_sym`, `exchange`, `created_by`, `updated_by`) VALUES ( 'Adani Ports and Special Economic Zone Ltd.', 'ADANIPORTS', 'SERVICES', 'INE742F01042', 'NSE500', 'ADANIPORTS', 'nse', '1', '1'); </text:p>
          </table:table-cell>
        </table:table-row>
        <table:table-row table:style-name="ro1">
          <table:table-cell office:value-type="string" calcext:value-type="string">
            <text:p>Adani Power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DANIPOW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14H01011</text:p>
          </table:table-cell>
          <table:table-cell office:value-type="string" calcext:value-type="string">
            <text:p>ADANIPOW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];&quot;', '&quot;;[.C13];&quot;', '&quot;;[.B13];&quot;', '&quot;;[.E13];&quot;', '&quot;;[.G13];&quot;', '&quot;;[.F13];&quot;', 'nse', '1', '1'); &quot;)" office:value-type="string" office:string-value="INSERT INTO `moneyman_db`.`stocks` ( `name`, `symbol`, `industry`, `ISIN_code`, `group`, `moneycontrol_sym`, `exchange`, `created_by`, `updated_by`) VALUES ( 'Adani Power Ltd.', 'ADANIPOWER', 'ENERGY', 'INE814H01011', 'NSE500', 'ADANIPOWER', 'nse', '1', '1'); " calcext:value-type="string">
            <text:p>INSERT INTO `moneyman_db`.`stocks` ( `name`, `symbol`, `industry`, `ISIN_code`, `group`, `moneycontrol_sym`, `exchange`, `created_by`, `updated_by`) VALUES ( 'Adani Power Ltd.', 'ADANIPOWER', 'ENERGY', 'INE814H01011', 'NSE500', 'ADANIPOWER', 'nse', '1', '1'); </text:p>
          </table:table-cell>
        </table:table-row>
        <table:table-row table:style-name="ro1">
          <table:table-cell office:value-type="string" calcext:value-type="string">
            <text:p>Adani Transmiss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DANITRAN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1S01010</text:p>
          </table:table-cell>
          <table:table-cell office:value-type="string" calcext:value-type="string">
            <text:p>ADANITRAN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];&quot;', '&quot;;[.C14];&quot;', '&quot;;[.B14];&quot;', '&quot;;[.E14];&quot;', '&quot;;[.G14];&quot;', '&quot;;[.F14];&quot;', 'nse', '1', '1'); &quot;)" office:value-type="string" office:string-value="INSERT INTO `moneyman_db`.`stocks` ( `name`, `symbol`, `industry`, `ISIN_code`, `group`, `moneycontrol_sym`, `exchange`, `created_by`, `updated_by`) VALUES ( 'Adani Transmission Ltd.', 'ADANITRANS', 'ENERGY', 'INE931S01010', 'NSE500', 'ADANITRANS', 'nse', '1', '1'); " calcext:value-type="string">
            <text:p>INSERT INTO `moneyman_db`.`stocks` ( `name`, `symbol`, `industry`, `ISIN_code`, `group`, `moneycontrol_sym`, `exchange`, `created_by`, `updated_by`) VALUES ( 'Adani Transmission Ltd.', 'ADANITRANS', 'ENERGY', 'INE931S01010', 'NSE500', 'ADANITRANS', 'nse', '1', '1'); </text:p>
          </table:table-cell>
        </table:table-row>
        <table:table-row table:style-name="ro1">
          <table:table-cell office:value-type="string" calcext:value-type="string">
            <text:p>Aditya Birla Capita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BCAPIT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74K01013</text:p>
          </table:table-cell>
          <table:table-cell office:value-type="string" calcext:value-type="string">
            <text:p>ABCAPIT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];&quot;', '&quot;;[.C15];&quot;', '&quot;;[.B15];&quot;', '&quot;;[.E15];&quot;', '&quot;;[.G15];&quot;', '&quot;;[.F15];&quot;', 'nse', '1', '1'); &quot;)" office:value-type="string" office:string-value="INSERT INTO `moneyman_db`.`stocks` ( `name`, `symbol`, `industry`, `ISIN_code`, `group`, `moneycontrol_sym`, `exchange`, `created_by`, `updated_by`) VALUES ( 'Aditya Birla Capital Ltd.', 'ABCAPITAL', 'FINANCIAL SERVICES', 'INE674K01013', 'NSE500', 'ABCAPITAL', 'nse', '1', '1'); " calcext:value-type="string">
            <text:p>INSERT INTO `moneyman_db`.`stocks` ( `name`, `symbol`, `industry`, `ISIN_code`, `group`, `moneycontrol_sym`, `exchange`, `created_by`, `updated_by`) VALUES ( 'Aditya Birla Capital Ltd.', 'ABCAPITAL', 'FINANCIAL SERVICES', 'INE674K01013', 'NSE500', 'ABCAPITAL', 'nse', '1', '1'); </text:p>
          </table:table-cell>
        </table:table-row>
        <table:table-row table:style-name="ro1">
          <table:table-cell office:value-type="string" calcext:value-type="string">
            <text:p>Aditya Birla Fashion and Retail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BFR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47O01011</text:p>
          </table:table-cell>
          <table:table-cell office:value-type="string" calcext:value-type="string">
            <text:p>ABFR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];&quot;', '&quot;;[.C16];&quot;', '&quot;;[.B16];&quot;', '&quot;;[.E16];&quot;', '&quot;;[.G16];&quot;', '&quot;;[.F16];&quot;', 'nse', '1', '1'); &quot;)" office:value-type="string" office:string-value="INSERT INTO `moneyman_db`.`stocks` ( `name`, `symbol`, `industry`, `ISIN_code`, `group`, `moneycontrol_sym`, `exchange`, `created_by`, `updated_by`) VALUES ( 'Aditya Birla Fashion and Retail Ltd.', 'ABFRL', 'CONSUMER GOODS', 'INE647O01011', 'NSE500', 'ABFRL', 'nse', '1', '1'); " calcext:value-type="string">
            <text:p>INSERT INTO `moneyman_db`.`stocks` ( `name`, `symbol`, `industry`, `ISIN_code`, `group`, `moneycontrol_sym`, `exchange`, `created_by`, `updated_by`) VALUES ( 'Aditya Birla Fashion and Retail Ltd.', 'ABFRL', 'CONSUMER GOODS', 'INE647O01011', 'NSE500', 'ABFRL', 'nse', '1', '1'); </text:p>
          </table:table-cell>
        </table:table-row>
        <table:table-row table:style-name="ro1">
          <table:table-cell office:value-type="string" calcext:value-type="string">
            <text:p>Advanced Enzyme Tech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DVENZY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37H01020</text:p>
          </table:table-cell>
          <table:table-cell office:value-type="string" calcext:value-type="string">
            <text:p>ADVENZYM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];&quot;', '&quot;;[.C17];&quot;', '&quot;;[.B17];&quot;', '&quot;;[.E17];&quot;', '&quot;;[.G17];&quot;', '&quot;;[.F17];&quot;', 'nse', '1', '1'); &quot;)" office:value-type="string" office:string-value="INSERT INTO `moneyman_db`.`stocks` ( `name`, `symbol`, `industry`, `ISIN_code`, `group`, `moneycontrol_sym`, `exchange`, `created_by`, `updated_by`) VALUES ( 'Advanced Enzyme Tech Ltd.', 'ADVENZYMES', 'CONSUMER GOODS', 'INE837H01020', 'NSE500', 'ADVENZYMES', 'nse', '1', '1'); " calcext:value-type="string">
            <text:p>INSERT INTO `moneyman_db`.`stocks` ( `name`, `symbol`, `industry`, `ISIN_code`, `group`, `moneycontrol_sym`, `exchange`, `created_by`, `updated_by`) VALUES ( 'Advanced Enzyme Tech Ltd.', 'ADVENZYMES', 'CONSUMER GOODS', 'INE837H01020', 'NSE500', 'ADVENZYMES', 'nse', '1', '1'); </text:p>
          </table:table-cell>
        </table:table-row>
        <table:table-row table:style-name="ro1">
          <table:table-cell office:value-type="string" calcext:value-type="string">
            <text:p>Aegis Logistic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EGISCH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8C01025</text:p>
          </table:table-cell>
          <table:table-cell office:value-type="string" calcext:value-type="string">
            <text:p>AEGISCH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];&quot;', '&quot;;[.C18];&quot;', '&quot;;[.B18];&quot;', '&quot;;[.E18];&quot;', '&quot;;[.G18];&quot;', '&quot;;[.F18];&quot;', 'nse', '1', '1'); &quot;)" office:value-type="string" office:string-value="INSERT INTO `moneyman_db`.`stocks` ( `name`, `symbol`, `industry`, `ISIN_code`, `group`, `moneycontrol_sym`, `exchange`, `created_by`, `updated_by`) VALUES ( 'Aegis Logistics Ltd.', 'AEGISCHEM', 'ENERGY', 'INE208C01025', 'NSE500', 'AEGISCHEM', 'nse', '1', '1'); " calcext:value-type="string">
            <text:p>INSERT INTO `moneyman_db`.`stocks` ( `name`, `symbol`, `industry`, `ISIN_code`, `group`, `moneycontrol_sym`, `exchange`, `created_by`, `updated_by`) VALUES ( 'Aegis Logistics Ltd.', 'AEGISCHEM', 'ENERGY', 'INE208C01025', 'NSE500', 'AEGISCHEM', 'nse', '1', '1'); </text:p>
          </table:table-cell>
        </table:table-row>
        <table:table-row table:style-name="ro1">
          <table:table-cell office:value-type="string" calcext:value-type="string">
            <text:p>Affle (India)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FFL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WC01019</text:p>
          </table:table-cell>
          <table:table-cell office:value-type="string" calcext:value-type="string">
            <text:p>AFFL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];&quot;', '&quot;;[.C19];&quot;', '&quot;;[.B19];&quot;', '&quot;;[.E19];&quot;', '&quot;;[.G19];&quot;', '&quot;;[.F19];&quot;', 'nse', '1', '1'); &quot;)" office:value-type="string" office:string-value="INSERT INTO `moneyman_db`.`stocks` ( `name`, `symbol`, `industry`, `ISIN_code`, `group`, `moneycontrol_sym`, `exchange`, `created_by`, `updated_by`) VALUES ( 'Affle (India) Ltd.', 'AFFLE', 'IT', 'INE00WC01019', 'NSE500', 'AFFLE', 'nse', '1', '1'); " calcext:value-type="string">
            <text:p>INSERT INTO `moneyman_db`.`stocks` ( `name`, `symbol`, `industry`, `ISIN_code`, `group`, `moneycontrol_sym`, `exchange`, `created_by`, `updated_by`) VALUES ( 'Affle (India) Ltd.', 'AFFLE', 'IT', 'INE00WC01019', 'NSE500', 'AFFLE', 'nse', '1', '1'); </text:p>
          </table:table-cell>
        </table:table-row>
        <table:table-row table:style-name="ro1">
          <table:table-cell office:value-type="string" calcext:value-type="string">
            <text:p>Ajanta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JANTPHAR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1B01049</text:p>
          </table:table-cell>
          <table:table-cell office:value-type="string" calcext:value-type="string">
            <text:p>AJANTPHAR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];&quot;', '&quot;;[.C20];&quot;', '&quot;;[.B20];&quot;', '&quot;;[.E20];&quot;', '&quot;;[.G20];&quot;', '&quot;;[.F20];&quot;', 'nse', '1', '1'); &quot;)" office:value-type="string" office:string-value="INSERT INTO `moneyman_db`.`stocks` ( `name`, `symbol`, `industry`, `ISIN_code`, `group`, `moneycontrol_sym`, `exchange`, `created_by`, `updated_by`) VALUES ( 'Ajanta Pharmaceuticals Ltd.', 'AJANTPHARM', 'PHARMA', 'INE031B01049', 'NSE500', 'AJANTPHARM', 'nse', '1', '1'); " calcext:value-type="string">
            <text:p>INSERT INTO `moneyman_db`.`stocks` ( `name`, `symbol`, `industry`, `ISIN_code`, `group`, `moneycontrol_sym`, `exchange`, `created_by`, `updated_by`) VALUES ( 'Ajanta Pharmaceuticals Ltd.', 'AJANTPHARM', 'PHARMA', 'INE031B01049', 'NSE500', 'AJANTPHARM', 'nse', '1', '1'); </text:p>
          </table:table-cell>
        </table:table-row>
        <table:table-row table:style-name="ro1">
          <table:table-cell office:value-type="string" calcext:value-type="string">
            <text:p>Akzo Nobel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KZO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3A01011</text:p>
          </table:table-cell>
          <table:table-cell office:value-type="string" calcext:value-type="string">
            <text:p>AKZO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];&quot;', '&quot;;[.C21];&quot;', '&quot;;[.B21];&quot;', '&quot;;[.E21];&quot;', '&quot;;[.G21];&quot;', '&quot;;[.F21];&quot;', 'nse', '1', '1'); &quot;)" office:value-type="string" office:string-value="INSERT INTO `moneyman_db`.`stocks` ( `name`, `symbol`, `industry`, `ISIN_code`, `group`, `moneycontrol_sym`, `exchange`, `created_by`, `updated_by`) VALUES ( 'Akzo Nobel India Ltd.', 'AKZOINDIA', 'CONSUMER GOODS', 'INE133A01011', 'NSE500', 'AKZOINDIA', 'nse', '1', '1'); " calcext:value-type="string">
            <text:p>INSERT INTO `moneyman_db`.`stocks` ( `name`, `symbol`, `industry`, `ISIN_code`, `group`, `moneycontrol_sym`, `exchange`, `created_by`, `updated_by`) VALUES ( 'Akzo Nobel India Ltd.', 'AKZOINDIA', 'CONSUMER GOODS', 'INE133A01011', 'NSE500', 'AKZOINDIA', 'nse', '1', '1'); </text:p>
          </table:table-cell>
        </table:table-row>
        <table:table-row table:style-name="ro1">
          <table:table-cell office:value-type="string" calcext:value-type="string">
            <text:p>Alembic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PL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01L01018</text:p>
          </table:table-cell>
          <table:table-cell office:value-type="string" calcext:value-type="string">
            <text:p>APL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];&quot;', '&quot;;[.C22];&quot;', '&quot;;[.B22];&quot;', '&quot;;[.E22];&quot;', '&quot;;[.G22];&quot;', '&quot;;[.F22];&quot;', 'nse', '1', '1'); &quot;)" office:value-type="string" office:string-value="INSERT INTO `moneyman_db`.`stocks` ( `name`, `symbol`, `industry`, `ISIN_code`, `group`, `moneycontrol_sym`, `exchange`, `created_by`, `updated_by`) VALUES ( 'Alembic Pharmaceuticals Ltd.', 'APLLTD', 'PHARMA', 'INE901L01018', 'NSE500', 'APLLTD', 'nse', '1', '1'); " calcext:value-type="string">
            <text:p>INSERT INTO `moneyman_db`.`stocks` ( `name`, `symbol`, `industry`, `ISIN_code`, `group`, `moneycontrol_sym`, `exchange`, `created_by`, `updated_by`) VALUES ( 'Alembic Pharmaceuticals Ltd.', 'APLLTD', 'PHARMA', 'INE901L01018', 'NSE500', 'APLLTD', 'nse', '1', '1'); </text:p>
          </table:table-cell>
        </table:table-row>
        <table:table-row table:style-name="ro1">
          <table:table-cell office:value-type="string" calcext:value-type="string">
            <text:p>Alkem Laborato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LK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40L01014</text:p>
          </table:table-cell>
          <table:table-cell office:value-type="string" calcext:value-type="string">
            <text:p>ALK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];&quot;', '&quot;;[.C23];&quot;', '&quot;;[.B23];&quot;', '&quot;;[.E23];&quot;', '&quot;;[.G23];&quot;', '&quot;;[.F23];&quot;', 'nse', '1', '1'); &quot;)" office:value-type="string" office:string-value="INSERT INTO `moneyman_db`.`stocks` ( `name`, `symbol`, `industry`, `ISIN_code`, `group`, `moneycontrol_sym`, `exchange`, `created_by`, `updated_by`) VALUES ( 'Alkem Laboratories Ltd.', 'ALKEM', 'PHARMA', 'INE540L01014', 'NSE500', 'ALKEM', 'nse', '1', '1'); " calcext:value-type="string">
            <text:p>INSERT INTO `moneyman_db`.`stocks` ( `name`, `symbol`, `industry`, `ISIN_code`, `group`, `moneycontrol_sym`, `exchange`, `created_by`, `updated_by`) VALUES ( 'Alkem Laboratories Ltd.', 'ALKEM', 'PHARMA', 'INE540L01014', 'NSE500', 'ALKEM', 'nse', '1', '1'); </text:p>
          </table:table-cell>
        </table:table-row>
        <table:table-row table:style-name="ro1">
          <table:table-cell office:value-type="string" calcext:value-type="string">
            <text:p>Allcargo Logistic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LLCARG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8H01029</text:p>
          </table:table-cell>
          <table:table-cell office:value-type="string" calcext:value-type="string">
            <text:p>ALLCARG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];&quot;', '&quot;;[.C24];&quot;', '&quot;;[.B24];&quot;', '&quot;;[.E24];&quot;', '&quot;;[.G24];&quot;', '&quot;;[.F24];&quot;', 'nse', '1', '1'); &quot;)" office:value-type="string" office:string-value="INSERT INTO `moneyman_db`.`stocks` ( `name`, `symbol`, `industry`, `ISIN_code`, `group`, `moneycontrol_sym`, `exchange`, `created_by`, `updated_by`) VALUES ( 'Allcargo Logistics Ltd.', 'ALLCARGO', 'SERVICES', 'INE418H01029', 'NSE500', 'ALLCARGO', 'nse', '1', '1'); " calcext:value-type="string">
            <text:p>INSERT INTO `moneyman_db`.`stocks` ( `name`, `symbol`, `industry`, `ISIN_code`, `group`, `moneycontrol_sym`, `exchange`, `created_by`, `updated_by`) VALUES ( 'Allcargo Logistics Ltd.', 'ALLCARGO', 'SERVICES', 'INE418H01029', 'NSE500', 'ALLCARGO', 'nse', '1', '1'); </text:p>
          </table:table-cell>
        </table:table-row>
        <table:table-row table:style-name="ro1">
          <table:table-cell office:value-type="string" calcext:value-type="string">
            <text:p>Amara Raja Batte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AMARAJABA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5A01032</text:p>
          </table:table-cell>
          <table:table-cell office:value-type="string" calcext:value-type="string">
            <text:p>AMARAJABA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];&quot;', '&quot;;[.C25];&quot;', '&quot;;[.B25];&quot;', '&quot;;[.E25];&quot;', '&quot;;[.G25];&quot;', '&quot;;[.F25];&quot;', 'nse', '1', '1'); &quot;)" office:value-type="string" office:string-value="INSERT INTO `moneyman_db`.`stocks` ( `name`, `symbol`, `industry`, `ISIN_code`, `group`, `moneycontrol_sym`, `exchange`, `created_by`, `updated_by`) VALUES ( 'Amara Raja Batteries Ltd.', 'AMARAJABAT', 'AUTOMOBILE', 'INE885A01032', 'NSE500', 'AMARAJABAT', 'nse', '1', '1'); " calcext:value-type="string">
            <text:p>INSERT INTO `moneyman_db`.`stocks` ( `name`, `symbol`, `industry`, `ISIN_code`, `group`, `moneycontrol_sym`, `exchange`, `created_by`, `updated_by`) VALUES ( 'Amara Raja Batteries Ltd.', 'AMARAJABAT', 'AUTOMOBILE', 'INE885A01032', 'NSE500', 'AMARAJABAT', 'nse', '1', '1'); </text:p>
          </table:table-cell>
        </table:table-row>
        <table:table-row table:style-name="ro1">
          <table:table-cell office:value-type="string" calcext:value-type="string">
            <text:p>Amber Enterprises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71P01015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];&quot;', '&quot;;[.C26];&quot;', '&quot;;[.B26];&quot;', '&quot;;[.E26];&quot;', '&quot;;[.G26];&quot;', '&quot;;[.F26];&quot;', 'nse', '1', '1'); &quot;)" office:value-type="string" office:string-value="INSERT INTO `moneyman_db`.`stocks` ( `name`, `symbol`, `industry`, `ISIN_code`, `group`, `moneycontrol_sym`, `exchange`, `created_by`, `updated_by`) VALUES ( 'Amber Enterprises India Ltd.', 'AMBER', 'CONSUMER GOODS', 'INE371P01015', 'NSE500', 'AMBER', 'nse', '1', '1'); " calcext:value-type="string">
            <text:p>INSERT INTO `moneyman_db`.`stocks` ( `name`, `symbol`, `industry`, `ISIN_code`, `group`, `moneycontrol_sym`, `exchange`, `created_by`, `updated_by`) VALUES ( 'Amber Enterprises India Ltd.', 'AMBER', 'CONSUMER GOODS', 'INE371P01015', 'NSE500', 'AMBER', 'nse', '1', '1'); </text:p>
          </table:table-cell>
        </table:table-row>
        <table:table-row table:style-name="ro1">
          <table:table-cell office:value-type="string" calcext:value-type="string">
            <text:p>Ambuja Cements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AMBUJA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79A01024</text:p>
          </table:table-cell>
          <table:table-cell office:value-type="string" calcext:value-type="string">
            <text:p>AMBUJA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];&quot;', '&quot;;[.C27];&quot;', '&quot;;[.B27];&quot;', '&quot;;[.E27];&quot;', '&quot;;[.G27];&quot;', '&quot;;[.F27];&quot;', 'nse', '1', '1'); &quot;)" office:value-type="string" office:string-value="INSERT INTO `moneyman_db`.`stocks` ( `name`, `symbol`, `industry`, `ISIN_code`, `group`, `moneycontrol_sym`, `exchange`, `created_by`, `updated_by`) VALUES ( 'Ambuja Cements Ltd.', 'AMBUJACEM', 'CEMENT &amp; CEMENT PRODUCTS', 'INE079A01024', 'NSE500', 'AMBUJACEM', 'nse', '1', '1'); " calcext:value-type="string">
            <text:p>INSERT INTO `moneyman_db`.`stocks` ( `name`, `symbol`, `industry`, `ISIN_code`, `group`, `moneycontrol_sym`, `exchange`, `created_by`, `updated_by`) VALUES ( 'Ambuja Cements Ltd.', 'AMBUJACEM', 'CEMENT &amp; CEMENT PRODUCTS', 'INE079A01024', 'NSE500', 'AMBUJACEM', 'nse', '1', '1'); </text:p>
          </table:table-cell>
        </table:table-row>
        <table:table-row table:style-name="ro1">
          <table:table-cell office:value-type="string" calcext:value-type="string">
            <text:p>Apollo Hospitals Enterprise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APOLLOHOS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37A01024</text:p>
          </table:table-cell>
          <table:table-cell office:value-type="string" calcext:value-type="string">
            <text:p>APOLLOHOS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];&quot;', '&quot;;[.C28];&quot;', '&quot;;[.B28];&quot;', '&quot;;[.E28];&quot;', '&quot;;[.G28];&quot;', '&quot;;[.F28];&quot;', 'nse', '1', '1'); &quot;)" office:value-type="string" office:string-value="INSERT INTO `moneyman_db`.`stocks` ( `name`, `symbol`, `industry`, `ISIN_code`, `group`, `moneycontrol_sym`, `exchange`, `created_by`, `updated_by`) VALUES ( 'Apollo Hospitals Enterprise Ltd.', 'APOLLOHOSP', 'HEALTHCARE SERVICES', 'INE437A01024', 'NSE500', 'APOLLOHOSP', 'nse', '1', '1'); " calcext:value-type="string">
            <text:p>INSERT INTO `moneyman_db`.`stocks` ( `name`, `symbol`, `industry`, `ISIN_code`, `group`, `moneycontrol_sym`, `exchange`, `created_by`, `updated_by`) VALUES ( 'Apollo Hospitals Enterprise Ltd.', 'APOLLOHOSP', 'HEALTHCARE SERVICES', 'INE437A01024', 'NSE500', 'APOLLOHOSP', 'nse', '1', '1'); </text:p>
          </table:table-cell>
        </table:table-row>
        <table:table-row table:style-name="ro1">
          <table:table-cell office:value-type="string" calcext:value-type="string">
            <text:p>Apollo Tyr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APOLLOTYR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38A01022</text:p>
          </table:table-cell>
          <table:table-cell office:value-type="string" calcext:value-type="string">
            <text:p>APOLLOTYR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];&quot;', '&quot;;[.C29];&quot;', '&quot;;[.B29];&quot;', '&quot;;[.E29];&quot;', '&quot;;[.G29];&quot;', '&quot;;[.F29];&quot;', 'nse', '1', '1'); &quot;)" office:value-type="string" office:string-value="INSERT INTO `moneyman_db`.`stocks` ( `name`, `symbol`, `industry`, `ISIN_code`, `group`, `moneycontrol_sym`, `exchange`, `created_by`, `updated_by`) VALUES ( 'Apollo Tyres Ltd.', 'APOLLOTYRE', 'AUTOMOBILE', 'INE438A01022', 'NSE500', 'APOLLOTYRE', 'nse', '1', '1'); " calcext:value-type="string">
            <text:p>INSERT INTO `moneyman_db`.`stocks` ( `name`, `symbol`, `industry`, `ISIN_code`, `group`, `moneycontrol_sym`, `exchange`, `created_by`, `updated_by`) VALUES ( 'Apollo Tyres Ltd.', 'APOLLOTYRE', 'AUTOMOBILE', 'INE438A01022', 'NSE500', 'APOLLOTYRE', 'nse', '1', '1'); </text:p>
          </table:table-cell>
        </table:table-row>
        <table:table-row table:style-name="ro1">
          <table:table-cell office:value-type="string" calcext:value-type="string">
            <text:p>Arvind Fashion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RVINDFAS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55V01021</text:p>
          </table:table-cell>
          <table:table-cell office:value-type="string" calcext:value-type="string">
            <text:p>ARVINDFAS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];&quot;', '&quot;;[.C30];&quot;', '&quot;;[.B30];&quot;', '&quot;;[.E30];&quot;', '&quot;;[.G30];&quot;', '&quot;;[.F30];&quot;', 'nse', '1', '1'); &quot;)" office:value-type="string" office:string-value="INSERT INTO `moneyman_db`.`stocks` ( `name`, `symbol`, `industry`, `ISIN_code`, `group`, `moneycontrol_sym`, `exchange`, `created_by`, `updated_by`) VALUES ( 'Arvind Fashions Ltd.', 'ARVINDFASN', 'CONSUMER GOODS', 'INE955V01021', 'NSE500', 'ARVINDFASN', 'nse', '1', '1'); " calcext:value-type="string">
            <text:p>INSERT INTO `moneyman_db`.`stocks` ( `name`, `symbol`, `industry`, `ISIN_code`, `group`, `moneycontrol_sym`, `exchange`, `created_by`, `updated_by`) VALUES ( 'Arvind Fashions Ltd.', 'ARVINDFASN', 'CONSUMER GOODS', 'INE955V01021', 'NSE500', 'ARVINDFASN', 'nse', '1', '1'); </text:p>
          </table:table-cell>
        </table:table-row>
        <table:table-row table:style-name="ro1">
          <table:table-cell office:value-type="string" calcext:value-type="string">
            <text:p>Asahi India Glas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ASAHI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39A01020</text:p>
          </table:table-cell>
          <table:table-cell office:value-type="string" calcext:value-type="string">
            <text:p>ASAHI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];&quot;', '&quot;;[.C31];&quot;', '&quot;;[.B31];&quot;', '&quot;;[.E31];&quot;', '&quot;;[.G31];&quot;', '&quot;;[.F31];&quot;', 'nse', '1', '1'); &quot;)" office:value-type="string" office:string-value="INSERT INTO `moneyman_db`.`stocks` ( `name`, `symbol`, `industry`, `ISIN_code`, `group`, `moneycontrol_sym`, `exchange`, `created_by`, `updated_by`) VALUES ( 'Asahi India Glass Ltd.', 'ASAHIINDIA', 'AUTOMOBILE', 'INE439A01020', 'NSE500', 'ASAHIINDIA', 'nse', '1', '1'); " calcext:value-type="string">
            <text:p>INSERT INTO `moneyman_db`.`stocks` ( `name`, `symbol`, `industry`, `ISIN_code`, `group`, `moneycontrol_sym`, `exchange`, `created_by`, `updated_by`) VALUES ( 'Asahi India Glass Ltd.', 'ASAHIINDIA', 'AUTOMOBILE', 'INE439A01020', 'NSE500', 'ASAHIINDIA', 'nse', '1', '1'); </text:p>
          </table:table-cell>
        </table:table-row>
        <table:table-row table:style-name="ro1">
          <table:table-cell office:value-type="string" calcext:value-type="string">
            <text:p>Ashok Leyland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ASHOKLE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8A01029</text:p>
          </table:table-cell>
          <table:table-cell office:value-type="string" calcext:value-type="string">
            <text:p>ASHOKLE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];&quot;', '&quot;;[.C32];&quot;', '&quot;;[.B32];&quot;', '&quot;;[.E32];&quot;', '&quot;;[.G32];&quot;', '&quot;;[.F32];&quot;', 'nse', '1', '1'); &quot;)" office:value-type="string" office:string-value="INSERT INTO `moneyman_db`.`stocks` ( `name`, `symbol`, `industry`, `ISIN_code`, `group`, `moneycontrol_sym`, `exchange`, `created_by`, `updated_by`) VALUES ( 'Ashok Leyland Ltd.', 'ASHOKLEY', 'AUTOMOBILE', 'INE208A01029', 'NSE500', 'ASHOKLEY', 'nse', '1', '1'); " calcext:value-type="string">
            <text:p>INSERT INTO `moneyman_db`.`stocks` ( `name`, `symbol`, `industry`, `ISIN_code`, `group`, `moneycontrol_sym`, `exchange`, `created_by`, `updated_by`) VALUES ( 'Ashok Leyland Ltd.', 'ASHOKLEY', 'AUTOMOBILE', 'INE208A01029', 'NSE500', 'ASHOKLEY', 'nse', '1', '1'); </text:p>
          </table:table-cell>
        </table:table-row>
        <table:table-row table:style-name="ro1">
          <table:table-cell office:value-type="string" calcext:value-type="string">
            <text:p>Ashoka Buildcon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ASHOK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42H01029</text:p>
          </table:table-cell>
          <table:table-cell office:value-type="string" calcext:value-type="string">
            <text:p>ASHOK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];&quot;', '&quot;;[.C33];&quot;', '&quot;;[.B33];&quot;', '&quot;;[.E33];&quot;', '&quot;;[.G33];&quot;', '&quot;;[.F33];&quot;', 'nse', '1', '1'); &quot;)" office:value-type="string" office:string-value="INSERT INTO `moneyman_db`.`stocks` ( `name`, `symbol`, `industry`, `ISIN_code`, `group`, `moneycontrol_sym`, `exchange`, `created_by`, `updated_by`) VALUES ( 'Ashoka Buildcon Ltd.', 'ASHOKA', 'CONSTRUCTION', 'INE442H01029', 'NSE500', 'ASHOKA', 'nse', '1', '1'); " calcext:value-type="string">
            <text:p>INSERT INTO `moneyman_db`.`stocks` ( `name`, `symbol`, `industry`, `ISIN_code`, `group`, `moneycontrol_sym`, `exchange`, `created_by`, `updated_by`) VALUES ( 'Ashoka Buildcon Ltd.', 'ASHOKA', 'CONSTRUCTION', 'INE442H01029', 'NSE500', 'ASHOKA', 'nse', '1', '1'); </text:p>
          </table:table-cell>
        </table:table-row>
        <table:table-row table:style-name="ro1">
          <table:table-cell office:value-type="string" calcext:value-type="string">
            <text:p>Asian Pain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SIANPAI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1A01026</text:p>
          </table:table-cell>
          <table:table-cell office:value-type="string" calcext:value-type="string">
            <text:p>ASIANPAI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];&quot;', '&quot;;[.C34];&quot;', '&quot;;[.B34];&quot;', '&quot;;[.E34];&quot;', '&quot;;[.G34];&quot;', '&quot;;[.F34];&quot;', 'nse', '1', '1'); &quot;)" office:value-type="string" office:string-value="INSERT INTO `moneyman_db`.`stocks` ( `name`, `symbol`, `industry`, `ISIN_code`, `group`, `moneycontrol_sym`, `exchange`, `created_by`, `updated_by`) VALUES ( 'Asian Paints Ltd.', 'ASIANPAINT', 'CONSUMER GOODS', 'INE021A01026', 'NSE500', 'ASIANPAINT', 'nse', '1', '1'); " calcext:value-type="string">
            <text:p>INSERT INTO `moneyman_db`.`stocks` ( `name`, `symbol`, `industry`, `ISIN_code`, `group`, `moneycontrol_sym`, `exchange`, `created_by`, `updated_by`) VALUES ( 'Asian Paints Ltd.', 'ASIANPAINT', 'CONSUMER GOODS', 'INE021A01026', 'NSE500', 'ASIANPAINT', 'nse', '1', '1'); </text:p>
          </table:table-cell>
        </table:table-row>
        <table:table-row table:style-name="ro1">
          <table:table-cell office:value-type="string" calcext:value-type="string">
            <text:p>Aster DM Healthcare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ASTERD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4M01019</text:p>
          </table:table-cell>
          <table:table-cell office:value-type="string" calcext:value-type="string">
            <text:p>ASTERD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];&quot;', '&quot;;[.C35];&quot;', '&quot;;[.B35];&quot;', '&quot;;[.E35];&quot;', '&quot;;[.G35];&quot;', '&quot;;[.F35];&quot;', 'nse', '1', '1'); &quot;)" office:value-type="string" office:string-value="INSERT INTO `moneyman_db`.`stocks` ( `name`, `symbol`, `industry`, `ISIN_code`, `group`, `moneycontrol_sym`, `exchange`, `created_by`, `updated_by`) VALUES ( 'Aster DM Healthcare Ltd.', 'ASTERDM', 'HEALTHCARE SERVICES', 'INE914M01019', 'NSE500', 'ASTERDM', 'nse', '1', '1'); " calcext:value-type="string">
            <text:p>INSERT INTO `moneyman_db`.`stocks` ( `name`, `symbol`, `industry`, `ISIN_code`, `group`, `moneycontrol_sym`, `exchange`, `created_by`, `updated_by`) VALUES ( 'Aster DM Healthcare Ltd.', 'ASTERDM', 'HEALTHCARE SERVICES', 'INE914M01019', 'NSE500', 'ASTERDM', 'nse', '1', '1'); </text:p>
          </table:table-cell>
        </table:table-row>
        <table:table-row table:style-name="ro1">
          <table:table-cell office:value-type="string" calcext:value-type="string">
            <text:p>AstraZenca Pharma Indi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STRAZE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3A01020</text:p>
          </table:table-cell>
          <table:table-cell office:value-type="string" calcext:value-type="string">
            <text:p>ASTRAZE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];&quot;', '&quot;;[.C36];&quot;', '&quot;;[.B36];&quot;', '&quot;;[.E36];&quot;', '&quot;;[.G36];&quot;', '&quot;;[.F36];&quot;', 'nse', '1', '1'); &quot;)" office:value-type="string" office:string-value="INSERT INTO `moneyman_db`.`stocks` ( `name`, `symbol`, `industry`, `ISIN_code`, `group`, `moneycontrol_sym`, `exchange`, `created_by`, `updated_by`) VALUES ( 'AstraZenca Pharma India Ltd.', 'ASTRAZEN', 'PHARMA', 'INE203A01020', 'NSE500', 'ASTRAZEN', 'nse', '1', '1'); " calcext:value-type="string">
            <text:p>INSERT INTO `moneyman_db`.`stocks` ( `name`, `symbol`, `industry`, `ISIN_code`, `group`, `moneycontrol_sym`, `exchange`, `created_by`, `updated_by`) VALUES ( 'AstraZenca Pharma India Ltd.', 'ASTRAZEN', 'PHARMA', 'INE203A01020', 'NSE500', 'ASTRAZEN', 'nse', '1', '1'); </text:p>
          </table:table-cell>
        </table:table-row>
        <table:table-row table:style-name="ro1">
          <table:table-cell office:value-type="string" calcext:value-type="string">
            <text:p>Astral Poly Technik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ASTR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6I01046</text:p>
          </table:table-cell>
          <table:table-cell office:value-type="string" calcext:value-type="string">
            <text:p>ASTR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];&quot;', '&quot;;[.C37];&quot;', '&quot;;[.B37];&quot;', '&quot;;[.E37];&quot;', '&quot;;[.G37];&quot;', '&quot;;[.F37];&quot;', 'nse', '1', '1'); &quot;)" office:value-type="string" office:string-value="INSERT INTO `moneyman_db`.`stocks` ( `name`, `symbol`, `industry`, `ISIN_code`, `group`, `moneycontrol_sym`, `exchange`, `created_by`, `updated_by`) VALUES ( 'Astral Poly Technik Ltd.', 'ASTRAL', 'INDUSTRIAL MANUFACTURING', 'INE006I01046', 'NSE500', 'ASTRAL', 'nse', '1', '1'); " calcext:value-type="string">
            <text:p>INSERT INTO `moneyman_db`.`stocks` ( `name`, `symbol`, `industry`, `ISIN_code`, `group`, `moneycontrol_sym`, `exchange`, `created_by`, `updated_by`) VALUES ( 'Astral Poly Technik Ltd.', 'ASTRAL', 'INDUSTRIAL MANUFACTURING', 'INE006I01046', 'NSE500', 'ASTRAL', 'nse', '1', '1'); </text:p>
          </table:table-cell>
        </table:table-row>
        <table:table-row table:style-name="ro1">
          <table:table-cell office:value-type="string" calcext:value-type="string">
            <text:p>Atul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ATU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0A01010</text:p>
          </table:table-cell>
          <table:table-cell office:value-type="string" calcext:value-type="string">
            <text:p>ATU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];&quot;', '&quot;;[.C38];&quot;', '&quot;;[.B38];&quot;', '&quot;;[.E38];&quot;', '&quot;;[.G38];&quot;', '&quot;;[.F38];&quot;', 'nse', '1', '1'); &quot;)" office:value-type="string" office:string-value="INSERT INTO `moneyman_db`.`stocks` ( `name`, `symbol`, `industry`, `ISIN_code`, `group`, `moneycontrol_sym`, `exchange`, `created_by`, `updated_by`) VALUES ( 'Atul Ltd.', 'ATUL', 'CHEMICALS', 'INE100A01010', 'NSE500', 'ATUL', 'nse', '1', '1'); " calcext:value-type="string">
            <text:p>INSERT INTO `moneyman_db`.`stocks` ( `name`, `symbol`, `industry`, `ISIN_code`, `group`, `moneycontrol_sym`, `exchange`, `created_by`, `updated_by`) VALUES ( 'Atul Ltd.', 'ATUL', 'CHEMICALS', 'INE100A01010', 'NSE500', 'ATUL', 'nse', '1', '1'); </text:p>
          </table:table-cell>
        </table:table-row>
        <table:table-row table:style-name="ro1">
          <table:table-cell office:value-type="string" calcext:value-type="string">
            <text:p>Aurobindo Pharm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AUROPHARM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06A01037</text:p>
          </table:table-cell>
          <table:table-cell office:value-type="string" calcext:value-type="string">
            <text:p>AUROPHARM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];&quot;', '&quot;;[.C39];&quot;', '&quot;;[.B39];&quot;', '&quot;;[.E39];&quot;', '&quot;;[.G39];&quot;', '&quot;;[.F39];&quot;', 'nse', '1', '1'); &quot;)" office:value-type="string" office:string-value="INSERT INTO `moneyman_db`.`stocks` ( `name`, `symbol`, `industry`, `ISIN_code`, `group`, `moneycontrol_sym`, `exchange`, `created_by`, `updated_by`) VALUES ( 'Aurobindo Pharma Ltd.', 'AUROPHARMA', 'PHARMA', 'INE406A01037', 'NSE500', 'AUROPHARMA', 'nse', '1', '1'); " calcext:value-type="string">
            <text:p>INSERT INTO `moneyman_db`.`stocks` ( `name`, `symbol`, `industry`, `ISIN_code`, `group`, `moneycontrol_sym`, `exchange`, `created_by`, `updated_by`) VALUES ( 'Aurobindo Pharma Ltd.', 'AUROPHARMA', 'PHARMA', 'INE406A01037', 'NSE500', 'AUROPHARMA', 'nse', '1', '1'); </text:p>
          </table:table-cell>
        </table:table-row>
        <table:table-row table:style-name="ro1">
          <table:table-cell office:value-type="string" calcext:value-type="string">
            <text:p>Avanti Feed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AVANTIFEE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1C01038</text:p>
          </table:table-cell>
          <table:table-cell office:value-type="string" calcext:value-type="string">
            <text:p>AVANTIFEE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];&quot;', '&quot;;[.C40];&quot;', '&quot;;[.B40];&quot;', '&quot;;[.E40];&quot;', '&quot;;[.G40];&quot;', '&quot;;[.F40];&quot;', 'nse', '1', '1'); &quot;)" office:value-type="string" office:string-value="INSERT INTO `moneyman_db`.`stocks` ( `name`, `symbol`, `industry`, `ISIN_code`, `group`, `moneycontrol_sym`, `exchange`, `created_by`, `updated_by`) VALUES ( 'Avanti Feeds Ltd.', 'AVANTIFEED', 'CONSUMER GOODS', 'INE871C01038', 'NSE500', 'AVANTIFEED', 'nse', '1', '1'); " calcext:value-type="string">
            <text:p>INSERT INTO `moneyman_db`.`stocks` ( `name`, `symbol`, `industry`, `ISIN_code`, `group`, `moneycontrol_sym`, `exchange`, `created_by`, `updated_by`) VALUES ( 'Avanti Feeds Ltd.', 'AVANTIFEED', 'CONSUMER GOODS', 'INE871C01038', 'NSE500', 'AVANTIFEED', 'nse', '1', '1'); </text:p>
          </table:table-cell>
        </table:table-row>
        <table:table-row table:style-name="ro1">
          <table:table-cell office:value-type="string" calcext:value-type="string">
            <text:p>Avenue Supermar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DMAR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2R01011</text:p>
          </table:table-cell>
          <table:table-cell office:value-type="string" calcext:value-type="string">
            <text:p>DMAR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];&quot;', '&quot;;[.C41];&quot;', '&quot;;[.B41];&quot;', '&quot;;[.E41];&quot;', '&quot;;[.G41];&quot;', '&quot;;[.F41];&quot;', 'nse', '1', '1'); &quot;)" office:value-type="string" office:string-value="INSERT INTO `moneyman_db`.`stocks` ( `name`, `symbol`, `industry`, `ISIN_code`, `group`, `moneycontrol_sym`, `exchange`, `created_by`, `updated_by`) VALUES ( 'Avenue Supermarts Ltd.', 'DMART', 'CONSUMER GOODS', 'INE192R01011', 'NSE500', 'DMART', 'nse', '1', '1'); " calcext:value-type="string">
            <text:p>INSERT INTO `moneyman_db`.`stocks` ( `name`, `symbol`, `industry`, `ISIN_code`, `group`, `moneycontrol_sym`, `exchange`, `created_by`, `updated_by`) VALUES ( 'Avenue Supermarts Ltd.', 'DMART', 'CONSUMER GOODS', 'INE192R01011', 'NSE500', 'DMART', 'nse', '1', '1'); </text:p>
          </table:table-cell>
        </table:table-row>
        <table:table-row table:style-name="ro1">
          <table:table-cell office:value-type="string" calcext:value-type="string">
            <text:p>Axis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XIS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8A01034</text:p>
          </table:table-cell>
          <table:table-cell office:value-type="string" calcext:value-type="string">
            <text:p>AXIS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];&quot;', '&quot;;[.C42];&quot;', '&quot;;[.B42];&quot;', '&quot;;[.E42];&quot;', '&quot;;[.G42];&quot;', '&quot;;[.F42];&quot;', 'nse', '1', '1'); &quot;)" office:value-type="string" office:string-value="INSERT INTO `moneyman_db`.`stocks` ( `name`, `symbol`, `industry`, `ISIN_code`, `group`, `moneycontrol_sym`, `exchange`, `created_by`, `updated_by`) VALUES ( 'Axis Bank Ltd.', 'AXISBANK', 'FINANCIAL SERVICES', 'INE238A01034', 'NSE500', 'AXISBANK', 'nse', '1', '1'); " calcext:value-type="string">
            <text:p>INSERT INTO `moneyman_db`.`stocks` ( `name`, `symbol`, `industry`, `ISIN_code`, `group`, `moneycontrol_sym`, `exchange`, `created_by`, `updated_by`) VALUES ( 'Axis Bank Ltd.', 'AXISBANK', 'FINANCIAL SERVICES', 'INE238A01034', 'NSE500', 'AXISBANK', 'nse', '1', '1'); </text:p>
          </table:table-cell>
        </table:table-row>
        <table:table-row table:style-name="ro1">
          <table:table-cell office:value-type="string" calcext:value-type="string">
            <text:p>BASF India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73A01013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];&quot;', '&quot;;[.C43];&quot;', '&quot;;[.B43];&quot;', '&quot;;[.E43];&quot;', '&quot;;[.G43];&quot;', '&quot;;[.F43];&quot;', 'nse', '1', '1'); &quot;)" office:value-type="string" office:string-value="INSERT INTO `moneyman_db`.`stocks` ( `name`, `symbol`, `industry`, `ISIN_code`, `group`, `moneycontrol_sym`, `exchange`, `created_by`, `updated_by`) VALUES ( 'BASF India Ltd.', 'BASF', 'CHEMICALS', 'INE373A01013', 'NSE500', 'BASF', 'nse', '1', '1'); " calcext:value-type="string">
            <text:p>INSERT INTO `moneyman_db`.`stocks` ( `name`, `symbol`, `industry`, `ISIN_code`, `group`, `moneycontrol_sym`, `exchange`, `created_by`, `updated_by`) VALUES ( 'BASF India Ltd.', 'BASF', 'CHEMICALS', 'INE373A01013', 'NSE500', 'BASF', 'nse', '1', '1'); </text:p>
          </table:table-cell>
        </table:table-row>
        <table:table-row table:style-name="ro1">
          <table:table-cell office:value-type="string" calcext:value-type="string">
            <text:p>BEML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BEM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8A01016</text:p>
          </table:table-cell>
          <table:table-cell office:value-type="string" calcext:value-type="string">
            <text:p>BEM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];&quot;', '&quot;;[.C44];&quot;', '&quot;;[.B44];&quot;', '&quot;;[.E44];&quot;', '&quot;;[.G44];&quot;', '&quot;;[.F44];&quot;', 'nse', '1', '1'); &quot;)" office:value-type="string" office:string-value="INSERT INTO `moneyman_db`.`stocks` ( `name`, `symbol`, `industry`, `ISIN_code`, `group`, `moneycontrol_sym`, `exchange`, `created_by`, `updated_by`) VALUES ( 'BEML Ltd.', 'BEML', 'INDUSTRIAL MANUFACTURING', 'INE258A01016', 'NSE500', 'BEML', 'nse', '1', '1'); " calcext:value-type="string">
            <text:p>INSERT INTO `moneyman_db`.`stocks` ( `name`, `symbol`, `industry`, `ISIN_code`, `group`, `moneycontrol_sym`, `exchange`, `created_by`, `updated_by`) VALUES ( 'BEML Ltd.', 'BEML', 'INDUSTRIAL MANUFACTURING', 'INE258A01016', 'NSE500', 'BEML', 'nse', '1', '1'); </text:p>
          </table:table-cell>
        </table:table-row>
        <table:table-row table:style-name="ro1">
          <table:table-cell office:value-type="string" calcext:value-type="string">
            <text:p>BS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8H01025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];&quot;', '&quot;;[.C45];&quot;', '&quot;;[.B45];&quot;', '&quot;;[.E45];&quot;', '&quot;;[.G45];&quot;', '&quot;;[.F45];&quot;', 'nse', '1', '1'); &quot;)" office:value-type="string" office:string-value="INSERT INTO `moneyman_db`.`stocks` ( `name`, `symbol`, `industry`, `ISIN_code`, `group`, `moneycontrol_sym`, `exchange`, `created_by`, `updated_by`) VALUES ( 'BSE Ltd.', 'BSE', 'FINANCIAL SERVICES', 'INE118H01025', 'NSE500', 'BSE', 'nse', '1', '1'); " calcext:value-type="string">
            <text:p>INSERT INTO `moneyman_db`.`stocks` ( `name`, `symbol`, `industry`, `ISIN_code`, `group`, `moneycontrol_sym`, `exchange`, `created_by`, `updated_by`) VALUES ( 'BSE Ltd.', 'BSE', 'FINANCIAL SERVICES', 'INE118H01025', 'NSE500', 'BSE', 'nse', '1', '1'); </text:p>
          </table:table-cell>
        </table:table-row>
        <table:table-row table:style-name="ro1">
          <table:table-cell office:value-type="string" calcext:value-type="string">
            <text:p>Bajaj Auto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BAJAJ-AUT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7I01010</text:p>
          </table:table-cell>
          <table:table-cell office:value-type="string" calcext:value-type="string">
            <text:p>BAJAJ-AUT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];&quot;', '&quot;;[.C46];&quot;', '&quot;;[.B46];&quot;', '&quot;;[.E46];&quot;', '&quot;;[.G46];&quot;', '&quot;;[.F46];&quot;', 'nse', '1', '1'); &quot;)" office:value-type="string" office:string-value="INSERT INTO `moneyman_db`.`stocks` ( `name`, `symbol`, `industry`, `ISIN_code`, `group`, `moneycontrol_sym`, `exchange`, `created_by`, `updated_by`) VALUES ( 'Bajaj Auto Ltd.', 'BAJAJ-AUTO', 'AUTOMOBILE', 'INE917I01010', 'NSE500', 'BAJAJ-AUTO', 'nse', '1', '1'); " calcext:value-type="string">
            <text:p>INSERT INTO `moneyman_db`.`stocks` ( `name`, `symbol`, `industry`, `ISIN_code`, `group`, `moneycontrol_sym`, `exchange`, `created_by`, `updated_by`) VALUES ( 'Bajaj Auto Ltd.', 'BAJAJ-AUTO', 'AUTOMOBILE', 'INE917I01010', 'NSE500', 'BAJAJ-AUTO', 'nse', '1', '1'); </text:p>
          </table:table-cell>
        </table:table-row>
        <table:table-row table:style-name="ro1">
          <table:table-cell office:value-type="string" calcext:value-type="string">
            <text:p>Bajaj Consumer Care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AJAJC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3K01021</text:p>
          </table:table-cell>
          <table:table-cell office:value-type="string" calcext:value-type="string">
            <text:p>BAJAJC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];&quot;', '&quot;;[.C47];&quot;', '&quot;;[.B47];&quot;', '&quot;;[.E47];&quot;', '&quot;;[.G47];&quot;', '&quot;;[.F47];&quot;', 'nse', '1', '1'); &quot;)" office:value-type="string" office:string-value="INSERT INTO `moneyman_db`.`stocks` ( `name`, `symbol`, `industry`, `ISIN_code`, `group`, `moneycontrol_sym`, `exchange`, `created_by`, `updated_by`) VALUES ( 'Bajaj Consumer Care Ltd.', 'BAJAJCON', 'CONSUMER GOODS', 'INE933K01021', 'NSE500', 'BAJAJCON', 'nse', '1', '1'); " calcext:value-type="string">
            <text:p>INSERT INTO `moneyman_db`.`stocks` ( `name`, `symbol`, `industry`, `ISIN_code`, `group`, `moneycontrol_sym`, `exchange`, `created_by`, `updated_by`) VALUES ( 'Bajaj Consumer Care Ltd.', 'BAJAJCON', 'CONSUMER GOODS', 'INE933K01021', 'NSE500', 'BAJAJCON', 'nse', '1', '1'); </text:p>
          </table:table-cell>
        </table:table-row>
        <table:table-row table:style-name="ro1">
          <table:table-cell office:value-type="string" calcext:value-type="string">
            <text:p>Bajaj Electricals Ltd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AJAJELE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3E01025</text:p>
          </table:table-cell>
          <table:table-cell office:value-type="string" calcext:value-type="string">
            <text:p>BAJAJELE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];&quot;', '&quot;;[.C48];&quot;', '&quot;;[.B48];&quot;', '&quot;;[.E48];&quot;', '&quot;;[.G48];&quot;', '&quot;;[.F48];&quot;', 'nse', '1', '1'); &quot;)" office:value-type="string" office:string-value="INSERT INTO `moneyman_db`.`stocks` ( `name`, `symbol`, `industry`, `ISIN_code`, `group`, `moneycontrol_sym`, `exchange`, `created_by`, `updated_by`) VALUES ( 'Bajaj Electricals Ltd', 'BAJAJELEC', 'CONSUMER GOODS', 'INE193E01025', 'NSE500', 'BAJAJELEC', 'nse', '1', '1'); " calcext:value-type="string">
            <text:p>INSERT INTO `moneyman_db`.`stocks` ( `name`, `symbol`, `industry`, `ISIN_code`, `group`, `moneycontrol_sym`, `exchange`, `created_by`, `updated_by`) VALUES ( 'Bajaj Electricals Ltd', 'BAJAJELEC', 'CONSUMER GOODS', 'INE193E01025', 'NSE500', 'BAJAJELEC', 'nse', '1', '1'); </text:p>
          </table:table-cell>
        </table:table-row>
        <table:table-row table:style-name="ro1">
          <table:table-cell office:value-type="string" calcext:value-type="string">
            <text:p>Bajaj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JFINANC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96A01024</text:p>
          </table:table-cell>
          <table:table-cell office:value-type="string" calcext:value-type="string">
            <text:p>BAJFINANC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];&quot;', '&quot;;[.C49];&quot;', '&quot;;[.B49];&quot;', '&quot;;[.E49];&quot;', '&quot;;[.G49];&quot;', '&quot;;[.F49];&quot;', 'nse', '1', '1'); &quot;)" office:value-type="string" office:string-value="INSERT INTO `moneyman_db`.`stocks` ( `name`, `symbol`, `industry`, `ISIN_code`, `group`, `moneycontrol_sym`, `exchange`, `created_by`, `updated_by`) VALUES ( 'Bajaj Finance Ltd.', 'BAJFINANCE', 'FINANCIAL SERVICES', 'INE296A01024', 'NSE500', 'BAJFINANCE', 'nse', '1', '1'); " calcext:value-type="string">
            <text:p>INSERT INTO `moneyman_db`.`stocks` ( `name`, `symbol`, `industry`, `ISIN_code`, `group`, `moneycontrol_sym`, `exchange`, `created_by`, `updated_by`) VALUES ( 'Bajaj Finance Ltd.', 'BAJFINANCE', 'FINANCIAL SERVICES', 'INE296A01024', 'NSE500', 'BAJFINANCE', 'nse', '1', '1'); </text:p>
          </table:table-cell>
        </table:table-row>
        <table:table-row table:style-name="ro1">
          <table:table-cell office:value-type="string" calcext:value-type="string">
            <text:p>Bajaj Finserv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JAJFINSV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8I01018</text:p>
          </table:table-cell>
          <table:table-cell office:value-type="string" calcext:value-type="string">
            <text:p>BAJAJFINSV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0];&quot;', '&quot;;[.C50];&quot;', '&quot;;[.B50];&quot;', '&quot;;[.E50];&quot;', '&quot;;[.G50];&quot;', '&quot;;[.F50];&quot;', 'nse', '1', '1'); &quot;)" office:value-type="string" office:string-value="INSERT INTO `moneyman_db`.`stocks` ( `name`, `symbol`, `industry`, `ISIN_code`, `group`, `moneycontrol_sym`, `exchange`, `created_by`, `updated_by`) VALUES ( 'Bajaj Finserv Ltd.', 'BAJAJFINSV', 'FINANCIAL SERVICES', 'INE918I01018', 'NSE500', 'BAJAJFINSV', 'nse', '1', '1'); " calcext:value-type="string">
            <text:p>INSERT INTO `moneyman_db`.`stocks` ( `name`, `symbol`, `industry`, `ISIN_code`, `group`, `moneycontrol_sym`, `exchange`, `created_by`, `updated_by`) VALUES ( 'Bajaj Finserv Ltd.', 'BAJAJFINSV', 'FINANCIAL SERVICES', 'INE918I01018', 'NSE500', 'BAJAJFINSV', 'nse', '1', '1'); </text:p>
          </table:table-cell>
        </table:table-row>
        <table:table-row table:style-name="ro1">
          <table:table-cell office:value-type="string" calcext:value-type="string">
            <text:p>Bajaj Holdings &amp; Investment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JAJHLD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8A01012</text:p>
          </table:table-cell>
          <table:table-cell office:value-type="string" calcext:value-type="string">
            <text:p>BAJAJHLD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1];&quot;', '&quot;;[.C51];&quot;', '&quot;;[.B51];&quot;', '&quot;;[.E51];&quot;', '&quot;;[.G51];&quot;', '&quot;;[.F51];&quot;', 'nse', '1', '1'); &quot;)" office:value-type="string" office:string-value="INSERT INTO `moneyman_db`.`stocks` ( `name`, `symbol`, `industry`, `ISIN_code`, `group`, `moneycontrol_sym`, `exchange`, `created_by`, `updated_by`) VALUES ( 'Bajaj Holdings &amp; Investment Ltd.', 'BAJAJHLDNG', 'FINANCIAL SERVICES', 'INE118A01012', 'NSE500', 'BAJAJHLDNG', 'nse', '1', '1'); " calcext:value-type="string">
            <text:p>INSERT INTO `moneyman_db`.`stocks` ( `name`, `symbol`, `industry`, `ISIN_code`, `group`, `moneycontrol_sym`, `exchange`, `created_by`, `updated_by`) VALUES ( 'Bajaj Holdings &amp; Investment Ltd.', 'BAJAJHLDNG', 'FINANCIAL SERVICES', 'INE118A01012', 'NSE500', 'BAJAJHLDNG', 'nse', '1', '1'); </text:p>
          </table:table-cell>
        </table:table-row>
        <table:table-row table:style-name="ro1">
          <table:table-cell office:value-type="string" calcext:value-type="string">
            <text:p>Balkrishna Indust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BALKRIS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7D01026</text:p>
          </table:table-cell>
          <table:table-cell office:value-type="string" calcext:value-type="string">
            <text:p>BALKRIS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2];&quot;', '&quot;;[.C52];&quot;', '&quot;;[.B52];&quot;', '&quot;;[.E52];&quot;', '&quot;;[.G52];&quot;', '&quot;;[.F52];&quot;', 'nse', '1', '1'); &quot;)" office:value-type="string" office:string-value="INSERT INTO `moneyman_db`.`stocks` ( `name`, `symbol`, `industry`, `ISIN_code`, `group`, `moneycontrol_sym`, `exchange`, `created_by`, `updated_by`) VALUES ( 'Balkrishna Industries Ltd.', 'BALKRISIND', 'AUTOMOBILE', 'INE787D01026', 'NSE500', 'BALKRISIND', 'nse', '1', '1'); " calcext:value-type="string">
            <text:p>INSERT INTO `moneyman_db`.`stocks` ( `name`, `symbol`, `industry`, `ISIN_code`, `group`, `moneycontrol_sym`, `exchange`, `created_by`, `updated_by`) VALUES ( 'Balkrishna Industries Ltd.', 'BALKRISIND', 'AUTOMOBILE', 'INE787D01026', 'NSE500', 'BALKRISIND', 'nse', '1', '1'); </text:p>
          </table:table-cell>
        </table:table-row>
        <table:table-row table:style-name="ro1">
          <table:table-cell office:value-type="string" calcext:value-type="string">
            <text:p>Balmer Lawrie &amp; Co.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LMLAWRI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64A01016</text:p>
          </table:table-cell>
          <table:table-cell office:value-type="string" calcext:value-type="string">
            <text:p>BALMLAWRI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3];&quot;', '&quot;;[.C53];&quot;', '&quot;;[.B53];&quot;', '&quot;;[.E53];&quot;', '&quot;;[.G53];&quot;', '&quot;;[.F53];&quot;', 'nse', '1', '1'); &quot;)" office:value-type="string" office:string-value="INSERT INTO `moneyman_db`.`stocks` ( `name`, `symbol`, `industry`, `ISIN_code`, `group`, `moneycontrol_sym`, `exchange`, `created_by`, `updated_by`) VALUES ( 'Balmer Lawrie &amp; Co. Ltd.', 'BALMLAWRIE', 'SERVICES', 'INE164A01016', 'NSE500', 'BALMLAWRIE', 'nse', '1', '1'); " calcext:value-type="string">
            <text:p>INSERT INTO `moneyman_db`.`stocks` ( `name`, `symbol`, `industry`, `ISIN_code`, `group`, `moneycontrol_sym`, `exchange`, `created_by`, `updated_by`) VALUES ( 'Balmer Lawrie &amp; Co. Ltd.', 'BALMLAWRIE', 'SERVICES', 'INE164A01016', 'NSE500', 'BALMLAWRIE', 'nse', '1', '1'); </text:p>
          </table:table-cell>
        </table:table-row>
        <table:table-row table:style-name="ro1">
          <table:table-cell office:value-type="string" calcext:value-type="string">
            <text:p>Balrampur Chini Mill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ALRAMCH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9A01028</text:p>
          </table:table-cell>
          <table:table-cell office:value-type="string" calcext:value-type="string">
            <text:p>BALRAMCH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4];&quot;', '&quot;;[.C54];&quot;', '&quot;;[.B54];&quot;', '&quot;;[.E54];&quot;', '&quot;;[.G54];&quot;', '&quot;;[.F54];&quot;', 'nse', '1', '1'); &quot;)" office:value-type="string" office:string-value="INSERT INTO `moneyman_db`.`stocks` ( `name`, `symbol`, `industry`, `ISIN_code`, `group`, `moneycontrol_sym`, `exchange`, `created_by`, `updated_by`) VALUES ( 'Balrampur Chini Mills Ltd.', 'BALRAMCHIN', 'CONSUMER GOODS', 'INE119A01028', 'NSE500', 'BALRAMCHIN', 'nse', '1', '1'); " calcext:value-type="string">
            <text:p>INSERT INTO `moneyman_db`.`stocks` ( `name`, `symbol`, `industry`, `ISIN_code`, `group`, `moneycontrol_sym`, `exchange`, `created_by`, `updated_by`) VALUES ( 'Balrampur Chini Mills Ltd.', 'BALRAMCHIN', 'CONSUMER GOODS', 'INE119A01028', 'NSE500', 'BALRAMCHIN', 'nse', '1', '1'); </text:p>
          </table:table-cell>
        </table:table-row>
        <table:table-row table:style-name="ro1">
          <table:table-cell office:value-type="string" calcext:value-type="string">
            <text:p>Bandhan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DHANB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45U01014</text:p>
          </table:table-cell>
          <table:table-cell office:value-type="string" calcext:value-type="string">
            <text:p>BANDHANB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5];&quot;', '&quot;;[.C55];&quot;', '&quot;;[.B55];&quot;', '&quot;;[.E55];&quot;', '&quot;;[.G55];&quot;', '&quot;;[.F55];&quot;', 'nse', '1', '1'); &quot;)" office:value-type="string" office:string-value="INSERT INTO `moneyman_db`.`stocks` ( `name`, `symbol`, `industry`, `ISIN_code`, `group`, `moneycontrol_sym`, `exchange`, `created_by`, `updated_by`) VALUES ( 'Bandhan Bank Ltd.', 'BANDHANBNK', 'FINANCIAL SERVICES', 'INE545U01014', 'NSE500', 'BANDHANBNK', 'nse', '1', '1'); " calcext:value-type="string">
            <text:p>INSERT INTO `moneyman_db`.`stocks` ( `name`, `symbol`, `industry`, `ISIN_code`, `group`, `moneycontrol_sym`, `exchange`, `created_by`, `updated_by`) VALUES ( 'Bandhan Bank Ltd.', 'BANDHANBNK', 'FINANCIAL SERVICES', 'INE545U01014', 'NSE500', 'BANDHANBNK', 'nse', '1', '1'); </text:p>
          </table:table-cell>
        </table:table-row>
        <table:table-row table:style-name="ro1">
          <table:table-cell office:value-type="string" calcext:value-type="string">
            <text:p>Bank of Barod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BAROD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8A01039</text:p>
          </table:table-cell>
          <table:table-cell office:value-type="string" calcext:value-type="string">
            <text:p>BANKBAROD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6];&quot;', '&quot;;[.C56];&quot;', '&quot;;[.B56];&quot;', '&quot;;[.E56];&quot;', '&quot;;[.G56];&quot;', '&quot;;[.F56];&quot;', 'nse', '1', '1'); &quot;)" office:value-type="string" office:string-value="INSERT INTO `moneyman_db`.`stocks` ( `name`, `symbol`, `industry`, `ISIN_code`, `group`, `moneycontrol_sym`, `exchange`, `created_by`, `updated_by`) VALUES ( 'Bank of Baroda', 'BANKBARODA', 'FINANCIAL SERVICES', 'INE028A01039', 'NSE500', 'BANKBARODA', 'nse', '1', '1'); " calcext:value-type="string">
            <text:p>INSERT INTO `moneyman_db`.`stocks` ( `name`, `symbol`, `industry`, `ISIN_code`, `group`, `moneycontrol_sym`, `exchange`, `created_by`, `updated_by`) VALUES ( 'Bank of Baroda', 'BANKBARODA', 'FINANCIAL SERVICES', 'INE028A01039', 'NSE500', 'BANKBARODA', 'nse', '1', '1'); </text:p>
          </table:table-cell>
        </table:table-row>
        <table:table-row table:style-name="ro1">
          <table:table-cell office:value-type="string" calcext:value-type="string">
            <text:p>Bank of Indi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4A01016</text:p>
          </table:table-cell>
          <table:table-cell office:value-type="string" calcext:value-type="string">
            <text:p>BANK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7];&quot;', '&quot;;[.C57];&quot;', '&quot;;[.B57];&quot;', '&quot;;[.E57];&quot;', '&quot;;[.G57];&quot;', '&quot;;[.F57];&quot;', 'nse', '1', '1'); &quot;)" office:value-type="string" office:string-value="INSERT INTO `moneyman_db`.`stocks` ( `name`, `symbol`, `industry`, `ISIN_code`, `group`, `moneycontrol_sym`, `exchange`, `created_by`, `updated_by`) VALUES ( 'Bank of India', 'BANKINDIA', 'FINANCIAL SERVICES', 'INE084A01016', 'NSE500', 'BANKINDIA', 'nse', '1', '1'); " calcext:value-type="string">
            <text:p>INSERT INTO `moneyman_db`.`stocks` ( `name`, `symbol`, `industry`, `ISIN_code`, `group`, `moneycontrol_sym`, `exchange`, `created_by`, `updated_by`) VALUES ( 'Bank of India', 'BANKINDIA', 'FINANCIAL SERVICES', 'INE084A01016', 'NSE500', 'BANKINDIA', 'nse', '1', '1'); </text:p>
          </table:table-cell>
        </table:table-row>
        <table:table-row table:style-name="ro1">
          <table:table-cell office:value-type="string" calcext:value-type="string">
            <text:p>Bank of Maharashtra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HA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57A01014</text:p>
          </table:table-cell>
          <table:table-cell office:value-type="string" calcext:value-type="string">
            <text:p>MAHA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8];&quot;', '&quot;;[.C58];&quot;', '&quot;;[.B58];&quot;', '&quot;;[.E58];&quot;', '&quot;;[.G58];&quot;', '&quot;;[.F58];&quot;', 'nse', '1', '1'); &quot;)" office:value-type="string" office:string-value="INSERT INTO `moneyman_db`.`stocks` ( `name`, `symbol`, `industry`, `ISIN_code`, `group`, `moneycontrol_sym`, `exchange`, `created_by`, `updated_by`) VALUES ( 'Bank of Maharashtra.', 'MAHABANK', 'FINANCIAL SERVICES', 'INE457A01014', 'NSE500', 'MAHABANK', 'nse', '1', '1'); " calcext:value-type="string">
            <text:p>INSERT INTO `moneyman_db`.`stocks` ( `name`, `symbol`, `industry`, `ISIN_code`, `group`, `moneycontrol_sym`, `exchange`, `created_by`, `updated_by`) VALUES ( 'Bank of Maharashtra.', 'MAHABANK', 'FINANCIAL SERVICES', 'INE457A01014', 'NSE500', 'MAHABANK', 'nse', '1', '1'); </text:p>
          </table:table-cell>
        </table:table-row>
        <table:table-row table:style-name="ro1">
          <table:table-cell office:value-type="string" calcext:value-type="string">
            <text:p>Bata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ATA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6A01028</text:p>
          </table:table-cell>
          <table:table-cell office:value-type="string" calcext:value-type="string">
            <text:p>BATA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9];&quot;', '&quot;;[.C59];&quot;', '&quot;;[.B59];&quot;', '&quot;;[.E59];&quot;', '&quot;;[.G59];&quot;', '&quot;;[.F59];&quot;', 'nse', '1', '1'); &quot;)" office:value-type="string" office:string-value="INSERT INTO `moneyman_db`.`stocks` ( `name`, `symbol`, `industry`, `ISIN_code`, `group`, `moneycontrol_sym`, `exchange`, `created_by`, `updated_by`) VALUES ( 'Bata India Ltd.', 'BATAINDIA', 'CONSUMER GOODS', 'INE176A01028', 'NSE500', 'BATAINDIA', 'nse', '1', '1'); " calcext:value-type="string">
            <text:p>INSERT INTO `moneyman_db`.`stocks` ( `name`, `symbol`, `industry`, `ISIN_code`, `group`, `moneycontrol_sym`, `exchange`, `created_by`, `updated_by`) VALUES ( 'Bata India Ltd.', 'BATAINDIA', 'CONSUMER GOODS', 'INE176A01028', 'NSE500', 'BATAINDIA', 'nse', '1', '1'); </text:p>
          </table:table-cell>
        </table:table-row>
        <table:table-row table:style-name="ro1">
          <table:table-cell office:value-type="string" calcext:value-type="string">
            <text:p>Bayer Cropscience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BAYERCRO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62A01022</text:p>
          </table:table-cell>
          <table:table-cell office:value-type="string" calcext:value-type="string">
            <text:p>BAYERCRO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0];&quot;', '&quot;;[.C60];&quot;', '&quot;;[.B60];&quot;', '&quot;;[.E60];&quot;', '&quot;;[.G60];&quot;', '&quot;;[.F60];&quot;', 'nse', '1', '1'); &quot;)" office:value-type="string" office:string-value="INSERT INTO `moneyman_db`.`stocks` ( `name`, `symbol`, `industry`, `ISIN_code`, `group`, `moneycontrol_sym`, `exchange`, `created_by`, `updated_by`) VALUES ( 'Bayer Cropscience Ltd.', 'BAYERCROP', 'FERTILISERS &amp; PESTICIDES', 'INE462A01022', 'NSE500', 'BAYERCROP', 'nse', '1', '1'); " calcext:value-type="string">
            <text:p>INSERT INTO `moneyman_db`.`stocks` ( `name`, `symbol`, `industry`, `ISIN_code`, `group`, `moneycontrol_sym`, `exchange`, `created_by`, `updated_by`) VALUES ( 'Bayer Cropscience Ltd.', 'BAYERCROP', 'FERTILISERS &amp; PESTICIDES', 'INE462A01022', 'NSE500', 'BAYERCROP', 'nse', '1', '1'); </text:p>
          </table:table-cell>
        </table:table-row>
        <table:table-row table:style-name="ro1">
          <table:table-cell office:value-type="string" calcext:value-type="string">
            <text:p>Berger Paints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ERGEPAI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63A01038</text:p>
          </table:table-cell>
          <table:table-cell office:value-type="string" calcext:value-type="string">
            <text:p>BERGEPAI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1];&quot;', '&quot;;[.C61];&quot;', '&quot;;[.B61];&quot;', '&quot;;[.E61];&quot;', '&quot;;[.G61];&quot;', '&quot;;[.F61];&quot;', 'nse', '1', '1'); &quot;)" office:value-type="string" office:string-value="INSERT INTO `moneyman_db`.`stocks` ( `name`, `symbol`, `industry`, `ISIN_code`, `group`, `moneycontrol_sym`, `exchange`, `created_by`, `updated_by`) VALUES ( 'Berger Paints India Ltd.', 'BERGEPAINT', 'CONSUMER GOODS', 'INE463A01038', 'NSE500', 'BERGEPAINT', 'nse', '1', '1'); " calcext:value-type="string">
            <text:p>INSERT INTO `moneyman_db`.`stocks` ( `name`, `symbol`, `industry`, `ISIN_code`, `group`, `moneycontrol_sym`, `exchange`, `created_by`, `updated_by`) VALUES ( 'Berger Paints India Ltd.', 'BERGEPAINT', 'CONSUMER GOODS', 'INE463A01038', 'NSE500', 'BERGEPAINT', 'nse', '1', '1'); </text:p>
          </table:table-cell>
        </table:table-row>
        <table:table-row table:style-name="ro1">
          <table:table-cell office:value-type="string" calcext:value-type="string">
            <text:p>Bharat Dynamic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BD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1Z01018</text:p>
          </table:table-cell>
          <table:table-cell office:value-type="string" calcext:value-type="string">
            <text:p>BD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2];&quot;', '&quot;;[.C62];&quot;', '&quot;;[.B62];&quot;', '&quot;;[.E62];&quot;', '&quot;;[.G62];&quot;', '&quot;;[.F62];&quot;', 'nse', '1', '1'); &quot;)" office:value-type="string" office:string-value="INSERT INTO `moneyman_db`.`stocks` ( `name`, `symbol`, `industry`, `ISIN_code`, `group`, `moneycontrol_sym`, `exchange`, `created_by`, `updated_by`) VALUES ( 'Bharat Dynamics Ltd.', 'BDL', 'INDUSTRIAL MANUFACTURING', 'INE171Z01018', 'NSE500', 'BDL', 'nse', '1', '1'); " calcext:value-type="string">
            <text:p>INSERT INTO `moneyman_db`.`stocks` ( `name`, `symbol`, `industry`, `ISIN_code`, `group`, `moneycontrol_sym`, `exchange`, `created_by`, `updated_by`) VALUES ( 'Bharat Dynamics Ltd.', 'BDL', 'INDUSTRIAL MANUFACTURING', 'INE171Z01018', 'NSE500', 'BDL', 'nse', '1', '1'); </text:p>
          </table:table-cell>
        </table:table-row>
        <table:table-row table:style-name="ro1">
          <table:table-cell office:value-type="string" calcext:value-type="string">
            <text:p>Bharat Electronic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3A01024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3];&quot;', '&quot;;[.C63];&quot;', '&quot;;[.B63];&quot;', '&quot;;[.E63];&quot;', '&quot;;[.G63];&quot;', '&quot;;[.F63];&quot;', 'nse', '1', '1'); &quot;)" office:value-type="string" office:string-value="INSERT INTO `moneyman_db`.`stocks` ( `name`, `symbol`, `industry`, `ISIN_code`, `group`, `moneycontrol_sym`, `exchange`, `created_by`, `updated_by`) VALUES ( 'Bharat Electronics Ltd.', 'BEL', 'INDUSTRIAL MANUFACTURING', 'INE263A01024', 'NSE500', 'BEL', 'nse', '1', '1'); " calcext:value-type="string">
            <text:p>INSERT INTO `moneyman_db`.`stocks` ( `name`, `symbol`, `industry`, `ISIN_code`, `group`, `moneycontrol_sym`, `exchange`, `created_by`, `updated_by`) VALUES ( 'Bharat Electronics Ltd.', 'BEL', 'INDUSTRIAL MANUFACTURING', 'INE263A01024', 'NSE500', 'BEL', 'nse', '1', '1'); </text:p>
          </table:table-cell>
        </table:table-row>
        <table:table-row table:style-name="ro1">
          <table:table-cell office:value-type="string" calcext:value-type="string">
            <text:p>Bharat Forge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BHARATFOR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65A01025</text:p>
          </table:table-cell>
          <table:table-cell office:value-type="string" calcext:value-type="string">
            <text:p>BHARATFOR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4];&quot;', '&quot;;[.C64];&quot;', '&quot;;[.B64];&quot;', '&quot;;[.E64];&quot;', '&quot;;[.G64];&quot;', '&quot;;[.F64];&quot;', 'nse', '1', '1'); &quot;)" office:value-type="string" office:string-value="INSERT INTO `moneyman_db`.`stocks` ( `name`, `symbol`, `industry`, `ISIN_code`, `group`, `moneycontrol_sym`, `exchange`, `created_by`, `updated_by`) VALUES ( 'Bharat Forge Ltd.', 'BHARATFORG', 'INDUSTRIAL MANUFACTURING', 'INE465A01025', 'NSE500', 'BHARATFORG', 'nse', '1', '1'); " calcext:value-type="string">
            <text:p>INSERT INTO `moneyman_db`.`stocks` ( `name`, `symbol`, `industry`, `ISIN_code`, `group`, `moneycontrol_sym`, `exchange`, `created_by`, `updated_by`) VALUES ( 'Bharat Forge Ltd.', 'BHARATFORG', 'INDUSTRIAL MANUFACTURING', 'INE465A01025', 'NSE500', 'BHARATFORG', 'nse', '1', '1'); </text:p>
          </table:table-cell>
        </table:table-row>
        <table:table-row table:style-name="ro1">
          <table:table-cell office:value-type="string" calcext:value-type="string">
            <text:p>Bharat Heavy Electrical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BH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7A01026</text:p>
          </table:table-cell>
          <table:table-cell office:value-type="string" calcext:value-type="string">
            <text:p>BH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5];&quot;', '&quot;;[.C65];&quot;', '&quot;;[.B65];&quot;', '&quot;;[.E65];&quot;', '&quot;;[.G65];&quot;', '&quot;;[.F65];&quot;', 'nse', '1', '1'); &quot;)" office:value-type="string" office:string-value="INSERT INTO `moneyman_db`.`stocks` ( `name`, `symbol`, `industry`, `ISIN_code`, `group`, `moneycontrol_sym`, `exchange`, `created_by`, `updated_by`) VALUES ( 'Bharat Heavy Electricals Ltd.', 'BHEL', 'INDUSTRIAL MANUFACTURING', 'INE257A01026', 'NSE500', 'BHEL', 'nse', '1', '1'); " calcext:value-type="string">
            <text:p>INSERT INTO `moneyman_db`.`stocks` ( `name`, `symbol`, `industry`, `ISIN_code`, `group`, `moneycontrol_sym`, `exchange`, `created_by`, `updated_by`) VALUES ( 'Bharat Heavy Electricals Ltd.', 'BHEL', 'INDUSTRIAL MANUFACTURING', 'INE257A01026', 'NSE500', 'BHEL', 'nse', '1', '1'); </text:p>
          </table:table-cell>
        </table:table-row>
        <table:table-row table:style-name="ro1">
          <table:table-cell office:value-type="string" calcext:value-type="string">
            <text:p>Bharat Petroleum Corporat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P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9A01011</text:p>
          </table:table-cell>
          <table:table-cell office:value-type="string" calcext:value-type="string">
            <text:p>BP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6];&quot;', '&quot;;[.C66];&quot;', '&quot;;[.B66];&quot;', '&quot;;[.E66];&quot;', '&quot;;[.G66];&quot;', '&quot;;[.F66];&quot;', 'nse', '1', '1'); &quot;)" office:value-type="string" office:string-value="INSERT INTO `moneyman_db`.`stocks` ( `name`, `symbol`, `industry`, `ISIN_code`, `group`, `moneycontrol_sym`, `exchange`, `created_by`, `updated_by`) VALUES ( 'Bharat Petroleum Corporation Ltd.', 'BPCL', 'ENERGY', 'INE029A01011', 'NSE500', 'BPCL', 'nse', '1', '1'); " calcext:value-type="string">
            <text:p>INSERT INTO `moneyman_db`.`stocks` ( `name`, `symbol`, `industry`, `ISIN_code`, `group`, `moneycontrol_sym`, `exchange`, `created_by`, `updated_by`) VALUES ( 'Bharat Petroleum Corporation Ltd.', 'BPCL', 'ENERGY', 'INE029A01011', 'NSE500', 'BPCL', 'nse', '1', '1'); </text:p>
          </table:table-cell>
        </table:table-row>
        <table:table-row table:style-name="ro1">
          <table:table-cell office:value-type="string" calcext:value-type="string">
            <text:p>Bharti Airtel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BHARTIART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97D01024</text:p>
          </table:table-cell>
          <table:table-cell office:value-type="string" calcext:value-type="string">
            <text:p>BHARTIART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7];&quot;', '&quot;;[.C67];&quot;', '&quot;;[.B67];&quot;', '&quot;;[.E67];&quot;', '&quot;;[.G67];&quot;', '&quot;;[.F67];&quot;', 'nse', '1', '1'); &quot;)" office:value-type="string" office:string-value="INSERT INTO `moneyman_db`.`stocks` ( `name`, `symbol`, `industry`, `ISIN_code`, `group`, `moneycontrol_sym`, `exchange`, `created_by`, `updated_by`) VALUES ( 'Bharti Airtel Ltd.', 'BHARTIARTL', 'TELECOM', 'INE397D01024', 'NSE500', 'BHARTIARTL', 'nse', '1', '1'); " calcext:value-type="string">
            <text:p>INSERT INTO `moneyman_db`.`stocks` ( `name`, `symbol`, `industry`, `ISIN_code`, `group`, `moneycontrol_sym`, `exchange`, `created_by`, `updated_by`) VALUES ( 'Bharti Airtel Ltd.', 'BHARTIARTL', 'TELECOM', 'INE397D01024', 'NSE500', 'BHARTIARTL', 'nse', '1', '1'); </text:p>
          </table:table-cell>
        </table:table-row>
        <table:table-row table:style-name="ro1">
          <table:table-cell office:value-type="string" calcext:value-type="string">
            <text:p>Bharti Infratel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INFRAT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1J01017</text:p>
          </table:table-cell>
          <table:table-cell office:value-type="string" calcext:value-type="string">
            <text:p>INFRAT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8];&quot;', '&quot;;[.C68];&quot;', '&quot;;[.B68];&quot;', '&quot;;[.E68];&quot;', '&quot;;[.G68];&quot;', '&quot;;[.F68];&quot;', 'nse', '1', '1'); &quot;)" office:value-type="string" office:string-value="INSERT INTO `moneyman_db`.`stocks` ( `name`, `symbol`, `industry`, `ISIN_code`, `group`, `moneycontrol_sym`, `exchange`, `created_by`, `updated_by`) VALUES ( 'Bharti Infratel Ltd.', 'INFRATEL', 'TELECOM', 'INE121J01017', 'NSE500', 'INFRATEL', 'nse', '1', '1'); " calcext:value-type="string">
            <text:p>INSERT INTO `moneyman_db`.`stocks` ( `name`, `symbol`, `industry`, `ISIN_code`, `group`, `moneycontrol_sym`, `exchange`, `created_by`, `updated_by`) VALUES ( 'Bharti Infratel Ltd.', 'INFRATEL', 'TELECOM', 'INE121J01017', 'NSE500', 'INFRATEL', 'nse', '1', '1'); </text:p>
          </table:table-cell>
        </table:table-row>
        <table:table-row table:style-name="ro1">
          <table:table-cell office:value-type="string" calcext:value-type="string">
            <text:p>Biocon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BIOC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76G01013</text:p>
          </table:table-cell>
          <table:table-cell office:value-type="string" calcext:value-type="string">
            <text:p>BIOC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69];&quot;', '&quot;;[.C69];&quot;', '&quot;;[.B69];&quot;', '&quot;;[.E69];&quot;', '&quot;;[.G69];&quot;', '&quot;;[.F69];&quot;', 'nse', '1', '1'); &quot;)" office:value-type="string" office:string-value="INSERT INTO `moneyman_db`.`stocks` ( `name`, `symbol`, `industry`, `ISIN_code`, `group`, `moneycontrol_sym`, `exchange`, `created_by`, `updated_by`) VALUES ( 'Biocon Ltd.', 'BIOCON', 'PHARMA', 'INE376G01013', 'NSE500', 'BIOCON', 'nse', '1', '1'); " calcext:value-type="string">
            <text:p>INSERT INTO `moneyman_db`.`stocks` ( `name`, `symbol`, `industry`, `ISIN_code`, `group`, `moneycontrol_sym`, `exchange`, `created_by`, `updated_by`) VALUES ( 'Biocon Ltd.', 'BIOCON', 'PHARMA', 'INE376G01013', 'NSE500', 'BIOCON', 'nse', '1', '1'); </text:p>
          </table:table-cell>
        </table:table-row>
        <table:table-row table:style-name="ro1">
          <table:table-cell office:value-type="string" calcext:value-type="string">
            <text:p>Birla Corporation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BIRLACORP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0A01012</text:p>
          </table:table-cell>
          <table:table-cell office:value-type="string" calcext:value-type="string">
            <text:p>BIRLACORP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0];&quot;', '&quot;;[.C70];&quot;', '&quot;;[.B70];&quot;', '&quot;;[.E70];&quot;', '&quot;;[.G70];&quot;', '&quot;;[.F70];&quot;', 'nse', '1', '1'); &quot;)" office:value-type="string" office:string-value="INSERT INTO `moneyman_db`.`stocks` ( `name`, `symbol`, `industry`, `ISIN_code`, `group`, `moneycontrol_sym`, `exchange`, `created_by`, `updated_by`) VALUES ( 'Birla Corporation Ltd.', 'BIRLACORPN', 'CEMENT &amp; CEMENT PRODUCTS', 'INE340A01012', 'NSE500', 'BIRLACORPN', 'nse', '1', '1'); " calcext:value-type="string">
            <text:p>INSERT INTO `moneyman_db`.`stocks` ( `name`, `symbol`, `industry`, `ISIN_code`, `group`, `moneycontrol_sym`, `exchange`, `created_by`, `updated_by`) VALUES ( 'Birla Corporation Ltd.', 'BIRLACORPN', 'CEMENT &amp; CEMENT PRODUCTS', 'INE340A01012', 'NSE500', 'BIRLACORPN', 'nse', '1', '1'); </text:p>
          </table:table-cell>
        </table:table-row>
        <table:table-row table:style-name="ro1">
          <table:table-cell office:value-type="string" calcext:value-type="string">
            <text:p>Birlasoft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SOF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36A01035</text:p>
          </table:table-cell>
          <table:table-cell office:value-type="string" calcext:value-type="string">
            <text:p>BSOF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1];&quot;', '&quot;;[.C71];&quot;', '&quot;;[.B71];&quot;', '&quot;;[.E71];&quot;', '&quot;;[.G71];&quot;', '&quot;;[.F71];&quot;', 'nse', '1', '1'); &quot;)" office:value-type="string" office:string-value="INSERT INTO `moneyman_db`.`stocks` ( `name`, `symbol`, `industry`, `ISIN_code`, `group`, `moneycontrol_sym`, `exchange`, `created_by`, `updated_by`) VALUES ( 'Birlasoft Ltd.', 'BSOFT', 'IT', 'INE836A01035', 'NSE500', 'BSOFT', 'nse', '1', '1'); " calcext:value-type="string">
            <text:p>INSERT INTO `moneyman_db`.`stocks` ( `name`, `symbol`, `industry`, `ISIN_code`, `group`, `moneycontrol_sym`, `exchange`, `created_by`, `updated_by`) VALUES ( 'Birlasoft Ltd.', 'BSOFT', 'IT', 'INE836A01035', 'NSE500', 'BSOFT', 'nse', '1', '1'); </text:p>
          </table:table-cell>
        </table:table-row>
        <table:table-row table:style-name="ro1">
          <table:table-cell office:value-type="string" calcext:value-type="string">
            <text:p>Bliss GVS Pharm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BLISSGV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6D01022</text:p>
          </table:table-cell>
          <table:table-cell office:value-type="string" calcext:value-type="string">
            <text:p>BLISSGV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2];&quot;', '&quot;;[.C72];&quot;', '&quot;;[.B72];&quot;', '&quot;;[.E72];&quot;', '&quot;;[.G72];&quot;', '&quot;;[.F72];&quot;', 'nse', '1', '1'); &quot;)" office:value-type="string" office:string-value="INSERT INTO `moneyman_db`.`stocks` ( `name`, `symbol`, `industry`, `ISIN_code`, `group`, `moneycontrol_sym`, `exchange`, `created_by`, `updated_by`) VALUES ( 'Bliss GVS Pharma Ltd.', 'BLISSGVS', 'PHARMA', 'INE416D01022', 'NSE500', 'BLISSGVS', 'nse', '1', '1'); " calcext:value-type="string">
            <text:p>INSERT INTO `moneyman_db`.`stocks` ( `name`, `symbol`, `industry`, `ISIN_code`, `group`, `moneycontrol_sym`, `exchange`, `created_by`, `updated_by`) VALUES ( 'Bliss GVS Pharma Ltd.', 'BLISSGVS', 'PHARMA', 'INE416D01022', 'NSE500', 'BLISSGVS', 'nse', '1', '1'); </text:p>
          </table:table-cell>
        </table:table-row>
        <table:table-row table:style-name="ro1">
          <table:table-cell office:value-type="string" calcext:value-type="string">
            <text:p>Blue Dart Expres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LUEDAR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3B01017</text:p>
          </table:table-cell>
          <table:table-cell office:value-type="string" calcext:value-type="string">
            <text:p>BLUEDAR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3];&quot;', '&quot;;[.C73];&quot;', '&quot;;[.B73];&quot;', '&quot;;[.E73];&quot;', '&quot;;[.G73];&quot;', '&quot;;[.F73];&quot;', 'nse', '1', '1'); &quot;)" office:value-type="string" office:string-value="INSERT INTO `moneyman_db`.`stocks` ( `name`, `symbol`, `industry`, `ISIN_code`, `group`, `moneycontrol_sym`, `exchange`, `created_by`, `updated_by`) VALUES ( 'Blue Dart Express Ltd.', 'BLUEDART', 'SERVICES', 'INE233B01017', 'NSE500', 'BLUEDART', 'nse', '1', '1'); " calcext:value-type="string">
            <text:p>INSERT INTO `moneyman_db`.`stocks` ( `name`, `symbol`, `industry`, `ISIN_code`, `group`, `moneycontrol_sym`, `exchange`, `created_by`, `updated_by`) VALUES ( 'Blue Dart Express Ltd.', 'BLUEDART', 'SERVICES', 'INE233B01017', 'NSE500', 'BLUEDART', 'nse', '1', '1'); </text:p>
          </table:table-cell>
        </table:table-row>
        <table:table-row table:style-name="ro1">
          <table:table-cell office:value-type="string" calcext:value-type="string">
            <text:p>Blue Star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LUESTAR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2A01039</text:p>
          </table:table-cell>
          <table:table-cell office:value-type="string" calcext:value-type="string">
            <text:p>BLUESTAR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4];&quot;', '&quot;;[.C74];&quot;', '&quot;;[.B74];&quot;', '&quot;;[.E74];&quot;', '&quot;;[.G74];&quot;', '&quot;;[.F74];&quot;', 'nse', '1', '1'); &quot;)" office:value-type="string" office:string-value="INSERT INTO `moneyman_db`.`stocks` ( `name`, `symbol`, `industry`, `ISIN_code`, `group`, `moneycontrol_sym`, `exchange`, `created_by`, `updated_by`) VALUES ( 'Blue Star Ltd.', 'BLUESTARCO', 'CONSUMER GOODS', 'INE472A01039', 'NSE500', 'BLUESTARCO', 'nse', '1', '1'); " calcext:value-type="string">
            <text:p>INSERT INTO `moneyman_db`.`stocks` ( `name`, `symbol`, `industry`, `ISIN_code`, `group`, `moneycontrol_sym`, `exchange`, `created_by`, `updated_by`) VALUES ( 'Blue Star Ltd.', 'BLUESTARCO', 'CONSUMER GOODS', 'INE472A01039', 'NSE500', 'BLUESTARCO', 'nse', '1', '1'); </text:p>
          </table:table-cell>
        </table:table-row>
        <table:table-row table:style-name="ro1">
          <table:table-cell office:value-type="string" calcext:value-type="string">
            <text:p>Bombay Burmah Trading Corporation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BT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0A01025</text:p>
          </table:table-cell>
          <table:table-cell office:value-type="string" calcext:value-type="string">
            <text:p>BBT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5];&quot;', '&quot;;[.C75];&quot;', '&quot;;[.B75];&quot;', '&quot;;[.E75];&quot;', '&quot;;[.G75];&quot;', '&quot;;[.F75];&quot;', 'nse', '1', '1'); &quot;)" office:value-type="string" office:string-value="INSERT INTO `moneyman_db`.`stocks` ( `name`, `symbol`, `industry`, `ISIN_code`, `group`, `moneycontrol_sym`, `exchange`, `created_by`, `updated_by`) VALUES ( 'Bombay Burmah Trading Corporation Ltd.', 'BBTC', 'CONSUMER GOODS', 'INE050A01025', 'NSE500', 'BBTC', 'nse', '1', '1'); " calcext:value-type="string">
            <text:p>INSERT INTO `moneyman_db`.`stocks` ( `name`, `symbol`, `industry`, `ISIN_code`, `group`, `moneycontrol_sym`, `exchange`, `created_by`, `updated_by`) VALUES ( 'Bombay Burmah Trading Corporation Ltd.', 'BBTC', 'CONSUMER GOODS', 'INE050A01025', 'NSE500', 'BBTC', 'nse', '1', '1'); </text:p>
          </table:table-cell>
        </table:table-row>
        <table:table-row table:style-name="ro1">
          <table:table-cell office:value-type="string" calcext:value-type="string">
            <text:p>Bombay Dyeing &amp; Manufacturing Co.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BOMDYEI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2A01023</text:p>
          </table:table-cell>
          <table:table-cell office:value-type="string" calcext:value-type="string">
            <text:p>BOMDYEI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6];&quot;', '&quot;;[.C76];&quot;', '&quot;;[.B76];&quot;', '&quot;;[.E76];&quot;', '&quot;;[.G76];&quot;', '&quot;;[.F76];&quot;', 'nse', '1', '1'); &quot;)" office:value-type="string" office:string-value="INSERT INTO `moneyman_db`.`stocks` ( `name`, `symbol`, `industry`, `ISIN_code`, `group`, `moneycontrol_sym`, `exchange`, `created_by`, `updated_by`) VALUES ( 'Bombay Dyeing &amp; Manufacturing Co. Ltd.', 'BOMDYEING', 'TEXTILES', 'INE032A01023', 'NSE500', 'BOMDYEING', 'nse', '1', '1'); " calcext:value-type="string">
            <text:p>INSERT INTO `moneyman_db`.`stocks` ( `name`, `symbol`, `industry`, `ISIN_code`, `group`, `moneycontrol_sym`, `exchange`, `created_by`, `updated_by`) VALUES ( 'Bombay Dyeing &amp; Manufacturing Co. Ltd.', 'BOMDYEING', 'TEXTILES', 'INE032A01023', 'NSE500', 'BOMDYEING', 'nse', '1', '1'); </text:p>
          </table:table-cell>
        </table:table-row>
        <table:table-row table:style-name="ro1">
          <table:table-cell office:value-type="string" calcext:value-type="string">
            <text:p>Bosch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BOSCH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3A01026</text:p>
          </table:table-cell>
          <table:table-cell office:value-type="string" calcext:value-type="string">
            <text:p>BOSCH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7];&quot;', '&quot;;[.C77];&quot;', '&quot;;[.B77];&quot;', '&quot;;[.E77];&quot;', '&quot;;[.G77];&quot;', '&quot;;[.F77];&quot;', 'nse', '1', '1'); &quot;)" office:value-type="string" office:string-value="INSERT INTO `moneyman_db`.`stocks` ( `name`, `symbol`, `industry`, `ISIN_code`, `group`, `moneycontrol_sym`, `exchange`, `created_by`, `updated_by`) VALUES ( 'Bosch Ltd.', 'BOSCHLTD', 'AUTOMOBILE', 'INE323A01026', 'NSE500', 'BOSCHLTD', 'nse', '1', '1'); " calcext:value-type="string">
            <text:p>INSERT INTO `moneyman_db`.`stocks` ( `name`, `symbol`, `industry`, `ISIN_code`, `group`, `moneycontrol_sym`, `exchange`, `created_by`, `updated_by`) VALUES ( 'Bosch Ltd.', 'BOSCHLTD', 'AUTOMOBILE', 'INE323A01026', 'NSE500', 'BOSCHLTD', 'nse', '1', '1'); </text:p>
          </table:table-cell>
        </table:table-row>
        <table:table-row table:style-name="ro1">
          <table:table-cell office:value-type="string" calcext:value-type="string">
            <text:p>Brigade Enterprise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91I01019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8];&quot;', '&quot;;[.C78];&quot;', '&quot;;[.B78];&quot;', '&quot;;[.E78];&quot;', '&quot;;[.G78];&quot;', '&quot;;[.F78];&quot;', 'nse', '1', '1'); &quot;)" office:value-type="string" office:string-value="INSERT INTO `moneyman_db`.`stocks` ( `name`, `symbol`, `industry`, `ISIN_code`, `group`, `moneycontrol_sym`, `exchange`, `created_by`, `updated_by`) VALUES ( 'Brigade Enterprises Ltd.', 'BRIGADE', 'CONSTRUCTION', 'INE791I01019', 'NSE500', 'BRIGADE', 'nse', '1', '1'); " calcext:value-type="string">
            <text:p>INSERT INTO `moneyman_db`.`stocks` ( `name`, `symbol`, `industry`, `ISIN_code`, `group`, `moneycontrol_sym`, `exchange`, `created_by`, `updated_by`) VALUES ( 'Brigade Enterprises Ltd.', 'BRIGADE', 'CONSTRUCTION', 'INE791I01019', 'NSE500', 'BRIGADE', 'nse', '1', '1'); </text:p>
          </table:table-cell>
        </table:table-row>
        <table:table-row table:style-name="ro1">
          <table:table-cell office:value-type="string" calcext:value-type="string">
            <text:p>Britannia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BRITANN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6A01030</text:p>
          </table:table-cell>
          <table:table-cell office:value-type="string" calcext:value-type="string">
            <text:p>BRITANN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79];&quot;', '&quot;;[.C79];&quot;', '&quot;;[.B79];&quot;', '&quot;;[.E79];&quot;', '&quot;;[.G79];&quot;', '&quot;;[.F79];&quot;', 'nse', '1', '1'); &quot;)" office:value-type="string" office:string-value="INSERT INTO `moneyman_db`.`stocks` ( `name`, `symbol`, `industry`, `ISIN_code`, `group`, `moneycontrol_sym`, `exchange`, `created_by`, `updated_by`) VALUES ( 'Britannia Industries Ltd.', 'BRITANNIA', 'CONSUMER GOODS', 'INE216A01030', 'NSE500', 'BRITANNIA', 'nse', '1', '1'); " calcext:value-type="string">
            <text:p>INSERT INTO `moneyman_db`.`stocks` ( `name`, `symbol`, `industry`, `ISIN_code`, `group`, `moneycontrol_sym`, `exchange`, `created_by`, `updated_by`) VALUES ( 'Britannia Industries Ltd.', 'BRITANNIA', 'CONSUMER GOODS', 'INE216A01030', 'NSE500', 'BRITANNIA', 'nse', '1', '1'); </text:p>
          </table:table-cell>
        </table:table-row>
        <table:table-row table:style-name="ro1">
          <table:table-cell office:value-type="string" calcext:value-type="string">
            <text:p>CARE Rating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ARERATI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52H01013</text:p>
          </table:table-cell>
          <table:table-cell office:value-type="string" calcext:value-type="string">
            <text:p>CARERATI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0];&quot;', '&quot;;[.C80];&quot;', '&quot;;[.B80];&quot;', '&quot;;[.E80];&quot;', '&quot;;[.G80];&quot;', '&quot;;[.F80];&quot;', 'nse', '1', '1'); &quot;)" office:value-type="string" office:string-value="INSERT INTO `moneyman_db`.`stocks` ( `name`, `symbol`, `industry`, `ISIN_code`, `group`, `moneycontrol_sym`, `exchange`, `created_by`, `updated_by`) VALUES ( 'CARE Ratings Ltd.', 'CARERATING', 'FINANCIAL SERVICES', 'INE752H01013', 'NSE500', 'CARERATING', 'nse', '1', '1'); " calcext:value-type="string">
            <text:p>INSERT INTO `moneyman_db`.`stocks` ( `name`, `symbol`, `industry`, `ISIN_code`, `group`, `moneycontrol_sym`, `exchange`, `created_by`, `updated_by`) VALUES ( 'CARE Ratings Ltd.', 'CARERATING', 'FINANCIAL SERVICES', 'INE752H01013', 'NSE500', 'CARERATING', 'nse', '1', '1'); </text:p>
          </table:table-cell>
        </table:table-row>
        <table:table-row table:style-name="ro1">
          <table:table-cell office:value-type="string" calcext:value-type="string">
            <text:p>CCL Products (I)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21D01022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1];&quot;', '&quot;;[.C81];&quot;', '&quot;;[.B81];&quot;', '&quot;;[.E81];&quot;', '&quot;;[.G81];&quot;', '&quot;;[.F81];&quot;', 'nse', '1', '1'); &quot;)" office:value-type="string" office:string-value="INSERT INTO `moneyman_db`.`stocks` ( `name`, `symbol`, `industry`, `ISIN_code`, `group`, `moneycontrol_sym`, `exchange`, `created_by`, `updated_by`) VALUES ( 'CCL Products (I) Ltd.', 'CCL', 'CONSUMER GOODS', 'INE421D01022', 'NSE500', 'CCL', 'nse', '1', '1'); " calcext:value-type="string">
            <text:p>INSERT INTO `moneyman_db`.`stocks` ( `name`, `symbol`, `industry`, `ISIN_code`, `group`, `moneycontrol_sym`, `exchange`, `created_by`, `updated_by`) VALUES ( 'CCL Products (I) Ltd.', 'CCL', 'CONSUMER GOODS', 'INE421D01022', 'NSE500', 'CCL', 'nse', '1', '1'); </text:p>
          </table:table-cell>
        </table:table-row>
        <table:table-row table:style-name="ro1">
          <table:table-cell office:value-type="string" calcext:value-type="string">
            <text:p>CESC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6A01013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2];&quot;', '&quot;;[.C82];&quot;', '&quot;;[.B82];&quot;', '&quot;;[.E82];&quot;', '&quot;;[.G82];&quot;', '&quot;;[.F82];&quot;', 'nse', '1', '1'); &quot;)" office:value-type="string" office:string-value="INSERT INTO `moneyman_db`.`stocks` ( `name`, `symbol`, `industry`, `ISIN_code`, `group`, `moneycontrol_sym`, `exchange`, `created_by`, `updated_by`) VALUES ( 'CESC Ltd.', 'CESC', 'ENERGY', 'INE486A01013', 'NSE500', 'CESC', 'nse', '1', '1'); " calcext:value-type="string">
            <text:p>INSERT INTO `moneyman_db`.`stocks` ( `name`, `symbol`, `industry`, `ISIN_code`, `group`, `moneycontrol_sym`, `exchange`, `created_by`, `updated_by`) VALUES ( 'CESC Ltd.', 'CESC', 'ENERGY', 'INE486A01013', 'NSE500', 'CESC', 'nse', '1', '1'); </text:p>
          </table:table-cell>
        </table:table-row>
        <table:table-row table:style-name="ro1">
          <table:table-cell office:value-type="string" calcext:value-type="string">
            <text:p>CRISI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RIS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7A01025</text:p>
          </table:table-cell>
          <table:table-cell office:value-type="string" calcext:value-type="string">
            <text:p>CRIS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3];&quot;', '&quot;;[.C83];&quot;', '&quot;;[.B83];&quot;', '&quot;;[.E83];&quot;', '&quot;;[.G83];&quot;', '&quot;;[.F83];&quot;', 'nse', '1', '1'); &quot;)" office:value-type="string" office:string-value="INSERT INTO `moneyman_db`.`stocks` ( `name`, `symbol`, `industry`, `ISIN_code`, `group`, `moneycontrol_sym`, `exchange`, `created_by`, `updated_by`) VALUES ( 'CRISIL Ltd.', 'CRISIL', 'FINANCIAL SERVICES', 'INE007A01025', 'NSE500', 'CRISIL', 'nse', '1', '1'); " calcext:value-type="string">
            <text:p>INSERT INTO `moneyman_db`.`stocks` ( `name`, `symbol`, `industry`, `ISIN_code`, `group`, `moneycontrol_sym`, `exchange`, `created_by`, `updated_by`) VALUES ( 'CRISIL Ltd.', 'CRISIL', 'FINANCIAL SERVICES', 'INE007A01025', 'NSE500', 'CRISIL', 'nse', '1', '1'); </text:p>
          </table:table-cell>
        </table:table-row>
        <table:table-row table:style-name="ro1">
          <table:table-cell office:value-type="string" calcext:value-type="string">
            <text:p>Cadila Healthcare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CADILAH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0B01027</text:p>
          </table:table-cell>
          <table:table-cell office:value-type="string" calcext:value-type="string">
            <text:p>CADILAH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4];&quot;', '&quot;;[.C84];&quot;', '&quot;;[.B84];&quot;', '&quot;;[.E84];&quot;', '&quot;;[.G84];&quot;', '&quot;;[.F84];&quot;', 'nse', '1', '1'); &quot;)" office:value-type="string" office:string-value="INSERT INTO `moneyman_db`.`stocks` ( `name`, `symbol`, `industry`, `ISIN_code`, `group`, `moneycontrol_sym`, `exchange`, `created_by`, `updated_by`) VALUES ( 'Cadila Healthcare Ltd.', 'CADILAHC', 'PHARMA', 'INE010B01027', 'NSE500', 'CADILAHC', 'nse', '1', '1'); " calcext:value-type="string">
            <text:p>INSERT INTO `moneyman_db`.`stocks` ( `name`, `symbol`, `industry`, `ISIN_code`, `group`, `moneycontrol_sym`, `exchange`, `created_by`, `updated_by`) VALUES ( 'Cadila Healthcare Ltd.', 'CADILAHC', 'PHARMA', 'INE010B01027', 'NSE500', 'CADILAHC', 'nse', '1', '1'); </text:p>
          </table:table-cell>
        </table:table-row>
        <table:table-row table:style-name="ro1">
          <table:table-cell office:value-type="string" calcext:value-type="string">
            <text:p>Can Fin Hom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ANFINHOM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7A01020</text:p>
          </table:table-cell>
          <table:table-cell office:value-type="string" calcext:value-type="string">
            <text:p>CANFINHOM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5];&quot;', '&quot;;[.C85];&quot;', '&quot;;[.B85];&quot;', '&quot;;[.E85];&quot;', '&quot;;[.G85];&quot;', '&quot;;[.F85];&quot;', 'nse', '1', '1'); &quot;)" office:value-type="string" office:string-value="INSERT INTO `moneyman_db`.`stocks` ( `name`, `symbol`, `industry`, `ISIN_code`, `group`, `moneycontrol_sym`, `exchange`, `created_by`, `updated_by`) VALUES ( 'Can Fin Homes Ltd.', 'CANFINHOME', 'FINANCIAL SERVICES', 'INE477A01020', 'NSE500', 'CANFINHOME', 'nse', '1', '1'); " calcext:value-type="string">
            <text:p>INSERT INTO `moneyman_db`.`stocks` ( `name`, `symbol`, `industry`, `ISIN_code`, `group`, `moneycontrol_sym`, `exchange`, `created_by`, `updated_by`) VALUES ( 'Can Fin Homes Ltd.', 'CANFINHOME', 'FINANCIAL SERVICES', 'INE477A01020', 'NSE500', 'CANFINHOME', 'nse', '1', '1'); </text:p>
          </table:table-cell>
        </table:table-row>
        <table:table-row table:style-name="ro1">
          <table:table-cell office:value-type="string" calcext:value-type="string">
            <text:p>Canara Bank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ANB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6A01014</text:p>
          </table:table-cell>
          <table:table-cell office:value-type="string" calcext:value-type="string">
            <text:p>CANB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6];&quot;', '&quot;;[.C86];&quot;', '&quot;;[.B86];&quot;', '&quot;;[.E86];&quot;', '&quot;;[.G86];&quot;', '&quot;;[.F86];&quot;', 'nse', '1', '1'); &quot;)" office:value-type="string" office:string-value="INSERT INTO `moneyman_db`.`stocks` ( `name`, `symbol`, `industry`, `ISIN_code`, `group`, `moneycontrol_sym`, `exchange`, `created_by`, `updated_by`) VALUES ( 'Canara Bank', 'CANBK', 'FINANCIAL SERVICES', 'INE476A01014', 'NSE500', 'CANBK', 'nse', '1', '1'); " calcext:value-type="string">
            <text:p>INSERT INTO `moneyman_db`.`stocks` ( `name`, `symbol`, `industry`, `ISIN_code`, `group`, `moneycontrol_sym`, `exchange`, `created_by`, `updated_by`) VALUES ( 'Canara Bank', 'CANBK', 'FINANCIAL SERVICES', 'INE476A01014', 'NSE500', 'CANBK', 'nse', '1', '1'); </text:p>
          </table:table-cell>
        </table:table-row>
        <table:table-row table:style-name="ro1">
          <table:table-cell office:value-type="string" calcext:value-type="string">
            <text:p>Caplin Point Laborato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CAPLIPOI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5E01026</text:p>
          </table:table-cell>
          <table:table-cell office:value-type="string" calcext:value-type="string">
            <text:p>CAPLIPOI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7];&quot;', '&quot;;[.C87];&quot;', '&quot;;[.B87];&quot;', '&quot;;[.E87];&quot;', '&quot;;[.G87];&quot;', '&quot;;[.F87];&quot;', 'nse', '1', '1'); &quot;)" office:value-type="string" office:string-value="INSERT INTO `moneyman_db`.`stocks` ( `name`, `symbol`, `industry`, `ISIN_code`, `group`, `moneycontrol_sym`, `exchange`, `created_by`, `updated_by`) VALUES ( 'Caplin Point Laboratories Ltd.', 'CAPLIPOINT', 'PHARMA', 'INE475E01026', 'NSE500', 'CAPLIPOINT', 'nse', '1', '1'); " calcext:value-type="string">
            <text:p>INSERT INTO `moneyman_db`.`stocks` ( `name`, `symbol`, `industry`, `ISIN_code`, `group`, `moneycontrol_sym`, `exchange`, `created_by`, `updated_by`) VALUES ( 'Caplin Point Laboratories Ltd.', 'CAPLIPOINT', 'PHARMA', 'INE475E01026', 'NSE500', 'CAPLIPOINT', 'nse', '1', '1'); </text:p>
          </table:table-cell>
        </table:table-row>
        <table:table-row table:style-name="ro1">
          <table:table-cell office:value-type="string" calcext:value-type="string">
            <text:p>Capri Global Capita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G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80C01026</text:p>
          </table:table-cell>
          <table:table-cell office:value-type="string" calcext:value-type="string">
            <text:p>CG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8];&quot;', '&quot;;[.C88];&quot;', '&quot;;[.B88];&quot;', '&quot;;[.E88];&quot;', '&quot;;[.G88];&quot;', '&quot;;[.F88];&quot;', 'nse', '1', '1'); &quot;)" office:value-type="string" office:string-value="INSERT INTO `moneyman_db`.`stocks` ( `name`, `symbol`, `industry`, `ISIN_code`, `group`, `moneycontrol_sym`, `exchange`, `created_by`, `updated_by`) VALUES ( 'Capri Global Capital Ltd.', 'CGCL', 'FINANCIAL SERVICES', 'INE180C01026', 'NSE500', 'CGCL', 'nse', '1', '1'); " calcext:value-type="string">
            <text:p>INSERT INTO `moneyman_db`.`stocks` ( `name`, `symbol`, `industry`, `ISIN_code`, `group`, `moneycontrol_sym`, `exchange`, `created_by`, `updated_by`) VALUES ( 'Capri Global Capital Ltd.', 'CGCL', 'FINANCIAL SERVICES', 'INE180C01026', 'NSE500', 'CGCL', 'nse', '1', '1'); </text:p>
          </table:table-cell>
        </table:table-row>
        <table:table-row table:style-name="ro1">
          <table:table-cell office:value-type="string" calcext:value-type="string">
            <text:p>Carborundum Universal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CARBORUNIV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0A01034</text:p>
          </table:table-cell>
          <table:table-cell office:value-type="string" calcext:value-type="string">
            <text:p>CARBORUNIV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89];&quot;', '&quot;;[.C89];&quot;', '&quot;;[.B89];&quot;', '&quot;;[.E89];&quot;', '&quot;;[.G89];&quot;', '&quot;;[.F89];&quot;', 'nse', '1', '1'); &quot;)" office:value-type="string" office:string-value="INSERT INTO `moneyman_db`.`stocks` ( `name`, `symbol`, `industry`, `ISIN_code`, `group`, `moneycontrol_sym`, `exchange`, `created_by`, `updated_by`) VALUES ( 'Carborundum Universal Ltd.', 'CARBORUNIV', 'INDUSTRIAL MANUFACTURING', 'INE120A01034', 'NSE500', 'CARBORUNIV', 'nse', '1', '1'); " calcext:value-type="string">
            <text:p>INSERT INTO `moneyman_db`.`stocks` ( `name`, `symbol`, `industry`, `ISIN_code`, `group`, `moneycontrol_sym`, `exchange`, `created_by`, `updated_by`) VALUES ( 'Carborundum Universal Ltd.', 'CARBORUNIV', 'INDUSTRIAL MANUFACTURING', 'INE120A01034', 'NSE500', 'CARBORUNIV', 'nse', '1', '1'); </text:p>
          </table:table-cell>
        </table:table-row>
        <table:table-row table:style-name="ro1">
          <table:table-cell office:value-type="string" calcext:value-type="string">
            <text:p>Castrol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STROL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2A01027</text:p>
          </table:table-cell>
          <table:table-cell office:value-type="string" calcext:value-type="string">
            <text:p>CASTROL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0];&quot;', '&quot;;[.C90];&quot;', '&quot;;[.B90];&quot;', '&quot;;[.E90];&quot;', '&quot;;[.G90];&quot;', '&quot;;[.F90];&quot;', 'nse', '1', '1'); &quot;)" office:value-type="string" office:string-value="INSERT INTO `moneyman_db`.`stocks` ( `name`, `symbol`, `industry`, `ISIN_code`, `group`, `moneycontrol_sym`, `exchange`, `created_by`, `updated_by`) VALUES ( 'Castrol India Ltd.', 'CASTROLIND', 'ENERGY', 'INE172A01027', 'NSE500', 'CASTROLIND', 'nse', '1', '1'); " calcext:value-type="string">
            <text:p>INSERT INTO `moneyman_db`.`stocks` ( `name`, `symbol`, `industry`, `ISIN_code`, `group`, `moneycontrol_sym`, `exchange`, `created_by`, `updated_by`) VALUES ( 'Castrol India Ltd.', 'CASTROLIND', 'ENERGY', 'INE172A01027', 'NSE500', 'CASTROLIND', 'nse', '1', '1'); </text:p>
          </table:table-cell>
        </table:table-row>
        <table:table-row table:style-name="ro1">
          <table:table-cell office:value-type="string" calcext:value-type="string">
            <text:p>Ceat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EAT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2A01020</text:p>
          </table:table-cell>
          <table:table-cell office:value-type="string" calcext:value-type="string">
            <text:p>CEAT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1];&quot;', '&quot;;[.C91];&quot;', '&quot;;[.B91];&quot;', '&quot;;[.E91];&quot;', '&quot;;[.G91];&quot;', '&quot;;[.F91];&quot;', 'nse', '1', '1'); &quot;)" office:value-type="string" office:string-value="INSERT INTO `moneyman_db`.`stocks` ( `name`, `symbol`, `industry`, `ISIN_code`, `group`, `moneycontrol_sym`, `exchange`, `created_by`, `updated_by`) VALUES ( 'Ceat Ltd.', 'CEATLTD', 'AUTOMOBILE', 'INE482A01020', 'NSE500', 'CEATLTD', 'nse', '1', '1'); " calcext:value-type="string">
            <text:p>INSERT INTO `moneyman_db`.`stocks` ( `name`, `symbol`, `industry`, `ISIN_code`, `group`, `moneycontrol_sym`, `exchange`, `created_by`, `updated_by`) VALUES ( 'Ceat Ltd.', 'CEATLTD', 'AUTOMOBILE', 'INE482A01020', 'NSE500', 'CEATLTD', 'nse', '1', '1'); </text:p>
          </table:table-cell>
        </table:table-row>
        <table:table-row table:style-name="ro1">
          <table:table-cell office:value-type="string" calcext:value-type="string">
            <text:p>Central Bank of Indi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ENTRALB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3A01010</text:p>
          </table:table-cell>
          <table:table-cell office:value-type="string" calcext:value-type="string">
            <text:p>CENTRALB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2];&quot;', '&quot;;[.C92];&quot;', '&quot;;[.B92];&quot;', '&quot;;[.E92];&quot;', '&quot;;[.G92];&quot;', '&quot;;[.F92];&quot;', 'nse', '1', '1'); &quot;)" office:value-type="string" office:string-value="INSERT INTO `moneyman_db`.`stocks` ( `name`, `symbol`, `industry`, `ISIN_code`, `group`, `moneycontrol_sym`, `exchange`, `created_by`, `updated_by`) VALUES ( 'Central Bank of India', 'CENTRALBK', 'FINANCIAL SERVICES', 'INE483A01010', 'NSE500', 'CENTRALBK', 'nse', '1', '1'); " calcext:value-type="string">
            <text:p>INSERT INTO `moneyman_db`.`stocks` ( `name`, `symbol`, `industry`, `ISIN_code`, `group`, `moneycontrol_sym`, `exchange`, `created_by`, `updated_by`) VALUES ( 'Central Bank of India', 'CENTRALBK', 'FINANCIAL SERVICES', 'INE483A01010', 'NSE500', 'CENTRALBK', 'nse', '1', '1'); </text:p>
          </table:table-cell>
        </table:table-row>
        <table:table-row table:style-name="ro1">
          <table:table-cell office:value-type="string" calcext:value-type="string">
            <text:p>Central Depository Services (India)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D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36A01011</text:p>
          </table:table-cell>
          <table:table-cell office:value-type="string" calcext:value-type="string">
            <text:p>CD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3];&quot;', '&quot;;[.C93];&quot;', '&quot;;[.B93];&quot;', '&quot;;[.E93];&quot;', '&quot;;[.G93];&quot;', '&quot;;[.F93];&quot;', 'nse', '1', '1'); &quot;)" office:value-type="string" office:string-value="INSERT INTO `moneyman_db`.`stocks` ( `name`, `symbol`, `industry`, `ISIN_code`, `group`, `moneycontrol_sym`, `exchange`, `created_by`, `updated_by`) VALUES ( 'Central Depository Services (India) Ltd.', 'CDSL', 'FINANCIAL SERVICES', 'INE736A01011', 'NSE500', 'CDSL', 'nse', '1', '1'); " calcext:value-type="string">
            <text:p>INSERT INTO `moneyman_db`.`stocks` ( `name`, `symbol`, `industry`, `ISIN_code`, `group`, `moneycontrol_sym`, `exchange`, `created_by`, `updated_by`) VALUES ( 'Central Depository Services (India) Ltd.', 'CDSL', 'FINANCIAL SERVICES', 'INE736A01011', 'NSE500', 'CDSL', 'nse', '1', '1'); </text:p>
          </table:table-cell>
        </table:table-row>
        <table:table-row table:style-name="ro1">
          <table:table-cell office:value-type="string" calcext:value-type="string">
            <text:p>Century Plyboards (India)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CENTURYPL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8B01021</text:p>
          </table:table-cell>
          <table:table-cell office:value-type="string" calcext:value-type="string">
            <text:p>CENTURYPL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4];&quot;', '&quot;;[.C94];&quot;', '&quot;;[.B94];&quot;', '&quot;;[.E94];&quot;', '&quot;;[.G94];&quot;', '&quot;;[.F94];&quot;', 'nse', '1', '1'); &quot;)" office:value-type="string" office:string-value="INSERT INTO `moneyman_db`.`stocks` ( `name`, `symbol`, `industry`, `ISIN_code`, `group`, `moneycontrol_sym`, `exchange`, `created_by`, `updated_by`) VALUES ( 'Century Plyboards (India) Ltd.', 'CENTURYPLY', 'CONSUMER GOODS', 'INE348B01021', 'NSE500', 'CENTURYPLY', 'nse', '1', '1'); " calcext:value-type="string">
            <text:p>INSERT INTO `moneyman_db`.`stocks` ( `name`, `symbol`, `industry`, `ISIN_code`, `group`, `moneycontrol_sym`, `exchange`, `created_by`, `updated_by`) VALUES ( 'Century Plyboards (India) Ltd.', 'CENTURYPLY', 'CONSUMER GOODS', 'INE348B01021', 'NSE500', 'CENTURYPLY', 'nse', '1', '1'); </text:p>
          </table:table-cell>
        </table:table-row>
        <table:table-row table:style-name="ro1">
          <table:table-cell office:value-type="string" calcext:value-type="string">
            <text:p>Cera Sanitaryware Ltd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39E01017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5];&quot;', '&quot;;[.C95];&quot;', '&quot;;[.B95];&quot;', '&quot;;[.E95];&quot;', '&quot;;[.G95];&quot;', '&quot;;[.F95];&quot;', 'nse', '1', '1'); &quot;)" office:value-type="string" office:string-value="INSERT INTO `moneyman_db`.`stocks` ( `name`, `symbol`, `industry`, `ISIN_code`, `group`, `moneycontrol_sym`, `exchange`, `created_by`, `updated_by`) VALUES ( 'Cera Sanitaryware Ltd', 'CERA', 'CONSTRUCTION', 'INE739E01017', 'NSE500', 'CERA', 'nse', '1', '1'); " calcext:value-type="string">
            <text:p>INSERT INTO `moneyman_db`.`stocks` ( `name`, `symbol`, `industry`, `ISIN_code`, `group`, `moneycontrol_sym`, `exchange`, `created_by`, `updated_by`) VALUES ( 'Cera Sanitaryware Ltd', 'CERA', 'CONSTRUCTION', 'INE739E01017', 'NSE500', 'CERA', 'nse', '1', '1'); </text:p>
          </table:table-cell>
        </table:table-row>
        <table:table-row table:style-name="ro1">
          <table:table-cell office:value-type="string" calcext:value-type="string">
            <text:p>Chalet Hotel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27F01016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6];&quot;', '&quot;;[.C96];&quot;', '&quot;;[.B96];&quot;', '&quot;;[.E96];&quot;', '&quot;;[.G96];&quot;', '&quot;;[.F96];&quot;', 'nse', '1', '1'); &quot;)" office:value-type="string" office:string-value="INSERT INTO `moneyman_db`.`stocks` ( `name`, `symbol`, `industry`, `ISIN_code`, `group`, `moneycontrol_sym`, `exchange`, `created_by`, `updated_by`) VALUES ( 'Chalet Hotels Ltd.', 'CHALET', 'SERVICES', 'INE427F01016', 'NSE500', 'CHALET', 'nse', '1', '1'); " calcext:value-type="string">
            <text:p>INSERT INTO `moneyman_db`.`stocks` ( `name`, `symbol`, `industry`, `ISIN_code`, `group`, `moneycontrol_sym`, `exchange`, `created_by`, `updated_by`) VALUES ( 'Chalet Hotels Ltd.', 'CHALET', 'SERVICES', 'INE427F01016', 'NSE500', 'CHALET', 'nse', '1', '1'); </text:p>
          </table:table-cell>
        </table:table-row>
        <table:table-row table:style-name="ro1">
          <table:table-cell office:value-type="string" calcext:value-type="string">
            <text:p>Chambal Fertilizers &amp; Chemicals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CHAMBLFER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5A01013</text:p>
          </table:table-cell>
          <table:table-cell office:value-type="string" calcext:value-type="string">
            <text:p>CHAMBLFER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7];&quot;', '&quot;;[.C97];&quot;', '&quot;;[.B97];&quot;', '&quot;;[.E97];&quot;', '&quot;;[.G97];&quot;', '&quot;;[.F97];&quot;', 'nse', '1', '1'); &quot;)" office:value-type="string" office:string-value="INSERT INTO `moneyman_db`.`stocks` ( `name`, `symbol`, `industry`, `ISIN_code`, `group`, `moneycontrol_sym`, `exchange`, `created_by`, `updated_by`) VALUES ( 'Chambal Fertilizers &amp; Chemicals Ltd.', 'CHAMBLFERT', 'FERTILISERS &amp; PESTICIDES', 'INE085A01013', 'NSE500', 'CHAMBLFERT', 'nse', '1', '1'); " calcext:value-type="string">
            <text:p>INSERT INTO `moneyman_db`.`stocks` ( `name`, `symbol`, `industry`, `ISIN_code`, `group`, `moneycontrol_sym`, `exchange`, `created_by`, `updated_by`) VALUES ( 'Chambal Fertilizers &amp; Chemicals Ltd.', 'CHAMBLFERT', 'FERTILISERS &amp; PESTICIDES', 'INE085A01013', 'NSE500', 'CHAMBLFERT', 'nse', '1', '1'); </text:p>
          </table:table-cell>
        </table:table-row>
        <table:table-row table:style-name="ro1">
          <table:table-cell office:value-type="string" calcext:value-type="string">
            <text:p>Chennai Petroleum Corporat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HENNPETR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8A01016</text:p>
          </table:table-cell>
          <table:table-cell office:value-type="string" calcext:value-type="string">
            <text:p>CHENNPETR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8];&quot;', '&quot;;[.C98];&quot;', '&quot;;[.B98];&quot;', '&quot;;[.E98];&quot;', '&quot;;[.G98];&quot;', '&quot;;[.F98];&quot;', 'nse', '1', '1'); &quot;)" office:value-type="string" office:string-value="INSERT INTO `moneyman_db`.`stocks` ( `name`, `symbol`, `industry`, `ISIN_code`, `group`, `moneycontrol_sym`, `exchange`, `created_by`, `updated_by`) VALUES ( 'Chennai Petroleum Corporation Ltd.', 'CHENNPETRO', 'ENERGY', 'INE178A01016', 'NSE500', 'CHENNPETRO', 'nse', '1', '1'); " calcext:value-type="string">
            <text:p>INSERT INTO `moneyman_db`.`stocks` ( `name`, `symbol`, `industry`, `ISIN_code`, `group`, `moneycontrol_sym`, `exchange`, `created_by`, `updated_by`) VALUES ( 'Chennai Petroleum Corporation Ltd.', 'CHENNPETRO', 'ENERGY', 'INE178A01016', 'NSE500', 'CHENNPETRO', 'nse', '1', '1'); </text:p>
          </table:table-cell>
        </table:table-row>
        <table:table-row table:style-name="ro1">
          <table:table-cell office:value-type="string" calcext:value-type="string">
            <text:p>Cholamandalam Financial Holding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HOLAHLD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9A01033</text:p>
          </table:table-cell>
          <table:table-cell office:value-type="string" calcext:value-type="string">
            <text:p>CHOLAHLD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99];&quot;', '&quot;;[.C99];&quot;', '&quot;;[.B99];&quot;', '&quot;;[.E99];&quot;', '&quot;;[.G99];&quot;', '&quot;;[.F99];&quot;', 'nse', '1', '1'); &quot;)" office:value-type="string" office:string-value="INSERT INTO `moneyman_db`.`stocks` ( `name`, `symbol`, `industry`, `ISIN_code`, `group`, `moneycontrol_sym`, `exchange`, `created_by`, `updated_by`) VALUES ( 'Cholamandalam Financial Holdings Ltd.', 'CHOLAHLDNG', 'FINANCIAL SERVICES', 'INE149A01033', 'NSE500', 'CHOLAHLDNG', 'nse', '1', '1'); " calcext:value-type="string">
            <text:p>INSERT INTO `moneyman_db`.`stocks` ( `name`, `symbol`, `industry`, `ISIN_code`, `group`, `moneycontrol_sym`, `exchange`, `created_by`, `updated_by`) VALUES ( 'Cholamandalam Financial Holdings Ltd.', 'CHOLAHLDNG', 'FINANCIAL SERVICES', 'INE149A01033', 'NSE500', 'CHOLAHLDNG', 'nse', '1', '1'); </text:p>
          </table:table-cell>
        </table:table-row>
        <table:table-row table:style-name="ro1">
          <table:table-cell office:value-type="string" calcext:value-type="string">
            <text:p>Cholamandalam Investment and Fin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HOLA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1A01024</text:p>
          </table:table-cell>
          <table:table-cell office:value-type="string" calcext:value-type="string">
            <text:p>CHOLA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0];&quot;', '&quot;;[.C100];&quot;', '&quot;;[.B100];&quot;', '&quot;;[.E100];&quot;', '&quot;;[.G100];&quot;', '&quot;;[.F100];&quot;', 'nse', '1', '1'); &quot;)" office:value-type="string" office:string-value="INSERT INTO `moneyman_db`.`stocks` ( `name`, `symbol`, `industry`, `ISIN_code`, `group`, `moneycontrol_sym`, `exchange`, `created_by`, `updated_by`) VALUES ( 'Cholamandalam Investment and Finance Company Ltd.', 'CHOLAFIN', 'FINANCIAL SERVICES', 'INE121A01024', 'NSE500', 'CHOLAFIN', 'nse', '1', '1'); " calcext:value-type="string">
            <text:p>INSERT INTO `moneyman_db`.`stocks` ( `name`, `symbol`, `industry`, `ISIN_code`, `group`, `moneycontrol_sym`, `exchange`, `created_by`, `updated_by`) VALUES ( 'Cholamandalam Investment and Finance Company Ltd.', 'CHOLAFIN', 'FINANCIAL SERVICES', 'INE121A01024', 'NSE500', 'CHOLAFIN', 'nse', '1', '1'); </text:p>
          </table:table-cell>
        </table:table-row>
        <table:table-row table:style-name="ro1">
          <table:table-cell office:value-type="string" calcext:value-type="string">
            <text:p>Cipl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CIPL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9A01026</text:p>
          </table:table-cell>
          <table:table-cell office:value-type="string" calcext:value-type="string">
            <text:p>CIPL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1];&quot;', '&quot;;[.C101];&quot;', '&quot;;[.B101];&quot;', '&quot;;[.E101];&quot;', '&quot;;[.G101];&quot;', '&quot;;[.F101];&quot;', 'nse', '1', '1'); &quot;)" office:value-type="string" office:string-value="INSERT INTO `moneyman_db`.`stocks` ( `name`, `symbol`, `industry`, `ISIN_code`, `group`, `moneycontrol_sym`, `exchange`, `created_by`, `updated_by`) VALUES ( 'Cipla Ltd.', 'CIPLA', 'PHARMA', 'INE059A01026', 'NSE500', 'CIPLA', 'nse', '1', '1'); " calcext:value-type="string">
            <text:p>INSERT INTO `moneyman_db`.`stocks` ( `name`, `symbol`, `industry`, `ISIN_code`, `group`, `moneycontrol_sym`, `exchange`, `created_by`, `updated_by`) VALUES ( 'Cipla Ltd.', 'CIPLA', 'PHARMA', 'INE059A01026', 'NSE500', 'CIPLA', 'nse', '1', '1'); </text:p>
          </table:table-cell>
        </table:table-row>
        <table:table-row table:style-name="ro1">
          <table:table-cell office:value-type="string" calcext:value-type="string">
            <text:p>City Union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1A01021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2];&quot;', '&quot;;[.C102];&quot;', '&quot;;[.B102];&quot;', '&quot;;[.E102];&quot;', '&quot;;[.G102];&quot;', '&quot;;[.F102];&quot;', 'nse', '1', '1'); &quot;)" office:value-type="string" office:string-value="INSERT INTO `moneyman_db`.`stocks` ( `name`, `symbol`, `industry`, `ISIN_code`, `group`, `moneycontrol_sym`, `exchange`, `created_by`, `updated_by`) VALUES ( 'City Union Bank Ltd.', 'CUB', 'FINANCIAL SERVICES', 'INE491A01021', 'NSE500', 'CUB', 'nse', '1', '1'); " calcext:value-type="string">
            <text:p>INSERT INTO `moneyman_db`.`stocks` ( `name`, `symbol`, `industry`, `ISIN_code`, `group`, `moneycontrol_sym`, `exchange`, `created_by`, `updated_by`) VALUES ( 'City Union Bank Ltd.', 'CUB', 'FINANCIAL SERVICES', 'INE491A01021', 'NSE500', 'CUB', 'nse', '1', '1'); </text:p>
          </table:table-cell>
        </table:table-row>
        <table:table-row table:style-name="ro1">
          <table:table-cell office:value-type="string" calcext:value-type="string">
            <text:p>Coal India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COAL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22F01014</text:p>
          </table:table-cell>
          <table:table-cell office:value-type="string" calcext:value-type="string">
            <text:p>COAL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3];&quot;', '&quot;;[.C103];&quot;', '&quot;;[.B103];&quot;', '&quot;;[.E103];&quot;', '&quot;;[.G103];&quot;', '&quot;;[.F103];&quot;', 'nse', '1', '1'); &quot;)" office:value-type="string" office:string-value="INSERT INTO `moneyman_db`.`stocks` ( `name`, `symbol`, `industry`, `ISIN_code`, `group`, `moneycontrol_sym`, `exchange`, `created_by`, `updated_by`) VALUES ( 'Coal India Ltd.', 'COALINDIA', 'METALS', 'INE522F01014', 'NSE500', 'COALINDIA', 'nse', '1', '1'); " calcext:value-type="string">
            <text:p>INSERT INTO `moneyman_db`.`stocks` ( `name`, `symbol`, `industry`, `ISIN_code`, `group`, `moneycontrol_sym`, `exchange`, `created_by`, `updated_by`) VALUES ( 'Coal India Ltd.', 'COALINDIA', 'METALS', 'INE522F01014', 'NSE500', 'COALINDIA', 'nse', '1', '1'); </text:p>
          </table:table-cell>
        </table:table-row>
        <table:table-row table:style-name="ro1">
          <table:table-cell office:value-type="string" calcext:value-type="string">
            <text:p>Cochin Shipyard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COCHINSHI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04P01017</text:p>
          </table:table-cell>
          <table:table-cell office:value-type="string" calcext:value-type="string">
            <text:p>COCHINSHI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4];&quot;', '&quot;;[.C104];&quot;', '&quot;;[.B104];&quot;', '&quot;;[.E104];&quot;', '&quot;;[.G104];&quot;', '&quot;;[.F104];&quot;', 'nse', '1', '1'); &quot;)" office:value-type="string" office:string-value="INSERT INTO `moneyman_db`.`stocks` ( `name`, `symbol`, `industry`, `ISIN_code`, `group`, `moneycontrol_sym`, `exchange`, `created_by`, `updated_by`) VALUES ( 'Cochin Shipyard Ltd.', 'COCHINSHIP', 'INDUSTRIAL MANUFACTURING', 'INE704P01017', 'NSE500', 'COCHINSHIP', 'nse', '1', '1'); " calcext:value-type="string">
            <text:p>INSERT INTO `moneyman_db`.`stocks` ( `name`, `symbol`, `industry`, `ISIN_code`, `group`, `moneycontrol_sym`, `exchange`, `created_by`, `updated_by`) VALUES ( 'Cochin Shipyard Ltd.', 'COCHINSHIP', 'INDUSTRIAL MANUFACTURING', 'INE704P01017', 'NSE500', 'COCHINSHIP', 'nse', '1', '1'); </text:p>
          </table:table-cell>
        </table:table-row>
        <table:table-row table:style-name="ro1">
          <table:table-cell office:value-type="string" calcext:value-type="string">
            <text:p>Colgate Palmolive (India)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COLP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9A01022</text:p>
          </table:table-cell>
          <table:table-cell office:value-type="string" calcext:value-type="string">
            <text:p>COLP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5];&quot;', '&quot;;[.C105];&quot;', '&quot;;[.B105];&quot;', '&quot;;[.E105];&quot;', '&quot;;[.G105];&quot;', '&quot;;[.F105];&quot;', 'nse', '1', '1'); &quot;)" office:value-type="string" office:string-value="INSERT INTO `moneyman_db`.`stocks` ( `name`, `symbol`, `industry`, `ISIN_code`, `group`, `moneycontrol_sym`, `exchange`, `created_by`, `updated_by`) VALUES ( 'Colgate Palmolive (India) Ltd.', 'COLPAL', 'CONSUMER GOODS', 'INE259A01022', 'NSE500', 'COLPAL', 'nse', '1', '1'); " calcext:value-type="string">
            <text:p>INSERT INTO `moneyman_db`.`stocks` ( `name`, `symbol`, `industry`, `ISIN_code`, `group`, `moneycontrol_sym`, `exchange`, `created_by`, `updated_by`) VALUES ( 'Colgate Palmolive (India) Ltd.', 'COLPAL', 'CONSUMER GOODS', 'INE259A01022', 'NSE500', 'COLPAL', 'nse', '1', '1'); </text:p>
          </table:table-cell>
        </table:table-row>
        <table:table-row table:style-name="ro1">
          <table:table-cell office:value-type="string" calcext:value-type="string">
            <text:p>Container Corporation of India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NCO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1A01025</text:p>
          </table:table-cell>
          <table:table-cell office:value-type="string" calcext:value-type="string">
            <text:p>CONCO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6];&quot;', '&quot;;[.C106];&quot;', '&quot;;[.B106];&quot;', '&quot;;[.E106];&quot;', '&quot;;[.G106];&quot;', '&quot;;[.F106];&quot;', 'nse', '1', '1'); &quot;)" office:value-type="string" office:string-value="INSERT INTO `moneyman_db`.`stocks` ( `name`, `symbol`, `industry`, `ISIN_code`, `group`, `moneycontrol_sym`, `exchange`, `created_by`, `updated_by`) VALUES ( 'Container Corporation of India Ltd.', 'CONCOR', 'SERVICES', 'INE111A01025', 'NSE500', 'CONCOR', 'nse', '1', '1'); " calcext:value-type="string">
            <text:p>INSERT INTO `moneyman_db`.`stocks` ( `name`, `symbol`, `industry`, `ISIN_code`, `group`, `moneycontrol_sym`, `exchange`, `created_by`, `updated_by`) VALUES ( 'Container Corporation of India Ltd.', 'CONCOR', 'SERVICES', 'INE111A01025', 'NSE500', 'CONCOR', 'nse', '1', '1'); </text:p>
          </table:table-cell>
        </table:table-row>
        <table:table-row table:style-name="ro1">
          <table:table-cell office:value-type="string" calcext:value-type="string">
            <text:p>Coromandel International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69A01031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7];&quot;', '&quot;;[.C107];&quot;', '&quot;;[.B107];&quot;', '&quot;;[.E107];&quot;', '&quot;;[.G107];&quot;', '&quot;;[.F107];&quot;', 'nse', '1', '1'); &quot;)" office:value-type="string" office:string-value="INSERT INTO `moneyman_db`.`stocks` ( `name`, `symbol`, `industry`, `ISIN_code`, `group`, `moneycontrol_sym`, `exchange`, `created_by`, `updated_by`) VALUES ( 'Coromandel International Ltd.', 'COROMANDEL', 'FERTILISERS &amp; PESTICIDES', 'INE169A01031', 'NSE500', 'COROMANDEL', 'nse', '1', '1'); " calcext:value-type="string">
            <text:p>INSERT INTO `moneyman_db`.`stocks` ( `name`, `symbol`, `industry`, `ISIN_code`, `group`, `moneycontrol_sym`, `exchange`, `created_by`, `updated_by`) VALUES ( 'Coromandel International Ltd.', 'COROMANDEL', 'FERTILISERS &amp; PESTICIDES', 'INE169A01031', 'NSE500', 'COROMANDEL', 'nse', '1', '1'); </text:p>
          </table:table-cell>
        </table:table-row>
        <table:table-row table:style-name="ro1">
          <table:table-cell office:value-type="string" calcext:value-type="string">
            <text:p>CreditAccess Gramee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REDITAC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41K01010</text:p>
          </table:table-cell>
          <table:table-cell office:value-type="string" calcext:value-type="string">
            <text:p>CREDITAC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8];&quot;', '&quot;;[.C108];&quot;', '&quot;;[.B108];&quot;', '&quot;;[.E108];&quot;', '&quot;;[.G108];&quot;', '&quot;;[.F108];&quot;', 'nse', '1', '1'); &quot;)" office:value-type="string" office:string-value="INSERT INTO `moneyman_db`.`stocks` ( `name`, `symbol`, `industry`, `ISIN_code`, `group`, `moneycontrol_sym`, `exchange`, `created_by`, `updated_by`) VALUES ( 'CreditAccess Grameen Ltd.', 'CREDITACC', 'FINANCIAL SERVICES', 'INE741K01010', 'NSE500', 'CREDITACC', 'nse', '1', '1'); " calcext:value-type="string">
            <text:p>INSERT INTO `moneyman_db`.`stocks` ( `name`, `symbol`, `industry`, `ISIN_code`, `group`, `moneycontrol_sym`, `exchange`, `created_by`, `updated_by`) VALUES ( 'CreditAccess Grameen Ltd.', 'CREDITACC', 'FINANCIAL SERVICES', 'INE741K01010', 'NSE500', 'CREDITACC', 'nse', '1', '1'); </text:p>
          </table:table-cell>
        </table:table-row>
        <table:table-row table:style-name="ro1">
          <table:table-cell office:value-type="string" calcext:value-type="string">
            <text:p>Crompton Greaves Consumer Electrical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CROMPT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99U01018</text:p>
          </table:table-cell>
          <table:table-cell office:value-type="string" calcext:value-type="string">
            <text:p>CROMPT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09];&quot;', '&quot;;[.C109];&quot;', '&quot;;[.B109];&quot;', '&quot;;[.E109];&quot;', '&quot;;[.G109];&quot;', '&quot;;[.F109];&quot;', 'nse', '1', '1'); &quot;)" office:value-type="string" office:string-value="INSERT INTO `moneyman_db`.`stocks` ( `name`, `symbol`, `industry`, `ISIN_code`, `group`, `moneycontrol_sym`, `exchange`, `created_by`, `updated_by`) VALUES ( 'Crompton Greaves Consumer Electricals Ltd.', 'CROMPTON', 'CONSUMER GOODS', 'INE299U01018', 'NSE500', 'CROMPTON', 'nse', '1', '1'); " calcext:value-type="string">
            <text:p>INSERT INTO `moneyman_db`.`stocks` ( `name`, `symbol`, `industry`, `ISIN_code`, `group`, `moneycontrol_sym`, `exchange`, `created_by`, `updated_by`) VALUES ( 'Crompton Greaves Consumer Electricals Ltd.', 'CROMPTON', 'CONSUMER GOODS', 'INE299U01018', 'NSE500', 'CROMPTON', 'nse', '1', '1'); </text:p>
          </table:table-cell>
        </table:table-row>
        <table:table-row table:style-name="ro1">
          <table:table-cell office:value-type="string" calcext:value-type="string">
            <text:p>Cummins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CUMMINS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98A01020</text:p>
          </table:table-cell>
          <table:table-cell office:value-type="string" calcext:value-type="string">
            <text:p>CUMMINS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0];&quot;', '&quot;;[.C110];&quot;', '&quot;;[.B110];&quot;', '&quot;;[.E110];&quot;', '&quot;;[.G110];&quot;', '&quot;;[.F110];&quot;', 'nse', '1', '1'); &quot;)" office:value-type="string" office:string-value="INSERT INTO `moneyman_db`.`stocks` ( `name`, `symbol`, `industry`, `ISIN_code`, `group`, `moneycontrol_sym`, `exchange`, `created_by`, `updated_by`) VALUES ( 'Cummins India Ltd.', 'CUMMINSIND', 'INDUSTRIAL MANUFACTURING', 'INE298A01020', 'NSE500', 'CUMMINSIND', 'nse', '1', '1'); " calcext:value-type="string">
            <text:p>INSERT INTO `moneyman_db`.`stocks` ( `name`, `symbol`, `industry`, `ISIN_code`, `group`, `moneycontrol_sym`, `exchange`, `created_by`, `updated_by`) VALUES ( 'Cummins India Ltd.', 'CUMMINSIND', 'INDUSTRIAL MANUFACTURING', 'INE298A01020', 'NSE500', 'CUMMINSIND', 'nse', '1', '1'); </text:p>
          </table:table-cell>
        </table:table-row>
        <table:table-row table:style-name="ro1">
          <table:table-cell office:value-type="string" calcext:value-type="string">
            <text:p>Cyient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YI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6B01020</text:p>
          </table:table-cell>
          <table:table-cell office:value-type="string" calcext:value-type="string">
            <text:p>CYI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1];&quot;', '&quot;;[.C111];&quot;', '&quot;;[.B111];&quot;', '&quot;;[.E111];&quot;', '&quot;;[.G111];&quot;', '&quot;;[.F111];&quot;', 'nse', '1', '1'); &quot;)" office:value-type="string" office:string-value="INSERT INTO `moneyman_db`.`stocks` ( `name`, `symbol`, `industry`, `ISIN_code`, `group`, `moneycontrol_sym`, `exchange`, `created_by`, `updated_by`) VALUES ( 'Cyient Ltd.', 'CYIENT', 'IT', 'INE136B01020', 'NSE500', 'CYIENT', 'nse', '1', '1'); " calcext:value-type="string">
            <text:p>INSERT INTO `moneyman_db`.`stocks` ( `name`, `symbol`, `industry`, `ISIN_code`, `group`, `moneycontrol_sym`, `exchange`, `created_by`, `updated_by`) VALUES ( 'Cyient Ltd.', 'CYIENT', 'IT', 'INE136B01020', 'NSE500', 'CYIENT', 'nse', '1', '1'); </text:p>
          </table:table-cell>
        </table:table-row>
        <table:table-row table:style-name="ro1">
          <table:table-cell office:value-type="string" calcext:value-type="string">
            <text:p>D.B.Corp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DBCOR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50I01011</text:p>
          </table:table-cell>
          <table:table-cell office:value-type="string" calcext:value-type="string">
            <text:p>DBCOR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2];&quot;', '&quot;;[.C112];&quot;', '&quot;;[.B112];&quot;', '&quot;;[.E112];&quot;', '&quot;;[.G112];&quot;', '&quot;;[.F112];&quot;', 'nse', '1', '1'); &quot;)" office:value-type="string" office:string-value="INSERT INTO `moneyman_db`.`stocks` ( `name`, `symbol`, `industry`, `ISIN_code`, `group`, `moneycontrol_sym`, `exchange`, `created_by`, `updated_by`) VALUES ( 'D.B.Corp Ltd.', 'DBCORP', 'MEDIA &amp; ENTERTAINMENT', 'INE950I01011', 'NSE500', 'DBCORP', 'nse', '1', '1'); " calcext:value-type="string">
            <text:p>INSERT INTO `moneyman_db`.`stocks` ( `name`, `symbol`, `industry`, `ISIN_code`, `group`, `moneycontrol_sym`, `exchange`, `created_by`, `updated_by`) VALUES ( 'D.B.Corp Ltd.', 'DBCORP', 'MEDIA &amp; ENTERTAINMENT', 'INE950I01011', 'NSE500', 'DBCORP', 'nse', '1', '1'); </text:p>
          </table:table-cell>
        </table:table-row>
        <table:table-row table:style-name="ro1">
          <table:table-cell office:value-type="string" calcext:value-type="string">
            <text:p>DCB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CB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03A01015</text:p>
          </table:table-cell>
          <table:table-cell office:value-type="string" calcext:value-type="string">
            <text:p>DCB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3];&quot;', '&quot;;[.C113];&quot;', '&quot;;[.B113];&quot;', '&quot;;[.E113];&quot;', '&quot;;[.G113];&quot;', '&quot;;[.F113];&quot;', 'nse', '1', '1'); &quot;)" office:value-type="string" office:string-value="INSERT INTO `moneyman_db`.`stocks` ( `name`, `symbol`, `industry`, `ISIN_code`, `group`, `moneycontrol_sym`, `exchange`, `created_by`, `updated_by`) VALUES ( 'DCB Bank Ltd.', 'DCBBANK', 'FINANCIAL SERVICES', 'INE503A01015', 'NSE500', 'DCBBANK', 'nse', '1', '1'); " calcext:value-type="string">
            <text:p>INSERT INTO `moneyman_db`.`stocks` ( `name`, `symbol`, `industry`, `ISIN_code`, `group`, `moneycontrol_sym`, `exchange`, `created_by`, `updated_by`) VALUES ( 'DCB Bank Ltd.', 'DCBBANK', 'FINANCIAL SERVICES', 'INE503A01015', 'NSE500', 'DCBBANK', 'nse', '1', '1'); </text:p>
          </table:table-cell>
        </table:table-row>
        <table:table-row table:style-name="ro1">
          <table:table-cell office:value-type="string" calcext:value-type="string">
            <text:p>DCM Shriram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DCMSHRIRA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9A01024</text:p>
          </table:table-cell>
          <table:table-cell office:value-type="string" calcext:value-type="string">
            <text:p>DCMSHRIRA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4];&quot;', '&quot;;[.C114];&quot;', '&quot;;[.B114];&quot;', '&quot;;[.E114];&quot;', '&quot;;[.G114];&quot;', '&quot;;[.F114];&quot;', 'nse', '1', '1'); &quot;)" office:value-type="string" office:string-value="INSERT INTO `moneyman_db`.`stocks` ( `name`, `symbol`, `industry`, `ISIN_code`, `group`, `moneycontrol_sym`, `exchange`, `created_by`, `updated_by`) VALUES ( 'DCM Shriram Ltd.', 'DCMSHRIRAM', 'CONSUMER GOODS', 'INE499A01024', 'NSE500', 'DCMSHRIRAM', 'nse', '1', '1'); " calcext:value-type="string">
            <text:p>INSERT INTO `moneyman_db`.`stocks` ( `name`, `symbol`, `industry`, `ISIN_code`, `group`, `moneycontrol_sym`, `exchange`, `created_by`, `updated_by`) VALUES ( 'DCM Shriram Ltd.', 'DCMSHRIRAM', 'CONSUMER GOODS', 'INE499A01024', 'NSE500', 'DCMSHRIRAM', 'nse', '1', '1'); </text:p>
          </table:table-cell>
        </table:table-row>
        <table:table-row table:style-name="ro1">
          <table:table-cell office:value-type="string" calcext:value-type="string">
            <text:p>DLF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1C01023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5];&quot;', '&quot;;[.C115];&quot;', '&quot;;[.B115];&quot;', '&quot;;[.E115];&quot;', '&quot;;[.G115];&quot;', '&quot;;[.F115];&quot;', 'nse', '1', '1'); &quot;)" office:value-type="string" office:string-value="INSERT INTO `moneyman_db`.`stocks` ( `name`, `symbol`, `industry`, `ISIN_code`, `group`, `moneycontrol_sym`, `exchange`, `created_by`, `updated_by`) VALUES ( 'DLF Ltd.', 'DLF', 'CONSTRUCTION', 'INE271C01023', 'NSE500', 'DLF', 'nse', '1', '1'); " calcext:value-type="string">
            <text:p>INSERT INTO `moneyman_db`.`stocks` ( `name`, `symbol`, `industry`, `ISIN_code`, `group`, `moneycontrol_sym`, `exchange`, `created_by`, `updated_by`) VALUES ( 'DLF Ltd.', 'DLF', 'CONSTRUCTION', 'INE271C01023', 'NSE500', 'DLF', 'nse', '1', '1'); </text:p>
          </table:table-cell>
        </table:table-row>
        <table:table-row table:style-name="ro1">
          <table:table-cell office:value-type="string" calcext:value-type="string">
            <text:p>Dabur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DABU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6A01026</text:p>
          </table:table-cell>
          <table:table-cell office:value-type="string" calcext:value-type="string">
            <text:p>DABU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6];&quot;', '&quot;;[.C116];&quot;', '&quot;;[.B116];&quot;', '&quot;;[.E116];&quot;', '&quot;;[.G116];&quot;', '&quot;;[.F116];&quot;', 'nse', '1', '1'); &quot;)" office:value-type="string" office:string-value="INSERT INTO `moneyman_db`.`stocks` ( `name`, `symbol`, `industry`, `ISIN_code`, `group`, `moneycontrol_sym`, `exchange`, `created_by`, `updated_by`) VALUES ( 'Dabur India Ltd.', 'DABUR', 'CONSUMER GOODS', 'INE016A01026', 'NSE500', 'DABUR', 'nse', '1', '1'); " calcext:value-type="string">
            <text:p>INSERT INTO `moneyman_db`.`stocks` ( `name`, `symbol`, `industry`, `ISIN_code`, `group`, `moneycontrol_sym`, `exchange`, `created_by`, `updated_by`) VALUES ( 'Dabur India Ltd.', 'DABUR', 'CONSUMER GOODS', 'INE016A01026', 'NSE500', 'DABUR', 'nse', '1', '1'); </text:p>
          </table:table-cell>
        </table:table-row>
        <table:table-row table:style-name="ro1">
          <table:table-cell office:value-type="string" calcext:value-type="string">
            <text:p>Dalmia Bhara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DALBHARA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R701025</text:p>
          </table:table-cell>
          <table:table-cell office:value-type="string" calcext:value-type="string">
            <text:p>DALBHARA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7];&quot;', '&quot;;[.C117];&quot;', '&quot;;[.B117];&quot;', '&quot;;[.E117];&quot;', '&quot;;[.G117];&quot;', '&quot;;[.F117];&quot;', 'nse', '1', '1'); &quot;)" office:value-type="string" office:string-value="INSERT INTO `moneyman_db`.`stocks` ( `name`, `symbol`, `industry`, `ISIN_code`, `group`, `moneycontrol_sym`, `exchange`, `created_by`, `updated_by`) VALUES ( 'Dalmia Bharat Ltd.', 'DALBHARAT', 'CEMENT &amp; CEMENT PRODUCTS', 'INE00R701025', 'NSE500', 'DALBHARAT', 'nse', '1', '1'); " calcext:value-type="string">
            <text:p>INSERT INTO `moneyman_db`.`stocks` ( `name`, `symbol`, `industry`, `ISIN_code`, `group`, `moneycontrol_sym`, `exchange`, `created_by`, `updated_by`) VALUES ( 'Dalmia Bharat Ltd.', 'DALBHARAT', 'CEMENT &amp; CEMENT PRODUCTS', 'INE00R701025', 'NSE500', 'DALBHARAT', 'nse', '1', '1'); </text:p>
          </table:table-cell>
        </table:table-row>
        <table:table-row table:style-name="ro1">
          <table:table-cell office:value-type="string" calcext:value-type="string">
            <text:p>Deepak Nitrite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DEEPAKNT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8B01029</text:p>
          </table:table-cell>
          <table:table-cell office:value-type="string" calcext:value-type="string">
            <text:p>DEEPAKNT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8];&quot;', '&quot;;[.C118];&quot;', '&quot;;[.B118];&quot;', '&quot;;[.E118];&quot;', '&quot;;[.G118];&quot;', '&quot;;[.F118];&quot;', 'nse', '1', '1'); &quot;)" office:value-type="string" office:string-value="INSERT INTO `moneyman_db`.`stocks` ( `name`, `symbol`, `industry`, `ISIN_code`, `group`, `moneycontrol_sym`, `exchange`, `created_by`, `updated_by`) VALUES ( 'Deepak Nitrite Ltd.', 'DEEPAKNTR', 'CHEMICALS', 'INE288B01029', 'NSE500', 'DEEPAKNTR', 'nse', '1', '1'); " calcext:value-type="string">
            <text:p>INSERT INTO `moneyman_db`.`stocks` ( `name`, `symbol`, `industry`, `ISIN_code`, `group`, `moneycontrol_sym`, `exchange`, `created_by`, `updated_by`) VALUES ( 'Deepak Nitrite Ltd.', 'DEEPAKNTR', 'CHEMICALS', 'INE288B01029', 'NSE500', 'DEEPAKNTR', 'nse', '1', '1'); </text:p>
          </table:table-cell>
        </table:table-row>
        <table:table-row table:style-name="ro1">
          <table:table-cell office:value-type="string" calcext:value-type="string">
            <text:p>Delta Corp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DELTACOR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4G01033</text:p>
          </table:table-cell>
          <table:table-cell office:value-type="string" calcext:value-type="string">
            <text:p>DELTACOR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19];&quot;', '&quot;;[.C119];&quot;', '&quot;;[.B119];&quot;', '&quot;;[.E119];&quot;', '&quot;;[.G119];&quot;', '&quot;;[.F119];&quot;', 'nse', '1', '1'); &quot;)" office:value-type="string" office:string-value="INSERT INTO `moneyman_db`.`stocks` ( `name`, `symbol`, `industry`, `ISIN_code`, `group`, `moneycontrol_sym`, `exchange`, `created_by`, `updated_by`) VALUES ( 'Delta Corp Ltd.', 'DELTACORP', 'SERVICES', 'INE124G01033', 'NSE500', 'DELTACORP', 'nse', '1', '1'); " calcext:value-type="string">
            <text:p>INSERT INTO `moneyman_db`.`stocks` ( `name`, `symbol`, `industry`, `ISIN_code`, `group`, `moneycontrol_sym`, `exchange`, `created_by`, `updated_by`) VALUES ( 'Delta Corp Ltd.', 'DELTACORP', 'SERVICES', 'INE124G01033', 'NSE500', 'DELTACORP', 'nse', '1', '1'); </text:p>
          </table:table-cell>
        </table:table-row>
        <table:table-row table:style-name="ro1">
          <table:table-cell office:value-type="string" calcext:value-type="string">
            <text:p>Dewan Housing Finance Corporatio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HF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2B01012</text:p>
          </table:table-cell>
          <table:table-cell office:value-type="string" calcext:value-type="string">
            <text:p>DHF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0];&quot;', '&quot;;[.C120];&quot;', '&quot;;[.B120];&quot;', '&quot;;[.E120];&quot;', '&quot;;[.G120];&quot;', '&quot;;[.F120];&quot;', 'nse', '1', '1'); &quot;)" office:value-type="string" office:string-value="INSERT INTO `moneyman_db`.`stocks` ( `name`, `symbol`, `industry`, `ISIN_code`, `group`, `moneycontrol_sym`, `exchange`, `created_by`, `updated_by`) VALUES ( 'Dewan Housing Finance Corporation Ltd.', 'DHFL', 'FINANCIAL SERVICES', 'INE202B01012', 'NSE500', 'DHFL', 'nse', '1', '1'); " calcext:value-type="string">
            <text:p>INSERT INTO `moneyman_db`.`stocks` ( `name`, `symbol`, `industry`, `ISIN_code`, `group`, `moneycontrol_sym`, `exchange`, `created_by`, `updated_by`) VALUES ( 'Dewan Housing Finance Corporation Ltd.', 'DHFL', 'FINANCIAL SERVICES', 'INE202B01012', 'NSE500', 'DHFL', 'nse', '1', '1'); </text:p>
          </table:table-cell>
        </table:table-row>
        <table:table-row table:style-name="ro1">
          <table:table-cell office:value-type="string" calcext:value-type="string">
            <text:p>Dilip Buildcon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7M01012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1];&quot;', '&quot;;[.C121];&quot;', '&quot;;[.B121];&quot;', '&quot;;[.E121];&quot;', '&quot;;[.G121];&quot;', '&quot;;[.F121];&quot;', 'nse', '1', '1'); &quot;)" office:value-type="string" office:string-value="INSERT INTO `moneyman_db`.`stocks` ( `name`, `symbol`, `industry`, `ISIN_code`, `group`, `moneycontrol_sym`, `exchange`, `created_by`, `updated_by`) VALUES ( 'Dilip Buildcon Ltd.', 'DBL', 'CONSTRUCTION', 'INE917M01012', 'NSE500', 'DBL', 'nse', '1', '1'); " calcext:value-type="string">
            <text:p>INSERT INTO `moneyman_db`.`stocks` ( `name`, `symbol`, `industry`, `ISIN_code`, `group`, `moneycontrol_sym`, `exchange`, `created_by`, `updated_by`) VALUES ( 'Dilip Buildcon Ltd.', 'DBL', 'CONSTRUCTION', 'INE917M01012', 'NSE500', 'DBL', 'nse', '1', '1'); </text:p>
          </table:table-cell>
        </table:table-row>
        <table:table-row table:style-name="ro1">
          <table:table-cell office:value-type="string" calcext:value-type="string">
            <text:p>Dish TV India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DISHTV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36F01026</text:p>
          </table:table-cell>
          <table:table-cell office:value-type="string" calcext:value-type="string">
            <text:p>DISHTV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2];&quot;', '&quot;;[.C122];&quot;', '&quot;;[.B122];&quot;', '&quot;;[.E122];&quot;', '&quot;;[.G122];&quot;', '&quot;;[.F122];&quot;', 'nse', '1', '1'); &quot;)" office:value-type="string" office:string-value="INSERT INTO `moneyman_db`.`stocks` ( `name`, `symbol`, `industry`, `ISIN_code`, `group`, `moneycontrol_sym`, `exchange`, `created_by`, `updated_by`) VALUES ( 'Dish TV India Ltd.', 'DISHTV', 'MEDIA &amp; ENTERTAINMENT', 'INE836F01026', 'NSE500', 'DISHTV', 'nse', '1', '1'); " calcext:value-type="string">
            <text:p>INSERT INTO `moneyman_db`.`stocks` ( `name`, `symbol`, `industry`, `ISIN_code`, `group`, `moneycontrol_sym`, `exchange`, `created_by`, `updated_by`) VALUES ( 'Dish TV India Ltd.', 'DISHTV', 'MEDIA &amp; ENTERTAINMENT', 'INE836F01026', 'NSE500', 'DISHTV', 'nse', '1', '1'); </text:p>
          </table:table-cell>
        </table:table-row>
        <table:table-row table:style-name="ro1">
          <table:table-cell office:value-type="string" calcext:value-type="string">
            <text:p>Dishman Carbogen Amci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DC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85W01011</text:p>
          </table:table-cell>
          <table:table-cell office:value-type="string" calcext:value-type="string">
            <text:p>DC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3];&quot;', '&quot;;[.C123];&quot;', '&quot;;[.B123];&quot;', '&quot;;[.E123];&quot;', '&quot;;[.G123];&quot;', '&quot;;[.F123];&quot;', 'nse', '1', '1'); &quot;)" office:value-type="string" office:string-value="INSERT INTO `moneyman_db`.`stocks` ( `name`, `symbol`, `industry`, `ISIN_code`, `group`, `moneycontrol_sym`, `exchange`, `created_by`, `updated_by`) VALUES ( 'Dishman Carbogen Amcis Ltd.', 'DCAL', 'PHARMA', 'INE385W01011', 'NSE500', 'DCAL', 'nse', '1', '1'); " calcext:value-type="string">
            <text:p>INSERT INTO `moneyman_db`.`stocks` ( `name`, `symbol`, `industry`, `ISIN_code`, `group`, `moneycontrol_sym`, `exchange`, `created_by`, `updated_by`) VALUES ( 'Dishman Carbogen Amcis Ltd.', 'DCAL', 'PHARMA', 'INE385W01011', 'NSE500', 'DCAL', 'nse', '1', '1'); </text:p>
          </table:table-cell>
        </table:table-row>
        <table:table-row table:style-name="ro1">
          <table:table-cell office:value-type="string" calcext:value-type="string">
            <text:p>Divis Laborato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DIVISLA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61B01024</text:p>
          </table:table-cell>
          <table:table-cell office:value-type="string" calcext:value-type="string">
            <text:p>DIVISLA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4];&quot;', '&quot;;[.C124];&quot;', '&quot;;[.B124];&quot;', '&quot;;[.E124];&quot;', '&quot;;[.G124];&quot;', '&quot;;[.F124];&quot;', 'nse', '1', '1'); &quot;)" office:value-type="string" office:string-value="INSERT INTO `moneyman_db`.`stocks` ( `name`, `symbol`, `industry`, `ISIN_code`, `group`, `moneycontrol_sym`, `exchange`, `created_by`, `updated_by`) VALUES ( 'Divis Laboratories Ltd.', 'DIVISLAB', 'PHARMA', 'INE361B01024', 'NSE500', 'DIVISLAB', 'nse', '1', '1'); " calcext:value-type="string">
            <text:p>INSERT INTO `moneyman_db`.`stocks` ( `name`, `symbol`, `industry`, `ISIN_code`, `group`, `moneycontrol_sym`, `exchange`, `created_by`, `updated_by`) VALUES ( 'Divis Laboratories Ltd.', 'DIVISLAB', 'PHARMA', 'INE361B01024', 'NSE500', 'DIVISLAB', 'nse', '1', '1'); </text:p>
          </table:table-cell>
        </table:table-row>
        <table:table-row table:style-name="ro1">
          <table:table-cell office:value-type="string" calcext:value-type="string">
            <text:p>Dixon Technologies (India)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5N01012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5];&quot;', '&quot;;[.C125];&quot;', '&quot;;[.B125];&quot;', '&quot;;[.E125];&quot;', '&quot;;[.G125];&quot;', '&quot;;[.F125];&quot;', 'nse', '1', '1'); &quot;)" office:value-type="string" office:string-value="INSERT INTO `moneyman_db`.`stocks` ( `name`, `symbol`, `industry`, `ISIN_code`, `group`, `moneycontrol_sym`, `exchange`, `created_by`, `updated_by`) VALUES ( 'Dixon Technologies (India) Ltd.', 'DIXON', 'CONSUMER GOODS', 'INE935N01012', 'NSE500', 'DIXON', 'nse', '1', '1'); " calcext:value-type="string">
            <text:p>INSERT INTO `moneyman_db`.`stocks` ( `name`, `symbol`, `industry`, `ISIN_code`, `group`, `moneycontrol_sym`, `exchange`, `created_by`, `updated_by`) VALUES ( 'Dixon Technologies (India) Ltd.', 'DIXON', 'CONSUMER GOODS', 'INE935N01012', 'NSE500', 'DIXON', 'nse', '1', '1'); </text:p>
          </table:table-cell>
        </table:table-row>
        <table:table-row table:style-name="ro1">
          <table:table-cell office:value-type="string" calcext:value-type="string">
            <text:p>Dr. Lal Path Labs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LALPATHLA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00L01024</text:p>
          </table:table-cell>
          <table:table-cell office:value-type="string" calcext:value-type="string">
            <text:p>LALPATHLA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6];&quot;', '&quot;;[.C126];&quot;', '&quot;;[.B126];&quot;', '&quot;;[.E126];&quot;', '&quot;;[.G126];&quot;', '&quot;;[.F126];&quot;', 'nse', '1', '1'); &quot;)" office:value-type="string" office:string-value="INSERT INTO `moneyman_db`.`stocks` ( `name`, `symbol`, `industry`, `ISIN_code`, `group`, `moneycontrol_sym`, `exchange`, `created_by`, `updated_by`) VALUES ( 'Dr. Lal Path Labs Ltd.', 'LALPATHLAB', 'HEALTHCARE SERVICES', 'INE600L01024', 'NSE500', 'LALPATHLAB', 'nse', '1', '1'); " calcext:value-type="string">
            <text:p>INSERT INTO `moneyman_db`.`stocks` ( `name`, `symbol`, `industry`, `ISIN_code`, `group`, `moneycontrol_sym`, `exchange`, `created_by`, `updated_by`) VALUES ( 'Dr. Lal Path Labs Ltd.', 'LALPATHLAB', 'HEALTHCARE SERVICES', 'INE600L01024', 'NSE500', 'LALPATHLAB', 'nse', '1', '1'); </text:p>
          </table:table-cell>
        </table:table-row>
        <table:table-row table:style-name="ro1">
          <table:table-cell office:value-type="string" calcext:value-type="string">
            <text:p>Dr. Reddys Laborato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DRREDD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9A01023</text:p>
          </table:table-cell>
          <table:table-cell office:value-type="string" calcext:value-type="string">
            <text:p>DRREDD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7];&quot;', '&quot;;[.C127];&quot;', '&quot;;[.B127];&quot;', '&quot;;[.E127];&quot;', '&quot;;[.G127];&quot;', '&quot;;[.F127];&quot;', 'nse', '1', '1'); &quot;)" office:value-type="string" office:string-value="INSERT INTO `moneyman_db`.`stocks` ( `name`, `symbol`, `industry`, `ISIN_code`, `group`, `moneycontrol_sym`, `exchange`, `created_by`, `updated_by`) VALUES ( 'Dr. Reddys Laboratories Ltd.', 'DRREDDY', 'PHARMA', 'INE089A01023', 'NSE500', 'DRREDDY', 'nse', '1', '1'); " calcext:value-type="string">
            <text:p>INSERT INTO `moneyman_db`.`stocks` ( `name`, `symbol`, `industry`, `ISIN_code`, `group`, `moneycontrol_sym`, `exchange`, `created_by`, `updated_by`) VALUES ( 'Dr. Reddys Laboratories Ltd.', 'DRREDDY', 'PHARMA', 'INE089A01023', 'NSE500', 'DRREDDY', 'nse', '1', '1'); </text:p>
          </table:table-cell>
        </table:table-row>
        <table:table-row table:style-name="ro1">
          <table:table-cell office:value-type="string" calcext:value-type="string">
            <text:p>E.I.D. Parry (India)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EIDPARR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6A01031</text:p>
          </table:table-cell>
          <table:table-cell office:value-type="string" calcext:value-type="string">
            <text:p>EIDPARR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8];&quot;', '&quot;;[.C128];&quot;', '&quot;;[.B128];&quot;', '&quot;;[.E128];&quot;', '&quot;;[.G128];&quot;', '&quot;;[.F128];&quot;', 'nse', '1', '1'); &quot;)" office:value-type="string" office:string-value="INSERT INTO `moneyman_db`.`stocks` ( `name`, `symbol`, `industry`, `ISIN_code`, `group`, `moneycontrol_sym`, `exchange`, `created_by`, `updated_by`) VALUES ( 'E.I.D. Parry (India) Ltd.', 'EIDPARRY', 'FERTILISERS &amp; PESTICIDES', 'INE126A01031', 'NSE500', 'EIDPARRY', 'nse', '1', '1'); " calcext:value-type="string">
            <text:p>INSERT INTO `moneyman_db`.`stocks` ( `name`, `symbol`, `industry`, `ISIN_code`, `group`, `moneycontrol_sym`, `exchange`, `created_by`, `updated_by`) VALUES ( 'E.I.D. Parry (India) Ltd.', 'EIDPARRY', 'FERTILISERS &amp; PESTICIDES', 'INE126A01031', 'NSE500', 'EIDPARRY', 'nse', '1', '1'); </text:p>
          </table:table-cell>
        </table:table-row>
        <table:table-row table:style-name="ro1">
          <table:table-cell office:value-type="string" calcext:value-type="string">
            <text:p>EIH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EIHOT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0A01023</text:p>
          </table:table-cell>
          <table:table-cell office:value-type="string" calcext:value-type="string">
            <text:p>EIHOT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29];&quot;', '&quot;;[.C129];&quot;', '&quot;;[.B129];&quot;', '&quot;;[.E129];&quot;', '&quot;;[.G129];&quot;', '&quot;;[.F129];&quot;', 'nse', '1', '1'); &quot;)" office:value-type="string" office:string-value="INSERT INTO `moneyman_db`.`stocks` ( `name`, `symbol`, `industry`, `ISIN_code`, `group`, `moneycontrol_sym`, `exchange`, `created_by`, `updated_by`) VALUES ( 'EIH Ltd.', 'EIHOTEL', 'SERVICES', 'INE230A01023', 'NSE500', 'EIHOTEL', 'nse', '1', '1'); " calcext:value-type="string">
            <text:p>INSERT INTO `moneyman_db`.`stocks` ( `name`, `symbol`, `industry`, `ISIN_code`, `group`, `moneycontrol_sym`, `exchange`, `created_by`, `updated_by`) VALUES ( 'EIH Ltd.', 'EIHOTEL', 'SERVICES', 'INE230A01023', 'NSE500', 'EIHOTEL', 'nse', '1', '1'); </text:p>
          </table:table-cell>
        </table:table-row>
        <table:table-row table:style-name="ro1">
          <table:table-cell office:value-type="string" calcext:value-type="string">
            <text:p>Edelweiss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EDELWEIS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2F01054</text:p>
          </table:table-cell>
          <table:table-cell office:value-type="string" calcext:value-type="string">
            <text:p>EDELWEIS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0];&quot;', '&quot;;[.C130];&quot;', '&quot;;[.B130];&quot;', '&quot;;[.E130];&quot;', '&quot;;[.G130];&quot;', '&quot;;[.F130];&quot;', 'nse', '1', '1'); &quot;)" office:value-type="string" office:string-value="INSERT INTO `moneyman_db`.`stocks` ( `name`, `symbol`, `industry`, `ISIN_code`, `group`, `moneycontrol_sym`, `exchange`, `created_by`, `updated_by`) VALUES ( 'Edelweiss Financial Services Ltd.', 'EDELWEISS', 'FINANCIAL SERVICES', 'INE532F01054', 'NSE500', 'EDELWEISS', 'nse', '1', '1'); " calcext:value-type="string">
            <text:p>INSERT INTO `moneyman_db`.`stocks` ( `name`, `symbol`, `industry`, `ISIN_code`, `group`, `moneycontrol_sym`, `exchange`, `created_by`, `updated_by`) VALUES ( 'Edelweiss Financial Services Ltd.', 'EDELWEISS', 'FINANCIAL SERVICES', 'INE532F01054', 'NSE500', 'EDELWEISS', 'nse', '1', '1'); </text:p>
          </table:table-cell>
        </table:table-row>
        <table:table-row table:style-name="ro1">
          <table:table-cell office:value-type="string" calcext:value-type="string">
            <text:p>Eicher Motor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EICHERMO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6A01013</text:p>
          </table:table-cell>
          <table:table-cell office:value-type="string" calcext:value-type="string">
            <text:p>EICHERMO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1];&quot;', '&quot;;[.C131];&quot;', '&quot;;[.B131];&quot;', '&quot;;[.E131];&quot;', '&quot;;[.G131];&quot;', '&quot;;[.F131];&quot;', 'nse', '1', '1'); &quot;)" office:value-type="string" office:string-value="INSERT INTO `moneyman_db`.`stocks` ( `name`, `symbol`, `industry`, `ISIN_code`, `group`, `moneycontrol_sym`, `exchange`, `created_by`, `updated_by`) VALUES ( 'Eicher Motors Ltd.', 'EICHERMOT', 'AUTOMOBILE', 'INE066A01013', 'NSE500', 'EICHERMOT', 'nse', '1', '1'); " calcext:value-type="string">
            <text:p>INSERT INTO `moneyman_db`.`stocks` ( `name`, `symbol`, `industry`, `ISIN_code`, `group`, `moneycontrol_sym`, `exchange`, `created_by`, `updated_by`) VALUES ( 'Eicher Motors Ltd.', 'EICHERMOT', 'AUTOMOBILE', 'INE066A01013', 'NSE500', 'EICHERMOT', 'nse', '1', '1'); </text:p>
          </table:table-cell>
        </table:table-row>
        <table:table-row table:style-name="ro1">
          <table:table-cell office:value-type="string" calcext:value-type="string">
            <text:p>Elgi Equipment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ELGIEQUI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5A01027</text:p>
          </table:table-cell>
          <table:table-cell office:value-type="string" calcext:value-type="string">
            <text:p>ELGIEQUI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2];&quot;', '&quot;;[.C132];&quot;', '&quot;;[.B132];&quot;', '&quot;;[.E132];&quot;', '&quot;;[.G132];&quot;', '&quot;;[.F132];&quot;', 'nse', '1', '1'); &quot;)" office:value-type="string" office:string-value="INSERT INTO `moneyman_db`.`stocks` ( `name`, `symbol`, `industry`, `ISIN_code`, `group`, `moneycontrol_sym`, `exchange`, `created_by`, `updated_by`) VALUES ( 'Elgi Equipments Ltd.', 'ELGIEQUIP', 'INDUSTRIAL MANUFACTURING', 'INE285A01027', 'NSE500', 'ELGIEQUIP', 'nse', '1', '1'); " calcext:value-type="string">
            <text:p>INSERT INTO `moneyman_db`.`stocks` ( `name`, `symbol`, `industry`, `ISIN_code`, `group`, `moneycontrol_sym`, `exchange`, `created_by`, `updated_by`) VALUES ( 'Elgi Equipments Ltd.', 'ELGIEQUIP', 'INDUSTRIAL MANUFACTURING', 'INE285A01027', 'NSE500', 'ELGIEQUIP', 'nse', '1', '1'); </text:p>
          </table:table-cell>
        </table:table-row>
        <table:table-row table:style-name="ro1">
          <table:table-cell office:value-type="string" calcext:value-type="string">
            <text:p>Emami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EMAMI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48C01032</text:p>
          </table:table-cell>
          <table:table-cell office:value-type="string" calcext:value-type="string">
            <text:p>EMAMI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3];&quot;', '&quot;;[.C133];&quot;', '&quot;;[.B133];&quot;', '&quot;;[.E133];&quot;', '&quot;;[.G133];&quot;', '&quot;;[.F133];&quot;', 'nse', '1', '1'); &quot;)" office:value-type="string" office:string-value="INSERT INTO `moneyman_db`.`stocks` ( `name`, `symbol`, `industry`, `ISIN_code`, `group`, `moneycontrol_sym`, `exchange`, `created_by`, `updated_by`) VALUES ( 'Emami Ltd.', 'EMAMILTD', 'CONSUMER GOODS', 'INE548C01032', 'NSE500', 'EMAMILTD', 'nse', '1', '1'); " calcext:value-type="string">
            <text:p>INSERT INTO `moneyman_db`.`stocks` ( `name`, `symbol`, `industry`, `ISIN_code`, `group`, `moneycontrol_sym`, `exchange`, `created_by`, `updated_by`) VALUES ( 'Emami Ltd.', 'EMAMILTD', 'CONSUMER GOODS', 'INE548C01032', 'NSE500', 'EMAMILTD', 'nse', '1', '1'); </text:p>
          </table:table-cell>
        </table:table-row>
        <table:table-row table:style-name="ro1">
          <table:table-cell office:value-type="string" calcext:value-type="string">
            <text:p>Endurance Technolog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3H01037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4];&quot;', '&quot;;[.C134];&quot;', '&quot;;[.B134];&quot;', '&quot;;[.E134];&quot;', '&quot;;[.G134];&quot;', '&quot;;[.F134];&quot;', 'nse', '1', '1'); &quot;)" office:value-type="string" office:string-value="INSERT INTO `moneyman_db`.`stocks` ( `name`, `symbol`, `industry`, `ISIN_code`, `group`, `moneycontrol_sym`, `exchange`, `created_by`, `updated_by`) VALUES ( 'Endurance Technologies Ltd.', 'ENDURANCE', 'AUTOMOBILE', 'INE913H01037', 'NSE500', 'ENDURANCE', 'nse', '1', '1'); " calcext:value-type="string">
            <text:p>INSERT INTO `moneyman_db`.`stocks` ( `name`, `symbol`, `industry`, `ISIN_code`, `group`, `moneycontrol_sym`, `exchange`, `created_by`, `updated_by`) VALUES ( 'Endurance Technologies Ltd.', 'ENDURANCE', 'AUTOMOBILE', 'INE913H01037', 'NSE500', 'ENDURANCE', 'nse', '1', '1'); </text:p>
          </table:table-cell>
        </table:table-row>
        <table:table-row table:style-name="ro1">
          <table:table-cell office:value-type="string" calcext:value-type="string">
            <text:p>Engineers India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ENGINERS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10A01028</text:p>
          </table:table-cell>
          <table:table-cell office:value-type="string" calcext:value-type="string">
            <text:p>ENGINERS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5];&quot;', '&quot;;[.C135];&quot;', '&quot;;[.B135];&quot;', '&quot;;[.E135];&quot;', '&quot;;[.G135];&quot;', '&quot;;[.F135];&quot;', 'nse', '1', '1'); &quot;)" office:value-type="string" office:string-value="INSERT INTO `moneyman_db`.`stocks` ( `name`, `symbol`, `industry`, `ISIN_code`, `group`, `moneycontrol_sym`, `exchange`, `created_by`, `updated_by`) VALUES ( 'Engineers India Ltd.', 'ENGINERSIN', 'CONSTRUCTION', 'INE510A01028', 'NSE500', 'ENGINERSIN', 'nse', '1', '1'); " calcext:value-type="string">
            <text:p>INSERT INTO `moneyman_db`.`stocks` ( `name`, `symbol`, `industry`, `ISIN_code`, `group`, `moneycontrol_sym`, `exchange`, `created_by`, `updated_by`) VALUES ( 'Engineers India Ltd.', 'ENGINERSIN', 'CONSTRUCTION', 'INE510A01028', 'NSE500', 'ENGINERSIN', 'nse', '1', '1'); </text:p>
          </table:table-cell>
        </table:table-row>
        <table:table-row table:style-name="ro1">
          <table:table-cell office:value-type="string" calcext:value-type="string">
            <text:p>Equitas Holding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EQUITA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88K01017</text:p>
          </table:table-cell>
          <table:table-cell office:value-type="string" calcext:value-type="string">
            <text:p>EQUITA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6];&quot;', '&quot;;[.C136];&quot;', '&quot;;[.B136];&quot;', '&quot;;[.E136];&quot;', '&quot;;[.G136];&quot;', '&quot;;[.F136];&quot;', 'nse', '1', '1'); &quot;)" office:value-type="string" office:string-value="INSERT INTO `moneyman_db`.`stocks` ( `name`, `symbol`, `industry`, `ISIN_code`, `group`, `moneycontrol_sym`, `exchange`, `created_by`, `updated_by`) VALUES ( 'Equitas Holdings Ltd.', 'EQUITAS', 'FINANCIAL SERVICES', 'INE988K01017', 'NSE500', 'EQUITAS', 'nse', '1', '1'); " calcext:value-type="string">
            <text:p>INSERT INTO `moneyman_db`.`stocks` ( `name`, `symbol`, `industry`, `ISIN_code`, `group`, `moneycontrol_sym`, `exchange`, `created_by`, `updated_by`) VALUES ( 'Equitas Holdings Ltd.', 'EQUITAS', 'FINANCIAL SERVICES', 'INE988K01017', 'NSE500', 'EQUITAS', 'nse', '1', '1'); </text:p>
          </table:table-cell>
        </table:table-row>
        <table:table-row table:style-name="ro1">
          <table:table-cell office:value-type="string" calcext:value-type="string">
            <text:p>Eris Lifescienc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ER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06M01024</text:p>
          </table:table-cell>
          <table:table-cell office:value-type="string" calcext:value-type="string">
            <text:p>ER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7];&quot;', '&quot;;[.C137];&quot;', '&quot;;[.B137];&quot;', '&quot;;[.E137];&quot;', '&quot;;[.G137];&quot;', '&quot;;[.F137];&quot;', 'nse', '1', '1'); &quot;)" office:value-type="string" office:string-value="INSERT INTO `moneyman_db`.`stocks` ( `name`, `symbol`, `industry`, `ISIN_code`, `group`, `moneycontrol_sym`, `exchange`, `created_by`, `updated_by`) VALUES ( 'Eris Lifesciences Ltd.', 'ERIS', 'PHARMA', 'INE406M01024', 'NSE500', 'ERIS', 'nse', '1', '1'); " calcext:value-type="string">
            <text:p>INSERT INTO `moneyman_db`.`stocks` ( `name`, `symbol`, `industry`, `ISIN_code`, `group`, `moneycontrol_sym`, `exchange`, `created_by`, `updated_by`) VALUES ( 'Eris Lifesciences Ltd.', 'ERIS', 'PHARMA', 'INE406M01024', 'NSE500', 'ERIS', 'nse', '1', '1'); </text:p>
          </table:table-cell>
        </table:table-row>
        <table:table-row table:style-name="ro1">
          <table:table-cell office:value-type="string" calcext:value-type="string">
            <text:p>Escort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ESCORT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2A01014</text:p>
          </table:table-cell>
          <table:table-cell office:value-type="string" calcext:value-type="string">
            <text:p>ESCORT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8];&quot;', '&quot;;[.C138];&quot;', '&quot;;[.B138];&quot;', '&quot;;[.E138];&quot;', '&quot;;[.G138];&quot;', '&quot;;[.F138];&quot;', 'nse', '1', '1'); &quot;)" office:value-type="string" office:string-value="INSERT INTO `moneyman_db`.`stocks` ( `name`, `symbol`, `industry`, `ISIN_code`, `group`, `moneycontrol_sym`, `exchange`, `created_by`, `updated_by`) VALUES ( 'Escorts Ltd.', 'ESCORTS', 'AUTOMOBILE', 'INE042A01014', 'NSE500', 'ESCORTS', 'nse', '1', '1'); " calcext:value-type="string">
            <text:p>INSERT INTO `moneyman_db`.`stocks` ( `name`, `symbol`, `industry`, `ISIN_code`, `group`, `moneycontrol_sym`, `exchange`, `created_by`, `updated_by`) VALUES ( 'Escorts Ltd.', 'ESCORTS', 'AUTOMOBILE', 'INE042A01014', 'NSE500', 'ESCORTS', 'nse', '1', '1'); </text:p>
          </table:table-cell>
        </table:table-row>
        <table:table-row table:style-name="ro1">
          <table:table-cell office:value-type="string" calcext:value-type="string">
            <text:p>Essel Propack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ESSELPAC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5A01020</text:p>
          </table:table-cell>
          <table:table-cell office:value-type="string" calcext:value-type="string">
            <text:p>ESSELPAC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39];&quot;', '&quot;;[.C139];&quot;', '&quot;;[.B139];&quot;', '&quot;;[.E139];&quot;', '&quot;;[.G139];&quot;', '&quot;;[.F139];&quot;', 'nse', '1', '1'); &quot;)" office:value-type="string" office:string-value="INSERT INTO `moneyman_db`.`stocks` ( `name`, `symbol`, `industry`, `ISIN_code`, `group`, `moneycontrol_sym`, `exchange`, `created_by`, `updated_by`) VALUES ( 'Essel Propack Ltd.', 'ESSELPACK', 'INDUSTRIAL MANUFACTURING', 'INE255A01020', 'NSE500', 'ESSELPACK', 'nse', '1', '1'); " calcext:value-type="string">
            <text:p>INSERT INTO `moneyman_db`.`stocks` ( `name`, `symbol`, `industry`, `ISIN_code`, `group`, `moneycontrol_sym`, `exchange`, `created_by`, `updated_by`) VALUES ( 'Essel Propack Ltd.', 'ESSELPACK', 'INDUSTRIAL MANUFACTURING', 'INE255A01020', 'NSE500', 'ESSELPACK', 'nse', '1', '1'); </text:p>
          </table:table-cell>
        </table:table-row>
        <table:table-row table:style-name="ro1">
          <table:table-cell office:value-type="string" calcext:value-type="string">
            <text:p>Exide Indust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EXIDE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02A01020</text:p>
          </table:table-cell>
          <table:table-cell office:value-type="string" calcext:value-type="string">
            <text:p>EXIDE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0];&quot;', '&quot;;[.C140];&quot;', '&quot;;[.B140];&quot;', '&quot;;[.E140];&quot;', '&quot;;[.G140];&quot;', '&quot;;[.F140];&quot;', 'nse', '1', '1'); &quot;)" office:value-type="string" office:string-value="INSERT INTO `moneyman_db`.`stocks` ( `name`, `symbol`, `industry`, `ISIN_code`, `group`, `moneycontrol_sym`, `exchange`, `created_by`, `updated_by`) VALUES ( 'Exide Industries Ltd.', 'EXIDEIND', 'AUTOMOBILE', 'INE302A01020', 'NSE500', 'EXIDEIND', 'nse', '1', '1'); " calcext:value-type="string">
            <text:p>INSERT INTO `moneyman_db`.`stocks` ( `name`, `symbol`, `industry`, `ISIN_code`, `group`, `moneycontrol_sym`, `exchange`, `created_by`, `updated_by`) VALUES ( 'Exide Industries Ltd.', 'EXIDEIND', 'AUTOMOBILE', 'INE302A01020', 'NSE500', 'EXIDEIND', 'nse', '1', '1'); </text:p>
          </table:table-cell>
        </table:table-row>
        <table:table-row table:style-name="ro1">
          <table:table-cell office:value-type="string" calcext:value-type="string">
            <text:p>FDC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8B01022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1];&quot;', '&quot;;[.C141];&quot;', '&quot;;[.B141];&quot;', '&quot;;[.E141];&quot;', '&quot;;[.G141];&quot;', '&quot;;[.F141];&quot;', 'nse', '1', '1'); &quot;)" office:value-type="string" office:string-value="INSERT INTO `moneyman_db`.`stocks` ( `name`, `symbol`, `industry`, `ISIN_code`, `group`, `moneycontrol_sym`, `exchange`, `created_by`, `updated_by`) VALUES ( 'FDC Ltd.', 'FDC', 'PHARMA', 'INE258B01022', 'NSE500', 'FDC', 'nse', '1', '1'); " calcext:value-type="string">
            <text:p>INSERT INTO `moneyman_db`.`stocks` ( `name`, `symbol`, `industry`, `ISIN_code`, `group`, `moneycontrol_sym`, `exchange`, `created_by`, `updated_by`) VALUES ( 'FDC Ltd.', 'FDC', 'PHARMA', 'INE258B01022', 'NSE500', 'FDC', 'nse', '1', '1'); </text:p>
          </table:table-cell>
        </table:table-row>
        <table:table-row table:style-name="ro1">
          <table:table-cell office:value-type="string" calcext:value-type="string">
            <text:p>Federal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EDERALB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1A01029</text:p>
          </table:table-cell>
          <table:table-cell office:value-type="string" calcext:value-type="string">
            <text:p>FEDERALB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2];&quot;', '&quot;;[.C142];&quot;', '&quot;;[.B142];&quot;', '&quot;;[.E142];&quot;', '&quot;;[.G142];&quot;', '&quot;;[.F142];&quot;', 'nse', '1', '1'); &quot;)" office:value-type="string" office:string-value="INSERT INTO `moneyman_db`.`stocks` ( `name`, `symbol`, `industry`, `ISIN_code`, `group`, `moneycontrol_sym`, `exchange`, `created_by`, `updated_by`) VALUES ( 'Federal Bank Ltd.', 'FEDERALBNK', 'FINANCIAL SERVICES', 'INE171A01029', 'NSE500', 'FEDERALBNK', 'nse', '1', '1'); " calcext:value-type="string">
            <text:p>INSERT INTO `moneyman_db`.`stocks` ( `name`, `symbol`, `industry`, `ISIN_code`, `group`, `moneycontrol_sym`, `exchange`, `created_by`, `updated_by`) VALUES ( 'Federal Bank Ltd.', 'FEDERALBNK', 'FINANCIAL SERVICES', 'INE171A01029', 'NSE500', 'FEDERALBNK', 'nse', '1', '1'); </text:p>
          </table:table-cell>
        </table:table-row>
        <table:table-row table:style-name="ro1">
          <table:table-cell office:value-type="string" calcext:value-type="string">
            <text:p>Federal-Mogul Goetze (India)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FMGOETZ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29A01010</text:p>
          </table:table-cell>
          <table:table-cell office:value-type="string" calcext:value-type="string">
            <text:p>FMGOETZ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3];&quot;', '&quot;;[.C143];&quot;', '&quot;;[.B143];&quot;', '&quot;;[.E143];&quot;', '&quot;;[.G143];&quot;', '&quot;;[.F143];&quot;', 'nse', '1', '1'); &quot;)" office:value-type="string" office:string-value="INSERT INTO `moneyman_db`.`stocks` ( `name`, `symbol`, `industry`, `ISIN_code`, `group`, `moneycontrol_sym`, `exchange`, `created_by`, `updated_by`) VALUES ( 'Federal-Mogul Goetze (India) Ltd.', 'FMGOETZE', 'AUTOMOBILE', 'INE529A01010', 'NSE500', 'FMGOETZE', 'nse', '1', '1'); " calcext:value-type="string">
            <text:p>INSERT INTO `moneyman_db`.`stocks` ( `name`, `symbol`, `industry`, `ISIN_code`, `group`, `moneycontrol_sym`, `exchange`, `created_by`, `updated_by`) VALUES ( 'Federal-Mogul Goetze (India) Ltd.', 'FMGOETZE', 'AUTOMOBILE', 'INE529A01010', 'NSE500', 'FMGOETZE', 'nse', '1', '1'); </text:p>
          </table:table-cell>
        </table:table-row>
        <table:table-row table:style-name="ro1">
          <table:table-cell office:value-type="string" calcext:value-type="string">
            <text:p>Fine Organic Industrie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FINEOR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6Y01026</text:p>
          </table:table-cell>
          <table:table-cell office:value-type="string" calcext:value-type="string">
            <text:p>FINEOR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4];&quot;', '&quot;;[.C144];&quot;', '&quot;;[.B144];&quot;', '&quot;;[.E144];&quot;', '&quot;;[.G144];&quot;', '&quot;;[.F144];&quot;', 'nse', '1', '1'); &quot;)" office:value-type="string" office:string-value="INSERT INTO `moneyman_db`.`stocks` ( `name`, `symbol`, `industry`, `ISIN_code`, `group`, `moneycontrol_sym`, `exchange`, `created_by`, `updated_by`) VALUES ( 'Fine Organic Industries Ltd.', 'FINEORG', 'CHEMICALS', 'INE686Y01026', 'NSE500', 'FINEORG', 'nse', '1', '1'); " calcext:value-type="string">
            <text:p>INSERT INTO `moneyman_db`.`stocks` ( `name`, `symbol`, `industry`, `ISIN_code`, `group`, `moneycontrol_sym`, `exchange`, `created_by`, `updated_by`) VALUES ( 'Fine Organic Industries Ltd.', 'FINEORG', 'CHEMICALS', 'INE686Y01026', 'NSE500', 'FINEORG', 'nse', '1', '1'); </text:p>
          </table:table-cell>
        </table:table-row>
        <table:table-row table:style-name="ro1">
          <table:table-cell office:value-type="string" calcext:value-type="string">
            <text:p>Finolex Cabl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FINCABL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5A01022</text:p>
          </table:table-cell>
          <table:table-cell office:value-type="string" calcext:value-type="string">
            <text:p>FINCABL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5];&quot;', '&quot;;[.C145];&quot;', '&quot;;[.B145];&quot;', '&quot;;[.E145];&quot;', '&quot;;[.G145];&quot;', '&quot;;[.F145];&quot;', 'nse', '1', '1'); &quot;)" office:value-type="string" office:string-value="INSERT INTO `moneyman_db`.`stocks` ( `name`, `symbol`, `industry`, `ISIN_code`, `group`, `moneycontrol_sym`, `exchange`, `created_by`, `updated_by`) VALUES ( 'Finolex Cables Ltd.', 'FINCABLES', 'INDUSTRIAL MANUFACTURING', 'INE235A01022', 'NSE500', 'FINCABLES', 'nse', '1', '1'); " calcext:value-type="string">
            <text:p>INSERT INTO `moneyman_db`.`stocks` ( `name`, `symbol`, `industry`, `ISIN_code`, `group`, `moneycontrol_sym`, `exchange`, `created_by`, `updated_by`) VALUES ( 'Finolex Cables Ltd.', 'FINCABLES', 'INDUSTRIAL MANUFACTURING', 'INE235A01022', 'NSE500', 'FINCABLES', 'nse', '1', '1'); </text:p>
          </table:table-cell>
        </table:table-row>
        <table:table-row table:style-name="ro1">
          <table:table-cell office:value-type="string" calcext:value-type="string">
            <text:p>Finolex Indust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FINPIP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83A01016</text:p>
          </table:table-cell>
          <table:table-cell office:value-type="string" calcext:value-type="string">
            <text:p>FINPIP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6];&quot;', '&quot;;[.C146];&quot;', '&quot;;[.B146];&quot;', '&quot;;[.E146];&quot;', '&quot;;[.G146];&quot;', '&quot;;[.F146];&quot;', 'nse', '1', '1'); &quot;)" office:value-type="string" office:string-value="INSERT INTO `moneyman_db`.`stocks` ( `name`, `symbol`, `industry`, `ISIN_code`, `group`, `moneycontrol_sym`, `exchange`, `created_by`, `updated_by`) VALUES ( 'Finolex Industries Ltd.', 'FINPIPE', 'INDUSTRIAL MANUFACTURING', 'INE183A01016', 'NSE500', 'FINPIPE', 'nse', '1', '1'); " calcext:value-type="string">
            <text:p>INSERT INTO `moneyman_db`.`stocks` ( `name`, `symbol`, `industry`, `ISIN_code`, `group`, `moneycontrol_sym`, `exchange`, `created_by`, `updated_by`) VALUES ( 'Finolex Industries Ltd.', 'FINPIPE', 'INDUSTRIAL MANUFACTURING', 'INE183A01016', 'NSE500', 'FINPIPE', 'nse', '1', '1'); </text:p>
          </table:table-cell>
        </table:table-row>
        <table:table-row table:style-name="ro1">
          <table:table-cell office:value-type="string" calcext:value-type="string">
            <text:p>Firstsource Solution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4F01012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7];&quot;', '&quot;;[.C147];&quot;', '&quot;;[.B147];&quot;', '&quot;;[.E147];&quot;', '&quot;;[.G147];&quot;', '&quot;;[.F147];&quot;', 'nse', '1', '1'); &quot;)" office:value-type="string" office:string-value="INSERT INTO `moneyman_db`.`stocks` ( `name`, `symbol`, `industry`, `ISIN_code`, `group`, `moneycontrol_sym`, `exchange`, `created_by`, `updated_by`) VALUES ( 'Firstsource Solutions Ltd.', 'FSL', 'IT', 'INE684F01012', 'NSE500', 'FSL', 'nse', '1', '1'); " calcext:value-type="string">
            <text:p>INSERT INTO `moneyman_db`.`stocks` ( `name`, `symbol`, `industry`, `ISIN_code`, `group`, `moneycontrol_sym`, `exchange`, `created_by`, `updated_by`) VALUES ( 'Firstsource Solutions Ltd.', 'FSL', 'IT', 'INE684F01012', 'NSE500', 'FSL', 'nse', '1', '1'); </text:p>
          </table:table-cell>
        </table:table-row>
        <table:table-row table:style-name="ro1">
          <table:table-cell office:value-type="string" calcext:value-type="string">
            <text:p>Fortis Healthcare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1F01013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8];&quot;', '&quot;;[.C148];&quot;', '&quot;;[.B148];&quot;', '&quot;;[.E148];&quot;', '&quot;;[.G148];&quot;', '&quot;;[.F148];&quot;', 'nse', '1', '1'); &quot;)" office:value-type="string" office:string-value="INSERT INTO `moneyman_db`.`stocks` ( `name`, `symbol`, `industry`, `ISIN_code`, `group`, `moneycontrol_sym`, `exchange`, `created_by`, `updated_by`) VALUES ( 'Fortis Healthcare Ltd.', 'FORTIS', 'HEALTHCARE SERVICES', 'INE061F01013', 'NSE500', 'FORTIS', 'nse', '1', '1'); " calcext:value-type="string">
            <text:p>INSERT INTO `moneyman_db`.`stocks` ( `name`, `symbol`, `industry`, `ISIN_code`, `group`, `moneycontrol_sym`, `exchange`, `created_by`, `updated_by`) VALUES ( 'Fortis Healthcare Ltd.', 'FORTIS', 'HEALTHCARE SERVICES', 'INE061F01013', 'NSE500', 'FORTIS', 'nse', '1', '1'); </text:p>
          </table:table-cell>
        </table:table-row>
        <table:table-row table:style-name="ro1">
          <table:table-cell office:value-type="string" calcext:value-type="string">
            <text:p>Future Consumer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FCONSUM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0J01025</text:p>
          </table:table-cell>
          <table:table-cell office:value-type="string" calcext:value-type="string">
            <text:p>FCONSUM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49];&quot;', '&quot;;[.C149];&quot;', '&quot;;[.B149];&quot;', '&quot;;[.E149];&quot;', '&quot;;[.G149];&quot;', '&quot;;[.F149];&quot;', 'nse', '1', '1'); &quot;)" office:value-type="string" office:string-value="INSERT INTO `moneyman_db`.`stocks` ( `name`, `symbol`, `industry`, `ISIN_code`, `group`, `moneycontrol_sym`, `exchange`, `created_by`, `updated_by`) VALUES ( 'Future Consumer Ltd.', 'FCONSUMER', 'CONSUMER GOODS', 'INE220J01025', 'NSE500', 'FCONSUMER', 'nse', '1', '1'); " calcext:value-type="string">
            <text:p>INSERT INTO `moneyman_db`.`stocks` ( `name`, `symbol`, `industry`, `ISIN_code`, `group`, `moneycontrol_sym`, `exchange`, `created_by`, `updated_by`) VALUES ( 'Future Consumer Ltd.', 'FCONSUMER', 'CONSUMER GOODS', 'INE220J01025', 'NSE500', 'FCONSUMER', 'nse', '1', '1'); </text:p>
          </table:table-cell>
        </table:table-row>
        <table:table-row table:style-name="ro1">
          <table:table-cell office:value-type="string" calcext:value-type="string">
            <text:p>Future Lifestyle Fashion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FLF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52O01016</text:p>
          </table:table-cell>
          <table:table-cell office:value-type="string" calcext:value-type="string">
            <text:p>FLF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0];&quot;', '&quot;;[.C150];&quot;', '&quot;;[.B150];&quot;', '&quot;;[.E150];&quot;', '&quot;;[.G150];&quot;', '&quot;;[.F150];&quot;', 'nse', '1', '1'); &quot;)" office:value-type="string" office:string-value="INSERT INTO `moneyman_db`.`stocks` ( `name`, `symbol`, `industry`, `ISIN_code`, `group`, `moneycontrol_sym`, `exchange`, `created_by`, `updated_by`) VALUES ( 'Future Lifestyle Fashions Ltd.', 'FLFL', 'CONSUMER GOODS', 'INE452O01016', 'NSE500', 'FLFL', 'nse', '1', '1'); " calcext:value-type="string">
            <text:p>INSERT INTO `moneyman_db`.`stocks` ( `name`, `symbol`, `industry`, `ISIN_code`, `group`, `moneycontrol_sym`, `exchange`, `created_by`, `updated_by`) VALUES ( 'Future Lifestyle Fashions Ltd.', 'FLFL', 'CONSUMER GOODS', 'INE452O01016', 'NSE500', 'FLFL', 'nse', '1', '1'); </text:p>
          </table:table-cell>
        </table:table-row>
        <table:table-row table:style-name="ro1">
          <table:table-cell office:value-type="string" calcext:value-type="string">
            <text:p>Future Retail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FRETA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52P01024</text:p>
          </table:table-cell>
          <table:table-cell office:value-type="string" calcext:value-type="string">
            <text:p>FRETA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1];&quot;', '&quot;;[.C151];&quot;', '&quot;;[.B151];&quot;', '&quot;;[.E151];&quot;', '&quot;;[.G151];&quot;', '&quot;;[.F151];&quot;', 'nse', '1', '1'); &quot;)" office:value-type="string" office:string-value="INSERT INTO `moneyman_db`.`stocks` ( `name`, `symbol`, `industry`, `ISIN_code`, `group`, `moneycontrol_sym`, `exchange`, `created_by`, `updated_by`) VALUES ( 'Future Retail Ltd.', 'FRETAIL', 'CONSUMER GOODS', 'INE752P01024', 'NSE500', 'FRETAIL', 'nse', '1', '1'); " calcext:value-type="string">
            <text:p>INSERT INTO `moneyman_db`.`stocks` ( `name`, `symbol`, `industry`, `ISIN_code`, `group`, `moneycontrol_sym`, `exchange`, `created_by`, `updated_by`) VALUES ( 'Future Retail Ltd.', 'FRETAIL', 'CONSUMER GOODS', 'INE752P01024', 'NSE500', 'FRETAIL', 'nse', '1', '1'); </text:p>
          </table:table-cell>
        </table:table-row>
        <table:table-row table:style-name="ro1">
          <table:table-cell office:value-type="string" calcext:value-type="string">
            <text:p>GAIL (India)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9A0101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2];&quot;', '&quot;;[.C152];&quot;', '&quot;;[.B152];&quot;', '&quot;;[.E152];&quot;', '&quot;;[.G152];&quot;', '&quot;;[.F152];&quot;', 'nse', '1', '1'); &quot;)" office:value-type="string" office:string-value="INSERT INTO `moneyman_db`.`stocks` ( `name`, `symbol`, `industry`, `ISIN_code`, `group`, `moneycontrol_sym`, `exchange`, `created_by`, `updated_by`) VALUES ( 'GAIL (India) Ltd.', 'GAIL', 'ENERGY', 'INE129A01019', 'NSE500', 'GAIL', 'nse', '1', '1'); " calcext:value-type="string">
            <text:p>INSERT INTO `moneyman_db`.`stocks` ( `name`, `symbol`, `industry`, `ISIN_code`, `group`, `moneycontrol_sym`, `exchange`, `created_by`, `updated_by`) VALUES ( 'GAIL (India) Ltd.', 'GAIL', 'ENERGY', 'INE129A01019', 'NSE500', 'GAIL', 'nse', '1', '1'); </text:p>
          </table:table-cell>
        </table:table-row>
        <table:table-row table:style-name="ro1">
          <table:table-cell office:value-type="string" calcext:value-type="string">
            <text:p>GE Power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GEP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8A01011</text:p>
          </table:table-cell>
          <table:table-cell office:value-type="string" calcext:value-type="string">
            <text:p>GEP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3];&quot;', '&quot;;[.C153];&quot;', '&quot;;[.B153];&quot;', '&quot;;[.E153];&quot;', '&quot;;[.G153];&quot;', '&quot;;[.F153];&quot;', 'nse', '1', '1'); &quot;)" office:value-type="string" office:string-value="INSERT INTO `moneyman_db`.`stocks` ( `name`, `symbol`, `industry`, `ISIN_code`, `group`, `moneycontrol_sym`, `exchange`, `created_by`, `updated_by`) VALUES ( 'GE Power India Ltd.', 'GEPIL', 'INDUSTRIAL MANUFACTURING', 'INE878A01011', 'NSE500', 'GEPIL', 'nse', '1', '1'); " calcext:value-type="string">
            <text:p>INSERT INTO `moneyman_db`.`stocks` ( `name`, `symbol`, `industry`, `ISIN_code`, `group`, `moneycontrol_sym`, `exchange`, `created_by`, `updated_by`) VALUES ( 'GE Power India Ltd.', 'GEPIL', 'INDUSTRIAL MANUFACTURING', 'INE878A01011', 'NSE500', 'GEPIL', 'nse', '1', '1'); </text:p>
          </table:table-cell>
        </table:table-row>
        <table:table-row table:style-name="ro1">
          <table:table-cell office:value-type="string" calcext:value-type="string">
            <text:p>GE T&amp;D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GET&amp;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0A01026</text:p>
          </table:table-cell>
          <table:table-cell office:value-type="string" calcext:value-type="string">
            <text:p>GET&amp;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4];&quot;', '&quot;;[.C154];&quot;', '&quot;;[.B154];&quot;', '&quot;;[.E154];&quot;', '&quot;;[.G154];&quot;', '&quot;;[.F154];&quot;', 'nse', '1', '1'); &quot;)" office:value-type="string" office:string-value="INSERT INTO `moneyman_db`.`stocks` ( `name`, `symbol`, `industry`, `ISIN_code`, `group`, `moneycontrol_sym`, `exchange`, `created_by`, `updated_by`) VALUES ( 'GE T&amp;D India Ltd.', 'GET&amp;D', 'INDUSTRIAL MANUFACTURING', 'INE200A01026', 'NSE500', 'GET&amp;D', 'nse', '1', '1'); " calcext:value-type="string">
            <text:p>INSERT INTO `moneyman_db`.`stocks` ( `name`, `symbol`, `industry`, `ISIN_code`, `group`, `moneycontrol_sym`, `exchange`, `created_by`, `updated_by`) VALUES ( 'GE T&amp;D India Ltd.', 'GET&amp;D', 'INDUSTRIAL MANUFACTURING', 'INE200A01026', 'NSE500', 'GET&amp;D', 'nse', '1', '1'); </text:p>
          </table:table-cell>
        </table:table-row>
        <table:table-row table:style-name="ro1">
          <table:table-cell office:value-type="string" calcext:value-type="string">
            <text:p>GHCL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GH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9A01019</text:p>
          </table:table-cell>
          <table:table-cell office:value-type="string" calcext:value-type="string">
            <text:p>GH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5];&quot;', '&quot;;[.C155];&quot;', '&quot;;[.B155];&quot;', '&quot;;[.E155];&quot;', '&quot;;[.G155];&quot;', '&quot;;[.F155];&quot;', 'nse', '1', '1'); &quot;)" office:value-type="string" office:string-value="INSERT INTO `moneyman_db`.`stocks` ( `name`, `symbol`, `industry`, `ISIN_code`, `group`, `moneycontrol_sym`, `exchange`, `created_by`, `updated_by`) VALUES ( 'GHCL Ltd.', 'GHCL', 'CHEMICALS', 'INE539A01019', 'NSE500', 'GHCL', 'nse', '1', '1'); " calcext:value-type="string">
            <text:p>INSERT INTO `moneyman_db`.`stocks` ( `name`, `symbol`, `industry`, `ISIN_code`, `group`, `moneycontrol_sym`, `exchange`, `created_by`, `updated_by`) VALUES ( 'GHCL Ltd.', 'GHCL', 'CHEMICALS', 'INE539A01019', 'NSE500', 'GHCL', 'nse', '1', '1'); </text:p>
          </table:table-cell>
        </table:table-row>
        <table:table-row table:style-name="ro1">
          <table:table-cell office:value-type="string" calcext:value-type="string">
            <text:p>GMR Infrastructure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GMRINFR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76C01039</text:p>
          </table:table-cell>
          <table:table-cell office:value-type="string" calcext:value-type="string">
            <text:p>GMRINFR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6];&quot;', '&quot;;[.C156];&quot;', '&quot;;[.B156];&quot;', '&quot;;[.E156];&quot;', '&quot;;[.G156];&quot;', '&quot;;[.F156];&quot;', 'nse', '1', '1'); &quot;)" office:value-type="string" office:string-value="INSERT INTO `moneyman_db`.`stocks` ( `name`, `symbol`, `industry`, `ISIN_code`, `group`, `moneycontrol_sym`, `exchange`, `created_by`, `updated_by`) VALUES ( 'GMR Infrastructure Ltd.', 'GMRINFRA', 'CONSTRUCTION', 'INE776C01039', 'NSE500', 'GMRINFRA', 'nse', '1', '1'); " calcext:value-type="string">
            <text:p>INSERT INTO `moneyman_db`.`stocks` ( `name`, `symbol`, `industry`, `ISIN_code`, `group`, `moneycontrol_sym`, `exchange`, `created_by`, `updated_by`) VALUES ( 'GMR Infrastructure Ltd.', 'GMRINFRA', 'CONSTRUCTION', 'INE776C01039', 'NSE500', 'GMRINFRA', 'nse', '1', '1'); </text:p>
          </table:table-cell>
        </table:table-row>
        <table:table-row table:style-name="ro1">
          <table:table-cell office:value-type="string" calcext:value-type="string">
            <text:p>Galaxy Surfactant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GALAXYSUR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00K01018</text:p>
          </table:table-cell>
          <table:table-cell office:value-type="string" calcext:value-type="string">
            <text:p>GALAXYSUR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7];&quot;', '&quot;;[.C157];&quot;', '&quot;;[.B157];&quot;', '&quot;;[.E157];&quot;', '&quot;;[.G157];&quot;', '&quot;;[.F157];&quot;', 'nse', '1', '1'); &quot;)" office:value-type="string" office:string-value="INSERT INTO `moneyman_db`.`stocks` ( `name`, `symbol`, `industry`, `ISIN_code`, `group`, `moneycontrol_sym`, `exchange`, `created_by`, `updated_by`) VALUES ( 'Galaxy Surfactants Ltd.', 'GALAXYSURF', 'CHEMICALS', 'INE600K01018', 'NSE500', 'GALAXYSURF', 'nse', '1', '1'); " calcext:value-type="string">
            <text:p>INSERT INTO `moneyman_db`.`stocks` ( `name`, `symbol`, `industry`, `ISIN_code`, `group`, `moneycontrol_sym`, `exchange`, `created_by`, `updated_by`) VALUES ( 'Galaxy Surfactants Ltd.', 'GALAXYSURF', 'CHEMICALS', 'INE600K01018', 'NSE500', 'GALAXYSURF', 'nse', '1', '1'); </text:p>
          </table:table-cell>
        </table:table-row>
        <table:table-row table:style-name="ro1">
          <table:table-cell office:value-type="string" calcext:value-type="string">
            <text:p>Garware Technical Fibres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GARFIBR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6A01018</text:p>
          </table:table-cell>
          <table:table-cell office:value-type="string" calcext:value-type="string">
            <text:p>GARFIBR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8];&quot;', '&quot;;[.C158];&quot;', '&quot;;[.B158];&quot;', '&quot;;[.E158];&quot;', '&quot;;[.G158];&quot;', '&quot;;[.F158];&quot;', 'nse', '1', '1'); &quot;)" office:value-type="string" office:string-value="INSERT INTO `moneyman_db`.`stocks` ( `name`, `symbol`, `industry`, `ISIN_code`, `group`, `moneycontrol_sym`, `exchange`, `created_by`, `updated_by`) VALUES ( 'Garware Technical Fibres Ltd.', 'GARFIBRES', 'TEXTILES', 'INE276A01018', 'NSE500', 'GARFIBRES', 'nse', '1', '1'); " calcext:value-type="string">
            <text:p>INSERT INTO `moneyman_db`.`stocks` ( `name`, `symbol`, `industry`, `ISIN_code`, `group`, `moneycontrol_sym`, `exchange`, `created_by`, `updated_by`) VALUES ( 'Garware Technical Fibres Ltd.', 'GARFIBRES', 'TEXTILES', 'INE276A01018', 'NSE500', 'GARFIBRES', 'nse', '1', '1'); </text:p>
          </table:table-cell>
        </table:table-row>
        <table:table-row table:style-name="ro1">
          <table:table-cell office:value-type="string" calcext:value-type="string">
            <text:p>Gayatri Project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GAYAPROJ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36H01023</text:p>
          </table:table-cell>
          <table:table-cell office:value-type="string" calcext:value-type="string">
            <text:p>GAYAPROJ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59];&quot;', '&quot;;[.C159];&quot;', '&quot;;[.B159];&quot;', '&quot;;[.E159];&quot;', '&quot;;[.G159];&quot;', '&quot;;[.F159];&quot;', 'nse', '1', '1'); &quot;)" office:value-type="string" office:string-value="INSERT INTO `moneyman_db`.`stocks` ( `name`, `symbol`, `industry`, `ISIN_code`, `group`, `moneycontrol_sym`, `exchange`, `created_by`, `updated_by`) VALUES ( 'Gayatri Projects Ltd.', 'GAYAPROJ', 'CONSTRUCTION', 'INE336H01023', 'NSE500', 'GAYAPROJ', 'nse', '1', '1'); " calcext:value-type="string">
            <text:p>INSERT INTO `moneyman_db`.`stocks` ( `name`, `symbol`, `industry`, `ISIN_code`, `group`, `moneycontrol_sym`, `exchange`, `created_by`, `updated_by`) VALUES ( 'Gayatri Projects Ltd.', 'GAYAPROJ', 'CONSTRUCTION', 'INE336H01023', 'NSE500', 'GAYAPROJ', 'nse', '1', '1'); </text:p>
          </table:table-cell>
        </table:table-row>
        <table:table-row table:style-name="ro1">
          <table:table-cell office:value-type="string" calcext:value-type="string">
            <text:p>General Insurance Corporation of Indi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GICR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1Y01014</text:p>
          </table:table-cell>
          <table:table-cell office:value-type="string" calcext:value-type="string">
            <text:p>GICR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0];&quot;', '&quot;;[.C160];&quot;', '&quot;;[.B160];&quot;', '&quot;;[.E160];&quot;', '&quot;;[.G160];&quot;', '&quot;;[.F160];&quot;', 'nse', '1', '1'); &quot;)" office:value-type="string" office:string-value="INSERT INTO `moneyman_db`.`stocks` ( `name`, `symbol`, `industry`, `ISIN_code`, `group`, `moneycontrol_sym`, `exchange`, `created_by`, `updated_by`) VALUES ( 'General Insurance Corporation of India', 'GICRE', 'FINANCIAL SERVICES', 'INE481Y01014', 'NSE500', 'GICRE', 'nse', '1', '1'); " calcext:value-type="string">
            <text:p>INSERT INTO `moneyman_db`.`stocks` ( `name`, `symbol`, `industry`, `ISIN_code`, `group`, `moneycontrol_sym`, `exchange`, `created_by`, `updated_by`) VALUES ( 'General Insurance Corporation of India', 'GICRE', 'FINANCIAL SERVICES', 'INE481Y01014', 'NSE500', 'GICRE', 'nse', '1', '1'); </text:p>
          </table:table-cell>
        </table:table-row>
        <table:table-row table:style-name="ro1">
          <table:table-cell office:value-type="string" calcext:value-type="string">
            <text:p>Gillette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GILLETT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2A01010</text:p>
          </table:table-cell>
          <table:table-cell office:value-type="string" calcext:value-type="string">
            <text:p>GILLETT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1];&quot;', '&quot;;[.C161];&quot;', '&quot;;[.B161];&quot;', '&quot;;[.E161];&quot;', '&quot;;[.G161];&quot;', '&quot;;[.F161];&quot;', 'nse', '1', '1'); &quot;)" office:value-type="string" office:string-value="INSERT INTO `moneyman_db`.`stocks` ( `name`, `symbol`, `industry`, `ISIN_code`, `group`, `moneycontrol_sym`, `exchange`, `created_by`, `updated_by`) VALUES ( 'Gillette India Ltd.', 'GILLETTE', 'CONSUMER GOODS', 'INE322A01010', 'NSE500', 'GILLETTE', 'nse', '1', '1'); " calcext:value-type="string">
            <text:p>INSERT INTO `moneyman_db`.`stocks` ( `name`, `symbol`, `industry`, `ISIN_code`, `group`, `moneycontrol_sym`, `exchange`, `created_by`, `updated_by`) VALUES ( 'Gillette India Ltd.', 'GILLETTE', 'CONSUMER GOODS', 'INE322A01010', 'NSE500', 'GILLETTE', 'nse', '1', '1'); </text:p>
          </table:table-cell>
        </table:table-row>
        <table:table-row table:style-name="ro1">
          <table:table-cell office:value-type="string" calcext:value-type="string">
            <text:p>Glaxosmithkline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GLAX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9A01016</text:p>
          </table:table-cell>
          <table:table-cell office:value-type="string" calcext:value-type="string">
            <text:p>GLAX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2];&quot;', '&quot;;[.C162];&quot;', '&quot;;[.B162];&quot;', '&quot;;[.E162];&quot;', '&quot;;[.G162];&quot;', '&quot;;[.F162];&quot;', 'nse', '1', '1'); &quot;)" office:value-type="string" office:string-value="INSERT INTO `moneyman_db`.`stocks` ( `name`, `symbol`, `industry`, `ISIN_code`, `group`, `moneycontrol_sym`, `exchange`, `created_by`, `updated_by`) VALUES ( 'Glaxosmithkline Pharmaceuticals Ltd.', 'GLAXO', 'PHARMA', 'INE159A01016', 'NSE500', 'GLAXO', 'nse', '1', '1'); " calcext:value-type="string">
            <text:p>INSERT INTO `moneyman_db`.`stocks` ( `name`, `symbol`, `industry`, `ISIN_code`, `group`, `moneycontrol_sym`, `exchange`, `created_by`, `updated_by`) VALUES ( 'Glaxosmithkline Pharmaceuticals Ltd.', 'GLAXO', 'PHARMA', 'INE159A01016', 'NSE500', 'GLAXO', 'nse', '1', '1'); </text:p>
          </table:table-cell>
        </table:table-row>
        <table:table-row table:style-name="ro1">
          <table:table-cell office:value-type="string" calcext:value-type="string">
            <text:p>Glenmark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GLENMAR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5A01035</text:p>
          </table:table-cell>
          <table:table-cell office:value-type="string" calcext:value-type="string">
            <text:p>GLENMAR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3];&quot;', '&quot;;[.C163];&quot;', '&quot;;[.B163];&quot;', '&quot;;[.E163];&quot;', '&quot;;[.G163];&quot;', '&quot;;[.F163];&quot;', 'nse', '1', '1'); &quot;)" office:value-type="string" office:string-value="INSERT INTO `moneyman_db`.`stocks` ( `name`, `symbol`, `industry`, `ISIN_code`, `group`, `moneycontrol_sym`, `exchange`, `created_by`, `updated_by`) VALUES ( 'Glenmark Pharmaceuticals Ltd.', 'GLENMARK', 'PHARMA', 'INE935A01035', 'NSE500', 'GLENMARK', 'nse', '1', '1'); " calcext:value-type="string">
            <text:p>INSERT INTO `moneyman_db`.`stocks` ( `name`, `symbol`, `industry`, `ISIN_code`, `group`, `moneycontrol_sym`, `exchange`, `created_by`, `updated_by`) VALUES ( 'Glenmark Pharmaceuticals Ltd.', 'GLENMARK', 'PHARMA', 'INE935A01035', 'NSE500', 'GLENMARK', 'nse', '1', '1'); </text:p>
          </table:table-cell>
        </table:table-row>
        <table:table-row table:style-name="ro1">
          <table:table-cell office:value-type="string" calcext:value-type="string">
            <text:p>Godfrey Phillips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GODFRYPHL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0B01028</text:p>
          </table:table-cell>
          <table:table-cell office:value-type="string" calcext:value-type="string">
            <text:p>GODFRYPHL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4];&quot;', '&quot;;[.C164];&quot;', '&quot;;[.B164];&quot;', '&quot;;[.E164];&quot;', '&quot;;[.G164];&quot;', '&quot;;[.F164];&quot;', 'nse', '1', '1'); &quot;)" office:value-type="string" office:string-value="INSERT INTO `moneyman_db`.`stocks` ( `name`, `symbol`, `industry`, `ISIN_code`, `group`, `moneycontrol_sym`, `exchange`, `created_by`, `updated_by`) VALUES ( 'Godfrey Phillips India Ltd.', 'GODFRYPHLP', 'CONSUMER GOODS', 'INE260B01028', 'NSE500', 'GODFRYPHLP', 'nse', '1', '1'); " calcext:value-type="string">
            <text:p>INSERT INTO `moneyman_db`.`stocks` ( `name`, `symbol`, `industry`, `ISIN_code`, `group`, `moneycontrol_sym`, `exchange`, `created_by`, `updated_by`) VALUES ( 'Godfrey Phillips India Ltd.', 'GODFRYPHLP', 'CONSUMER GOODS', 'INE260B01028', 'NSE500', 'GODFRYPHLP', 'nse', '1', '1'); </text:p>
          </table:table-cell>
        </table:table-row>
        <table:table-row table:style-name="ro1">
          <table:table-cell office:value-type="string" calcext:value-type="string">
            <text:p>Godrej Agrovet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GODREJAGR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50D01014</text:p>
          </table:table-cell>
          <table:table-cell office:value-type="string" calcext:value-type="string">
            <text:p>GODREJAGR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5];&quot;', '&quot;;[.C165];&quot;', '&quot;;[.B165];&quot;', '&quot;;[.E165];&quot;', '&quot;;[.G165];&quot;', '&quot;;[.F165];&quot;', 'nse', '1', '1'); &quot;)" office:value-type="string" office:string-value="INSERT INTO `moneyman_db`.`stocks` ( `name`, `symbol`, `industry`, `ISIN_code`, `group`, `moneycontrol_sym`, `exchange`, `created_by`, `updated_by`) VALUES ( 'Godrej Agrovet Ltd.', 'GODREJAGRO', 'CONSUMER GOODS', 'INE850D01014', 'NSE500', 'GODREJAGRO', 'nse', '1', '1'); " calcext:value-type="string">
            <text:p>INSERT INTO `moneyman_db`.`stocks` ( `name`, `symbol`, `industry`, `ISIN_code`, `group`, `moneycontrol_sym`, `exchange`, `created_by`, `updated_by`) VALUES ( 'Godrej Agrovet Ltd.', 'GODREJAGRO', 'CONSUMER GOODS', 'INE850D01014', 'NSE500', 'GODREJAGRO', 'nse', '1', '1'); </text:p>
          </table:table-cell>
        </table:table-row>
        <table:table-row table:style-name="ro1">
          <table:table-cell office:value-type="string" calcext:value-type="string">
            <text:p>Godrej Consumer Produc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GODREJC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2D01028</text:p>
          </table:table-cell>
          <table:table-cell office:value-type="string" calcext:value-type="string">
            <text:p>GODREJC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6];&quot;', '&quot;;[.C166];&quot;', '&quot;;[.B166];&quot;', '&quot;;[.E166];&quot;', '&quot;;[.G166];&quot;', '&quot;;[.F166];&quot;', 'nse', '1', '1'); &quot;)" office:value-type="string" office:string-value="INSERT INTO `moneyman_db`.`stocks` ( `name`, `symbol`, `industry`, `ISIN_code`, `group`, `moneycontrol_sym`, `exchange`, `created_by`, `updated_by`) VALUES ( 'Godrej Consumer Products Ltd.', 'GODREJCP', 'CONSUMER GOODS', 'INE102D01028', 'NSE500', 'GODREJCP', 'nse', '1', '1'); " calcext:value-type="string">
            <text:p>INSERT INTO `moneyman_db`.`stocks` ( `name`, `symbol`, `industry`, `ISIN_code`, `group`, `moneycontrol_sym`, `exchange`, `created_by`, `updated_by`) VALUES ( 'Godrej Consumer Products Ltd.', 'GODREJCP', 'CONSUMER GOODS', 'INE102D01028', 'NSE500', 'GODREJCP', 'nse', '1', '1'); </text:p>
          </table:table-cell>
        </table:table-row>
        <table:table-row table:style-name="ro1">
          <table:table-cell office:value-type="string" calcext:value-type="string">
            <text:p>Godrej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GODREJ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3A01035</text:p>
          </table:table-cell>
          <table:table-cell office:value-type="string" calcext:value-type="string">
            <text:p>GODREJ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7];&quot;', '&quot;;[.C167];&quot;', '&quot;;[.B167];&quot;', '&quot;;[.E167];&quot;', '&quot;;[.G167];&quot;', '&quot;;[.F167];&quot;', 'nse', '1', '1'); &quot;)" office:value-type="string" office:string-value="INSERT INTO `moneyman_db`.`stocks` ( `name`, `symbol`, `industry`, `ISIN_code`, `group`, `moneycontrol_sym`, `exchange`, `created_by`, `updated_by`) VALUES ( 'Godrej Industries Ltd.', 'GODREJIND', 'CONSUMER GOODS', 'INE233A01035', 'NSE500', 'GODREJIND', 'nse', '1', '1'); " calcext:value-type="string">
            <text:p>INSERT INTO `moneyman_db`.`stocks` ( `name`, `symbol`, `industry`, `ISIN_code`, `group`, `moneycontrol_sym`, `exchange`, `created_by`, `updated_by`) VALUES ( 'Godrej Industries Ltd.', 'GODREJIND', 'CONSUMER GOODS', 'INE233A01035', 'NSE500', 'GODREJIND', 'nse', '1', '1'); </text:p>
          </table:table-cell>
        </table:table-row>
        <table:table-row table:style-name="ro1">
          <table:table-cell office:value-type="string" calcext:value-type="string">
            <text:p>Godrej Propertie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GODREJPRO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4J01027</text:p>
          </table:table-cell>
          <table:table-cell office:value-type="string" calcext:value-type="string">
            <text:p>GODREJPRO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8];&quot;', '&quot;;[.C168];&quot;', '&quot;;[.B168];&quot;', '&quot;;[.E168];&quot;', '&quot;;[.G168];&quot;', '&quot;;[.F168];&quot;', 'nse', '1', '1'); &quot;)" office:value-type="string" office:string-value="INSERT INTO `moneyman_db`.`stocks` ( `name`, `symbol`, `industry`, `ISIN_code`, `group`, `moneycontrol_sym`, `exchange`, `created_by`, `updated_by`) VALUES ( 'Godrej Properties Ltd.', 'GODREJPROP', 'CONSTRUCTION', 'INE484J01027', 'NSE500', 'GODREJPROP', 'nse', '1', '1'); " calcext:value-type="string">
            <text:p>INSERT INTO `moneyman_db`.`stocks` ( `name`, `symbol`, `industry`, `ISIN_code`, `group`, `moneycontrol_sym`, `exchange`, `created_by`, `updated_by`) VALUES ( 'Godrej Properties Ltd.', 'GODREJPROP', 'CONSTRUCTION', 'INE484J01027', 'NSE500', 'GODREJPROP', 'nse', '1', '1'); </text:p>
          </table:table-cell>
        </table:table-row>
        <table:table-row table:style-name="ro1">
          <table:table-cell office:value-type="string" calcext:value-type="string">
            <text:p>Granules Indi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GRANUL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1D01020</text:p>
          </table:table-cell>
          <table:table-cell office:value-type="string" calcext:value-type="string">
            <text:p>GRANUL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69];&quot;', '&quot;;[.C169];&quot;', '&quot;;[.B169];&quot;', '&quot;;[.E169];&quot;', '&quot;;[.G169];&quot;', '&quot;;[.F169];&quot;', 'nse', '1', '1'); &quot;)" office:value-type="string" office:string-value="INSERT INTO `moneyman_db`.`stocks` ( `name`, `symbol`, `industry`, `ISIN_code`, `group`, `moneycontrol_sym`, `exchange`, `created_by`, `updated_by`) VALUES ( 'Granules India Ltd.', 'GRANULES', 'PHARMA', 'INE101D01020', 'NSE500', 'GRANULES', 'nse', '1', '1'); " calcext:value-type="string">
            <text:p>INSERT INTO `moneyman_db`.`stocks` ( `name`, `symbol`, `industry`, `ISIN_code`, `group`, `moneycontrol_sym`, `exchange`, `created_by`, `updated_by`) VALUES ( 'Granules India Ltd.', 'GRANULES', 'PHARMA', 'INE101D01020', 'NSE500', 'GRANULES', 'nse', '1', '1'); </text:p>
          </table:table-cell>
        </table:table-row>
        <table:table-row table:style-name="ro1">
          <table:table-cell office:value-type="string" calcext:value-type="string">
            <text:p>Graphite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71A01025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0];&quot;', '&quot;;[.C170];&quot;', '&quot;;[.B170];&quot;', '&quot;;[.E170];&quot;', '&quot;;[.G170];&quot;', '&quot;;[.F170];&quot;', 'nse', '1', '1'); &quot;)" office:value-type="string" office:string-value="INSERT INTO `moneyman_db`.`stocks` ( `name`, `symbol`, `industry`, `ISIN_code`, `group`, `moneycontrol_sym`, `exchange`, `created_by`, `updated_by`) VALUES ( 'Graphite India Ltd.', 'GRAPHITE', 'INDUSTRIAL MANUFACTURING', 'INE371A01025', 'NSE500', 'GRAPHITE', 'nse', '1', '1'); " calcext:value-type="string">
            <text:p>INSERT INTO `moneyman_db`.`stocks` ( `name`, `symbol`, `industry`, `ISIN_code`, `group`, `moneycontrol_sym`, `exchange`, `created_by`, `updated_by`) VALUES ( 'Graphite India Ltd.', 'GRAPHITE', 'INDUSTRIAL MANUFACTURING', 'INE371A01025', 'NSE500', 'GRAPHITE', 'nse', '1', '1'); </text:p>
          </table:table-cell>
        </table:table-row>
        <table:table-row table:style-name="ro1">
          <table:table-cell office:value-type="string" calcext:value-type="string">
            <text:p>Grasim Industries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GRASI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7A01021</text:p>
          </table:table-cell>
          <table:table-cell office:value-type="string" calcext:value-type="string">
            <text:p>GRASI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1];&quot;', '&quot;;[.C171];&quot;', '&quot;;[.B171];&quot;', '&quot;;[.E171];&quot;', '&quot;;[.G171];&quot;', '&quot;;[.F171];&quot;', 'nse', '1', '1'); &quot;)" office:value-type="string" office:string-value="INSERT INTO `moneyman_db`.`stocks` ( `name`, `symbol`, `industry`, `ISIN_code`, `group`, `moneycontrol_sym`, `exchange`, `created_by`, `updated_by`) VALUES ( 'Grasim Industries Ltd.', 'GRASIM', 'CEMENT &amp; CEMENT PRODUCTS', 'INE047A01021', 'NSE500', 'GRASIM', 'nse', '1', '1'); " calcext:value-type="string">
            <text:p>INSERT INTO `moneyman_db`.`stocks` ( `name`, `symbol`, `industry`, `ISIN_code`, `group`, `moneycontrol_sym`, `exchange`, `created_by`, `updated_by`) VALUES ( 'Grasim Industries Ltd.', 'GRASIM', 'CEMENT &amp; CEMENT PRODUCTS', 'INE047A01021', 'NSE500', 'GRASIM', 'nse', '1', '1'); </text:p>
          </table:table-cell>
        </table:table-row>
        <table:table-row table:style-name="ro1">
          <table:table-cell office:value-type="string" calcext:value-type="string">
            <text:p>Great Eastern Shipping Co.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GESHI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7A01032</text:p>
          </table:table-cell>
          <table:table-cell office:value-type="string" calcext:value-type="string">
            <text:p>GESHI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2];&quot;', '&quot;;[.C172];&quot;', '&quot;;[.B172];&quot;', '&quot;;[.E172];&quot;', '&quot;;[.G172];&quot;', '&quot;;[.F172];&quot;', 'nse', '1', '1'); &quot;)" office:value-type="string" office:string-value="INSERT INTO `moneyman_db`.`stocks` ( `name`, `symbol`, `industry`, `ISIN_code`, `group`, `moneycontrol_sym`, `exchange`, `created_by`, `updated_by`) VALUES ( 'Great Eastern Shipping Co. Ltd.', 'GESHIP', 'SERVICES', 'INE017A01032', 'NSE500', 'GESHIP', 'nse', '1', '1'); " calcext:value-type="string">
            <text:p>INSERT INTO `moneyman_db`.`stocks` ( `name`, `symbol`, `industry`, `ISIN_code`, `group`, `moneycontrol_sym`, `exchange`, `created_by`, `updated_by`) VALUES ( 'Great Eastern Shipping Co. Ltd.', 'GESHIP', 'SERVICES', 'INE017A01032', 'NSE500', 'GESHIP', 'nse', '1', '1'); </text:p>
          </table:table-cell>
        </table:table-row>
        <table:table-row table:style-name="ro1">
          <table:table-cell office:value-type="string" calcext:value-type="string">
            <text:p>Greaves Cotton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GREAVESCO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4A01026</text:p>
          </table:table-cell>
          <table:table-cell office:value-type="string" calcext:value-type="string">
            <text:p>GREAVESCO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3];&quot;', '&quot;;[.C173];&quot;', '&quot;;[.B173];&quot;', '&quot;;[.E173];&quot;', '&quot;;[.G173];&quot;', '&quot;;[.F173];&quot;', 'nse', '1', '1'); &quot;)" office:value-type="string" office:string-value="INSERT INTO `moneyman_db`.`stocks` ( `name`, `symbol`, `industry`, `ISIN_code`, `group`, `moneycontrol_sym`, `exchange`, `created_by`, `updated_by`) VALUES ( 'Greaves Cotton Ltd.', 'GREAVESCOT', 'INDUSTRIAL MANUFACTURING', 'INE224A01026', 'NSE500', 'GREAVESCOT', 'nse', '1', '1'); " calcext:value-type="string">
            <text:p>INSERT INTO `moneyman_db`.`stocks` ( `name`, `symbol`, `industry`, `ISIN_code`, `group`, `moneycontrol_sym`, `exchange`, `created_by`, `updated_by`) VALUES ( 'Greaves Cotton Ltd.', 'GREAVESCOT', 'INDUSTRIAL MANUFACTURING', 'INE224A01026', 'NSE500', 'GREAVESCOT', 'nse', '1', '1'); </text:p>
          </table:table-cell>
        </table:table-row>
        <table:table-row table:style-name="ro1">
          <table:table-cell office:value-type="string" calcext:value-type="string">
            <text:p>Grindwell Norton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GRINDWEL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6A01023</text:p>
          </table:table-cell>
          <table:table-cell office:value-type="string" calcext:value-type="string">
            <text:p>GRINDWEL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4];&quot;', '&quot;;[.C174];&quot;', '&quot;;[.B174];&quot;', '&quot;;[.E174];&quot;', '&quot;;[.G174];&quot;', '&quot;;[.F174];&quot;', 'nse', '1', '1'); &quot;)" office:value-type="string" office:string-value="INSERT INTO `moneyman_db`.`stocks` ( `name`, `symbol`, `industry`, `ISIN_code`, `group`, `moneycontrol_sym`, `exchange`, `created_by`, `updated_by`) VALUES ( 'Grindwell Norton Ltd.', 'GRINDWELL', 'INDUSTRIAL MANUFACTURING', 'INE536A01023', 'NSE500', 'GRINDWELL', 'nse', '1', '1'); " calcext:value-type="string">
            <text:p>INSERT INTO `moneyman_db`.`stocks` ( `name`, `symbol`, `industry`, `ISIN_code`, `group`, `moneycontrol_sym`, `exchange`, `created_by`, `updated_by`) VALUES ( 'Grindwell Norton Ltd.', 'GRINDWELL', 'INDUSTRIAL MANUFACTURING', 'INE536A01023', 'NSE500', 'GRINDWELL', 'nse', '1', '1'); </text:p>
          </table:table-cell>
        </table:table-row>
        <table:table-row table:style-name="ro1">
          <table:table-cell office:value-type="string" calcext:value-type="string">
            <text:p>Gujarat Alkalies &amp; Chemical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GUJALKAL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86A01019</text:p>
          </table:table-cell>
          <table:table-cell office:value-type="string" calcext:value-type="string">
            <text:p>GUJALKAL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5];&quot;', '&quot;;[.C175];&quot;', '&quot;;[.B175];&quot;', '&quot;;[.E175];&quot;', '&quot;;[.G175];&quot;', '&quot;;[.F175];&quot;', 'nse', '1', '1'); &quot;)" office:value-type="string" office:string-value="INSERT INTO `moneyman_db`.`stocks` ( `name`, `symbol`, `industry`, `ISIN_code`, `group`, `moneycontrol_sym`, `exchange`, `created_by`, `updated_by`) VALUES ( 'Gujarat Alkalies &amp; Chemicals Ltd.', 'GUJALKALI', 'CHEMICALS', 'INE186A01019', 'NSE500', 'GUJALKALI', 'nse', '1', '1'); " calcext:value-type="string">
            <text:p>INSERT INTO `moneyman_db`.`stocks` ( `name`, `symbol`, `industry`, `ISIN_code`, `group`, `moneycontrol_sym`, `exchange`, `created_by`, `updated_by`) VALUES ( 'Gujarat Alkalies &amp; Chemicals Ltd.', 'GUJALKALI', 'CHEMICALS', 'INE186A01019', 'NSE500', 'GUJALKALI', 'nse', '1', '1'); </text:p>
          </table:table-cell>
        </table:table-row>
        <table:table-row table:style-name="ro1">
          <table:table-cell office:value-type="string" calcext:value-type="string">
            <text:p>Gujarat Ga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UJGAS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44O01030</text:p>
          </table:table-cell>
          <table:table-cell office:value-type="string" calcext:value-type="string">
            <text:p>GUJGAS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6];&quot;', '&quot;;[.C176];&quot;', '&quot;;[.B176];&quot;', '&quot;;[.E176];&quot;', '&quot;;[.G176];&quot;', '&quot;;[.F176];&quot;', 'nse', '1', '1'); &quot;)" office:value-type="string" office:string-value="INSERT INTO `moneyman_db`.`stocks` ( `name`, `symbol`, `industry`, `ISIN_code`, `group`, `moneycontrol_sym`, `exchange`, `created_by`, `updated_by`) VALUES ( 'Gujarat Gas Ltd.', 'GUJGASLTD', 'ENERGY', 'INE844O01030', 'NSE500', 'GUJGASLTD', 'nse', '1', '1'); " calcext:value-type="string">
            <text:p>INSERT INTO `moneyman_db`.`stocks` ( `name`, `symbol`, `industry`, `ISIN_code`, `group`, `moneycontrol_sym`, `exchange`, `created_by`, `updated_by`) VALUES ( 'Gujarat Gas Ltd.', 'GUJGASLTD', 'ENERGY', 'INE844O01030', 'NSE500', 'GUJGASLTD', 'nse', '1', '1'); </text:p>
          </table:table-cell>
        </table:table-row>
        <table:table-row table:style-name="ro1">
          <table:table-cell office:value-type="string" calcext:value-type="string">
            <text:p>Gujarat Mineral Development Corporation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GMDC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1A01031</text:p>
          </table:table-cell>
          <table:table-cell office:value-type="string" calcext:value-type="string">
            <text:p>GMDC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7];&quot;', '&quot;;[.C177];&quot;', '&quot;;[.B177];&quot;', '&quot;;[.E177];&quot;', '&quot;;[.G177];&quot;', '&quot;;[.F177];&quot;', 'nse', '1', '1'); &quot;)" office:value-type="string" office:string-value="INSERT INTO `moneyman_db`.`stocks` ( `name`, `symbol`, `industry`, `ISIN_code`, `group`, `moneycontrol_sym`, `exchange`, `created_by`, `updated_by`) VALUES ( 'Gujarat Mineral Development Corporation Ltd.', 'GMDCLTD', 'METALS', 'INE131A01031', 'NSE500', 'GMDCLTD', 'nse', '1', '1'); " calcext:value-type="string">
            <text:p>INSERT INTO `moneyman_db`.`stocks` ( `name`, `symbol`, `industry`, `ISIN_code`, `group`, `moneycontrol_sym`, `exchange`, `created_by`, `updated_by`) VALUES ( 'Gujarat Mineral Development Corporation Ltd.', 'GMDCLTD', 'METALS', 'INE131A01031', 'NSE500', 'GMDCLTD', 'nse', '1', '1'); </text:p>
          </table:table-cell>
        </table:table-row>
        <table:table-row table:style-name="ro1">
          <table:table-cell office:value-type="string" calcext:value-type="string">
            <text:p>Gujarat Narmada Valley Fertilizers and Chemical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GNF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3A01013</text:p>
          </table:table-cell>
          <table:table-cell office:value-type="string" calcext:value-type="string">
            <text:p>GNF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8];&quot;', '&quot;;[.C178];&quot;', '&quot;;[.B178];&quot;', '&quot;;[.E178];&quot;', '&quot;;[.G178];&quot;', '&quot;;[.F178];&quot;', 'nse', '1', '1'); &quot;)" office:value-type="string" office:string-value="INSERT INTO `moneyman_db`.`stocks` ( `name`, `symbol`, `industry`, `ISIN_code`, `group`, `moneycontrol_sym`, `exchange`, `created_by`, `updated_by`) VALUES ( 'Gujarat Narmada Valley Fertilizers and Chemicals Ltd.', 'GNFC', 'CHEMICALS', 'INE113A01013', 'NSE500', 'GNFC', 'nse', '1', '1'); " calcext:value-type="string">
            <text:p>INSERT INTO `moneyman_db`.`stocks` ( `name`, `symbol`, `industry`, `ISIN_code`, `group`, `moneycontrol_sym`, `exchange`, `created_by`, `updated_by`) VALUES ( 'Gujarat Narmada Valley Fertilizers and Chemicals Ltd.', 'GNFC', 'CHEMICALS', 'INE113A01013', 'NSE500', 'GNFC', 'nse', '1', '1'); </text:p>
          </table:table-cell>
        </table:table-row>
        <table:table-row table:style-name="ro1">
          <table:table-cell office:value-type="string" calcext:value-type="string">
            <text:p>Gujarat Pipavav Port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GP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17F01014</text:p>
          </table:table-cell>
          <table:table-cell office:value-type="string" calcext:value-type="string">
            <text:p>GPP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79];&quot;', '&quot;;[.C179];&quot;', '&quot;;[.B179];&quot;', '&quot;;[.E179];&quot;', '&quot;;[.G179];&quot;', '&quot;;[.F179];&quot;', 'nse', '1', '1'); &quot;)" office:value-type="string" office:string-value="INSERT INTO `moneyman_db`.`stocks` ( `name`, `symbol`, `industry`, `ISIN_code`, `group`, `moneycontrol_sym`, `exchange`, `created_by`, `updated_by`) VALUES ( 'Gujarat Pipavav Port Ltd.', 'GPPL', 'SERVICES', 'INE517F01014', 'NSE500', 'GPPL', 'nse', '1', '1'); " calcext:value-type="string">
            <text:p>INSERT INTO `moneyman_db`.`stocks` ( `name`, `symbol`, `industry`, `ISIN_code`, `group`, `moneycontrol_sym`, `exchange`, `created_by`, `updated_by`) VALUES ( 'Gujarat Pipavav Port Ltd.', 'GPPL', 'SERVICES', 'INE517F01014', 'NSE500', 'GPPL', 'nse', '1', '1'); </text:p>
          </table:table-cell>
        </table:table-row>
        <table:table-row table:style-name="ro1">
          <table:table-cell office:value-type="string" calcext:value-type="string">
            <text:p>Gujarat State Fertilizers &amp; Chemicals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GSF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6A01025</text:p>
          </table:table-cell>
          <table:table-cell office:value-type="string" calcext:value-type="string">
            <text:p>GSF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0];&quot;', '&quot;;[.C180];&quot;', '&quot;;[.B180];&quot;', '&quot;;[.E180];&quot;', '&quot;;[.G180];&quot;', '&quot;;[.F180];&quot;', 'nse', '1', '1'); &quot;)" office:value-type="string" office:string-value="INSERT INTO `moneyman_db`.`stocks` ( `name`, `symbol`, `industry`, `ISIN_code`, `group`, `moneycontrol_sym`, `exchange`, `created_by`, `updated_by`) VALUES ( 'Gujarat State Fertilizers &amp; Chemicals Ltd.', 'GSFC', 'FERTILISERS &amp; PESTICIDES', 'INE026A01025', 'NSE500', 'GSFC', 'nse', '1', '1'); " calcext:value-type="string">
            <text:p>INSERT INTO `moneyman_db`.`stocks` ( `name`, `symbol`, `industry`, `ISIN_code`, `group`, `moneycontrol_sym`, `exchange`, `created_by`, `updated_by`) VALUES ( 'Gujarat State Fertilizers &amp; Chemicals Ltd.', 'GSFC', 'FERTILISERS &amp; PESTICIDES', 'INE026A01025', 'NSE500', 'GSFC', 'nse', '1', '1'); </text:p>
          </table:table-cell>
        </table:table-row>
        <table:table-row table:style-name="ro1">
          <table:table-cell office:value-type="string" calcext:value-type="string">
            <text:p>Gujarat State Petronet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S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46F01010</text:p>
          </table:table-cell>
          <table:table-cell office:value-type="string" calcext:value-type="string">
            <text:p>GSP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1];&quot;', '&quot;;[.C181];&quot;', '&quot;;[.B181];&quot;', '&quot;;[.E181];&quot;', '&quot;;[.G181];&quot;', '&quot;;[.F181];&quot;', 'nse', '1', '1'); &quot;)" office:value-type="string" office:string-value="INSERT INTO `moneyman_db`.`stocks` ( `name`, `symbol`, `industry`, `ISIN_code`, `group`, `moneycontrol_sym`, `exchange`, `created_by`, `updated_by`) VALUES ( 'Gujarat State Petronet Ltd.', 'GSPL', 'ENERGY', 'INE246F01010', 'NSE500', 'GSPL', 'nse', '1', '1'); " calcext:value-type="string">
            <text:p>INSERT INTO `moneyman_db`.`stocks` ( `name`, `symbol`, `industry`, `ISIN_code`, `group`, `moneycontrol_sym`, `exchange`, `created_by`, `updated_by`) VALUES ( 'Gujarat State Petronet Ltd.', 'GSPL', 'ENERGY', 'INE246F01010', 'NSE500', 'GSPL', 'nse', '1', '1'); </text:p>
          </table:table-cell>
        </table:table-row>
        <table:table-row table:style-name="ro1">
          <table:table-cell office:value-type="string" calcext:value-type="string">
            <text:p>Gulf Oil Lubricants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ULFOILLU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35Q01029</text:p>
          </table:table-cell>
          <table:table-cell office:value-type="string" calcext:value-type="string">
            <text:p>GULFOILLU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2];&quot;', '&quot;;[.C182];&quot;', '&quot;;[.B182];&quot;', '&quot;;[.E182];&quot;', '&quot;;[.G182];&quot;', '&quot;;[.F182];&quot;', 'nse', '1', '1'); &quot;)" office:value-type="string" office:string-value="INSERT INTO `moneyman_db`.`stocks` ( `name`, `symbol`, `industry`, `ISIN_code`, `group`, `moneycontrol_sym`, `exchange`, `created_by`, `updated_by`) VALUES ( 'Gulf Oil Lubricants India Ltd.', 'GULFOILLUB', 'ENERGY', 'INE635Q01029', 'NSE500', 'GULFOILLUB', 'nse', '1', '1'); " calcext:value-type="string">
            <text:p>INSERT INTO `moneyman_db`.`stocks` ( `name`, `symbol`, `industry`, `ISIN_code`, `group`, `moneycontrol_sym`, `exchange`, `created_by`, `updated_by`) VALUES ( 'Gulf Oil Lubricants India Ltd.', 'GULFOILLUB', 'ENERGY', 'INE635Q01029', 'NSE500', 'GULFOILLUB', 'nse', '1', '1'); </text:p>
          </table:table-cell>
        </table:table-row>
        <table:table-row table:style-name="ro1">
          <table:table-cell office:value-type="string" calcext:value-type="string">
            <text:p>H.E.G.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45A01016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3];&quot;', '&quot;;[.C183];&quot;', '&quot;;[.B183];&quot;', '&quot;;[.E183];&quot;', '&quot;;[.G183];&quot;', '&quot;;[.F183];&quot;', 'nse', '1', '1'); &quot;)" office:value-type="string" office:string-value="INSERT INTO `moneyman_db`.`stocks` ( `name`, `symbol`, `industry`, `ISIN_code`, `group`, `moneycontrol_sym`, `exchange`, `created_by`, `updated_by`) VALUES ( 'H.E.G. Ltd.', 'HEG', 'INDUSTRIAL MANUFACTURING', 'INE545A01016', 'NSE500', 'HEG', 'nse', '1', '1'); " calcext:value-type="string">
            <text:p>INSERT INTO `moneyman_db`.`stocks` ( `name`, `symbol`, `industry`, `ISIN_code`, `group`, `moneycontrol_sym`, `exchange`, `created_by`, `updated_by`) VALUES ( 'H.E.G. Ltd.', 'HEG', 'INDUSTRIAL MANUFACTURING', 'INE545A01016', 'NSE500', 'HEG', 'nse', '1', '1'); </text:p>
          </table:table-cell>
        </table:table-row>
        <table:table-row table:style-name="ro1">
          <table:table-cell office:value-type="string" calcext:value-type="string">
            <text:p>HCL Technologi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CLTE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60A01027</text:p>
          </table:table-cell>
          <table:table-cell office:value-type="string" calcext:value-type="string">
            <text:p>HCLTE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4];&quot;', '&quot;;[.C184];&quot;', '&quot;;[.B184];&quot;', '&quot;;[.E184];&quot;', '&quot;;[.G184];&quot;', '&quot;;[.F184];&quot;', 'nse', '1', '1'); &quot;)" office:value-type="string" office:string-value="INSERT INTO `moneyman_db`.`stocks` ( `name`, `symbol`, `industry`, `ISIN_code`, `group`, `moneycontrol_sym`, `exchange`, `created_by`, `updated_by`) VALUES ( 'HCL Technologies Ltd.', 'HCLTECH', 'IT', 'INE860A01027', 'NSE500', 'HCLTECH', 'nse', '1', '1'); " calcext:value-type="string">
            <text:p>INSERT INTO `moneyman_db`.`stocks` ( `name`, `symbol`, `industry`, `ISIN_code`, `group`, `moneycontrol_sym`, `exchange`, `created_by`, `updated_by`) VALUES ( 'HCL Technologies Ltd.', 'HCLTECH', 'IT', 'INE860A01027', 'NSE500', 'HCLTECH', 'nse', '1', '1'); </text:p>
          </table:table-cell>
        </table:table-row>
        <table:table-row table:style-name="ro1">
          <table:table-cell office:value-type="string" calcext:value-type="string">
            <text:p>HDFC Asset Management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DFCAM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7D01025</text:p>
          </table:table-cell>
          <table:table-cell office:value-type="string" calcext:value-type="string">
            <text:p>HDFCAM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5];&quot;', '&quot;;[.C185];&quot;', '&quot;;[.B185];&quot;', '&quot;;[.E185];&quot;', '&quot;;[.G185];&quot;', '&quot;;[.F185];&quot;', 'nse', '1', '1'); &quot;)" office:value-type="string" office:string-value="INSERT INTO `moneyman_db`.`stocks` ( `name`, `symbol`, `industry`, `ISIN_code`, `group`, `moneycontrol_sym`, `exchange`, `created_by`, `updated_by`) VALUES ( 'HDFC Asset Management Company Ltd.', 'HDFCAMC', 'FINANCIAL SERVICES', 'INE127D01025', 'NSE500', 'HDFCAMC', 'nse', '1', '1'); " calcext:value-type="string">
            <text:p>INSERT INTO `moneyman_db`.`stocks` ( `name`, `symbol`, `industry`, `ISIN_code`, `group`, `moneycontrol_sym`, `exchange`, `created_by`, `updated_by`) VALUES ( 'HDFC Asset Management Company Ltd.', 'HDFCAMC', 'FINANCIAL SERVICES', 'INE127D01025', 'NSE500', 'HDFCAMC', 'nse', '1', '1'); </text:p>
          </table:table-cell>
        </table:table-row>
        <table:table-row table:style-name="ro1">
          <table:table-cell office:value-type="string" calcext:value-type="string">
            <text:p>HDFC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DFC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0A01034</text:p>
          </table:table-cell>
          <table:table-cell office:value-type="string" calcext:value-type="string">
            <text:p>HDFC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6];&quot;', '&quot;;[.C186];&quot;', '&quot;;[.B186];&quot;', '&quot;;[.E186];&quot;', '&quot;;[.G186];&quot;', '&quot;;[.F186];&quot;', 'nse', '1', '1'); &quot;)" office:value-type="string" office:string-value="INSERT INTO `moneyman_db`.`stocks` ( `name`, `symbol`, `industry`, `ISIN_code`, `group`, `moneycontrol_sym`, `exchange`, `created_by`, `updated_by`) VALUES ( 'HDFC Bank Ltd.', 'HDFCBANK', 'FINANCIAL SERVICES', 'INE040A01034', 'NSE500', 'HDFCBANK', 'nse', '1', '1'); " calcext:value-type="string">
            <text:p>INSERT INTO `moneyman_db`.`stocks` ( `name`, `symbol`, `industry`, `ISIN_code`, `group`, `moneycontrol_sym`, `exchange`, `created_by`, `updated_by`) VALUES ( 'HDFC Bank Ltd.', 'HDFCBANK', 'FINANCIAL SERVICES', 'INE040A01034', 'NSE500', 'HDFCBANK', 'nse', '1', '1'); </text:p>
          </table:table-cell>
        </table:table-row>
        <table:table-row table:style-name="ro1">
          <table:table-cell office:value-type="string" calcext:value-type="string">
            <text:p>HDFC Life Insur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DFCLIF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95G01014</text:p>
          </table:table-cell>
          <table:table-cell office:value-type="string" calcext:value-type="string">
            <text:p>HDFCLIF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7];&quot;', '&quot;;[.C187];&quot;', '&quot;;[.B187];&quot;', '&quot;;[.E187];&quot;', '&quot;;[.G187];&quot;', '&quot;;[.F187];&quot;', 'nse', '1', '1'); &quot;)" office:value-type="string" office:string-value="INSERT INTO `moneyman_db`.`stocks` ( `name`, `symbol`, `industry`, `ISIN_code`, `group`, `moneycontrol_sym`, `exchange`, `created_by`, `updated_by`) VALUES ( 'HDFC Life Insurance Company Ltd.', 'HDFCLIFE', 'FINANCIAL SERVICES', 'INE795G01014', 'NSE500', 'HDFCLIFE', 'nse', '1', '1'); " calcext:value-type="string">
            <text:p>INSERT INTO `moneyman_db`.`stocks` ( `name`, `symbol`, `industry`, `ISIN_code`, `group`, `moneycontrol_sym`, `exchange`, `created_by`, `updated_by`) VALUES ( 'HDFC Life Insurance Company Ltd.', 'HDFCLIFE', 'FINANCIAL SERVICES', 'INE795G01014', 'NSE500', 'HDFCLIFE', 'nse', '1', '1'); </text:p>
          </table:table-cell>
        </table:table-row>
        <table:table-row table:style-name="ro1">
          <table:table-cell office:value-type="string" calcext:value-type="string">
            <text:p>HFCL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HF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48A01028</text:p>
          </table:table-cell>
          <table:table-cell office:value-type="string" calcext:value-type="string">
            <text:p>HF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8];&quot;', '&quot;;[.C188];&quot;', '&quot;;[.B188];&quot;', '&quot;;[.E188];&quot;', '&quot;;[.G188];&quot;', '&quot;;[.F188];&quot;', 'nse', '1', '1'); &quot;)" office:value-type="string" office:string-value="INSERT INTO `moneyman_db`.`stocks` ( `name`, `symbol`, `industry`, `ISIN_code`, `group`, `moneycontrol_sym`, `exchange`, `created_by`, `updated_by`) VALUES ( 'HFCL Ltd.', 'HFCL', 'TELECOM', 'INE548A01028', 'NSE500', 'HFCL', 'nse', '1', '1'); " calcext:value-type="string">
            <text:p>INSERT INTO `moneyman_db`.`stocks` ( `name`, `symbol`, `industry`, `ISIN_code`, `group`, `moneycontrol_sym`, `exchange`, `created_by`, `updated_by`) VALUES ( 'HFCL Ltd.', 'HFCL', 'TELECOM', 'INE548A01028', 'NSE500', 'HFCL', 'nse', '1', '1'); </text:p>
          </table:table-cell>
        </table:table-row>
        <table:table-row table:style-name="ro1">
          <table:table-cell office:value-type="string" calcext:value-type="string">
            <text:p>Hatsun Agro Product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ATSU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3B01035</text:p>
          </table:table-cell>
          <table:table-cell office:value-type="string" calcext:value-type="string">
            <text:p>HATSU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89];&quot;', '&quot;;[.C189];&quot;', '&quot;;[.B189];&quot;', '&quot;;[.E189];&quot;', '&quot;;[.G189];&quot;', '&quot;;[.F189];&quot;', 'nse', '1', '1'); &quot;)" office:value-type="string" office:string-value="INSERT INTO `moneyman_db`.`stocks` ( `name`, `symbol`, `industry`, `ISIN_code`, `group`, `moneycontrol_sym`, `exchange`, `created_by`, `updated_by`) VALUES ( 'Hatsun Agro Product Ltd.', 'HATSUN', 'CONSUMER GOODS', 'INE473B01035', 'NSE500', 'HATSUN', 'nse', '1', '1'); " calcext:value-type="string">
            <text:p>INSERT INTO `moneyman_db`.`stocks` ( `name`, `symbol`, `industry`, `ISIN_code`, `group`, `moneycontrol_sym`, `exchange`, `created_by`, `updated_by`) VALUES ( 'Hatsun Agro Product Ltd.', 'HATSUN', 'CONSUMER GOODS', 'INE473B01035', 'NSE500', 'HATSUN', 'nse', '1', '1'); </text:p>
          </table:table-cell>
        </table:table-row>
        <table:table-row table:style-name="ro1">
          <table:table-cell office:value-type="string" calcext:value-type="string">
            <text:p>Havells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AVELL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6B01034</text:p>
          </table:table-cell>
          <table:table-cell office:value-type="string" calcext:value-type="string">
            <text:p>HAVELL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0];&quot;', '&quot;;[.C190];&quot;', '&quot;;[.B190];&quot;', '&quot;;[.E190];&quot;', '&quot;;[.G190];&quot;', '&quot;;[.F190];&quot;', 'nse', '1', '1'); &quot;)" office:value-type="string" office:string-value="INSERT INTO `moneyman_db`.`stocks` ( `name`, `symbol`, `industry`, `ISIN_code`, `group`, `moneycontrol_sym`, `exchange`, `created_by`, `updated_by`) VALUES ( 'Havells India Ltd.', 'HAVELLS', 'CONSUMER GOODS', 'INE176B01034', 'NSE500', 'HAVELLS', 'nse', '1', '1'); " calcext:value-type="string">
            <text:p>INSERT INTO `moneyman_db`.`stocks` ( `name`, `symbol`, `industry`, `ISIN_code`, `group`, `moneycontrol_sym`, `exchange`, `created_by`, `updated_by`) VALUES ( 'Havells India Ltd.', 'HAVELLS', 'CONSUMER GOODS', 'INE176B01034', 'NSE500', 'HAVELLS', 'nse', '1', '1'); </text:p>
          </table:table-cell>
        </table:table-row>
        <table:table-row table:style-name="ro1">
          <table:table-cell office:value-type="string" calcext:value-type="string">
            <text:p>HeidelbergCement India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8A01017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1];&quot;', '&quot;;[.C191];&quot;', '&quot;;[.B191];&quot;', '&quot;;[.E191];&quot;', '&quot;;[.G191];&quot;', '&quot;;[.F191];&quot;', 'nse', '1', '1'); &quot;)" office:value-type="string" office:string-value="INSERT INTO `moneyman_db`.`stocks` ( `name`, `symbol`, `industry`, `ISIN_code`, `group`, `moneycontrol_sym`, `exchange`, `created_by`, `updated_by`) VALUES ( 'HeidelbergCement India Ltd.', 'HEIDELBERG', 'CEMENT &amp; CEMENT PRODUCTS', 'INE578A01017', 'NSE500', 'HEIDELBERG', 'nse', '1', '1'); " calcext:value-type="string">
            <text:p>INSERT INTO `moneyman_db`.`stocks` ( `name`, `symbol`, `industry`, `ISIN_code`, `group`, `moneycontrol_sym`, `exchange`, `created_by`, `updated_by`) VALUES ( 'HeidelbergCement India Ltd.', 'HEIDELBERG', 'CEMENT &amp; CEMENT PRODUCTS', 'INE578A01017', 'NSE500', 'HEIDELBERG', 'nse', '1', '1'); </text:p>
          </table:table-cell>
        </table:table-row>
        <table:table-row table:style-name="ro1">
          <table:table-cell office:value-type="string" calcext:value-type="string">
            <text:p>Heritage Food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ERITGFOO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78A01027</text:p>
          </table:table-cell>
          <table:table-cell office:value-type="string" calcext:value-type="string">
            <text:p>HERITGFOO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2];&quot;', '&quot;;[.C192];&quot;', '&quot;;[.B192];&quot;', '&quot;;[.E192];&quot;', '&quot;;[.G192];&quot;', '&quot;;[.F192];&quot;', 'nse', '1', '1'); &quot;)" office:value-type="string" office:string-value="INSERT INTO `moneyman_db`.`stocks` ( `name`, `symbol`, `industry`, `ISIN_code`, `group`, `moneycontrol_sym`, `exchange`, `created_by`, `updated_by`) VALUES ( 'Heritage Foods Ltd.', 'HERITGFOOD', 'CONSUMER GOODS', 'INE978A01027', 'NSE500', 'HERITGFOOD', 'nse', '1', '1'); " calcext:value-type="string">
            <text:p>INSERT INTO `moneyman_db`.`stocks` ( `name`, `symbol`, `industry`, `ISIN_code`, `group`, `moneycontrol_sym`, `exchange`, `created_by`, `updated_by`) VALUES ( 'Heritage Foods Ltd.', 'HERITGFOOD', 'CONSUMER GOODS', 'INE978A01027', 'NSE500', 'HERITGFOOD', 'nse', '1', '1'); </text:p>
          </table:table-cell>
        </table:table-row>
        <table:table-row table:style-name="ro1">
          <table:table-cell office:value-type="string" calcext:value-type="string">
            <text:p>Hero MotoCorp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HEROMOTO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8A01026</text:p>
          </table:table-cell>
          <table:table-cell office:value-type="string" calcext:value-type="string">
            <text:p>HEROMOTO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3];&quot;', '&quot;;[.C193];&quot;', '&quot;;[.B193];&quot;', '&quot;;[.E193];&quot;', '&quot;;[.G193];&quot;', '&quot;;[.F193];&quot;', 'nse', '1', '1'); &quot;)" office:value-type="string" office:string-value="INSERT INTO `moneyman_db`.`stocks` ( `name`, `symbol`, `industry`, `ISIN_code`, `group`, `moneycontrol_sym`, `exchange`, `created_by`, `updated_by`) VALUES ( 'Hero MotoCorp Ltd.', 'HEROMOTOCO', 'AUTOMOBILE', 'INE158A01026', 'NSE500', 'HEROMOTOCO', 'nse', '1', '1'); " calcext:value-type="string">
            <text:p>INSERT INTO `moneyman_db`.`stocks` ( `name`, `symbol`, `industry`, `ISIN_code`, `group`, `moneycontrol_sym`, `exchange`, `created_by`, `updated_by`) VALUES ( 'Hero MotoCorp Ltd.', 'HEROMOTOCO', 'AUTOMOBILE', 'INE158A01026', 'NSE500', 'HEROMOTOCO', 'nse', '1', '1'); </text:p>
          </table:table-cell>
        </table:table-row>
        <table:table-row table:style-name="ro1">
          <table:table-cell office:value-type="string" calcext:value-type="string">
            <text:p>Hexaware Technologi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EXAWAR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3A01033</text:p>
          </table:table-cell>
          <table:table-cell office:value-type="string" calcext:value-type="string">
            <text:p>HEXAWAR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4];&quot;', '&quot;;[.C194];&quot;', '&quot;;[.B194];&quot;', '&quot;;[.E194];&quot;', '&quot;;[.G194];&quot;', '&quot;;[.F194];&quot;', 'nse', '1', '1'); &quot;)" office:value-type="string" office:string-value="INSERT INTO `moneyman_db`.`stocks` ( `name`, `symbol`, `industry`, `ISIN_code`, `group`, `moneycontrol_sym`, `exchange`, `created_by`, `updated_by`) VALUES ( 'Hexaware Technologies Ltd.', 'HEXAWARE', 'IT', 'INE093A01033', 'NSE500', 'HEXAWARE', 'nse', '1', '1'); " calcext:value-type="string">
            <text:p>INSERT INTO `moneyman_db`.`stocks` ( `name`, `symbol`, `industry`, `ISIN_code`, `group`, `moneycontrol_sym`, `exchange`, `created_by`, `updated_by`) VALUES ( 'Hexaware Technologies Ltd.', 'HEXAWARE', 'IT', 'INE093A01033', 'NSE500', 'HEXAWARE', 'nse', '1', '1'); </text:p>
          </table:table-cell>
        </table:table-row>
        <table:table-row table:style-name="ro1">
          <table:table-cell office:value-type="string" calcext:value-type="string">
            <text:p>Himadri Speciality Chemical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HS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9C01026</text:p>
          </table:table-cell>
          <table:table-cell office:value-type="string" calcext:value-type="string">
            <text:p>HS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5];&quot;', '&quot;;[.C195];&quot;', '&quot;;[.B195];&quot;', '&quot;;[.E195];&quot;', '&quot;;[.G195];&quot;', '&quot;;[.F195];&quot;', 'nse', '1', '1'); &quot;)" office:value-type="string" office:string-value="INSERT INTO `moneyman_db`.`stocks` ( `name`, `symbol`, `industry`, `ISIN_code`, `group`, `moneycontrol_sym`, `exchange`, `created_by`, `updated_by`) VALUES ( 'Himadri Speciality Chemical Ltd.', 'HSCL', 'CHEMICALS', 'INE019C01026', 'NSE500', 'HSCL', 'nse', '1', '1'); " calcext:value-type="string">
            <text:p>INSERT INTO `moneyman_db`.`stocks` ( `name`, `symbol`, `industry`, `ISIN_code`, `group`, `moneycontrol_sym`, `exchange`, `created_by`, `updated_by`) VALUES ( 'Himadri Speciality Chemical Ltd.', 'HSCL', 'CHEMICALS', 'INE019C01026', 'NSE500', 'HSCL', 'nse', '1', '1'); </text:p>
          </table:table-cell>
        </table:table-row>
        <table:table-row table:style-name="ro1">
          <table:table-cell office:value-type="string" calcext:value-type="string">
            <text:p>Himatsingka Seide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HIMATSEID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9A01027</text:p>
          </table:table-cell>
          <table:table-cell office:value-type="string" calcext:value-type="string">
            <text:p>HIMATSEID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6];&quot;', '&quot;;[.C196];&quot;', '&quot;;[.B196];&quot;', '&quot;;[.E196];&quot;', '&quot;;[.G196];&quot;', '&quot;;[.F196];&quot;', 'nse', '1', '1'); &quot;)" office:value-type="string" office:string-value="INSERT INTO `moneyman_db`.`stocks` ( `name`, `symbol`, `industry`, `ISIN_code`, `group`, `moneycontrol_sym`, `exchange`, `created_by`, `updated_by`) VALUES ( 'Himatsingka Seide Ltd.', 'HIMATSEIDE', 'TEXTILES', 'INE049A01027', 'NSE500', 'HIMATSEIDE', 'nse', '1', '1'); " calcext:value-type="string">
            <text:p>INSERT INTO `moneyman_db`.`stocks` ( `name`, `symbol`, `industry`, `ISIN_code`, `group`, `moneycontrol_sym`, `exchange`, `created_by`, `updated_by`) VALUES ( 'Himatsingka Seide Ltd.', 'HIMATSEIDE', 'TEXTILES', 'INE049A01027', 'NSE500', 'HIMATSEIDE', 'nse', '1', '1'); </text:p>
          </table:table-cell>
        </table:table-row>
        <table:table-row table:style-name="ro1">
          <table:table-cell office:value-type="string" calcext:value-type="string">
            <text:p>Hindalco Industries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HINDAL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8A01020</text:p>
          </table:table-cell>
          <table:table-cell office:value-type="string" calcext:value-type="string">
            <text:p>HINDAL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7];&quot;', '&quot;;[.C197];&quot;', '&quot;;[.B197];&quot;', '&quot;;[.E197];&quot;', '&quot;;[.G197];&quot;', '&quot;;[.F197];&quot;', 'nse', '1', '1'); &quot;)" office:value-type="string" office:string-value="INSERT INTO `moneyman_db`.`stocks` ( `name`, `symbol`, `industry`, `ISIN_code`, `group`, `moneycontrol_sym`, `exchange`, `created_by`, `updated_by`) VALUES ( 'Hindalco Industries Ltd.', 'HINDALCO', 'METALS', 'INE038A01020', 'NSE500', 'HINDALCO', 'nse', '1', '1'); " calcext:value-type="string">
            <text:p>INSERT INTO `moneyman_db`.`stocks` ( `name`, `symbol`, `industry`, `ISIN_code`, `group`, `moneycontrol_sym`, `exchange`, `created_by`, `updated_by`) VALUES ( 'Hindalco Industries Ltd.', 'HINDALCO', 'METALS', 'INE038A01020', 'NSE500', 'HINDALCO', 'nse', '1', '1'); </text:p>
          </table:table-cell>
        </table:table-row>
        <table:table-row table:style-name="ro1">
          <table:table-cell office:value-type="string" calcext:value-type="string">
            <text:p>Hindustan Aeronautic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6F01012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8];&quot;', '&quot;;[.C198];&quot;', '&quot;;[.B198];&quot;', '&quot;;[.E198];&quot;', '&quot;;[.G198];&quot;', '&quot;;[.F198];&quot;', 'nse', '1', '1'); &quot;)" office:value-type="string" office:string-value="INSERT INTO `moneyman_db`.`stocks` ( `name`, `symbol`, `industry`, `ISIN_code`, `group`, `moneycontrol_sym`, `exchange`, `created_by`, `updated_by`) VALUES ( 'Hindustan Aeronautics Ltd.', 'HAL', 'INDUSTRIAL MANUFACTURING', 'INE066F01012', 'NSE500', 'HAL', 'nse', '1', '1'); " calcext:value-type="string">
            <text:p>INSERT INTO `moneyman_db`.`stocks` ( `name`, `symbol`, `industry`, `ISIN_code`, `group`, `moneycontrol_sym`, `exchange`, `created_by`, `updated_by`) VALUES ( 'Hindustan Aeronautics Ltd.', 'HAL', 'INDUSTRIAL MANUFACTURING', 'INE066F01012', 'NSE500', 'HAL', 'nse', '1', '1'); </text:p>
          </table:table-cell>
        </table:table-row>
        <table:table-row table:style-name="ro1">
          <table:table-cell office:value-type="string" calcext:value-type="string">
            <text:p>Hindustan Copper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HINDCOPP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1E01026</text:p>
          </table:table-cell>
          <table:table-cell office:value-type="string" calcext:value-type="string">
            <text:p>HINDCOPP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199];&quot;', '&quot;;[.C199];&quot;', '&quot;;[.B199];&quot;', '&quot;;[.E199];&quot;', '&quot;;[.G199];&quot;', '&quot;;[.F199];&quot;', 'nse', '1', '1'); &quot;)" office:value-type="string" office:string-value="INSERT INTO `moneyman_db`.`stocks` ( `name`, `symbol`, `industry`, `ISIN_code`, `group`, `moneycontrol_sym`, `exchange`, `created_by`, `updated_by`) VALUES ( 'Hindustan Copper Ltd.', 'HINDCOPPER', 'METALS', 'INE531E01026', 'NSE500', 'HINDCOPPER', 'nse', '1', '1'); " calcext:value-type="string">
            <text:p>INSERT INTO `moneyman_db`.`stocks` ( `name`, `symbol`, `industry`, `ISIN_code`, `group`, `moneycontrol_sym`, `exchange`, `created_by`, `updated_by`) VALUES ( 'Hindustan Copper Ltd.', 'HINDCOPPER', 'METALS', 'INE531E01026', 'NSE500', 'HINDCOPPER', 'nse', '1', '1'); </text:p>
          </table:table-cell>
        </table:table-row>
        <table:table-row table:style-name="ro1">
          <table:table-cell office:value-type="string" calcext:value-type="string">
            <text:p>Hindustan Petroleum Corporat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INDPETR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4A01015</text:p>
          </table:table-cell>
          <table:table-cell office:value-type="string" calcext:value-type="string">
            <text:p>HINDPETR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0];&quot;', '&quot;;[.C200];&quot;', '&quot;;[.B200];&quot;', '&quot;;[.E200];&quot;', '&quot;;[.G200];&quot;', '&quot;;[.F200];&quot;', 'nse', '1', '1'); &quot;)" office:value-type="string" office:string-value="INSERT INTO `moneyman_db`.`stocks` ( `name`, `symbol`, `industry`, `ISIN_code`, `group`, `moneycontrol_sym`, `exchange`, `created_by`, `updated_by`) VALUES ( 'Hindustan Petroleum Corporation Ltd.', 'HINDPETRO', 'ENERGY', 'INE094A01015', 'NSE500', 'HINDPETRO', 'nse', '1', '1'); " calcext:value-type="string">
            <text:p>INSERT INTO `moneyman_db`.`stocks` ( `name`, `symbol`, `industry`, `ISIN_code`, `group`, `moneycontrol_sym`, `exchange`, `created_by`, `updated_by`) VALUES ( 'Hindustan Petroleum Corporation Ltd.', 'HINDPETRO', 'ENERGY', 'INE094A01015', 'NSE500', 'HINDPETRO', 'nse', '1', '1'); </text:p>
          </table:table-cell>
        </table:table-row>
        <table:table-row table:style-name="ro1">
          <table:table-cell office:value-type="string" calcext:value-type="string">
            <text:p>Hindustan Unilever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INDUNILV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0A01027</text:p>
          </table:table-cell>
          <table:table-cell office:value-type="string" calcext:value-type="string">
            <text:p>HINDUNILV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1];&quot;', '&quot;;[.C201];&quot;', '&quot;;[.B201];&quot;', '&quot;;[.E201];&quot;', '&quot;;[.G201];&quot;', '&quot;;[.F201];&quot;', 'nse', '1', '1'); &quot;)" office:value-type="string" office:string-value="INSERT INTO `moneyman_db`.`stocks` ( `name`, `symbol`, `industry`, `ISIN_code`, `group`, `moneycontrol_sym`, `exchange`, `created_by`, `updated_by`) VALUES ( 'Hindustan Unilever Ltd.', 'HINDUNILVR', 'CONSUMER GOODS', 'INE030A01027', 'NSE500', 'HINDUNILVR', 'nse', '1', '1'); " calcext:value-type="string">
            <text:p>INSERT INTO `moneyman_db`.`stocks` ( `name`, `symbol`, `industry`, `ISIN_code`, `group`, `moneycontrol_sym`, `exchange`, `created_by`, `updated_by`) VALUES ( 'Hindustan Unilever Ltd.', 'HINDUNILVR', 'CONSUMER GOODS', 'INE030A01027', 'NSE500', 'HINDUNILVR', 'nse', '1', '1'); </text:p>
          </table:table-cell>
        </table:table-row>
        <table:table-row table:style-name="ro1">
          <table:table-cell office:value-type="string" calcext:value-type="string">
            <text:p>Hindustan Zinc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HINDZIN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7A01025</text:p>
          </table:table-cell>
          <table:table-cell office:value-type="string" calcext:value-type="string">
            <text:p>HINDZIN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2];&quot;', '&quot;;[.C202];&quot;', '&quot;;[.B202];&quot;', '&quot;;[.E202];&quot;', '&quot;;[.G202];&quot;', '&quot;;[.F202];&quot;', 'nse', '1', '1'); &quot;)" office:value-type="string" office:string-value="INSERT INTO `moneyman_db`.`stocks` ( `name`, `symbol`, `industry`, `ISIN_code`, `group`, `moneycontrol_sym`, `exchange`, `created_by`, `updated_by`) VALUES ( 'Hindustan Zinc Ltd.', 'HINDZINC', 'METALS', 'INE267A01025', 'NSE500', 'HINDZINC', 'nse', '1', '1'); " calcext:value-type="string">
            <text:p>INSERT INTO `moneyman_db`.`stocks` ( `name`, `symbol`, `industry`, `ISIN_code`, `group`, `moneycontrol_sym`, `exchange`, `created_by`, `updated_by`) VALUES ( 'Hindustan Zinc Ltd.', 'HINDZINC', 'METALS', 'INE267A01025', 'NSE500', 'HINDZINC', 'nse', '1', '1'); </text:p>
          </table:table-cell>
        </table:table-row>
        <table:table-row table:style-name="ro1">
          <table:table-cell office:value-type="string" calcext:value-type="string">
            <text:p>Honeywell Automation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HONAU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71A01010</text:p>
          </table:table-cell>
          <table:table-cell office:value-type="string" calcext:value-type="string">
            <text:p>HONAU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3];&quot;', '&quot;;[.C203];&quot;', '&quot;;[.B203];&quot;', '&quot;;[.E203];&quot;', '&quot;;[.G203];&quot;', '&quot;;[.F203];&quot;', 'nse', '1', '1'); &quot;)" office:value-type="string" office:string-value="INSERT INTO `moneyman_db`.`stocks` ( `name`, `symbol`, `industry`, `ISIN_code`, `group`, `moneycontrol_sym`, `exchange`, `created_by`, `updated_by`) VALUES ( 'Honeywell Automation India Ltd.', 'HONAUT', 'INDUSTRIAL MANUFACTURING', 'INE671A01010', 'NSE500', 'HONAUT', 'nse', '1', '1'); " calcext:value-type="string">
            <text:p>INSERT INTO `moneyman_db`.`stocks` ( `name`, `symbol`, `industry`, `ISIN_code`, `group`, `moneycontrol_sym`, `exchange`, `created_by`, `updated_by`) VALUES ( 'Honeywell Automation India Ltd.', 'HONAUT', 'INDUSTRIAL MANUFACTURING', 'INE671A01010', 'NSE500', 'HONAUT', 'nse', '1', '1'); </text:p>
          </table:table-cell>
        </table:table-row>
        <table:table-row table:style-name="ro1">
          <table:table-cell office:value-type="string" calcext:value-type="string">
            <text:p>Housing &amp; Urban Development Corporatio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UD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1A01017</text:p>
          </table:table-cell>
          <table:table-cell office:value-type="string" calcext:value-type="string">
            <text:p>HUD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4];&quot;', '&quot;;[.C204];&quot;', '&quot;;[.B204];&quot;', '&quot;;[.E204];&quot;', '&quot;;[.G204];&quot;', '&quot;;[.F204];&quot;', 'nse', '1', '1'); &quot;)" office:value-type="string" office:string-value="INSERT INTO `moneyman_db`.`stocks` ( `name`, `symbol`, `industry`, `ISIN_code`, `group`, `moneycontrol_sym`, `exchange`, `created_by`, `updated_by`) VALUES ( 'Housing &amp; Urban Development Corporation Ltd.', 'HUDCO', 'FINANCIAL SERVICES', 'INE031A01017', 'NSE500', 'HUDCO', 'nse', '1', '1'); " calcext:value-type="string">
            <text:p>INSERT INTO `moneyman_db`.`stocks` ( `name`, `symbol`, `industry`, `ISIN_code`, `group`, `moneycontrol_sym`, `exchange`, `created_by`, `updated_by`) VALUES ( 'Housing &amp; Urban Development Corporation Ltd.', 'HUDCO', 'FINANCIAL SERVICES', 'INE031A01017', 'NSE500', 'HUDCO', 'nse', '1', '1'); </text:p>
          </table:table-cell>
        </table:table-row>
        <table:table-row table:style-name="ro1">
          <table:table-cell office:value-type="string" calcext:value-type="string">
            <text:p>Housing Development Finance Corporatio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DF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1A01036</text:p>
          </table:table-cell>
          <table:table-cell office:value-type="string" calcext:value-type="string">
            <text:p>HDF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5];&quot;', '&quot;;[.C205];&quot;', '&quot;;[.B205];&quot;', '&quot;;[.E205];&quot;', '&quot;;[.G205];&quot;', '&quot;;[.F205];&quot;', 'nse', '1', '1'); &quot;)" office:value-type="string" office:string-value="INSERT INTO `moneyman_db`.`stocks` ( `name`, `symbol`, `industry`, `ISIN_code`, `group`, `moneycontrol_sym`, `exchange`, `created_by`, `updated_by`) VALUES ( 'Housing Development Finance Corporation Ltd.', 'HDFC', 'FINANCIAL SERVICES', 'INE001A01036', 'NSE500', 'HDFC', 'nse', '1', '1'); " calcext:value-type="string">
            <text:p>INSERT INTO `moneyman_db`.`stocks` ( `name`, `symbol`, `industry`, `ISIN_code`, `group`, `moneycontrol_sym`, `exchange`, `created_by`, `updated_by`) VALUES ( 'Housing Development Finance Corporation Ltd.', 'HDFC', 'FINANCIAL SERVICES', 'INE001A01036', 'NSE500', 'HDFC', 'nse', '1', '1'); </text:p>
          </table:table-cell>
        </table:table-row>
        <table:table-row table:style-name="ro1">
          <table:table-cell office:value-type="string" calcext:value-type="string">
            <text:p>ICICI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CICI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0A01021</text:p>
          </table:table-cell>
          <table:table-cell office:value-type="string" calcext:value-type="string">
            <text:p>ICICI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6];&quot;', '&quot;;[.C206];&quot;', '&quot;;[.B206];&quot;', '&quot;;[.E206];&quot;', '&quot;;[.G206];&quot;', '&quot;;[.F206];&quot;', 'nse', '1', '1'); &quot;)" office:value-type="string" office:string-value="INSERT INTO `moneyman_db`.`stocks` ( `name`, `symbol`, `industry`, `ISIN_code`, `group`, `moneycontrol_sym`, `exchange`, `created_by`, `updated_by`) VALUES ( 'ICICI Bank Ltd.', 'ICICIBANK', 'FINANCIAL SERVICES', 'INE090A01021', 'NSE500', 'ICICIBANK', 'nse', '1', '1'); " calcext:value-type="string">
            <text:p>INSERT INTO `moneyman_db`.`stocks` ( `name`, `symbol`, `industry`, `ISIN_code`, `group`, `moneycontrol_sym`, `exchange`, `created_by`, `updated_by`) VALUES ( 'ICICI Bank Ltd.', 'ICICIBANK', 'FINANCIAL SERVICES', 'INE090A01021', 'NSE500', 'ICICIBANK', 'nse', '1', '1'); </text:p>
          </table:table-cell>
        </table:table-row>
        <table:table-row table:style-name="ro1">
          <table:table-cell office:value-type="string" calcext:value-type="string">
            <text:p>ICICI Lombard General Insur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CICIG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5G01017</text:p>
          </table:table-cell>
          <table:table-cell office:value-type="string" calcext:value-type="string">
            <text:p>ICICIG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7];&quot;', '&quot;;[.C207];&quot;', '&quot;;[.B207];&quot;', '&quot;;[.E207];&quot;', '&quot;;[.G207];&quot;', '&quot;;[.F207];&quot;', 'nse', '1', '1'); &quot;)" office:value-type="string" office:string-value="INSERT INTO `moneyman_db`.`stocks` ( `name`, `symbol`, `industry`, `ISIN_code`, `group`, `moneycontrol_sym`, `exchange`, `created_by`, `updated_by`) VALUES ( 'ICICI Lombard General Insurance Company Ltd.', 'ICICIGI', 'FINANCIAL SERVICES', 'INE765G01017', 'NSE500', 'ICICIGI', 'nse', '1', '1'); " calcext:value-type="string">
            <text:p>INSERT INTO `moneyman_db`.`stocks` ( `name`, `symbol`, `industry`, `ISIN_code`, `group`, `moneycontrol_sym`, `exchange`, `created_by`, `updated_by`) VALUES ( 'ICICI Lombard General Insurance Company Ltd.', 'ICICIGI', 'FINANCIAL SERVICES', 'INE765G01017', 'NSE500', 'ICICIGI', 'nse', '1', '1'); </text:p>
          </table:table-cell>
        </table:table-row>
        <table:table-row table:style-name="ro1">
          <table:table-cell office:value-type="string" calcext:value-type="string">
            <text:p>ICICI Prudential Life Insur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CICIPRUL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26G01019</text:p>
          </table:table-cell>
          <table:table-cell office:value-type="string" calcext:value-type="string">
            <text:p>ICICIPRUL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8];&quot;', '&quot;;[.C208];&quot;', '&quot;;[.B208];&quot;', '&quot;;[.E208];&quot;', '&quot;;[.G208];&quot;', '&quot;;[.F208];&quot;', 'nse', '1', '1'); &quot;)" office:value-type="string" office:string-value="INSERT INTO `moneyman_db`.`stocks` ( `name`, `symbol`, `industry`, `ISIN_code`, `group`, `moneycontrol_sym`, `exchange`, `created_by`, `updated_by`) VALUES ( 'ICICI Prudential Life Insurance Company Ltd.', 'ICICIPRULI', 'FINANCIAL SERVICES', 'INE726G01019', 'NSE500', 'ICICIPRULI', 'nse', '1', '1'); " calcext:value-type="string">
            <text:p>INSERT INTO `moneyman_db`.`stocks` ( `name`, `symbol`, `industry`, `ISIN_code`, `group`, `moneycontrol_sym`, `exchange`, `created_by`, `updated_by`) VALUES ( 'ICICI Prudential Life Insurance Company Ltd.', 'ICICIPRULI', 'FINANCIAL SERVICES', 'INE726G01019', 'NSE500', 'ICICIPRULI', 'nse', '1', '1'); </text:p>
          </table:table-cell>
        </table:table-row>
        <table:table-row table:style-name="ro1">
          <table:table-cell office:value-type="string" calcext:value-type="string">
            <text:p>ICICI Securiti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SE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3G01038</text:p>
          </table:table-cell>
          <table:table-cell office:value-type="string" calcext:value-type="string">
            <text:p>ISE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09];&quot;', '&quot;;[.C209];&quot;', '&quot;;[.B209];&quot;', '&quot;;[.E209];&quot;', '&quot;;[.G209];&quot;', '&quot;;[.F209];&quot;', 'nse', '1', '1'); &quot;)" office:value-type="string" office:string-value="INSERT INTO `moneyman_db`.`stocks` ( `name`, `symbol`, `industry`, `ISIN_code`, `group`, `moneycontrol_sym`, `exchange`, `created_by`, `updated_by`) VALUES ( 'ICICI Securities Ltd.', 'ISEC', 'FINANCIAL SERVICES', 'INE763G01038', 'NSE500', 'ISEC', 'nse', '1', '1'); " calcext:value-type="string">
            <text:p>INSERT INTO `moneyman_db`.`stocks` ( `name`, `symbol`, `industry`, `ISIN_code`, `group`, `moneycontrol_sym`, `exchange`, `created_by`, `updated_by`) VALUES ( 'ICICI Securities Ltd.', 'ISEC', 'FINANCIAL SERVICES', 'INE763G01038', 'NSE500', 'ISEC', 'nse', '1', '1'); </text:p>
          </table:table-cell>
        </table:table-row>
        <table:table-row table:style-name="ro1">
          <table:table-cell office:value-type="string" calcext:value-type="string">
            <text:p>ICRA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25G01011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0];&quot;', '&quot;;[.C210];&quot;', '&quot;;[.B210];&quot;', '&quot;;[.E210];&quot;', '&quot;;[.G210];&quot;', '&quot;;[.F210];&quot;', 'nse', '1', '1'); &quot;)" office:value-type="string" office:string-value="INSERT INTO `moneyman_db`.`stocks` ( `name`, `symbol`, `industry`, `ISIN_code`, `group`, `moneycontrol_sym`, `exchange`, `created_by`, `updated_by`) VALUES ( 'ICRA Ltd.', 'ICRA', 'FINANCIAL SERVICES', 'INE725G01011', 'NSE500', 'ICRA', 'nse', '1', '1'); " calcext:value-type="string">
            <text:p>INSERT INTO `moneyman_db`.`stocks` ( `name`, `symbol`, `industry`, `ISIN_code`, `group`, `moneycontrol_sym`, `exchange`, `created_by`, `updated_by`) VALUES ( 'ICRA Ltd.', 'ICRA', 'FINANCIAL SERVICES', 'INE725G01011', 'NSE500', 'ICRA', 'nse', '1', '1'); </text:p>
          </table:table-cell>
        </table:table-row>
        <table:table-row table:style-name="ro1">
          <table:table-cell office:value-type="string" calcext:value-type="string">
            <text:p>IDBI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DB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8A01015</text:p>
          </table:table-cell>
          <table:table-cell office:value-type="string" calcext:value-type="string">
            <text:p>IDB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1];&quot;', '&quot;;[.C211];&quot;', '&quot;;[.B211];&quot;', '&quot;;[.E211];&quot;', '&quot;;[.G211];&quot;', '&quot;;[.F211];&quot;', 'nse', '1', '1'); &quot;)" office:value-type="string" office:string-value="INSERT INTO `moneyman_db`.`stocks` ( `name`, `symbol`, `industry`, `ISIN_code`, `group`, `moneycontrol_sym`, `exchange`, `created_by`, `updated_by`) VALUES ( 'IDBI Bank Ltd.', 'IDBI', 'FINANCIAL SERVICES', 'INE008A01015', 'NSE500', 'IDBI', 'nse', '1', '1'); " calcext:value-type="string">
            <text:p>INSERT INTO `moneyman_db`.`stocks` ( `name`, `symbol`, `industry`, `ISIN_code`, `group`, `moneycontrol_sym`, `exchange`, `created_by`, `updated_by`) VALUES ( 'IDBI Bank Ltd.', 'IDBI', 'FINANCIAL SERVICES', 'INE008A01015', 'NSE500', 'IDBI', 'nse', '1', '1'); </text:p>
          </table:table-cell>
        </table:table-row>
        <table:table-row table:style-name="ro1">
          <table:table-cell office:value-type="string" calcext:value-type="string">
            <text:p>IDFC First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DFCFIRST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2T01019</text:p>
          </table:table-cell>
          <table:table-cell office:value-type="string" calcext:value-type="string">
            <text:p>IDFCFIRST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2];&quot;', '&quot;;[.C212];&quot;', '&quot;;[.B212];&quot;', '&quot;;[.E212];&quot;', '&quot;;[.G212];&quot;', '&quot;;[.F212];&quot;', 'nse', '1', '1'); &quot;)" office:value-type="string" office:string-value="INSERT INTO `moneyman_db`.`stocks` ( `name`, `symbol`, `industry`, `ISIN_code`, `group`, `moneycontrol_sym`, `exchange`, `created_by`, `updated_by`) VALUES ( 'IDFC First Bank Ltd.', 'IDFCFIRSTB', 'FINANCIAL SERVICES', 'INE092T01019', 'NSE500', 'IDFCFIRSTB', 'nse', '1', '1'); " calcext:value-type="string">
            <text:p>INSERT INTO `moneyman_db`.`stocks` ( `name`, `symbol`, `industry`, `ISIN_code`, `group`, `moneycontrol_sym`, `exchange`, `created_by`, `updated_by`) VALUES ( 'IDFC First Bank Ltd.', 'IDFCFIRSTB', 'FINANCIAL SERVICES', 'INE092T01019', 'NSE500', 'IDFCFIRSTB', 'nse', '1', '1'); </text:p>
          </table:table-cell>
        </table:table-row>
        <table:table-row table:style-name="ro1">
          <table:table-cell office:value-type="string" calcext:value-type="string">
            <text:p>IDFC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DF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3D01016</text:p>
          </table:table-cell>
          <table:table-cell office:value-type="string" calcext:value-type="string">
            <text:p>IDF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3];&quot;', '&quot;;[.C213];&quot;', '&quot;;[.B213];&quot;', '&quot;;[.E213];&quot;', '&quot;;[.G213];&quot;', '&quot;;[.F213];&quot;', 'nse', '1', '1'); &quot;)" office:value-type="string" office:string-value="INSERT INTO `moneyman_db`.`stocks` ( `name`, `symbol`, `industry`, `ISIN_code`, `group`, `moneycontrol_sym`, `exchange`, `created_by`, `updated_by`) VALUES ( 'IDFC Ltd.', 'IDFC', 'FINANCIAL SERVICES', 'INE043D01016', 'NSE500', 'IDFC', 'nse', '1', '1'); " calcext:value-type="string">
            <text:p>INSERT INTO `moneyman_db`.`stocks` ( `name`, `symbol`, `industry`, `ISIN_code`, `group`, `moneycontrol_sym`, `exchange`, `created_by`, `updated_by`) VALUES ( 'IDFC Ltd.', 'IDFC', 'FINANCIAL SERVICES', 'INE043D01016', 'NSE500', 'IDFC', 'nse', '1', '1'); </text:p>
          </table:table-cell>
        </table:table-row>
        <table:table-row table:style-name="ro1">
          <table:table-cell office:value-type="string" calcext:value-type="string">
            <text:p>IFB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IFB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59A01017</text:p>
          </table:table-cell>
          <table:table-cell office:value-type="string" calcext:value-type="string">
            <text:p>IFB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4];&quot;', '&quot;;[.C214];&quot;', '&quot;;[.B214];&quot;', '&quot;;[.E214];&quot;', '&quot;;[.G214];&quot;', '&quot;;[.F214];&quot;', 'nse', '1', '1'); &quot;)" office:value-type="string" office:string-value="INSERT INTO `moneyman_db`.`stocks` ( `name`, `symbol`, `industry`, `ISIN_code`, `group`, `moneycontrol_sym`, `exchange`, `created_by`, `updated_by`) VALUES ( 'IFB Industries Ltd.', 'IFBIND', 'CONSUMER GOODS', 'INE559A01017', 'NSE500', 'IFBIND', 'nse', '1', '1'); " calcext:value-type="string">
            <text:p>INSERT INTO `moneyman_db`.`stocks` ( `name`, `symbol`, `industry`, `ISIN_code`, `group`, `moneycontrol_sym`, `exchange`, `created_by`, `updated_by`) VALUES ( 'IFB Industries Ltd.', 'IFBIND', 'CONSUMER GOODS', 'INE559A01017', 'NSE500', 'IFBIND', 'nse', '1', '1'); </text:p>
          </table:table-cell>
        </table:table-row>
        <table:table-row table:style-name="ro1">
          <table:table-cell office:value-type="string" calcext:value-type="string">
            <text:p>IFCI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FC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9A01010</text:p>
          </table:table-cell>
          <table:table-cell office:value-type="string" calcext:value-type="string">
            <text:p>IFC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5];&quot;', '&quot;;[.C215];&quot;', '&quot;;[.B215];&quot;', '&quot;;[.E215];&quot;', '&quot;;[.G215];&quot;', '&quot;;[.F215];&quot;', 'nse', '1', '1'); &quot;)" office:value-type="string" office:string-value="INSERT INTO `moneyman_db`.`stocks` ( `name`, `symbol`, `industry`, `ISIN_code`, `group`, `moneycontrol_sym`, `exchange`, `created_by`, `updated_by`) VALUES ( 'IFCI Ltd.', 'IFCI', 'FINANCIAL SERVICES', 'INE039A01010', 'NSE500', 'IFCI', 'nse', '1', '1'); " calcext:value-type="string">
            <text:p>INSERT INTO `moneyman_db`.`stocks` ( `name`, `symbol`, `industry`, `ISIN_code`, `group`, `moneycontrol_sym`, `exchange`, `created_by`, `updated_by`) VALUES ( 'IFCI Ltd.', 'IFCI', 'FINANCIAL SERVICES', 'INE039A01010', 'NSE500', 'IFCI', 'nse', '1', '1'); </text:p>
          </table:table-cell>
        </table:table-row>
        <table:table-row table:style-name="ro1">
          <table:table-cell office:value-type="string" calcext:value-type="string">
            <text:p>IIFL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IF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0B01024</text:p>
          </table:table-cell>
          <table:table-cell office:value-type="string" calcext:value-type="string">
            <text:p>IIF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6];&quot;', '&quot;;[.C216];&quot;', '&quot;;[.B216];&quot;', '&quot;;[.E216];&quot;', '&quot;;[.G216];&quot;', '&quot;;[.F216];&quot;', 'nse', '1', '1'); &quot;)" office:value-type="string" office:string-value="INSERT INTO `moneyman_db`.`stocks` ( `name`, `symbol`, `industry`, `ISIN_code`, `group`, `moneycontrol_sym`, `exchange`, `created_by`, `updated_by`) VALUES ( 'IIFL Finance Ltd.', 'IIFL', 'FINANCIAL SERVICES', 'INE530B01024', 'NSE500', 'IIFL', 'nse', '1', '1'); " calcext:value-type="string">
            <text:p>INSERT INTO `moneyman_db`.`stocks` ( `name`, `symbol`, `industry`, `ISIN_code`, `group`, `moneycontrol_sym`, `exchange`, `created_by`, `updated_by`) VALUES ( 'IIFL Finance Ltd.', 'IIFL', 'FINANCIAL SERVICES', 'INE530B01024', 'NSE500', 'IIFL', 'nse', '1', '1'); </text:p>
          </table:table-cell>
        </table:table-row>
        <table:table-row table:style-name="ro1">
          <table:table-cell office:value-type="string" calcext:value-type="string">
            <text:p>IRB Infrastructure Developer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21I01014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7];&quot;', '&quot;;[.C217];&quot;', '&quot;;[.B217];&quot;', '&quot;;[.E217];&quot;', '&quot;;[.G217];&quot;', '&quot;;[.F217];&quot;', 'nse', '1', '1'); &quot;)" office:value-type="string" office:string-value="INSERT INTO `moneyman_db`.`stocks` ( `name`, `symbol`, `industry`, `ISIN_code`, `group`, `moneycontrol_sym`, `exchange`, `created_by`, `updated_by`) VALUES ( 'IRB Infrastructure Developers Ltd.', 'IRB', 'CONSTRUCTION', 'INE821I01014', 'NSE500', 'IRB', 'nse', '1', '1'); " calcext:value-type="string">
            <text:p>INSERT INTO `moneyman_db`.`stocks` ( `name`, `symbol`, `industry`, `ISIN_code`, `group`, `moneycontrol_sym`, `exchange`, `created_by`, `updated_by`) VALUES ( 'IRB Infrastructure Developers Ltd.', 'IRB', 'CONSTRUCTION', 'INE821I01014', 'NSE500', 'IRB', 'nse', '1', '1'); </text:p>
          </table:table-cell>
        </table:table-row>
        <table:table-row table:style-name="ro1">
          <table:table-cell office:value-type="string" calcext:value-type="string">
            <text:p>IRCON International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IRC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62Y01013</text:p>
          </table:table-cell>
          <table:table-cell office:value-type="string" calcext:value-type="string">
            <text:p>IRC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8];&quot;', '&quot;;[.C218];&quot;', '&quot;;[.B218];&quot;', '&quot;;[.E218];&quot;', '&quot;;[.G218];&quot;', '&quot;;[.F218];&quot;', 'nse', '1', '1'); &quot;)" office:value-type="string" office:string-value="INSERT INTO `moneyman_db`.`stocks` ( `name`, `symbol`, `industry`, `ISIN_code`, `group`, `moneycontrol_sym`, `exchange`, `created_by`, `updated_by`) VALUES ( 'IRCON International Ltd.', 'IRCON', 'CONSTRUCTION', 'INE962Y01013', 'NSE500', 'IRCON', 'nse', '1', '1'); " calcext:value-type="string">
            <text:p>INSERT INTO `moneyman_db`.`stocks` ( `name`, `symbol`, `industry`, `ISIN_code`, `group`, `moneycontrol_sym`, `exchange`, `created_by`, `updated_by`) VALUES ( 'IRCON International Ltd.', 'IRCON', 'CONSTRUCTION', 'INE962Y01013', 'NSE500', 'IRCON', 'nse', '1', '1'); </text:p>
          </table:table-cell>
        </table:table-row>
        <table:table-row table:style-name="ro1">
          <table:table-cell office:value-type="string" calcext:value-type="string">
            <text:p>ITC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4A01025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19];&quot;', '&quot;;[.C219];&quot;', '&quot;;[.B219];&quot;', '&quot;;[.E219];&quot;', '&quot;;[.G219];&quot;', '&quot;;[.F219];&quot;', 'nse', '1', '1'); &quot;)" office:value-type="string" office:string-value="INSERT INTO `moneyman_db`.`stocks` ( `name`, `symbol`, `industry`, `ISIN_code`, `group`, `moneycontrol_sym`, `exchange`, `created_by`, `updated_by`) VALUES ( 'ITC Ltd.', 'ITC', 'CONSUMER GOODS', 'INE154A01025', 'NSE500', 'ITC', 'nse', '1', '1'); " calcext:value-type="string">
            <text:p>INSERT INTO `moneyman_db`.`stocks` ( `name`, `symbol`, `industry`, `ISIN_code`, `group`, `moneycontrol_sym`, `exchange`, `created_by`, `updated_by`) VALUES ( 'ITC Ltd.', 'ITC', 'CONSUMER GOODS', 'INE154A01025', 'NSE500', 'ITC', 'nse', '1', '1'); </text:p>
          </table:table-cell>
        </table:table-row>
        <table:table-row table:style-name="ro1">
          <table:table-cell office:value-type="string" calcext:value-type="string">
            <text:p>ITD Cementation India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ITD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6A01026</text:p>
          </table:table-cell>
          <table:table-cell office:value-type="string" calcext:value-type="string">
            <text:p>ITD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0];&quot;', '&quot;;[.C220];&quot;', '&quot;;[.B220];&quot;', '&quot;;[.E220];&quot;', '&quot;;[.G220];&quot;', '&quot;;[.F220];&quot;', 'nse', '1', '1'); &quot;)" office:value-type="string" office:string-value="INSERT INTO `moneyman_db`.`stocks` ( `name`, `symbol`, `industry`, `ISIN_code`, `group`, `moneycontrol_sym`, `exchange`, `created_by`, `updated_by`) VALUES ( 'ITD Cementation India Ltd.', 'ITDCEM', 'CONSTRUCTION', 'INE686A01026', 'NSE500', 'ITDCEM', 'nse', '1', '1'); " calcext:value-type="string">
            <text:p>INSERT INTO `moneyman_db`.`stocks` ( `name`, `symbol`, `industry`, `ISIN_code`, `group`, `moneycontrol_sym`, `exchange`, `created_by`, `updated_by`) VALUES ( 'ITD Cementation India Ltd.', 'ITDCEM', 'CONSTRUCTION', 'INE686A01026', 'NSE500', 'ITDCEM', 'nse', '1', '1'); </text:p>
          </table:table-cell>
        </table:table-row>
        <table:table-row table:style-name="ro1">
          <table:table-cell office:value-type="string" calcext:value-type="string">
            <text:p>ITI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48A01017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1];&quot;', '&quot;;[.C221];&quot;', '&quot;;[.B221];&quot;', '&quot;;[.E221];&quot;', '&quot;;[.G221];&quot;', '&quot;;[.F221];&quot;', 'nse', '1', '1'); &quot;)" office:value-type="string" office:string-value="INSERT INTO `moneyman_db`.`stocks` ( `name`, `symbol`, `industry`, `ISIN_code`, `group`, `moneycontrol_sym`, `exchange`, `created_by`, `updated_by`) VALUES ( 'ITI Ltd.', 'ITI', 'TELECOM', 'INE248A01017', 'NSE500', 'ITI', 'nse', '1', '1'); " calcext:value-type="string">
            <text:p>INSERT INTO `moneyman_db`.`stocks` ( `name`, `symbol`, `industry`, `ISIN_code`, `group`, `moneycontrol_sym`, `exchange`, `created_by`, `updated_by`) VALUES ( 'ITI Ltd.', 'ITI', 'TELECOM', 'INE248A01017', 'NSE500', 'ITI', 'nse', '1', '1'); </text:p>
          </table:table-cell>
        </table:table-row>
        <table:table-row table:style-name="ro1">
          <table:table-cell office:value-type="string" calcext:value-type="string">
            <text:p>India Cements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INDIA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83A01012</text:p>
          </table:table-cell>
          <table:table-cell office:value-type="string" calcext:value-type="string">
            <text:p>INDIA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2];&quot;', '&quot;;[.C222];&quot;', '&quot;;[.B222];&quot;', '&quot;;[.E222];&quot;', '&quot;;[.G222];&quot;', '&quot;;[.F222];&quot;', 'nse', '1', '1'); &quot;)" office:value-type="string" office:string-value="INSERT INTO `moneyman_db`.`stocks` ( `name`, `symbol`, `industry`, `ISIN_code`, `group`, `moneycontrol_sym`, `exchange`, `created_by`, `updated_by`) VALUES ( 'India Cements Ltd.', 'INDIACEM', 'CEMENT &amp; CEMENT PRODUCTS', 'INE383A01012', 'NSE500', 'INDIACEM', 'nse', '1', '1'); " calcext:value-type="string">
            <text:p>INSERT INTO `moneyman_db`.`stocks` ( `name`, `symbol`, `industry`, `ISIN_code`, `group`, `moneycontrol_sym`, `exchange`, `created_by`, `updated_by`) VALUES ( 'India Cements Ltd.', 'INDIACEM', 'CEMENT &amp; CEMENT PRODUCTS', 'INE383A01012', 'NSE500', 'INDIACEM', 'nse', '1', '1'); </text:p>
          </table:table-cell>
        </table:table-row>
        <table:table-row table:style-name="ro1">
          <table:table-cell office:value-type="string" calcext:value-type="string">
            <text:p>India Tourism Development Corporation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ITD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53K01014</text:p>
          </table:table-cell>
          <table:table-cell office:value-type="string" calcext:value-type="string">
            <text:p>ITD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3];&quot;', '&quot;;[.C223];&quot;', '&quot;;[.B223];&quot;', '&quot;;[.E223];&quot;', '&quot;;[.G223];&quot;', '&quot;;[.F223];&quot;', 'nse', '1', '1'); &quot;)" office:value-type="string" office:string-value="INSERT INTO `moneyman_db`.`stocks` ( `name`, `symbol`, `industry`, `ISIN_code`, `group`, `moneycontrol_sym`, `exchange`, `created_by`, `updated_by`) VALUES ( 'India Tourism Development Corporation Ltd.', 'ITDC', 'SERVICES', 'INE353K01014', 'NSE500', 'ITDC', 'nse', '1', '1'); " calcext:value-type="string">
            <text:p>INSERT INTO `moneyman_db`.`stocks` ( `name`, `symbol`, `industry`, `ISIN_code`, `group`, `moneycontrol_sym`, `exchange`, `created_by`, `updated_by`) VALUES ( 'India Tourism Development Corporation Ltd.', 'ITDC', 'SERVICES', 'INE353K01014', 'NSE500', 'ITDC', 'nse', '1', '1'); </text:p>
          </table:table-cell>
        </table:table-row>
        <table:table-row table:style-name="ro1">
          <table:table-cell office:value-type="string" calcext:value-type="string">
            <text:p>Indiabulls Housing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BULHSG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8I01020</text:p>
          </table:table-cell>
          <table:table-cell office:value-type="string" calcext:value-type="string">
            <text:p>IBULHSG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4];&quot;', '&quot;;[.C224];&quot;', '&quot;;[.B224];&quot;', '&quot;;[.E224];&quot;', '&quot;;[.G224];&quot;', '&quot;;[.F224];&quot;', 'nse', '1', '1'); &quot;)" office:value-type="string" office:string-value="INSERT INTO `moneyman_db`.`stocks` ( `name`, `symbol`, `industry`, `ISIN_code`, `group`, `moneycontrol_sym`, `exchange`, `created_by`, `updated_by`) VALUES ( 'Indiabulls Housing Finance Ltd.', 'IBULHSGFIN', 'FINANCIAL SERVICES', 'INE148I01020', 'NSE500', 'IBULHSGFIN', 'nse', '1', '1'); " calcext:value-type="string">
            <text:p>INSERT INTO `moneyman_db`.`stocks` ( `name`, `symbol`, `industry`, `ISIN_code`, `group`, `moneycontrol_sym`, `exchange`, `created_by`, `updated_by`) VALUES ( 'Indiabulls Housing Finance Ltd.', 'IBULHSGFIN', 'FINANCIAL SERVICES', 'INE148I01020', 'NSE500', 'IBULHSGFIN', 'nse', '1', '1'); </text:p>
          </table:table-cell>
        </table:table-row>
        <table:table-row table:style-name="ro1">
          <table:table-cell office:value-type="string" calcext:value-type="string">
            <text:p>Indiabulls Integrated Servic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BULI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6M01010</text:p>
          </table:table-cell>
          <table:table-cell office:value-type="string" calcext:value-type="string">
            <text:p>IBULI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5];&quot;', '&quot;;[.C225];&quot;', '&quot;;[.B225];&quot;', '&quot;;[.E225];&quot;', '&quot;;[.G225];&quot;', '&quot;;[.F225];&quot;', 'nse', '1', '1'); &quot;)" office:value-type="string" office:string-value="INSERT INTO `moneyman_db`.`stocks` ( `name`, `symbol`, `industry`, `ISIN_code`, `group`, `moneycontrol_sym`, `exchange`, `created_by`, `updated_by`) VALUES ( 'Indiabulls Integrated Services Ltd.', 'IBULISL', 'IT', 'INE126M01010', 'NSE500', 'IBULISL', 'nse', '1', '1'); " calcext:value-type="string">
            <text:p>INSERT INTO `moneyman_db`.`stocks` ( `name`, `symbol`, `industry`, `ISIN_code`, `group`, `moneycontrol_sym`, `exchange`, `created_by`, `updated_by`) VALUES ( 'Indiabulls Integrated Services Ltd.', 'IBULISL', 'IT', 'INE126M01010', 'NSE500', 'IBULISL', 'nse', '1', '1'); </text:p>
          </table:table-cell>
        </table:table-row>
        <table:table-row table:style-name="ro1">
          <table:table-cell office:value-type="string" calcext:value-type="string">
            <text:p>Indiabulls Real Estate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IBREALES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9I01010</text:p>
          </table:table-cell>
          <table:table-cell office:value-type="string" calcext:value-type="string">
            <text:p>IBREALES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6];&quot;', '&quot;;[.C226];&quot;', '&quot;;[.B226];&quot;', '&quot;;[.E226];&quot;', '&quot;;[.G226];&quot;', '&quot;;[.F226];&quot;', 'nse', '1', '1'); &quot;)" office:value-type="string" office:string-value="INSERT INTO `moneyman_db`.`stocks` ( `name`, `symbol`, `industry`, `ISIN_code`, `group`, `moneycontrol_sym`, `exchange`, `created_by`, `updated_by`) VALUES ( 'Indiabulls Real Estate Ltd.', 'IBREALEST', 'CONSTRUCTION', 'INE069I01010', 'NSE500', 'IBREALEST', 'nse', '1', '1'); " calcext:value-type="string">
            <text:p>INSERT INTO `moneyman_db`.`stocks` ( `name`, `symbol`, `industry`, `ISIN_code`, `group`, `moneycontrol_sym`, `exchange`, `created_by`, `updated_by`) VALUES ( 'Indiabulls Real Estate Ltd.', 'IBREALEST', 'CONSTRUCTION', 'INE069I01010', 'NSE500', 'IBREALEST', 'nse', '1', '1'); </text:p>
          </table:table-cell>
        </table:table-row>
        <table:table-row table:style-name="ro1">
          <table:table-cell office:value-type="string" calcext:value-type="string">
            <text:p>Indiabulls Ventur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BVENTUR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4G01010</text:p>
          </table:table-cell>
          <table:table-cell office:value-type="string" calcext:value-type="string">
            <text:p>IBVENTUR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7];&quot;', '&quot;;[.C227];&quot;', '&quot;;[.B227];&quot;', '&quot;;[.E227];&quot;', '&quot;;[.G227];&quot;', '&quot;;[.F227];&quot;', 'nse', '1', '1'); &quot;)" office:value-type="string" office:string-value="INSERT INTO `moneyman_db`.`stocks` ( `name`, `symbol`, `industry`, `ISIN_code`, `group`, `moneycontrol_sym`, `exchange`, `created_by`, `updated_by`) VALUES ( 'Indiabulls Ventures Ltd.', 'IBVENTURES', 'FINANCIAL SERVICES', 'INE274G01010', 'NSE500', 'IBVENTURES', 'nse', '1', '1'); " calcext:value-type="string">
            <text:p>INSERT INTO `moneyman_db`.`stocks` ( `name`, `symbol`, `industry`, `ISIN_code`, `group`, `moneycontrol_sym`, `exchange`, `created_by`, `updated_by`) VALUES ( 'Indiabulls Ventures Ltd.', 'IBVENTURES', 'FINANCIAL SERVICES', 'INE274G01010', 'NSE500', 'IBVENTURES', 'nse', '1', '1'); </text:p>
          </table:table-cell>
        </table:table-row>
        <table:table-row table:style-name="ro1">
          <table:table-cell office:value-type="string" calcext:value-type="string">
            <text:p>Indiamart Intermesh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INDIAMAR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3S01016</text:p>
          </table:table-cell>
          <table:table-cell office:value-type="string" calcext:value-type="string">
            <text:p>INDIAMAR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8];&quot;', '&quot;;[.C228];&quot;', '&quot;;[.B228];&quot;', '&quot;;[.E228];&quot;', '&quot;;[.G228];&quot;', '&quot;;[.F228];&quot;', 'nse', '1', '1'); &quot;)" office:value-type="string" office:string-value="INSERT INTO `moneyman_db`.`stocks` ( `name`, `symbol`, `industry`, `ISIN_code`, `group`, `moneycontrol_sym`, `exchange`, `created_by`, `updated_by`) VALUES ( 'Indiamart Intermesh Ltd.', 'INDIAMART', 'CONSUMER GOODS', 'INE933S01016', 'NSE500', 'INDIAMART', 'nse', '1', '1'); " calcext:value-type="string">
            <text:p>INSERT INTO `moneyman_db`.`stocks` ( `name`, `symbol`, `industry`, `ISIN_code`, `group`, `moneycontrol_sym`, `exchange`, `created_by`, `updated_by`) VALUES ( 'Indiamart Intermesh Ltd.', 'INDIAMART', 'CONSUMER GOODS', 'INE933S01016', 'NSE500', 'INDIAMART', 'nse', '1', '1'); </text:p>
          </table:table-cell>
        </table:table-row>
        <table:table-row table:style-name="ro1">
          <table:table-cell office:value-type="string" calcext:value-type="string">
            <text:p>Indian Bank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DIAN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62A01011</text:p>
          </table:table-cell>
          <table:table-cell office:value-type="string" calcext:value-type="string">
            <text:p>INDIAN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29];&quot;', '&quot;;[.C229];&quot;', '&quot;;[.B229];&quot;', '&quot;;[.E229];&quot;', '&quot;;[.G229];&quot;', '&quot;;[.F229];&quot;', 'nse', '1', '1'); &quot;)" office:value-type="string" office:string-value="INSERT INTO `moneyman_db`.`stocks` ( `name`, `symbol`, `industry`, `ISIN_code`, `group`, `moneycontrol_sym`, `exchange`, `created_by`, `updated_by`) VALUES ( 'Indian Bank', 'INDIANB', 'FINANCIAL SERVICES', 'INE562A01011', 'NSE500', 'INDIANB', 'nse', '1', '1'); " calcext:value-type="string">
            <text:p>INSERT INTO `moneyman_db`.`stocks` ( `name`, `symbol`, `industry`, `ISIN_code`, `group`, `moneycontrol_sym`, `exchange`, `created_by`, `updated_by`) VALUES ( 'Indian Bank', 'INDIANB', 'FINANCIAL SERVICES', 'INE562A01011', 'NSE500', 'INDIANB', 'nse', '1', '1'); </text:p>
          </table:table-cell>
        </table:table-row>
        <table:table-row table:style-name="ro1">
          <table:table-cell office:value-type="string" calcext:value-type="string">
            <text:p>Indian Energy Exchang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2Q01020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0];&quot;', '&quot;;[.C230];&quot;', '&quot;;[.B230];&quot;', '&quot;;[.E230];&quot;', '&quot;;[.G230];&quot;', '&quot;;[.F230];&quot;', 'nse', '1', '1'); &quot;)" office:value-type="string" office:string-value="INSERT INTO `moneyman_db`.`stocks` ( `name`, `symbol`, `industry`, `ISIN_code`, `group`, `moneycontrol_sym`, `exchange`, `created_by`, `updated_by`) VALUES ( 'Indian Energy Exchange Ltd.', 'IEX', 'FINANCIAL SERVICES', 'INE022Q01020', 'NSE500', 'IEX', 'nse', '1', '1'); " calcext:value-type="string">
            <text:p>INSERT INTO `moneyman_db`.`stocks` ( `name`, `symbol`, `industry`, `ISIN_code`, `group`, `moneycontrol_sym`, `exchange`, `created_by`, `updated_by`) VALUES ( 'Indian Energy Exchange Ltd.', 'IEX', 'FINANCIAL SERVICES', 'INE022Q01020', 'NSE500', 'IEX', 'nse', '1', '1'); </text:p>
          </table:table-cell>
        </table:table-row>
        <table:table-row table:style-name="ro1">
          <table:table-cell office:value-type="string" calcext:value-type="string">
            <text:p>Indian Hotels Co.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INDHOT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3A01029</text:p>
          </table:table-cell>
          <table:table-cell office:value-type="string" calcext:value-type="string">
            <text:p>INDHOT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1];&quot;', '&quot;;[.C231];&quot;', '&quot;;[.B231];&quot;', '&quot;;[.E231];&quot;', '&quot;;[.G231];&quot;', '&quot;;[.F231];&quot;', 'nse', '1', '1'); &quot;)" office:value-type="string" office:string-value="INSERT INTO `moneyman_db`.`stocks` ( `name`, `symbol`, `industry`, `ISIN_code`, `group`, `moneycontrol_sym`, `exchange`, `created_by`, `updated_by`) VALUES ( 'Indian Hotels Co. Ltd.', 'INDHOTEL', 'SERVICES', 'INE053A01029', 'NSE500', 'INDHOTEL', 'nse', '1', '1'); " calcext:value-type="string">
            <text:p>INSERT INTO `moneyman_db`.`stocks` ( `name`, `symbol`, `industry`, `ISIN_code`, `group`, `moneycontrol_sym`, `exchange`, `created_by`, `updated_by`) VALUES ( 'Indian Hotels Co. Ltd.', 'INDHOTEL', 'SERVICES', 'INE053A01029', 'NSE500', 'INDHOTEL', 'nse', '1', '1'); </text:p>
          </table:table-cell>
        </table:table-row>
        <table:table-row table:style-name="ro1">
          <table:table-cell office:value-type="string" calcext:value-type="string">
            <text:p>Indian Oil Corporat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42A01010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2];&quot;', '&quot;;[.C232];&quot;', '&quot;;[.B232];&quot;', '&quot;;[.E232];&quot;', '&quot;;[.G232];&quot;', '&quot;;[.F232];&quot;', 'nse', '1', '1'); &quot;)" office:value-type="string" office:string-value="INSERT INTO `moneyman_db`.`stocks` ( `name`, `symbol`, `industry`, `ISIN_code`, `group`, `moneycontrol_sym`, `exchange`, `created_by`, `updated_by`) VALUES ( 'Indian Oil Corporation Ltd.', 'IOC', 'ENERGY', 'INE242A01010', 'NSE500', 'IOC', 'nse', '1', '1'); " calcext:value-type="string">
            <text:p>INSERT INTO `moneyman_db`.`stocks` ( `name`, `symbol`, `industry`, `ISIN_code`, `group`, `moneycontrol_sym`, `exchange`, `created_by`, `updated_by`) VALUES ( 'Indian Oil Corporation Ltd.', 'IOC', 'ENERGY', 'INE242A01010', 'NSE500', 'IOC', 'nse', '1', '1'); </text:p>
          </table:table-cell>
        </table:table-row>
        <table:table-row table:style-name="ro1">
          <table:table-cell office:value-type="string" calcext:value-type="string">
            <text:p>Indian Overseas Bank 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65A01014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3];&quot;', '&quot;;[.C233];&quot;', '&quot;;[.B233];&quot;', '&quot;;[.E233];&quot;', '&quot;;[.G233];&quot;', '&quot;;[.F233];&quot;', 'nse', '1', '1'); &quot;)" office:value-type="string" office:string-value="INSERT INTO `moneyman_db`.`stocks` ( `name`, `symbol`, `industry`, `ISIN_code`, `group`, `moneycontrol_sym`, `exchange`, `created_by`, `updated_by`) VALUES ( 'Indian Overseas Bank ', 'IOB', 'FINANCIAL SERVICES', 'INE565A01014', 'NSE500', 'IOB', 'nse', '1', '1'); " calcext:value-type="string">
            <text:p>INSERT INTO `moneyman_db`.`stocks` ( `name`, `symbol`, `industry`, `ISIN_code`, `group`, `moneycontrol_sym`, `exchange`, `created_by`, `updated_by`) VALUES ( 'Indian Overseas Bank ', 'IOB', 'FINANCIAL SERVICES', 'INE565A01014', 'NSE500', 'IOB', 'nse', '1', '1'); </text:p>
          </table:table-cell>
        </table:table-row>
        <table:table-row table:style-name="ro1">
          <table:table-cell office:value-type="string" calcext:value-type="string">
            <text:p>IndoStar Capital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DOSTA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96L01010</text:p>
          </table:table-cell>
          <table:table-cell office:value-type="string" calcext:value-type="string">
            <text:p>INDOSTA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4];&quot;', '&quot;;[.C234];&quot;', '&quot;;[.B234];&quot;', '&quot;;[.E234];&quot;', '&quot;;[.G234];&quot;', '&quot;;[.F234];&quot;', 'nse', '1', '1'); &quot;)" office:value-type="string" office:string-value="INSERT INTO `moneyman_db`.`stocks` ( `name`, `symbol`, `industry`, `ISIN_code`, `group`, `moneycontrol_sym`, `exchange`, `created_by`, `updated_by`) VALUES ( 'IndoStar Capital Finance Ltd.', 'INDOSTAR', 'FINANCIAL SERVICES', 'INE896L01010', 'NSE500', 'INDOSTAR', 'nse', '1', '1'); " calcext:value-type="string">
            <text:p>INSERT INTO `moneyman_db`.`stocks` ( `name`, `symbol`, `industry`, `ISIN_code`, `group`, `moneycontrol_sym`, `exchange`, `created_by`, `updated_by`) VALUES ( 'IndoStar Capital Finance Ltd.', 'INDOSTAR', 'FINANCIAL SERVICES', 'INE896L01010', 'NSE500', 'INDOSTAR', 'nse', '1', '1'); </text:p>
          </table:table-cell>
        </table:table-row>
        <table:table-row table:style-name="ro1">
          <table:table-cell office:value-type="string" calcext:value-type="string">
            <text:p>Indraprastha Ga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G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3G01027</text:p>
          </table:table-cell>
          <table:table-cell office:value-type="string" calcext:value-type="string">
            <text:p>IG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5];&quot;', '&quot;;[.C235];&quot;', '&quot;;[.B235];&quot;', '&quot;;[.E235];&quot;', '&quot;;[.G235];&quot;', '&quot;;[.F235];&quot;', 'nse', '1', '1'); &quot;)" office:value-type="string" office:string-value="INSERT INTO `moneyman_db`.`stocks` ( `name`, `symbol`, `industry`, `ISIN_code`, `group`, `moneycontrol_sym`, `exchange`, `created_by`, `updated_by`) VALUES ( 'Indraprastha Gas Ltd.', 'IGL', 'ENERGY', 'INE203G01027', 'NSE500', 'IGL', 'nse', '1', '1'); " calcext:value-type="string">
            <text:p>INSERT INTO `moneyman_db`.`stocks` ( `name`, `symbol`, `industry`, `ISIN_code`, `group`, `moneycontrol_sym`, `exchange`, `created_by`, `updated_by`) VALUES ( 'Indraprastha Gas Ltd.', 'IGL', 'ENERGY', 'INE203G01027', 'NSE500', 'IGL', 'nse', '1', '1'); </text:p>
          </table:table-cell>
        </table:table-row>
        <table:table-row table:style-name="ro1">
          <table:table-cell office:value-type="string" calcext:value-type="string">
            <text:p>IndusInd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DUSINDB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5A01012</text:p>
          </table:table-cell>
          <table:table-cell office:value-type="string" calcext:value-type="string">
            <text:p>INDUSINDB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6];&quot;', '&quot;;[.C236];&quot;', '&quot;;[.B236];&quot;', '&quot;;[.E236];&quot;', '&quot;;[.G236];&quot;', '&quot;;[.F236];&quot;', 'nse', '1', '1'); &quot;)" office:value-type="string" office:string-value="INSERT INTO `moneyman_db`.`stocks` ( `name`, `symbol`, `industry`, `ISIN_code`, `group`, `moneycontrol_sym`, `exchange`, `created_by`, `updated_by`) VALUES ( 'IndusInd Bank Ltd.', 'INDUSINDBK', 'FINANCIAL SERVICES', 'INE095A01012', 'NSE500', 'INDUSINDBK', 'nse', '1', '1'); " calcext:value-type="string">
            <text:p>INSERT INTO `moneyman_db`.`stocks` ( `name`, `symbol`, `industry`, `ISIN_code`, `group`, `moneycontrol_sym`, `exchange`, `created_by`, `updated_by`) VALUES ( 'IndusInd Bank Ltd.', 'INDUSINDBK', 'FINANCIAL SERVICES', 'INE095A01012', 'NSE500', 'INDUSINDBK', 'nse', '1', '1'); </text:p>
          </table:table-cell>
        </table:table-row>
        <table:table-row table:style-name="ro1">
          <table:table-cell office:value-type="string" calcext:value-type="string">
            <text:p>Infibeam Avenu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FIBEA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3S01020</text:p>
          </table:table-cell>
          <table:table-cell office:value-type="string" calcext:value-type="string">
            <text:p>INFIBEA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7];&quot;', '&quot;;[.C237];&quot;', '&quot;;[.B237];&quot;', '&quot;;[.E237];&quot;', '&quot;;[.G237];&quot;', '&quot;;[.F237];&quot;', 'nse', '1', '1'); &quot;)" office:value-type="string" office:string-value="INSERT INTO `moneyman_db`.`stocks` ( `name`, `symbol`, `industry`, `ISIN_code`, `group`, `moneycontrol_sym`, `exchange`, `created_by`, `updated_by`) VALUES ( 'Infibeam Avenues Ltd.', 'INFIBEAM', 'IT', 'INE483S01020', 'NSE500', 'INFIBEAM', 'nse', '1', '1'); " calcext:value-type="string">
            <text:p>INSERT INTO `moneyman_db`.`stocks` ( `name`, `symbol`, `industry`, `ISIN_code`, `group`, `moneycontrol_sym`, `exchange`, `created_by`, `updated_by`) VALUES ( 'Infibeam Avenues Ltd.', 'INFIBEAM', 'IT', 'INE483S01020', 'NSE500', 'INFIBEAM', 'nse', '1', '1'); </text:p>
          </table:table-cell>
        </table:table-row>
        <table:table-row table:style-name="ro1">
          <table:table-cell office:value-type="string" calcext:value-type="string">
            <text:p>Info Edge (India)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AUKR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3F01024</text:p>
          </table:table-cell>
          <table:table-cell office:value-type="string" calcext:value-type="string">
            <text:p>NAUKR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8];&quot;', '&quot;;[.C238];&quot;', '&quot;;[.B238];&quot;', '&quot;;[.E238];&quot;', '&quot;;[.G238];&quot;', '&quot;;[.F238];&quot;', 'nse', '1', '1'); &quot;)" office:value-type="string" office:string-value="INSERT INTO `moneyman_db`.`stocks` ( `name`, `symbol`, `industry`, `ISIN_code`, `group`, `moneycontrol_sym`, `exchange`, `created_by`, `updated_by`) VALUES ( 'Info Edge (India) Ltd.', 'NAUKRI', 'IT', 'INE663F01024', 'NSE500', 'NAUKRI', 'nse', '1', '1'); " calcext:value-type="string">
            <text:p>INSERT INTO `moneyman_db`.`stocks` ( `name`, `symbol`, `industry`, `ISIN_code`, `group`, `moneycontrol_sym`, `exchange`, `created_by`, `updated_by`) VALUES ( 'Info Edge (India) Ltd.', 'NAUKRI', 'IT', 'INE663F01024', 'NSE500', 'NAUKRI', 'nse', '1', '1'); </text:p>
          </table:table-cell>
        </table:table-row>
        <table:table-row table:style-name="ro1">
          <table:table-cell office:value-type="string" calcext:value-type="string">
            <text:p>Infosy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F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9A01021</text:p>
          </table:table-cell>
          <table:table-cell office:value-type="string" calcext:value-type="string">
            <text:p>INF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39];&quot;', '&quot;;[.C239];&quot;', '&quot;;[.B239];&quot;', '&quot;;[.E239];&quot;', '&quot;;[.G239];&quot;', '&quot;;[.F239];&quot;', 'nse', '1', '1'); &quot;)" office:value-type="string" office:string-value="INSERT INTO `moneyman_db`.`stocks` ( `name`, `symbol`, `industry`, `ISIN_code`, `group`, `moneycontrol_sym`, `exchange`, `created_by`, `updated_by`) VALUES ( 'Infosys Ltd.', 'INFY', 'IT', 'INE009A01021', 'NSE500', 'INFY', 'nse', '1', '1'); " calcext:value-type="string">
            <text:p>INSERT INTO `moneyman_db`.`stocks` ( `name`, `symbol`, `industry`, `ISIN_code`, `group`, `moneycontrol_sym`, `exchange`, `created_by`, `updated_by`) VALUES ( 'Infosys Ltd.', 'INFY', 'IT', 'INE009A01021', 'NSE500', 'INFY', 'nse', '1', '1'); </text:p>
          </table:table-cell>
        </table:table-row>
        <table:table-row table:style-name="ro1">
          <table:table-cell office:value-type="string" calcext:value-type="string">
            <text:p>Inox Leisure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INOXLEISU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12H01016</text:p>
          </table:table-cell>
          <table:table-cell office:value-type="string" calcext:value-type="string">
            <text:p>INOXLEISU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0];&quot;', '&quot;;[.C240];&quot;', '&quot;;[.B240];&quot;', '&quot;;[.E240];&quot;', '&quot;;[.G240];&quot;', '&quot;;[.F240];&quot;', 'nse', '1', '1'); &quot;)" office:value-type="string" office:string-value="INSERT INTO `moneyman_db`.`stocks` ( `name`, `symbol`, `industry`, `ISIN_code`, `group`, `moneycontrol_sym`, `exchange`, `created_by`, `updated_by`) VALUES ( 'Inox Leisure Ltd.', 'INOXLEISUR', 'MEDIA &amp; ENTERTAINMENT', 'INE312H01016', 'NSE500', 'INOXLEISUR', 'nse', '1', '1'); " calcext:value-type="string">
            <text:p>INSERT INTO `moneyman_db`.`stocks` ( `name`, `symbol`, `industry`, `ISIN_code`, `group`, `moneycontrol_sym`, `exchange`, `created_by`, `updated_by`) VALUES ( 'Inox Leisure Ltd.', 'INOXLEISUR', 'MEDIA &amp; ENTERTAINMENT', 'INE312H01016', 'NSE500', 'INOXLEISUR', 'nse', '1', '1'); </text:p>
          </table:table-cell>
        </table:table-row>
        <table:table-row table:style-name="ro1">
          <table:table-cell office:value-type="string" calcext:value-type="string">
            <text:p>Intellect Design Arena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06R01017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1];&quot;', '&quot;;[.C241];&quot;', '&quot;;[.B241];&quot;', '&quot;;[.E241];&quot;', '&quot;;[.G241];&quot;', '&quot;;[.F241];&quot;', 'nse', '1', '1'); &quot;)" office:value-type="string" office:string-value="INSERT INTO `moneyman_db`.`stocks` ( `name`, `symbol`, `industry`, `ISIN_code`, `group`, `moneycontrol_sym`, `exchange`, `created_by`, `updated_by`) VALUES ( 'Intellect Design Arena Ltd.', 'INTELLECT', 'IT', 'INE306R01017', 'NSE500', 'INTELLECT', 'nse', '1', '1'); " calcext:value-type="string">
            <text:p>INSERT INTO `moneyman_db`.`stocks` ( `name`, `symbol`, `industry`, `ISIN_code`, `group`, `moneycontrol_sym`, `exchange`, `created_by`, `updated_by`) VALUES ( 'Intellect Design Arena Ltd.', 'INTELLECT', 'IT', 'INE306R01017', 'NSE500', 'INTELLECT', 'nse', '1', '1'); </text:p>
          </table:table-cell>
        </table:table-row>
        <table:table-row table:style-name="ro1">
          <table:table-cell office:value-type="string" calcext:value-type="string">
            <text:p>InterGlobe Aviation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46L01027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2];&quot;', '&quot;;[.C242];&quot;', '&quot;;[.B242];&quot;', '&quot;;[.E242];&quot;', '&quot;;[.G242];&quot;', '&quot;;[.F242];&quot;', 'nse', '1', '1'); &quot;)" office:value-type="string" office:string-value="INSERT INTO `moneyman_db`.`stocks` ( `name`, `symbol`, `industry`, `ISIN_code`, `group`, `moneycontrol_sym`, `exchange`, `created_by`, `updated_by`) VALUES ( 'InterGlobe Aviation Ltd.', 'INDIGO', 'SERVICES', 'INE646L01027', 'NSE500', 'INDIGO', 'nse', '1', '1'); " calcext:value-type="string">
            <text:p>INSERT INTO `moneyman_db`.`stocks` ( `name`, `symbol`, `industry`, `ISIN_code`, `group`, `moneycontrol_sym`, `exchange`, `created_by`, `updated_by`) VALUES ( 'InterGlobe Aviation Ltd.', 'INDIGO', 'SERVICES', 'INE646L01027', 'NSE500', 'INDIGO', 'nse', '1', '1'); </text:p>
          </table:table-cell>
        </table:table-row>
        <table:table-row table:style-name="ro1">
          <table:table-cell office:value-type="string" calcext:value-type="string">
            <text:p>Ipca Laborato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IPCALA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1A01020</text:p>
          </table:table-cell>
          <table:table-cell office:value-type="string" calcext:value-type="string">
            <text:p>IPCALA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3];&quot;', '&quot;;[.C243];&quot;', '&quot;;[.B243];&quot;', '&quot;;[.E243];&quot;', '&quot;;[.G243];&quot;', '&quot;;[.F243];&quot;', 'nse', '1', '1'); &quot;)" office:value-type="string" office:string-value="INSERT INTO `moneyman_db`.`stocks` ( `name`, `symbol`, `industry`, `ISIN_code`, `group`, `moneycontrol_sym`, `exchange`, `created_by`, `updated_by`) VALUES ( 'Ipca Laboratories Ltd.', 'IPCALAB', 'PHARMA', 'INE571A01020', 'NSE500', 'IPCALAB', 'nse', '1', '1'); " calcext:value-type="string">
            <text:p>INSERT INTO `moneyman_db`.`stocks` ( `name`, `symbol`, `industry`, `ISIN_code`, `group`, `moneycontrol_sym`, `exchange`, `created_by`, `updated_by`) VALUES ( 'Ipca Laboratories Ltd.', 'IPCALAB', 'PHARMA', 'INE571A01020', 'NSE500', 'IPCALAB', 'nse', '1', '1'); </text:p>
          </table:table-cell>
        </table:table-row>
        <table:table-row table:style-name="ro1">
          <table:table-cell office:value-type="string" calcext:value-type="string">
            <text:p>J.B. Chemicals &amp;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JBCHEPHAR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2A01028</text:p>
          </table:table-cell>
          <table:table-cell office:value-type="string" calcext:value-type="string">
            <text:p>JBCHEPHAR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4];&quot;', '&quot;;[.C244];&quot;', '&quot;;[.B244];&quot;', '&quot;;[.E244];&quot;', '&quot;;[.G244];&quot;', '&quot;;[.F244];&quot;', 'nse', '1', '1'); &quot;)" office:value-type="string" office:string-value="INSERT INTO `moneyman_db`.`stocks` ( `name`, `symbol`, `industry`, `ISIN_code`, `group`, `moneycontrol_sym`, `exchange`, `created_by`, `updated_by`) VALUES ( 'J.B. Chemicals &amp; Pharmaceuticals Ltd.', 'JBCHEPHARM', 'PHARMA', 'INE572A01028', 'NSE500', 'JBCHEPHARM', 'nse', '1', '1'); " calcext:value-type="string">
            <text:p>INSERT INTO `moneyman_db`.`stocks` ( `name`, `symbol`, `industry`, `ISIN_code`, `group`, `moneycontrol_sym`, `exchange`, `created_by`, `updated_by`) VALUES ( 'J.B. Chemicals &amp; Pharmaceuticals Ltd.', 'JBCHEPHARM', 'PHARMA', 'INE572A01028', 'NSE500', 'JBCHEPHARM', 'nse', '1', '1'); </text:p>
          </table:table-cell>
        </table:table-row>
        <table:table-row table:style-name="ro1">
          <table:table-cell office:value-type="string" calcext:value-type="string">
            <text:p>J.K.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JKCEM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23G01014</text:p>
          </table:table-cell>
          <table:table-cell office:value-type="string" calcext:value-type="string">
            <text:p>JKCEM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5];&quot;', '&quot;;[.C245];&quot;', '&quot;;[.B245];&quot;', '&quot;;[.E245];&quot;', '&quot;;[.G245];&quot;', '&quot;;[.F245];&quot;', 'nse', '1', '1'); &quot;)" office:value-type="string" office:string-value="INSERT INTO `moneyman_db`.`stocks` ( `name`, `symbol`, `industry`, `ISIN_code`, `group`, `moneycontrol_sym`, `exchange`, `created_by`, `updated_by`) VALUES ( 'J.K. Cement Ltd.', 'JKCEMENT', 'CEMENT &amp; CEMENT PRODUCTS', 'INE823G01014', 'NSE500', 'JKCEMENT', 'nse', '1', '1'); " calcext:value-type="string">
            <text:p>INSERT INTO `moneyman_db`.`stocks` ( `name`, `symbol`, `industry`, `ISIN_code`, `group`, `moneycontrol_sym`, `exchange`, `created_by`, `updated_by`) VALUES ( 'J.K. Cement Ltd.', 'JKCEMENT', 'CEMENT &amp; CEMENT PRODUCTS', 'INE823G01014', 'NSE500', 'JKCEMENT', 'nse', '1', '1'); </text:p>
          </table:table-cell>
        </table:table-row>
        <table:table-row table:style-name="ro1">
          <table:table-cell office:value-type="string" calcext:value-type="string">
            <text:p>JK Lakshmi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JKLAKSHM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6A01032</text:p>
          </table:table-cell>
          <table:table-cell office:value-type="string" calcext:value-type="string">
            <text:p>JKLAKSHM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6];&quot;', '&quot;;[.C246];&quot;', '&quot;;[.B246];&quot;', '&quot;;[.E246];&quot;', '&quot;;[.G246];&quot;', '&quot;;[.F246];&quot;', 'nse', '1', '1'); &quot;)" office:value-type="string" office:string-value="INSERT INTO `moneyman_db`.`stocks` ( `name`, `symbol`, `industry`, `ISIN_code`, `group`, `moneycontrol_sym`, `exchange`, `created_by`, `updated_by`) VALUES ( 'JK Lakshmi Cement Ltd.', 'JKLAKSHMI', 'CEMENT &amp; CEMENT PRODUCTS', 'INE786A01032', 'NSE500', 'JKLAKSHMI', 'nse', '1', '1'); " calcext:value-type="string">
            <text:p>INSERT INTO `moneyman_db`.`stocks` ( `name`, `symbol`, `industry`, `ISIN_code`, `group`, `moneycontrol_sym`, `exchange`, `created_by`, `updated_by`) VALUES ( 'JK Lakshmi Cement Ltd.', 'JKLAKSHMI', 'CEMENT &amp; CEMENT PRODUCTS', 'INE786A01032', 'NSE500', 'JKLAKSHMI', 'nse', '1', '1'); </text:p>
          </table:table-cell>
        </table:table-row>
        <table:table-row table:style-name="ro1">
          <table:table-cell office:value-type="string" calcext:value-type="string">
            <text:p>JK Paper Ltd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JKPAP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9E01012</text:p>
          </table:table-cell>
          <table:table-cell office:value-type="string" calcext:value-type="string">
            <text:p>JKPAP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7];&quot;', '&quot;;[.C247];&quot;', '&quot;;[.B247];&quot;', '&quot;;[.E247];&quot;', '&quot;;[.G247];&quot;', '&quot;;[.F247];&quot;', 'nse', '1', '1'); &quot;)" office:value-type="string" office:string-value="INSERT INTO `moneyman_db`.`stocks` ( `name`, `symbol`, `industry`, `ISIN_code`, `group`, `moneycontrol_sym`, `exchange`, `created_by`, `updated_by`) VALUES ( 'JK Paper Ltd.', 'JKPAPER', 'PAPER', 'INE789E01012', 'NSE500', 'JKPAPER', 'nse', '1', '1'); " calcext:value-type="string">
            <text:p>INSERT INTO `moneyman_db`.`stocks` ( `name`, `symbol`, `industry`, `ISIN_code`, `group`, `moneycontrol_sym`, `exchange`, `created_by`, `updated_by`) VALUES ( 'JK Paper Ltd.', 'JKPAPER', 'PAPER', 'INE789E01012', 'NSE500', 'JKPAPER', 'nse', '1', '1'); </text:p>
          </table:table-cell>
        </table:table-row>
        <table:table-row table:style-name="ro1">
          <table:table-cell office:value-type="string" calcext:value-type="string">
            <text:p>JK Tyre &amp; Indust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JKTYR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3A01042</text:p>
          </table:table-cell>
          <table:table-cell office:value-type="string" calcext:value-type="string">
            <text:p>JKTYR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8];&quot;', '&quot;;[.C248];&quot;', '&quot;;[.B248];&quot;', '&quot;;[.E248];&quot;', '&quot;;[.G248];&quot;', '&quot;;[.F248];&quot;', 'nse', '1', '1'); &quot;)" office:value-type="string" office:string-value="INSERT INTO `moneyman_db`.`stocks` ( `name`, `symbol`, `industry`, `ISIN_code`, `group`, `moneycontrol_sym`, `exchange`, `created_by`, `updated_by`) VALUES ( 'JK Tyre &amp; Industries Ltd.', 'JKTYRE', 'AUTOMOBILE', 'INE573A01042', 'NSE500', 'JKTYRE', 'nse', '1', '1'); " calcext:value-type="string">
            <text:p>INSERT INTO `moneyman_db`.`stocks` ( `name`, `symbol`, `industry`, `ISIN_code`, `group`, `moneycontrol_sym`, `exchange`, `created_by`, `updated_by`) VALUES ( 'JK Tyre &amp; Industries Ltd.', 'JKTYRE', 'AUTOMOBILE', 'INE573A01042', 'NSE500', 'JKTYRE', 'nse', '1', '1'); </text:p>
          </table:table-cell>
        </table:table-row>
        <table:table-row table:style-name="ro1">
          <table:table-cell office:value-type="string" calcext:value-type="string">
            <text:p>JM Financia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JMFINANC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0C01023</text:p>
          </table:table-cell>
          <table:table-cell office:value-type="string" calcext:value-type="string">
            <text:p>JMFINANC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49];&quot;', '&quot;;[.C249];&quot;', '&quot;;[.B249];&quot;', '&quot;;[.E249];&quot;', '&quot;;[.G249];&quot;', '&quot;;[.F249];&quot;', 'nse', '1', '1'); &quot;)" office:value-type="string" office:string-value="INSERT INTO `moneyman_db`.`stocks` ( `name`, `symbol`, `industry`, `ISIN_code`, `group`, `moneycontrol_sym`, `exchange`, `created_by`, `updated_by`) VALUES ( 'JM Financial Ltd.', 'JMFINANCIL', 'FINANCIAL SERVICES', 'INE780C01023', 'NSE500', 'JMFINANCIL', 'nse', '1', '1'); " calcext:value-type="string">
            <text:p>INSERT INTO `moneyman_db`.`stocks` ( `name`, `symbol`, `industry`, `ISIN_code`, `group`, `moneycontrol_sym`, `exchange`, `created_by`, `updated_by`) VALUES ( 'JM Financial Ltd.', 'JMFINANCIL', 'FINANCIAL SERVICES', 'INE780C01023', 'NSE500', 'JMFINANCIL', 'nse', '1', '1'); </text:p>
          </table:table-cell>
        </table:table-row>
        <table:table-row table:style-name="ro1">
          <table:table-cell office:value-type="string" calcext:value-type="string">
            <text:p>JSW Energy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JSWENERG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1E01018</text:p>
          </table:table-cell>
          <table:table-cell office:value-type="string" calcext:value-type="string">
            <text:p>JSWENERG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0];&quot;', '&quot;;[.C250];&quot;', '&quot;;[.B250];&quot;', '&quot;;[.E250];&quot;', '&quot;;[.G250];&quot;', '&quot;;[.F250];&quot;', 'nse', '1', '1'); &quot;)" office:value-type="string" office:string-value="INSERT INTO `moneyman_db`.`stocks` ( `name`, `symbol`, `industry`, `ISIN_code`, `group`, `moneycontrol_sym`, `exchange`, `created_by`, `updated_by`) VALUES ( 'JSW Energy Ltd.', 'JSWENERGY', 'ENERGY', 'INE121E01018', 'NSE500', 'JSWENERGY', 'nse', '1', '1'); " calcext:value-type="string">
            <text:p>INSERT INTO `moneyman_db`.`stocks` ( `name`, `symbol`, `industry`, `ISIN_code`, `group`, `moneycontrol_sym`, `exchange`, `created_by`, `updated_by`) VALUES ( 'JSW Energy Ltd.', 'JSWENERGY', 'ENERGY', 'INE121E01018', 'NSE500', 'JSWENERGY', 'nse', '1', '1'); </text:p>
          </table:table-cell>
        </table:table-row>
        <table:table-row table:style-name="ro1">
          <table:table-cell office:value-type="string" calcext:value-type="string">
            <text:p>JSW Steel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JSWSTE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9A01038</text:p>
          </table:table-cell>
          <table:table-cell office:value-type="string" calcext:value-type="string">
            <text:p>JSWSTE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1];&quot;', '&quot;;[.C251];&quot;', '&quot;;[.B251];&quot;', '&quot;;[.E251];&quot;', '&quot;;[.G251];&quot;', '&quot;;[.F251];&quot;', 'nse', '1', '1'); &quot;)" office:value-type="string" office:string-value="INSERT INTO `moneyman_db`.`stocks` ( `name`, `symbol`, `industry`, `ISIN_code`, `group`, `moneycontrol_sym`, `exchange`, `created_by`, `updated_by`) VALUES ( 'JSW Steel Ltd.', 'JSWSTEEL', 'METALS', 'INE019A01038', 'NSE500', 'JSWSTEEL', 'nse', '1', '1'); " calcext:value-type="string">
            <text:p>INSERT INTO `moneyman_db`.`stocks` ( `name`, `symbol`, `industry`, `ISIN_code`, `group`, `moneycontrol_sym`, `exchange`, `created_by`, `updated_by`) VALUES ( 'JSW Steel Ltd.', 'JSWSTEEL', 'METALS', 'INE019A01038', 'NSE500', 'JSWSTEEL', 'nse', '1', '1'); </text:p>
          </table:table-cell>
        </table:table-row>
        <table:table-row table:style-name="ro1">
          <table:table-cell office:value-type="string" calcext:value-type="string">
            <text:p>Jagran Prakashan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JAGRA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9G01027</text:p>
          </table:table-cell>
          <table:table-cell office:value-type="string" calcext:value-type="string">
            <text:p>JAGRA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2];&quot;', '&quot;;[.C252];&quot;', '&quot;;[.B252];&quot;', '&quot;;[.E252];&quot;', '&quot;;[.G252];&quot;', '&quot;;[.F252];&quot;', 'nse', '1', '1'); &quot;)" office:value-type="string" office:string-value="INSERT INTO `moneyman_db`.`stocks` ( `name`, `symbol`, `industry`, `ISIN_code`, `group`, `moneycontrol_sym`, `exchange`, `created_by`, `updated_by`) VALUES ( 'Jagran Prakashan Ltd.', 'JAGRAN', 'MEDIA &amp; ENTERTAINMENT', 'INE199G01027', 'NSE500', 'JAGRAN', 'nse', '1', '1'); " calcext:value-type="string">
            <text:p>INSERT INTO `moneyman_db`.`stocks` ( `name`, `symbol`, `industry`, `ISIN_code`, `group`, `moneycontrol_sym`, `exchange`, `created_by`, `updated_by`) VALUES ( 'Jagran Prakashan Ltd.', 'JAGRAN', 'MEDIA &amp; ENTERTAINMENT', 'INE199G01027', 'NSE500', 'JAGRAN', 'nse', '1', '1'); </text:p>
          </table:table-cell>
        </table:table-row>
        <table:table-row table:style-name="ro1">
          <table:table-cell office:value-type="string" calcext:value-type="string">
            <text:p>Jai Corp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JAICORP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70D01027</text:p>
          </table:table-cell>
          <table:table-cell office:value-type="string" calcext:value-type="string">
            <text:p>JAICORP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3];&quot;', '&quot;;[.C253];&quot;', '&quot;;[.B253];&quot;', '&quot;;[.E253];&quot;', '&quot;;[.G253];&quot;', '&quot;;[.F253];&quot;', 'nse', '1', '1'); &quot;)" office:value-type="string" office:string-value="INSERT INTO `moneyman_db`.`stocks` ( `name`, `symbol`, `industry`, `ISIN_code`, `group`, `moneycontrol_sym`, `exchange`, `created_by`, `updated_by`) VALUES ( 'Jai Corp Ltd.', 'JAICORPLTD', 'INDUSTRIAL MANUFACTURING', 'INE070D01027', 'NSE500', 'JAICORPLTD', 'nse', '1', '1'); " calcext:value-type="string">
            <text:p>INSERT INTO `moneyman_db`.`stocks` ( `name`, `symbol`, `industry`, `ISIN_code`, `group`, `moneycontrol_sym`, `exchange`, `created_by`, `updated_by`) VALUES ( 'Jai Corp Ltd.', 'JAICORPLTD', 'INDUSTRIAL MANUFACTURING', 'INE070D01027', 'NSE500', 'JAICORPLTD', 'nse', '1', '1'); </text:p>
          </table:table-cell>
        </table:table-row>
        <table:table-row table:style-name="ro1">
          <table:table-cell office:value-type="string" calcext:value-type="string">
            <text:p>Jain Irrigation System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JISLJALEQ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5A01038</text:p>
          </table:table-cell>
          <table:table-cell office:value-type="string" calcext:value-type="string">
            <text:p>JISLJALEQ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4];&quot;', '&quot;;[.C254];&quot;', '&quot;;[.B254];&quot;', '&quot;;[.E254];&quot;', '&quot;;[.G254];&quot;', '&quot;;[.F254];&quot;', 'nse', '1', '1'); &quot;)" office:value-type="string" office:string-value="INSERT INTO `moneyman_db`.`stocks` ( `name`, `symbol`, `industry`, `ISIN_code`, `group`, `moneycontrol_sym`, `exchange`, `created_by`, `updated_by`) VALUES ( 'Jain Irrigation Systems Ltd.', 'JISLJALEQS', 'INDUSTRIAL MANUFACTURING', 'INE175A01038', 'NSE500', 'JISLJALEQS', 'nse', '1', '1'); " calcext:value-type="string">
            <text:p>INSERT INTO `moneyman_db`.`stocks` ( `name`, `symbol`, `industry`, `ISIN_code`, `group`, `moneycontrol_sym`, `exchange`, `created_by`, `updated_by`) VALUES ( 'Jain Irrigation Systems Ltd.', 'JISLJALEQS', 'INDUSTRIAL MANUFACTURING', 'INE175A01038', 'NSE500', 'JISLJALEQS', 'nse', '1', '1'); </text:p>
          </table:table-cell>
        </table:table-row>
        <table:table-row table:style-name="ro1">
          <table:table-cell office:value-type="string" calcext:value-type="string">
            <text:p>Jammu &amp; Kashmir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J&amp;K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68A01041</text:p>
          </table:table-cell>
          <table:table-cell office:value-type="string" calcext:value-type="string">
            <text:p>J&amp;K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5];&quot;', '&quot;;[.C255];&quot;', '&quot;;[.B255];&quot;', '&quot;;[.E255];&quot;', '&quot;;[.G255];&quot;', '&quot;;[.F255];&quot;', 'nse', '1', '1'); &quot;)" office:value-type="string" office:string-value="INSERT INTO `moneyman_db`.`stocks` ( `name`, `symbol`, `industry`, `ISIN_code`, `group`, `moneycontrol_sym`, `exchange`, `created_by`, `updated_by`) VALUES ( 'Jammu &amp; Kashmir Bank Ltd.', 'J&amp;KBANK', 'FINANCIAL SERVICES', 'INE168A01041', 'NSE500', 'J&amp;KBANK', 'nse', '1', '1'); " calcext:value-type="string">
            <text:p>INSERT INTO `moneyman_db`.`stocks` ( `name`, `symbol`, `industry`, `ISIN_code`, `group`, `moneycontrol_sym`, `exchange`, `created_by`, `updated_by`) VALUES ( 'Jammu &amp; Kashmir Bank Ltd.', 'J&amp;KBANK', 'FINANCIAL SERVICES', 'INE168A01041', 'NSE500', 'J&amp;KBANK', 'nse', '1', '1'); </text:p>
          </table:table-cell>
        </table:table-row>
        <table:table-row table:style-name="ro1">
          <table:table-cell office:value-type="string" calcext:value-type="string">
            <text:p>Jamna Auto Indust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JAMNAAUT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9C01032</text:p>
          </table:table-cell>
          <table:table-cell office:value-type="string" calcext:value-type="string">
            <text:p>JAMNAAUT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6];&quot;', '&quot;;[.C256];&quot;', '&quot;;[.B256];&quot;', '&quot;;[.E256];&quot;', '&quot;;[.G256];&quot;', '&quot;;[.F256];&quot;', 'nse', '1', '1'); &quot;)" office:value-type="string" office:string-value="INSERT INTO `moneyman_db`.`stocks` ( `name`, `symbol`, `industry`, `ISIN_code`, `group`, `moneycontrol_sym`, `exchange`, `created_by`, `updated_by`) VALUES ( 'Jamna Auto Industries Ltd.', 'JAMNAAUTO', 'AUTOMOBILE', 'INE039C01032', 'NSE500', 'JAMNAAUTO', 'nse', '1', '1'); " calcext:value-type="string">
            <text:p>INSERT INTO `moneyman_db`.`stocks` ( `name`, `symbol`, `industry`, `ISIN_code`, `group`, `moneycontrol_sym`, `exchange`, `created_by`, `updated_by`) VALUES ( 'Jamna Auto Industries Ltd.', 'JAMNAAUTO', 'AUTOMOBILE', 'INE039C01032', 'NSE500', 'JAMNAAUTO', 'nse', '1', '1'); </text:p>
          </table:table-cell>
        </table:table-row>
        <table:table-row table:style-name="ro1">
          <table:table-cell office:value-type="string" calcext:value-type="string">
            <text:p>Jindal Saw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JINDALSAW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4A01024</text:p>
          </table:table-cell>
          <table:table-cell office:value-type="string" calcext:value-type="string">
            <text:p>JINDALSAW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7];&quot;', '&quot;;[.C257];&quot;', '&quot;;[.B257];&quot;', '&quot;;[.E257];&quot;', '&quot;;[.G257];&quot;', '&quot;;[.F257];&quot;', 'nse', '1', '1'); &quot;)" office:value-type="string" office:string-value="INSERT INTO `moneyman_db`.`stocks` ( `name`, `symbol`, `industry`, `ISIN_code`, `group`, `moneycontrol_sym`, `exchange`, `created_by`, `updated_by`) VALUES ( 'Jindal Saw Ltd.', 'JINDALSAW', 'METALS', 'INE324A01024', 'NSE500', 'JINDALSAW', 'nse', '1', '1'); " calcext:value-type="string">
            <text:p>INSERT INTO `moneyman_db`.`stocks` ( `name`, `symbol`, `industry`, `ISIN_code`, `group`, `moneycontrol_sym`, `exchange`, `created_by`, `updated_by`) VALUES ( 'Jindal Saw Ltd.', 'JINDALSAW', 'METALS', 'INE324A01024', 'NSE500', 'JINDALSAW', 'nse', '1', '1'); </text:p>
          </table:table-cell>
        </table:table-row>
        <table:table-row table:style-name="ro1">
          <table:table-cell office:value-type="string" calcext:value-type="string">
            <text:p>Jindal Stainless (Hisar)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JSLHISA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55T01018</text:p>
          </table:table-cell>
          <table:table-cell office:value-type="string" calcext:value-type="string">
            <text:p>JSLHISA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8];&quot;', '&quot;;[.C258];&quot;', '&quot;;[.B258];&quot;', '&quot;;[.E258];&quot;', '&quot;;[.G258];&quot;', '&quot;;[.F258];&quot;', 'nse', '1', '1'); &quot;)" office:value-type="string" office:string-value="INSERT INTO `moneyman_db`.`stocks` ( `name`, `symbol`, `industry`, `ISIN_code`, `group`, `moneycontrol_sym`, `exchange`, `created_by`, `updated_by`) VALUES ( 'Jindal Stainless (Hisar) Ltd.', 'JSLHISAR', 'METALS', 'INE455T01018', 'NSE500', 'JSLHISAR', 'nse', '1', '1'); " calcext:value-type="string">
            <text:p>INSERT INTO `moneyman_db`.`stocks` ( `name`, `symbol`, `industry`, `ISIN_code`, `group`, `moneycontrol_sym`, `exchange`, `created_by`, `updated_by`) VALUES ( 'Jindal Stainless (Hisar) Ltd.', 'JSLHISAR', 'METALS', 'INE455T01018', 'NSE500', 'JSLHISAR', 'nse', '1', '1'); </text:p>
          </table:table-cell>
        </table:table-row>
        <table:table-row table:style-name="ro1">
          <table:table-cell office:value-type="string" calcext:value-type="string">
            <text:p>Jindal Stainless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J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0G01021</text:p>
          </table:table-cell>
          <table:table-cell office:value-type="string" calcext:value-type="string">
            <text:p>J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59];&quot;', '&quot;;[.C259];&quot;', '&quot;;[.B259];&quot;', '&quot;;[.E259];&quot;', '&quot;;[.G259];&quot;', '&quot;;[.F259];&quot;', 'nse', '1', '1'); &quot;)" office:value-type="string" office:string-value="INSERT INTO `moneyman_db`.`stocks` ( `name`, `symbol`, `industry`, `ISIN_code`, `group`, `moneycontrol_sym`, `exchange`, `created_by`, `updated_by`) VALUES ( 'Jindal Stainless Ltd.', 'JSL', 'METALS', 'INE220G01021', 'NSE500', 'JSL', 'nse', '1', '1'); " calcext:value-type="string">
            <text:p>INSERT INTO `moneyman_db`.`stocks` ( `name`, `symbol`, `industry`, `ISIN_code`, `group`, `moneycontrol_sym`, `exchange`, `created_by`, `updated_by`) VALUES ( 'Jindal Stainless Ltd.', 'JSL', 'METALS', 'INE220G01021', 'NSE500', 'JSL', 'nse', '1', '1'); </text:p>
          </table:table-cell>
        </table:table-row>
        <table:table-row table:style-name="ro1">
          <table:table-cell office:value-type="string" calcext:value-type="string">
            <text:p>Jindal Steel &amp; Power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JINDALST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49A01030</text:p>
          </table:table-cell>
          <table:table-cell office:value-type="string" calcext:value-type="string">
            <text:p>JINDALST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0];&quot;', '&quot;;[.C260];&quot;', '&quot;;[.B260];&quot;', '&quot;;[.E260];&quot;', '&quot;;[.G260];&quot;', '&quot;;[.F260];&quot;', 'nse', '1', '1'); &quot;)" office:value-type="string" office:string-value="INSERT INTO `moneyman_db`.`stocks` ( `name`, `symbol`, `industry`, `ISIN_code`, `group`, `moneycontrol_sym`, `exchange`, `created_by`, `updated_by`) VALUES ( 'Jindal Steel &amp; Power Ltd.', 'JINDALSTEL', 'METALS', 'INE749A01030', 'NSE500', 'JINDALSTEL', 'nse', '1', '1'); " calcext:value-type="string">
            <text:p>INSERT INTO `moneyman_db`.`stocks` ( `name`, `symbol`, `industry`, `ISIN_code`, `group`, `moneycontrol_sym`, `exchange`, `created_by`, `updated_by`) VALUES ( 'Jindal Steel &amp; Power Ltd.', 'JINDALSTEL', 'METALS', 'INE749A01030', 'NSE500', 'JINDALSTEL', 'nse', '1', '1'); </text:p>
          </table:table-cell>
        </table:table-row>
        <table:table-row table:style-name="ro1">
          <table:table-cell office:value-type="string" calcext:value-type="string">
            <text:p>Johnson Controls - Hitachi Air Conditioning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JCHA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2A01015</text:p>
          </table:table-cell>
          <table:table-cell office:value-type="string" calcext:value-type="string">
            <text:p>JCHA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1];&quot;', '&quot;;[.C261];&quot;', '&quot;;[.B261];&quot;', '&quot;;[.E261];&quot;', '&quot;;[.G261];&quot;', '&quot;;[.F261];&quot;', 'nse', '1', '1'); &quot;)" office:value-type="string" office:string-value="INSERT INTO `moneyman_db`.`stocks` ( `name`, `symbol`, `industry`, `ISIN_code`, `group`, `moneycontrol_sym`, `exchange`, `created_by`, `updated_by`) VALUES ( 'Johnson Controls - Hitachi Air Conditioning India Ltd.', 'JCHAC', 'CONSUMER GOODS', 'INE782A01015', 'NSE500', 'JCHAC', 'nse', '1', '1'); " calcext:value-type="string">
            <text:p>INSERT INTO `moneyman_db`.`stocks` ( `name`, `symbol`, `industry`, `ISIN_code`, `group`, `moneycontrol_sym`, `exchange`, `created_by`, `updated_by`) VALUES ( 'Johnson Controls - Hitachi Air Conditioning India Ltd.', 'JCHAC', 'CONSUMER GOODS', 'INE782A01015', 'NSE500', 'JCHAC', 'nse', '1', '1'); </text:p>
          </table:table-cell>
        </table:table-row>
        <table:table-row table:style-name="ro1">
          <table:table-cell office:value-type="string" calcext:value-type="string">
            <text:p>Jubilant Foodwork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JUBLFOO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97F01012</text:p>
          </table:table-cell>
          <table:table-cell office:value-type="string" calcext:value-type="string">
            <text:p>JUBLFOO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2];&quot;', '&quot;;[.C262];&quot;', '&quot;;[.B262];&quot;', '&quot;;[.E262];&quot;', '&quot;;[.G262];&quot;', '&quot;;[.F262];&quot;', 'nse', '1', '1'); &quot;)" office:value-type="string" office:string-value="INSERT INTO `moneyman_db`.`stocks` ( `name`, `symbol`, `industry`, `ISIN_code`, `group`, `moneycontrol_sym`, `exchange`, `created_by`, `updated_by`) VALUES ( 'Jubilant Foodworks Ltd.', 'JUBLFOOD', 'CONSUMER GOODS', 'INE797F01012', 'NSE500', 'JUBLFOOD', 'nse', '1', '1'); " calcext:value-type="string">
            <text:p>INSERT INTO `moneyman_db`.`stocks` ( `name`, `symbol`, `industry`, `ISIN_code`, `group`, `moneycontrol_sym`, `exchange`, `created_by`, `updated_by`) VALUES ( 'Jubilant Foodworks Ltd.', 'JUBLFOOD', 'CONSUMER GOODS', 'INE797F01012', 'NSE500', 'JUBLFOOD', 'nse', '1', '1'); </text:p>
          </table:table-cell>
        </table:table-row>
        <table:table-row table:style-name="ro1">
          <table:table-cell office:value-type="string" calcext:value-type="string">
            <text:p>Jubilant Life Scienc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JUBILA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00A01033</text:p>
          </table:table-cell>
          <table:table-cell office:value-type="string" calcext:value-type="string">
            <text:p>JUBILA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3];&quot;', '&quot;;[.C263];&quot;', '&quot;;[.B263];&quot;', '&quot;;[.E263];&quot;', '&quot;;[.G263];&quot;', '&quot;;[.F263];&quot;', 'nse', '1', '1'); &quot;)" office:value-type="string" office:string-value="INSERT INTO `moneyman_db`.`stocks` ( `name`, `symbol`, `industry`, `ISIN_code`, `group`, `moneycontrol_sym`, `exchange`, `created_by`, `updated_by`) VALUES ( 'Jubilant Life Sciences Ltd.', 'JUBILANT', 'PHARMA', 'INE700A01033', 'NSE500', 'JUBILANT', 'nse', '1', '1'); " calcext:value-type="string">
            <text:p>INSERT INTO `moneyman_db`.`stocks` ( `name`, `symbol`, `industry`, `ISIN_code`, `group`, `moneycontrol_sym`, `exchange`, `created_by`, `updated_by`) VALUES ( 'Jubilant Life Sciences Ltd.', 'JUBILANT', 'PHARMA', 'INE700A01033', 'NSE500', 'JUBILANT', 'nse', '1', '1'); </text:p>
          </table:table-cell>
        </table:table-row>
        <table:table-row table:style-name="ro1">
          <table:table-cell office:value-type="string" calcext:value-type="string">
            <text:p>Justdial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STDI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99M01018</text:p>
          </table:table-cell>
          <table:table-cell office:value-type="string" calcext:value-type="string">
            <text:p>JUSTDI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4];&quot;', '&quot;;[.C264];&quot;', '&quot;;[.B264];&quot;', '&quot;;[.E264];&quot;', '&quot;;[.G264];&quot;', '&quot;;[.F264];&quot;', 'nse', '1', '1'); &quot;)" office:value-type="string" office:string-value="INSERT INTO `moneyman_db`.`stocks` ( `name`, `symbol`, `industry`, `ISIN_code`, `group`, `moneycontrol_sym`, `exchange`, `created_by`, `updated_by`) VALUES ( 'Justdial Ltd.', 'JUSTDIAL', 'IT', 'INE599M01018', 'NSE500', 'JUSTDIAL', 'nse', '1', '1'); " calcext:value-type="string">
            <text:p>INSERT INTO `moneyman_db`.`stocks` ( `name`, `symbol`, `industry`, `ISIN_code`, `group`, `moneycontrol_sym`, `exchange`, `created_by`, `updated_by`) VALUES ( 'Justdial Ltd.', 'JUSTDIAL', 'IT', 'INE599M01018', 'NSE500', 'JUSTDIAL', 'nse', '1', '1'); </text:p>
          </table:table-cell>
        </table:table-row>
        <table:table-row table:style-name="ro1">
          <table:table-cell office:value-type="string" calcext:value-type="string">
            <text:p>Jyothy Lab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JYOTHYLA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8F01031</text:p>
          </table:table-cell>
          <table:table-cell office:value-type="string" calcext:value-type="string">
            <text:p>JYOTHYLA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5];&quot;', '&quot;;[.C265];&quot;', '&quot;;[.B265];&quot;', '&quot;;[.E265];&quot;', '&quot;;[.G265];&quot;', '&quot;;[.F265];&quot;', 'nse', '1', '1'); &quot;)" office:value-type="string" office:string-value="INSERT INTO `moneyman_db`.`stocks` ( `name`, `symbol`, `industry`, `ISIN_code`, `group`, `moneycontrol_sym`, `exchange`, `created_by`, `updated_by`) VALUES ( 'Jyothy Labs Ltd.', 'JYOTHYLAB', 'CONSUMER GOODS', 'INE668F01031', 'NSE500', 'JYOTHYLAB', 'nse', '1', '1'); " calcext:value-type="string">
            <text:p>INSERT INTO `moneyman_db`.`stocks` ( `name`, `symbol`, `industry`, `ISIN_code`, `group`, `moneycontrol_sym`, `exchange`, `created_by`, `updated_by`) VALUES ( 'Jyothy Labs Ltd.', 'JYOTHYLAB', 'CONSUMER GOODS', 'INE668F01031', 'NSE500', 'JYOTHYLAB', 'nse', '1', '1'); </text:p>
          </table:table-cell>
        </table:table-row>
        <table:table-row table:style-name="ro1">
          <table:table-cell office:value-type="string" calcext:value-type="string">
            <text:p>K.P.R. Mill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KPRMIL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0H01023</text:p>
          </table:table-cell>
          <table:table-cell office:value-type="string" calcext:value-type="string">
            <text:p>KPRMIL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6];&quot;', '&quot;;[.C266];&quot;', '&quot;;[.B266];&quot;', '&quot;;[.E266];&quot;', '&quot;;[.G266];&quot;', '&quot;;[.F266];&quot;', 'nse', '1', '1'); &quot;)" office:value-type="string" office:string-value="INSERT INTO `moneyman_db`.`stocks` ( `name`, `symbol`, `industry`, `ISIN_code`, `group`, `moneycontrol_sym`, `exchange`, `created_by`, `updated_by`) VALUES ( 'K.P.R. Mill Ltd.', 'KPRMILL', 'TEXTILES', 'INE930H01023', 'NSE500', 'KPRMILL', 'nse', '1', '1'); " calcext:value-type="string">
            <text:p>INSERT INTO `moneyman_db`.`stocks` ( `name`, `symbol`, `industry`, `ISIN_code`, `group`, `moneycontrol_sym`, `exchange`, `created_by`, `updated_by`) VALUES ( 'K.P.R. Mill Ltd.', 'KPRMILL', 'TEXTILES', 'INE930H01023', 'NSE500', 'KPRMILL', 'nse', '1', '1'); </text:p>
          </table:table-cell>
        </table:table-row>
        <table:table-row table:style-name="ro1">
          <table:table-cell office:value-type="string" calcext:value-type="string">
            <text:p>KEI Indust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KE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8B01027</text:p>
          </table:table-cell>
          <table:table-cell office:value-type="string" calcext:value-type="string">
            <text:p>KE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7];&quot;', '&quot;;[.C267];&quot;', '&quot;;[.B267];&quot;', '&quot;;[.E267];&quot;', '&quot;;[.G267];&quot;', '&quot;;[.F267];&quot;', 'nse', '1', '1'); &quot;)" office:value-type="string" office:string-value="INSERT INTO `moneyman_db`.`stocks` ( `name`, `symbol`, `industry`, `ISIN_code`, `group`, `moneycontrol_sym`, `exchange`, `created_by`, `updated_by`) VALUES ( 'KEI Industries Ltd.', 'KEI', 'INDUSTRIAL MANUFACTURING', 'INE878B01027', 'NSE500', 'KEI', 'nse', '1', '1'); " calcext:value-type="string">
            <text:p>INSERT INTO `moneyman_db`.`stocks` ( `name`, `symbol`, `industry`, `ISIN_code`, `group`, `moneycontrol_sym`, `exchange`, `created_by`, `updated_by`) VALUES ( 'KEI Industries Ltd.', 'KEI', 'INDUSTRIAL MANUFACTURING', 'INE878B01027', 'NSE500', 'KEI', 'nse', '1', '1'); </text:p>
          </table:table-cell>
        </table:table-row>
        <table:table-row table:style-name="ro1">
          <table:table-cell office:value-type="string" calcext:value-type="string">
            <text:p>KNR Construction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KNRC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34I01029</text:p>
          </table:table-cell>
          <table:table-cell office:value-type="string" calcext:value-type="string">
            <text:p>KNRC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8];&quot;', '&quot;;[.C268];&quot;', '&quot;;[.B268];&quot;', '&quot;;[.E268];&quot;', '&quot;;[.G268];&quot;', '&quot;;[.F268];&quot;', 'nse', '1', '1'); &quot;)" office:value-type="string" office:string-value="INSERT INTO `moneyman_db`.`stocks` ( `name`, `symbol`, `industry`, `ISIN_code`, `group`, `moneycontrol_sym`, `exchange`, `created_by`, `updated_by`) VALUES ( 'KNR Constructions Ltd.', 'KNRCON', 'CONSTRUCTION', 'INE634I01029', 'NSE500', 'KNRCON', 'nse', '1', '1'); " calcext:value-type="string">
            <text:p>INSERT INTO `moneyman_db`.`stocks` ( `name`, `symbol`, `industry`, `ISIN_code`, `group`, `moneycontrol_sym`, `exchange`, `created_by`, `updated_by`) VALUES ( 'KNR Constructions Ltd.', 'KNRCON', 'CONSTRUCTION', 'INE634I01029', 'NSE500', 'KNRCON', 'nse', '1', '1'); </text:p>
          </table:table-cell>
        </table:table-row>
        <table:table-row table:style-name="ro1">
          <table:table-cell office:value-type="string" calcext:value-type="string">
            <text:p>KPIT Technologi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KPITTE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I401011</text:p>
          </table:table-cell>
          <table:table-cell office:value-type="string" calcext:value-type="string">
            <text:p>KPITTE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69];&quot;', '&quot;;[.C269];&quot;', '&quot;;[.B269];&quot;', '&quot;;[.E269];&quot;', '&quot;;[.G269];&quot;', '&quot;;[.F269];&quot;', 'nse', '1', '1'); &quot;)" office:value-type="string" office:string-value="INSERT INTO `moneyman_db`.`stocks` ( `name`, `symbol`, `industry`, `ISIN_code`, `group`, `moneycontrol_sym`, `exchange`, `created_by`, `updated_by`) VALUES ( 'KPIT Technologies Ltd.', 'KPITTECH', 'IT', 'INE04I401011', 'NSE500', 'KPITTECH', 'nse', '1', '1'); " calcext:value-type="string">
            <text:p>INSERT INTO `moneyman_db`.`stocks` ( `name`, `symbol`, `industry`, `ISIN_code`, `group`, `moneycontrol_sym`, `exchange`, `created_by`, `updated_by`) VALUES ( 'KPIT Technologies Ltd.', 'KPITTECH', 'IT', 'INE04I401011', 'NSE500', 'KPITTECH', 'nse', '1', '1'); </text:p>
          </table:table-cell>
        </table:table-row>
        <table:table-row table:style-name="ro1">
          <table:table-cell office:value-type="string" calcext:value-type="string">
            <text:p>KRBL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KRB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1B01026</text:p>
          </table:table-cell>
          <table:table-cell office:value-type="string" calcext:value-type="string">
            <text:p>KRB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0];&quot;', '&quot;;[.C270];&quot;', '&quot;;[.B270];&quot;', '&quot;;[.E270];&quot;', '&quot;;[.G270];&quot;', '&quot;;[.F270];&quot;', 'nse', '1', '1'); &quot;)" office:value-type="string" office:string-value="INSERT INTO `moneyman_db`.`stocks` ( `name`, `symbol`, `industry`, `ISIN_code`, `group`, `moneycontrol_sym`, `exchange`, `created_by`, `updated_by`) VALUES ( 'KRBL Ltd.', 'KRBL', 'CONSUMER GOODS', 'INE001B01026', 'NSE500', 'KRBL', 'nse', '1', '1'); " calcext:value-type="string">
            <text:p>INSERT INTO `moneyman_db`.`stocks` ( `name`, `symbol`, `industry`, `ISIN_code`, `group`, `moneycontrol_sym`, `exchange`, `created_by`, `updated_by`) VALUES ( 'KRBL Ltd.', 'KRBL', 'CONSUMER GOODS', 'INE001B01026', 'NSE500', 'KRBL', 'nse', '1', '1'); </text:p>
          </table:table-cell>
        </table:table-row>
        <table:table-row table:style-name="ro1">
          <table:table-cell office:value-type="string" calcext:value-type="string">
            <text:p>Kajaria Ceramic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KAJARIAC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7B01036</text:p>
          </table:table-cell>
          <table:table-cell office:value-type="string" calcext:value-type="string">
            <text:p>KAJARIAC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1];&quot;', '&quot;;[.C271];&quot;', '&quot;;[.B271];&quot;', '&quot;;[.E271];&quot;', '&quot;;[.G271];&quot;', '&quot;;[.F271];&quot;', 'nse', '1', '1'); &quot;)" office:value-type="string" office:string-value="INSERT INTO `moneyman_db`.`stocks` ( `name`, `symbol`, `industry`, `ISIN_code`, `group`, `moneycontrol_sym`, `exchange`, `created_by`, `updated_by`) VALUES ( 'Kajaria Ceramics Ltd.', 'KAJARIACER', 'CONSTRUCTION', 'INE217B01036', 'NSE500', 'KAJARIACER', 'nse', '1', '1'); " calcext:value-type="string">
            <text:p>INSERT INTO `moneyman_db`.`stocks` ( `name`, `symbol`, `industry`, `ISIN_code`, `group`, `moneycontrol_sym`, `exchange`, `created_by`, `updated_by`) VALUES ( 'Kajaria Ceramics Ltd.', 'KAJARIACER', 'CONSTRUCTION', 'INE217B01036', 'NSE500', 'KAJARIACER', 'nse', '1', '1'); </text:p>
          </table:table-cell>
        </table:table-row>
        <table:table-row table:style-name="ro1">
          <table:table-cell office:value-type="string" calcext:value-type="string">
            <text:p>Kalpataru Power Transmiss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ALPATPOW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0B01022</text:p>
          </table:table-cell>
          <table:table-cell office:value-type="string" calcext:value-type="string">
            <text:p>KALPATPOW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2];&quot;', '&quot;;[.C272];&quot;', '&quot;;[.B272];&quot;', '&quot;;[.E272];&quot;', '&quot;;[.G272];&quot;', '&quot;;[.F272];&quot;', 'nse', '1', '1'); &quot;)" office:value-type="string" office:string-value="INSERT INTO `moneyman_db`.`stocks` ( `name`, `symbol`, `industry`, `ISIN_code`, `group`, `moneycontrol_sym`, `exchange`, `created_by`, `updated_by`) VALUES ( 'Kalpataru Power Transmission Ltd.', 'KALPATPOWR', 'ENERGY', 'INE220B01022', 'NSE500', 'KALPATPOWR', 'nse', '1', '1'); " calcext:value-type="string">
            <text:p>INSERT INTO `moneyman_db`.`stocks` ( `name`, `symbol`, `industry`, `ISIN_code`, `group`, `moneycontrol_sym`, `exchange`, `created_by`, `updated_by`) VALUES ( 'Kalpataru Power Transmission Ltd.', 'KALPATPOWR', 'ENERGY', 'INE220B01022', 'NSE500', 'KALPATPOWR', 'nse', '1', '1'); </text:p>
          </table:table-cell>
        </table:table-row>
        <table:table-row table:style-name="ro1">
          <table:table-cell office:value-type="string" calcext:value-type="string">
            <text:p>Kansai Nerolac Pain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KANSAIN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1A01024</text:p>
          </table:table-cell>
          <table:table-cell office:value-type="string" calcext:value-type="string">
            <text:p>KANSAIN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3];&quot;', '&quot;;[.C273];&quot;', '&quot;;[.B273];&quot;', '&quot;;[.E273];&quot;', '&quot;;[.G273];&quot;', '&quot;;[.F273];&quot;', 'nse', '1', '1'); &quot;)" office:value-type="string" office:string-value="INSERT INTO `moneyman_db`.`stocks` ( `name`, `symbol`, `industry`, `ISIN_code`, `group`, `moneycontrol_sym`, `exchange`, `created_by`, `updated_by`) VALUES ( 'Kansai Nerolac Paints Ltd.', 'KANSAINER', 'CONSUMER GOODS', 'INE531A01024', 'NSE500', 'KANSAINER', 'nse', '1', '1'); " calcext:value-type="string">
            <text:p>INSERT INTO `moneyman_db`.`stocks` ( `name`, `symbol`, `industry`, `ISIN_code`, `group`, `moneycontrol_sym`, `exchange`, `created_by`, `updated_by`) VALUES ( 'Kansai Nerolac Paints Ltd.', 'KANSAINER', 'CONSUMER GOODS', 'INE531A01024', 'NSE500', 'KANSAINER', 'nse', '1', '1'); </text:p>
          </table:table-cell>
        </table:table-row>
        <table:table-row table:style-name="ro1">
          <table:table-cell office:value-type="string" calcext:value-type="string">
            <text:p>Karnataka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KTK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14B01018</text:p>
          </table:table-cell>
          <table:table-cell office:value-type="string" calcext:value-type="string">
            <text:p>KTK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4];&quot;', '&quot;;[.C274];&quot;', '&quot;;[.B274];&quot;', '&quot;;[.E274];&quot;', '&quot;;[.G274];&quot;', '&quot;;[.F274];&quot;', 'nse', '1', '1'); &quot;)" office:value-type="string" office:string-value="INSERT INTO `moneyman_db`.`stocks` ( `name`, `symbol`, `industry`, `ISIN_code`, `group`, `moneycontrol_sym`, `exchange`, `created_by`, `updated_by`) VALUES ( 'Karnataka Bank Ltd.', 'KTKBANK', 'FINANCIAL SERVICES', 'INE614B01018', 'NSE500', 'KTKBANK', 'nse', '1', '1'); " calcext:value-type="string">
            <text:p>INSERT INTO `moneyman_db`.`stocks` ( `name`, `symbol`, `industry`, `ISIN_code`, `group`, `moneycontrol_sym`, `exchange`, `created_by`, `updated_by`) VALUES ( 'Karnataka Bank Ltd.', 'KTKBANK', 'FINANCIAL SERVICES', 'INE614B01018', 'NSE500', 'KTKBANK', 'nse', '1', '1'); </text:p>
          </table:table-cell>
        </table:table-row>
        <table:table-row table:style-name="ro1">
          <table:table-cell office:value-type="string" calcext:value-type="string">
            <text:p>Karur Vysya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KARURVYSY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6D01028</text:p>
          </table:table-cell>
          <table:table-cell office:value-type="string" calcext:value-type="string">
            <text:p>KARURVYSY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5];&quot;', '&quot;;[.C275];&quot;', '&quot;;[.B275];&quot;', '&quot;;[.E275];&quot;', '&quot;;[.G275];&quot;', '&quot;;[.F275];&quot;', 'nse', '1', '1'); &quot;)" office:value-type="string" office:string-value="INSERT INTO `moneyman_db`.`stocks` ( `name`, `symbol`, `industry`, `ISIN_code`, `group`, `moneycontrol_sym`, `exchange`, `created_by`, `updated_by`) VALUES ( 'Karur Vysya Bank Ltd.', 'KARURVYSYA', 'FINANCIAL SERVICES', 'INE036D01028', 'NSE500', 'KARURVYSYA', 'nse', '1', '1'); " calcext:value-type="string">
            <text:p>INSERT INTO `moneyman_db`.`stocks` ( `name`, `symbol`, `industry`, `ISIN_code`, `group`, `moneycontrol_sym`, `exchange`, `created_by`, `updated_by`) VALUES ( 'Karur Vysya Bank Ltd.', 'KARURVYSYA', 'FINANCIAL SERVICES', 'INE036D01028', 'NSE500', 'KARURVYSYA', 'nse', '1', '1'); </text:p>
          </table:table-cell>
        </table:table-row>
        <table:table-row table:style-name="ro1">
          <table:table-cell office:value-type="string" calcext:value-type="string">
            <text:p>Kaveri Seed Company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KS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55I01029</text:p>
          </table:table-cell>
          <table:table-cell office:value-type="string" calcext:value-type="string">
            <text:p>KS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6];&quot;', '&quot;;[.C276];&quot;', '&quot;;[.B276];&quot;', '&quot;;[.E276];&quot;', '&quot;;[.G276];&quot;', '&quot;;[.F276];&quot;', 'nse', '1', '1'); &quot;)" office:value-type="string" office:string-value="INSERT INTO `moneyman_db`.`stocks` ( `name`, `symbol`, `industry`, `ISIN_code`, `group`, `moneycontrol_sym`, `exchange`, `created_by`, `updated_by`) VALUES ( 'Kaveri Seed Company Ltd.', 'KSCL', 'CONSUMER GOODS', 'INE455I01029', 'NSE500', 'KSCL', 'nse', '1', '1'); " calcext:value-type="string">
            <text:p>INSERT INTO `moneyman_db`.`stocks` ( `name`, `symbol`, `industry`, `ISIN_code`, `group`, `moneycontrol_sym`, `exchange`, `created_by`, `updated_by`) VALUES ( 'Kaveri Seed Company Ltd.', 'KSCL', 'CONSUMER GOODS', 'INE455I01029', 'NSE500', 'KSCL', 'nse', '1', '1'); </text:p>
          </table:table-cell>
        </table:table-row>
        <table:table-row table:style-name="ro1">
          <table:table-cell office:value-type="string" calcext:value-type="string">
            <text:p>Kec International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89H01022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7];&quot;', '&quot;;[.C277];&quot;', '&quot;;[.B277];&quot;', '&quot;;[.E277];&quot;', '&quot;;[.G277];&quot;', '&quot;;[.F277];&quot;', 'nse', '1', '1'); &quot;)" office:value-type="string" office:string-value="INSERT INTO `moneyman_db`.`stocks` ( `name`, `symbol`, `industry`, `ISIN_code`, `group`, `moneycontrol_sym`, `exchange`, `created_by`, `updated_by`) VALUES ( 'Kec International Ltd.', 'KEC', 'CONSTRUCTION', 'INE389H01022', 'NSE500', 'KEC', 'nse', '1', '1'); " calcext:value-type="string">
            <text:p>INSERT INTO `moneyman_db`.`stocks` ( `name`, `symbol`, `industry`, `ISIN_code`, `group`, `moneycontrol_sym`, `exchange`, `created_by`, `updated_by`) VALUES ( 'Kec International Ltd.', 'KEC', 'CONSTRUCTION', 'INE389H01022', 'NSE500', 'KEC', 'nse', '1', '1'); </text:p>
          </table:table-cell>
        </table:table-row>
        <table:table-row table:style-name="ro1">
          <table:table-cell office:value-type="string" calcext:value-type="string">
            <text:p>Kennametal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KENNAME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17A01029</text:p>
          </table:table-cell>
          <table:table-cell office:value-type="string" calcext:value-type="string">
            <text:p>KENNAME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8];&quot;', '&quot;;[.C278];&quot;', '&quot;;[.B278];&quot;', '&quot;;[.E278];&quot;', '&quot;;[.G278];&quot;', '&quot;;[.F278];&quot;', 'nse', '1', '1'); &quot;)" office:value-type="string" office:string-value="INSERT INTO `moneyman_db`.`stocks` ( `name`, `symbol`, `industry`, `ISIN_code`, `group`, `moneycontrol_sym`, `exchange`, `created_by`, `updated_by`) VALUES ( 'Kennametal India Ltd.', 'KENNAMET', 'INDUSTRIAL MANUFACTURING', 'INE717A01029', 'NSE500', 'KENNAMET', 'nse', '1', '1'); " calcext:value-type="string">
            <text:p>INSERT INTO `moneyman_db`.`stocks` ( `name`, `symbol`, `industry`, `ISIN_code`, `group`, `moneycontrol_sym`, `exchange`, `created_by`, `updated_by`) VALUES ( 'Kennametal India Ltd.', 'KENNAMET', 'INDUSTRIAL MANUFACTURING', 'INE717A01029', 'NSE500', 'KENNAMET', 'nse', '1', '1'); </text:p>
          </table:table-cell>
        </table:table-row>
        <table:table-row table:style-name="ro1">
          <table:table-cell office:value-type="string" calcext:value-type="string">
            <text:p>Kirloskar Oil Eng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KIRLOSE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6L01010</text:p>
          </table:table-cell>
          <table:table-cell office:value-type="string" calcext:value-type="string">
            <text:p>KIRLOSE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79];&quot;', '&quot;;[.C279];&quot;', '&quot;;[.B279];&quot;', '&quot;;[.E279];&quot;', '&quot;;[.G279];&quot;', '&quot;;[.F279];&quot;', 'nse', '1', '1'); &quot;)" office:value-type="string" office:string-value="INSERT INTO `moneyman_db`.`stocks` ( `name`, `symbol`, `industry`, `ISIN_code`, `group`, `moneycontrol_sym`, `exchange`, `created_by`, `updated_by`) VALUES ( 'Kirloskar Oil Eng Ltd.', 'KIRLOSENG', 'INDUSTRIAL MANUFACTURING', 'INE146L01010', 'NSE500', 'KIRLOSENG', 'nse', '1', '1'); " calcext:value-type="string">
            <text:p>INSERT INTO `moneyman_db`.`stocks` ( `name`, `symbol`, `industry`, `ISIN_code`, `group`, `moneycontrol_sym`, `exchange`, `created_by`, `updated_by`) VALUES ( 'Kirloskar Oil Eng Ltd.', 'KIRLOSENG', 'INDUSTRIAL MANUFACTURING', 'INE146L01010', 'NSE500', 'KIRLOSENG', 'nse', '1', '1'); </text:p>
          </table:table-cell>
        </table:table-row>
        <table:table-row table:style-name="ro1">
          <table:table-cell office:value-type="string" calcext:value-type="string">
            <text:p>Kolte-Patil Developer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KOLTEPAT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4I01018</text:p>
          </table:table-cell>
          <table:table-cell office:value-type="string" calcext:value-type="string">
            <text:p>KOLTEPAT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0];&quot;', '&quot;;[.C280];&quot;', '&quot;;[.B280];&quot;', '&quot;;[.E280];&quot;', '&quot;;[.G280];&quot;', '&quot;;[.F280];&quot;', 'nse', '1', '1'); &quot;)" office:value-type="string" office:string-value="INSERT INTO `moneyman_db`.`stocks` ( `name`, `symbol`, `industry`, `ISIN_code`, `group`, `moneycontrol_sym`, `exchange`, `created_by`, `updated_by`) VALUES ( 'Kolte-Patil Developers Ltd.', 'KOLTEPATIL', 'CONSTRUCTION', 'INE094I01018', 'NSE500', 'KOLTEPATIL', 'nse', '1', '1'); " calcext:value-type="string">
            <text:p>INSERT INTO `moneyman_db`.`stocks` ( `name`, `symbol`, `industry`, `ISIN_code`, `group`, `moneycontrol_sym`, `exchange`, `created_by`, `updated_by`) VALUES ( 'Kolte-Patil Developers Ltd.', 'KOLTEPATIL', 'CONSTRUCTION', 'INE094I01018', 'NSE500', 'KOLTEPATIL', 'nse', '1', '1'); </text:p>
          </table:table-cell>
        </table:table-row>
        <table:table-row table:style-name="ro1">
          <table:table-cell office:value-type="string" calcext:value-type="string">
            <text:p>Kotak Mahindra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KOTAK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7A01028</text:p>
          </table:table-cell>
          <table:table-cell office:value-type="string" calcext:value-type="string">
            <text:p>KOTAK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1];&quot;', '&quot;;[.C281];&quot;', '&quot;;[.B281];&quot;', '&quot;;[.E281];&quot;', '&quot;;[.G281];&quot;', '&quot;;[.F281];&quot;', 'nse', '1', '1'); &quot;)" office:value-type="string" office:string-value="INSERT INTO `moneyman_db`.`stocks` ( `name`, `symbol`, `industry`, `ISIN_code`, `group`, `moneycontrol_sym`, `exchange`, `created_by`, `updated_by`) VALUES ( 'Kotak Mahindra Bank Ltd.', 'KOTAKBANK', 'FINANCIAL SERVICES', 'INE237A01028', 'NSE500', 'KOTAKBANK', 'nse', '1', '1'); " calcext:value-type="string">
            <text:p>INSERT INTO `moneyman_db`.`stocks` ( `name`, `symbol`, `industry`, `ISIN_code`, `group`, `moneycontrol_sym`, `exchange`, `created_by`, `updated_by`) VALUES ( 'Kotak Mahindra Bank Ltd.', 'KOTAKBANK', 'FINANCIAL SERVICES', 'INE237A01028', 'NSE500', 'KOTAKBANK', 'nse', '1', '1'); </text:p>
          </table:table-cell>
        </table:table-row>
        <table:table-row table:style-name="ro1">
          <table:table-cell office:value-type="string" calcext:value-type="string">
            <text:p>L&amp;T Finance Holding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&amp;TF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8L01015</text:p>
          </table:table-cell>
          <table:table-cell office:value-type="string" calcext:value-type="string">
            <text:p>L&amp;TF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2];&quot;', '&quot;;[.C282];&quot;', '&quot;;[.B282];&quot;', '&quot;;[.E282];&quot;', '&quot;;[.G282];&quot;', '&quot;;[.F282];&quot;', 'nse', '1', '1'); &quot;)" office:value-type="string" office:string-value="INSERT INTO `moneyman_db`.`stocks` ( `name`, `symbol`, `industry`, `ISIN_code`, `group`, `moneycontrol_sym`, `exchange`, `created_by`, `updated_by`) VALUES ( 'L&amp;T Finance Holdings Ltd.', 'L&amp;TFH', 'FINANCIAL SERVICES', 'INE498L01015', 'NSE500', 'L&amp;TFH', 'nse', '1', '1'); " calcext:value-type="string">
            <text:p>INSERT INTO `moneyman_db`.`stocks` ( `name`, `symbol`, `industry`, `ISIN_code`, `group`, `moneycontrol_sym`, `exchange`, `created_by`, `updated_by`) VALUES ( 'L&amp;T Finance Holdings Ltd.', 'L&amp;TFH', 'FINANCIAL SERVICES', 'INE498L01015', 'NSE500', 'L&amp;TFH', 'nse', '1', '1'); </text:p>
          </table:table-cell>
        </table:table-row>
        <table:table-row table:style-name="ro1">
          <table:table-cell office:value-type="string" calcext:value-type="string">
            <text:p>L&amp;T Technology Servic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TT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0V01017</text:p>
          </table:table-cell>
          <table:table-cell office:value-type="string" calcext:value-type="string">
            <text:p>LTT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3];&quot;', '&quot;;[.C283];&quot;', '&quot;;[.B283];&quot;', '&quot;;[.E283];&quot;', '&quot;;[.G283];&quot;', '&quot;;[.F283];&quot;', 'nse', '1', '1'); &quot;)" office:value-type="string" office:string-value="INSERT INTO `moneyman_db`.`stocks` ( `name`, `symbol`, `industry`, `ISIN_code`, `group`, `moneycontrol_sym`, `exchange`, `created_by`, `updated_by`) VALUES ( 'L&amp;T Technology Services Ltd.', 'LTTS', 'IT', 'INE010V01017', 'NSE500', 'LTTS', 'nse', '1', '1'); " calcext:value-type="string">
            <text:p>INSERT INTO `moneyman_db`.`stocks` ( `name`, `symbol`, `industry`, `ISIN_code`, `group`, `moneycontrol_sym`, `exchange`, `created_by`, `updated_by`) VALUES ( 'L&amp;T Technology Services Ltd.', 'LTTS', 'IT', 'INE010V01017', 'NSE500', 'LTTS', 'nse', '1', '1'); </text:p>
          </table:table-cell>
        </table:table-row>
        <table:table-row table:style-name="ro1">
          <table:table-cell office:value-type="string" calcext:value-type="string">
            <text:p>LIC Housing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ICHSG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5A01026</text:p>
          </table:table-cell>
          <table:table-cell office:value-type="string" calcext:value-type="string">
            <text:p>LICHSG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4];&quot;', '&quot;;[.C284];&quot;', '&quot;;[.B284];&quot;', '&quot;;[.E284];&quot;', '&quot;;[.G284];&quot;', '&quot;;[.F284];&quot;', 'nse', '1', '1'); &quot;)" office:value-type="string" office:string-value="INSERT INTO `moneyman_db`.`stocks` ( `name`, `symbol`, `industry`, `ISIN_code`, `group`, `moneycontrol_sym`, `exchange`, `created_by`, `updated_by`) VALUES ( 'LIC Housing Finance Ltd.', 'LICHSGFIN', 'FINANCIAL SERVICES', 'INE115A01026', 'NSE500', 'LICHSGFIN', 'nse', '1', '1'); " calcext:value-type="string">
            <text:p>INSERT INTO `moneyman_db`.`stocks` ( `name`, `symbol`, `industry`, `ISIN_code`, `group`, `moneycontrol_sym`, `exchange`, `created_by`, `updated_by`) VALUES ( 'LIC Housing Finance Ltd.', 'LICHSGFIN', 'FINANCIAL SERVICES', 'INE115A01026', 'NSE500', 'LICHSGFIN', 'nse', '1', '1'); </text:p>
          </table:table-cell>
        </table:table-row>
        <table:table-row table:style-name="ro1">
          <table:table-cell office:value-type="string" calcext:value-type="string">
            <text:p>Lakshmi Machine Work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LAXMIMA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9B01029</text:p>
          </table:table-cell>
          <table:table-cell office:value-type="string" calcext:value-type="string">
            <text:p>LAXMIMA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5];&quot;', '&quot;;[.C285];&quot;', '&quot;;[.B285];&quot;', '&quot;;[.E285];&quot;', '&quot;;[.G285];&quot;', '&quot;;[.F285];&quot;', 'nse', '1', '1'); &quot;)" office:value-type="string" office:string-value="INSERT INTO `moneyman_db`.`stocks` ( `name`, `symbol`, `industry`, `ISIN_code`, `group`, `moneycontrol_sym`, `exchange`, `created_by`, `updated_by`) VALUES ( 'Lakshmi Machine Works Ltd.', 'LAXMIMACH', 'INDUSTRIAL MANUFACTURING', 'INE269B01029', 'NSE500', 'LAXMIMACH', 'nse', '1', '1'); " calcext:value-type="string">
            <text:p>INSERT INTO `moneyman_db`.`stocks` ( `name`, `symbol`, `industry`, `ISIN_code`, `group`, `moneycontrol_sym`, `exchange`, `created_by`, `updated_by`) VALUES ( 'Lakshmi Machine Works Ltd.', 'LAXMIMACH', 'INDUSTRIAL MANUFACTURING', 'INE269B01029', 'NSE500', 'LAXMIMACH', 'nse', '1', '1'); </text:p>
          </table:table-cell>
        </table:table-row>
        <table:table-row table:style-name="ro1">
          <table:table-cell office:value-type="string" calcext:value-type="string">
            <text:p>Lakshmi Vilas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AKSHVILA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94C01018</text:p>
          </table:table-cell>
          <table:table-cell office:value-type="string" calcext:value-type="string">
            <text:p>LAKSHVILA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6];&quot;', '&quot;;[.C286];&quot;', '&quot;;[.B286];&quot;', '&quot;;[.E286];&quot;', '&quot;;[.G286];&quot;', '&quot;;[.F286];&quot;', 'nse', '1', '1'); &quot;)" office:value-type="string" office:string-value="INSERT INTO `moneyman_db`.`stocks` ( `name`, `symbol`, `industry`, `ISIN_code`, `group`, `moneycontrol_sym`, `exchange`, `created_by`, `updated_by`) VALUES ( 'Lakshmi Vilas Bank Ltd.', 'LAKSHVILAS', 'FINANCIAL SERVICES', 'INE694C01018', 'NSE500', 'LAKSHVILAS', 'nse', '1', '1'); " calcext:value-type="string">
            <text:p>INSERT INTO `moneyman_db`.`stocks` ( `name`, `symbol`, `industry`, `ISIN_code`, `group`, `moneycontrol_sym`, `exchange`, `created_by`, `updated_by`) VALUES ( 'Lakshmi Vilas Bank Ltd.', 'LAKSHVILAS', 'FINANCIAL SERVICES', 'INE694C01018', 'NSE500', 'LAKSHVILAS', 'nse', '1', '1'); </text:p>
          </table:table-cell>
        </table:table-row>
        <table:table-row table:style-name="ro1">
          <table:table-cell office:value-type="string" calcext:value-type="string">
            <text:p>Larsen &amp; Toubro Infotech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T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4T01019</text:p>
          </table:table-cell>
          <table:table-cell office:value-type="string" calcext:value-type="string">
            <text:p>LT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7];&quot;', '&quot;;[.C287];&quot;', '&quot;;[.B287];&quot;', '&quot;;[.E287];&quot;', '&quot;;[.G287];&quot;', '&quot;;[.F287];&quot;', 'nse', '1', '1'); &quot;)" office:value-type="string" office:string-value="INSERT INTO `moneyman_db`.`stocks` ( `name`, `symbol`, `industry`, `ISIN_code`, `group`, `moneycontrol_sym`, `exchange`, `created_by`, `updated_by`) VALUES ( 'Larsen &amp; Toubro Infotech Ltd.', 'LTI', 'IT', 'INE214T01019', 'NSE500', 'LTI', 'nse', '1', '1'); " calcext:value-type="string">
            <text:p>INSERT INTO `moneyman_db`.`stocks` ( `name`, `symbol`, `industry`, `ISIN_code`, `group`, `moneycontrol_sym`, `exchange`, `created_by`, `updated_by`) VALUES ( 'Larsen &amp; Toubro Infotech Ltd.', 'LTI', 'IT', 'INE214T01019', 'NSE500', 'LTI', 'nse', '1', '1'); </text:p>
          </table:table-cell>
        </table:table-row>
        <table:table-row table:style-name="ro1">
          <table:table-cell office:value-type="string" calcext:value-type="string">
            <text:p>Larsen &amp; Toubro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8A0103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8];&quot;', '&quot;;[.C288];&quot;', '&quot;;[.B288];&quot;', '&quot;;[.E288];&quot;', '&quot;;[.G288];&quot;', '&quot;;[.F288];&quot;', 'nse', '1', '1'); &quot;)" office:value-type="string" office:string-value="INSERT INTO `moneyman_db`.`stocks` ( `name`, `symbol`, `industry`, `ISIN_code`, `group`, `moneycontrol_sym`, `exchange`, `created_by`, `updated_by`) VALUES ( 'Larsen &amp; Toubro Ltd.', 'LT', 'CONSTRUCTION', 'INE018A01030', 'NSE500', 'LT', 'nse', '1', '1'); " calcext:value-type="string">
            <text:p>INSERT INTO `moneyman_db`.`stocks` ( `name`, `symbol`, `industry`, `ISIN_code`, `group`, `moneycontrol_sym`, `exchange`, `created_by`, `updated_by`) VALUES ( 'Larsen &amp; Toubro Ltd.', 'LT', 'CONSTRUCTION', 'INE018A01030', 'NSE500', 'LT', 'nse', '1', '1'); </text:p>
          </table:table-cell>
        </table:table-row>
        <table:table-row table:style-name="ro1">
          <table:table-cell office:value-type="string" calcext:value-type="string">
            <text:p>Laurus Lab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LAURUSLAB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47Q01010</text:p>
          </table:table-cell>
          <table:table-cell office:value-type="string" calcext:value-type="string">
            <text:p>LAURUSLAB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89];&quot;', '&quot;;[.C289];&quot;', '&quot;;[.B289];&quot;', '&quot;;[.E289];&quot;', '&quot;;[.G289];&quot;', '&quot;;[.F289];&quot;', 'nse', '1', '1'); &quot;)" office:value-type="string" office:string-value="INSERT INTO `moneyman_db`.`stocks` ( `name`, `symbol`, `industry`, `ISIN_code`, `group`, `moneycontrol_sym`, `exchange`, `created_by`, `updated_by`) VALUES ( 'Laurus Labs Ltd.', 'LAURUSLABS', 'PHARMA', 'INE947Q01010', 'NSE500', 'LAURUSLABS', 'nse', '1', '1'); " calcext:value-type="string">
            <text:p>INSERT INTO `moneyman_db`.`stocks` ( `name`, `symbol`, `industry`, `ISIN_code`, `group`, `moneycontrol_sym`, `exchange`, `created_by`, `updated_by`) VALUES ( 'Laurus Labs Ltd.', 'LAURUSLABS', 'PHARMA', 'INE947Q01010', 'NSE500', 'LAURUSLABS', 'nse', '1', '1'); </text:p>
          </table:table-cell>
        </table:table-row>
        <table:table-row table:style-name="ro1">
          <table:table-cell office:value-type="string" calcext:value-type="string">
            <text:p>Lemon Tree Hotel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EMONTRE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70X01018</text:p>
          </table:table-cell>
          <table:table-cell office:value-type="string" calcext:value-type="string">
            <text:p>LEMONTRE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0];&quot;', '&quot;;[.C290];&quot;', '&quot;;[.B290];&quot;', '&quot;;[.E290];&quot;', '&quot;;[.G290];&quot;', '&quot;;[.F290];&quot;', 'nse', '1', '1'); &quot;)" office:value-type="string" office:string-value="INSERT INTO `moneyman_db`.`stocks` ( `name`, `symbol`, `industry`, `ISIN_code`, `group`, `moneycontrol_sym`, `exchange`, `created_by`, `updated_by`) VALUES ( 'Lemon Tree Hotels Ltd.', 'LEMONTREE', 'SERVICES', 'INE970X01018', 'NSE500', 'LEMONTREE', 'nse', '1', '1'); " calcext:value-type="string">
            <text:p>INSERT INTO `moneyman_db`.`stocks` ( `name`, `symbol`, `industry`, `ISIN_code`, `group`, `moneycontrol_sym`, `exchange`, `created_by`, `updated_by`) VALUES ( 'Lemon Tree Hotels Ltd.', 'LEMONTREE', 'SERVICES', 'INE970X01018', 'NSE500', 'LEMONTREE', 'nse', '1', '1'); </text:p>
          </table:table-cell>
        </table:table-row>
        <table:table-row table:style-name="ro1">
          <table:table-cell office:value-type="string" calcext:value-type="string">
            <text:p>Linde India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LINDE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3A01011</text:p>
          </table:table-cell>
          <table:table-cell office:value-type="string" calcext:value-type="string">
            <text:p>LINDE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1];&quot;', '&quot;;[.C291];&quot;', '&quot;;[.B291];&quot;', '&quot;;[.E291];&quot;', '&quot;;[.G291];&quot;', '&quot;;[.F291];&quot;', 'nse', '1', '1'); &quot;)" office:value-type="string" office:string-value="INSERT INTO `moneyman_db`.`stocks` ( `name`, `symbol`, `industry`, `ISIN_code`, `group`, `moneycontrol_sym`, `exchange`, `created_by`, `updated_by`) VALUES ( 'Linde India Ltd.', 'LINDEINDIA', 'CHEMICALS', 'INE473A01011', 'NSE500', 'LINDEINDIA', 'nse', '1', '1'); " calcext:value-type="string">
            <text:p>INSERT INTO `moneyman_db`.`stocks` ( `name`, `symbol`, `industry`, `ISIN_code`, `group`, `moneycontrol_sym`, `exchange`, `created_by`, `updated_by`) VALUES ( 'Linde India Ltd.', 'LINDEINDIA', 'CHEMICALS', 'INE473A01011', 'NSE500', 'LINDEINDIA', 'nse', '1', '1'); </text:p>
          </table:table-cell>
        </table:table-row>
        <table:table-row table:style-name="ro1">
          <table:table-cell office:value-type="string" calcext:value-type="string">
            <text:p>Lupin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LUP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6A01037</text:p>
          </table:table-cell>
          <table:table-cell office:value-type="string" calcext:value-type="string">
            <text:p>LUP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2];&quot;', '&quot;;[.C292];&quot;', '&quot;;[.B292];&quot;', '&quot;;[.E292];&quot;', '&quot;;[.G292];&quot;', '&quot;;[.F292];&quot;', 'nse', '1', '1'); &quot;)" office:value-type="string" office:string-value="INSERT INTO `moneyman_db`.`stocks` ( `name`, `symbol`, `industry`, `ISIN_code`, `group`, `moneycontrol_sym`, `exchange`, `created_by`, `updated_by`) VALUES ( 'Lupin Ltd.', 'LUPIN', 'PHARMA', 'INE326A01037', 'NSE500', 'LUPIN', 'nse', '1', '1'); " calcext:value-type="string">
            <text:p>INSERT INTO `moneyman_db`.`stocks` ( `name`, `symbol`, `industry`, `ISIN_code`, `group`, `moneycontrol_sym`, `exchange`, `created_by`, `updated_by`) VALUES ( 'Lupin Ltd.', 'LUPIN', 'PHARMA', 'INE326A01037', 'NSE500', 'LUPIN', 'nse', '1', '1'); </text:p>
          </table:table-cell>
        </table:table-row>
        <table:table-row table:style-name="ro1">
          <table:table-cell office:value-type="string" calcext:value-type="string">
            <text:p>Lux Industries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LUX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0G01020</text:p>
          </table:table-cell>
          <table:table-cell office:value-type="string" calcext:value-type="string">
            <text:p>LUX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3];&quot;', '&quot;;[.C293];&quot;', '&quot;;[.B293];&quot;', '&quot;;[.E293];&quot;', '&quot;;[.G293];&quot;', '&quot;;[.F293];&quot;', 'nse', '1', '1'); &quot;)" office:value-type="string" office:string-value="INSERT INTO `moneyman_db`.`stocks` ( `name`, `symbol`, `industry`, `ISIN_code`, `group`, `moneycontrol_sym`, `exchange`, `created_by`, `updated_by`) VALUES ( 'Lux Industries Ltd.', 'LUXIND', 'TEXTILES', 'INE150G01020', 'NSE500', 'LUXIND', 'nse', '1', '1'); " calcext:value-type="string">
            <text:p>INSERT INTO `moneyman_db`.`stocks` ( `name`, `symbol`, `industry`, `ISIN_code`, `group`, `moneycontrol_sym`, `exchange`, `created_by`, `updated_by`) VALUES ( 'Lux Industries Ltd.', 'LUXIND', 'TEXTILES', 'INE150G01020', 'NSE500', 'LUXIND', 'nse', '1', '1'); </text:p>
          </table:table-cell>
        </table:table-row>
        <table:table-row table:style-name="ro1">
          <table:table-cell office:value-type="string" calcext:value-type="string">
            <text:p>MAS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8L0101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4];&quot;', '&quot;;[.C294];&quot;', '&quot;;[.B294];&quot;', '&quot;;[.E294];&quot;', '&quot;;[.G294];&quot;', '&quot;;[.F294];&quot;', 'nse', '1', '1'); &quot;)" office:value-type="string" office:string-value="INSERT INTO `moneyman_db`.`stocks` ( `name`, `symbol`, `industry`, `ISIN_code`, `group`, `moneycontrol_sym`, `exchange`, `created_by`, `updated_by`) VALUES ( 'MAS Financial Services Ltd.', 'MASFIN', 'FINANCIAL SERVICES', 'INE348L01012', 'NSE500', 'MASFIN', 'nse', '1', '1'); " calcext:value-type="string">
            <text:p>INSERT INTO `moneyman_db`.`stocks` ( `name`, `symbol`, `industry`, `ISIN_code`, `group`, `moneycontrol_sym`, `exchange`, `created_by`, `updated_by`) VALUES ( 'MAS Financial Services Ltd.', 'MASFIN', 'FINANCIAL SERVICES', 'INE348L01012', 'NSE500', 'MASFIN', 'nse', '1', '1'); </text:p>
          </table:table-cell>
        </table:table-row>
        <table:table-row table:style-name="ro1">
          <table:table-cell office:value-type="string" calcext:value-type="string">
            <text:p>MMTC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MT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3F01029</text:p>
          </table:table-cell>
          <table:table-cell office:value-type="string" calcext:value-type="string">
            <text:p>MMT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5];&quot;', '&quot;;[.C295];&quot;', '&quot;;[.B295];&quot;', '&quot;;[.E295];&quot;', '&quot;;[.G295];&quot;', '&quot;;[.F295];&quot;', 'nse', '1', '1'); &quot;)" office:value-type="string" office:string-value="INSERT INTO `moneyman_db`.`stocks` ( `name`, `symbol`, `industry`, `ISIN_code`, `group`, `moneycontrol_sym`, `exchange`, `created_by`, `updated_by`) VALUES ( 'MMTC Ltd.', 'MMTC', 'SERVICES', 'INE123F01029', 'NSE500', 'MMTC', 'nse', '1', '1'); " calcext:value-type="string">
            <text:p>INSERT INTO `moneyman_db`.`stocks` ( `name`, `symbol`, `industry`, `ISIN_code`, `group`, `moneycontrol_sym`, `exchange`, `created_by`, `updated_by`) VALUES ( 'MMTC Ltd.', 'MMTC', 'SERVICES', 'INE123F01029', 'NSE500', 'MMTC', 'nse', '1', '1'); </text:p>
          </table:table-cell>
        </table:table-row>
        <table:table-row table:style-name="ro1">
          <table:table-cell office:value-type="string" calcext:value-type="string">
            <text:p>MOIL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O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0G01020</text:p>
          </table:table-cell>
          <table:table-cell office:value-type="string" calcext:value-type="string">
            <text:p>MO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6];&quot;', '&quot;;[.C296];&quot;', '&quot;;[.B296];&quot;', '&quot;;[.E296];&quot;', '&quot;;[.G296];&quot;', '&quot;;[.F296];&quot;', 'nse', '1', '1'); &quot;)" office:value-type="string" office:string-value="INSERT INTO `moneyman_db`.`stocks` ( `name`, `symbol`, `industry`, `ISIN_code`, `group`, `moneycontrol_sym`, `exchange`, `created_by`, `updated_by`) VALUES ( 'MOIL Ltd.', 'MOIL', 'METALS', 'INE490G01020', 'NSE500', 'MOIL', 'nse', '1', '1'); " calcext:value-type="string">
            <text:p>INSERT INTO `moneyman_db`.`stocks` ( `name`, `symbol`, `industry`, `ISIN_code`, `group`, `moneycontrol_sym`, `exchange`, `created_by`, `updated_by`) VALUES ( 'MOIL Ltd.', 'MOIL', 'METALS', 'INE490G01020', 'NSE500', 'MOIL', 'nse', '1', '1'); </text:p>
          </table:table-cell>
        </table:table-row>
        <table:table-row table:style-name="ro1">
          <table:table-cell office:value-type="string" calcext:value-type="string">
            <text:p>MRF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R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3A01011</text:p>
          </table:table-cell>
          <table:table-cell office:value-type="string" calcext:value-type="string">
            <text:p>MR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7];&quot;', '&quot;;[.C297];&quot;', '&quot;;[.B297];&quot;', '&quot;;[.E297];&quot;', '&quot;;[.G297];&quot;', '&quot;;[.F297];&quot;', 'nse', '1', '1'); &quot;)" office:value-type="string" office:string-value="INSERT INTO `moneyman_db`.`stocks` ( `name`, `symbol`, `industry`, `ISIN_code`, `group`, `moneycontrol_sym`, `exchange`, `created_by`, `updated_by`) VALUES ( 'MRF Ltd.', 'MRF', 'AUTOMOBILE', 'INE883A01011', 'NSE500', 'MRF', 'nse', '1', '1'); " calcext:value-type="string">
            <text:p>INSERT INTO `moneyman_db`.`stocks` ( `name`, `symbol`, `industry`, `ISIN_code`, `group`, `moneycontrol_sym`, `exchange`, `created_by`, `updated_by`) VALUES ( 'MRF Ltd.', 'MRF', 'AUTOMOBILE', 'INE883A01011', 'NSE500', 'MRF', 'nse', '1', '1'); </text:p>
          </table:table-cell>
        </table:table-row>
        <table:table-row table:style-name="ro1">
          <table:table-cell office:value-type="string" calcext:value-type="string">
            <text:p>Magma Fincorp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11C01022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8];&quot;', '&quot;;[.C298];&quot;', '&quot;;[.B298];&quot;', '&quot;;[.E298];&quot;', '&quot;;[.G298];&quot;', '&quot;;[.F298];&quot;', 'nse', '1', '1'); &quot;)" office:value-type="string" office:string-value="INSERT INTO `moneyman_db`.`stocks` ( `name`, `symbol`, `industry`, `ISIN_code`, `group`, `moneycontrol_sym`, `exchange`, `created_by`, `updated_by`) VALUES ( 'Magma Fincorp Ltd.', 'MAGMA', 'FINANCIAL SERVICES', 'INE511C01022', 'NSE500', 'MAGMA', 'nse', '1', '1'); " calcext:value-type="string">
            <text:p>INSERT INTO `moneyman_db`.`stocks` ( `name`, `symbol`, `industry`, `ISIN_code`, `group`, `moneycontrol_sym`, `exchange`, `created_by`, `updated_by`) VALUES ( 'Magma Fincorp Ltd.', 'MAGMA', 'FINANCIAL SERVICES', 'INE511C01022', 'NSE500', 'MAGMA', 'nse', '1', '1'); </text:p>
          </table:table-cell>
        </table:table-row>
        <table:table-row table:style-name="ro1">
          <table:table-cell office:value-type="string" calcext:value-type="string">
            <text:p>Mahanagar Ga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2S01010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299];&quot;', '&quot;;[.C299];&quot;', '&quot;;[.B299];&quot;', '&quot;;[.E299];&quot;', '&quot;;[.G299];&quot;', '&quot;;[.F299];&quot;', 'nse', '1', '1'); &quot;)" office:value-type="string" office:string-value="INSERT INTO `moneyman_db`.`stocks` ( `name`, `symbol`, `industry`, `ISIN_code`, `group`, `moneycontrol_sym`, `exchange`, `created_by`, `updated_by`) VALUES ( 'Mahanagar Gas Ltd.', 'MGL', 'ENERGY', 'INE002S01010', 'NSE500', 'MGL', 'nse', '1', '1'); " calcext:value-type="string">
            <text:p>INSERT INTO `moneyman_db`.`stocks` ( `name`, `symbol`, `industry`, `ISIN_code`, `group`, `moneycontrol_sym`, `exchange`, `created_by`, `updated_by`) VALUES ( 'Mahanagar Gas Ltd.', 'MGL', 'ENERGY', 'INE002S01010', 'NSE500', 'MGL', 'nse', '1', '1'); </text:p>
          </table:table-cell>
        </table:table-row>
        <table:table-row table:style-name="ro1">
          <table:table-cell office:value-type="string" calcext:value-type="string">
            <text:p>Maharashtra Scooter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AHSCOOT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8A01013</text:p>
          </table:table-cell>
          <table:table-cell office:value-type="string" calcext:value-type="string">
            <text:p>MAHSCOOT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0];&quot;', '&quot;;[.C300];&quot;', '&quot;;[.B300];&quot;', '&quot;;[.E300];&quot;', '&quot;;[.G300];&quot;', '&quot;;[.F300];&quot;', 'nse', '1', '1'); &quot;)" office:value-type="string" office:string-value="INSERT INTO `moneyman_db`.`stocks` ( `name`, `symbol`, `industry`, `ISIN_code`, `group`, `moneycontrol_sym`, `exchange`, `created_by`, `updated_by`) VALUES ( 'Maharashtra Scooters Ltd.', 'MAHSCOOTER', 'AUTOMOBILE', 'INE288A01013', 'NSE500', 'MAHSCOOTER', 'nse', '1', '1'); " calcext:value-type="string">
            <text:p>INSERT INTO `moneyman_db`.`stocks` ( `name`, `symbol`, `industry`, `ISIN_code`, `group`, `moneycontrol_sym`, `exchange`, `created_by`, `updated_by`) VALUES ( 'Maharashtra Scooters Ltd.', 'MAHSCOOTER', 'AUTOMOBILE', 'INE288A01013', 'NSE500', 'MAHSCOOTER', 'nse', '1', '1'); </text:p>
          </table:table-cell>
        </table:table-row>
        <table:table-row table:style-name="ro1">
          <table:table-cell office:value-type="string" calcext:value-type="string">
            <text:p>Maharashtra Seamless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AHSEAML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1B01025</text:p>
          </table:table-cell>
          <table:table-cell office:value-type="string" calcext:value-type="string">
            <text:p>MAHSEAML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1];&quot;', '&quot;;[.C301];&quot;', '&quot;;[.B301];&quot;', '&quot;;[.E301];&quot;', '&quot;;[.G301];&quot;', '&quot;;[.F301];&quot;', 'nse', '1', '1'); &quot;)" office:value-type="string" office:string-value="INSERT INTO `moneyman_db`.`stocks` ( `name`, `symbol`, `industry`, `ISIN_code`, `group`, `moneycontrol_sym`, `exchange`, `created_by`, `updated_by`) VALUES ( 'Maharashtra Seamless Ltd.', 'MAHSEAMLES', 'METALS', 'INE271B01025', 'NSE500', 'MAHSEAMLES', 'nse', '1', '1'); " calcext:value-type="string">
            <text:p>INSERT INTO `moneyman_db`.`stocks` ( `name`, `symbol`, `industry`, `ISIN_code`, `group`, `moneycontrol_sym`, `exchange`, `created_by`, `updated_by`) VALUES ( 'Maharashtra Seamless Ltd.', 'MAHSEAMLES', 'METALS', 'INE271B01025', 'NSE500', 'MAHSEAMLES', 'nse', '1', '1'); </text:p>
          </table:table-cell>
        </table:table-row>
        <table:table-row table:style-name="ro1">
          <table:table-cell office:value-type="string" calcext:value-type="string">
            <text:p>Mahindra &amp; Mahindra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&amp;M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74D01024</text:p>
          </table:table-cell>
          <table:table-cell office:value-type="string" calcext:value-type="string">
            <text:p>M&amp;M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2];&quot;', '&quot;;[.C302];&quot;', '&quot;;[.B302];&quot;', '&quot;;[.E302];&quot;', '&quot;;[.G302];&quot;', '&quot;;[.F302];&quot;', 'nse', '1', '1'); &quot;)" office:value-type="string" office:string-value="INSERT INTO `moneyman_db`.`stocks` ( `name`, `symbol`, `industry`, `ISIN_code`, `group`, `moneycontrol_sym`, `exchange`, `created_by`, `updated_by`) VALUES ( 'Mahindra &amp; Mahindra Financial Services Ltd.', 'M&amp;MFIN', 'FINANCIAL SERVICES', 'INE774D01024', 'NSE500', 'M&amp;MFIN', 'nse', '1', '1'); " calcext:value-type="string">
            <text:p>INSERT INTO `moneyman_db`.`stocks` ( `name`, `symbol`, `industry`, `ISIN_code`, `group`, `moneycontrol_sym`, `exchange`, `created_by`, `updated_by`) VALUES ( 'Mahindra &amp; Mahindra Financial Services Ltd.', 'M&amp;MFIN', 'FINANCIAL SERVICES', 'INE774D01024', 'NSE500', 'M&amp;MFIN', 'nse', '1', '1'); </text:p>
          </table:table-cell>
        </table:table-row>
        <table:table-row table:style-name="ro1">
          <table:table-cell office:value-type="string" calcext:value-type="string">
            <text:p>Mahindra &amp; Mahindra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&amp;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1A01026</text:p>
          </table:table-cell>
          <table:table-cell office:value-type="string" calcext:value-type="string">
            <text:p>M&amp;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3];&quot;', '&quot;;[.C303];&quot;', '&quot;;[.B303];&quot;', '&quot;;[.E303];&quot;', '&quot;;[.G303];&quot;', '&quot;;[.F303];&quot;', 'nse', '1', '1'); &quot;)" office:value-type="string" office:string-value="INSERT INTO `moneyman_db`.`stocks` ( `name`, `symbol`, `industry`, `ISIN_code`, `group`, `moneycontrol_sym`, `exchange`, `created_by`, `updated_by`) VALUES ( 'Mahindra &amp; Mahindra Ltd.', 'M&amp;M', 'AUTOMOBILE', 'INE101A01026', 'NSE500', 'M&amp;M', 'nse', '1', '1'); " calcext:value-type="string">
            <text:p>INSERT INTO `moneyman_db`.`stocks` ( `name`, `symbol`, `industry`, `ISIN_code`, `group`, `moneycontrol_sym`, `exchange`, `created_by`, `updated_by`) VALUES ( 'Mahindra &amp; Mahindra Ltd.', 'M&amp;M', 'AUTOMOBILE', 'INE101A01026', 'NSE500', 'M&amp;M', 'nse', '1', '1'); </text:p>
          </table:table-cell>
        </table:table-row>
        <table:table-row table:style-name="ro1">
          <table:table-cell office:value-type="string" calcext:value-type="string">
            <text:p>Mahindra CIE Automotive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MAHINDCI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36H01010</text:p>
          </table:table-cell>
          <table:table-cell office:value-type="string" calcext:value-type="string">
            <text:p>MAHINDCI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4];&quot;', '&quot;;[.C304];&quot;', '&quot;;[.B304];&quot;', '&quot;;[.E304];&quot;', '&quot;;[.G304];&quot;', '&quot;;[.F304];&quot;', 'nse', '1', '1'); &quot;)" office:value-type="string" office:string-value="INSERT INTO `moneyman_db`.`stocks` ( `name`, `symbol`, `industry`, `ISIN_code`, `group`, `moneycontrol_sym`, `exchange`, `created_by`, `updated_by`) VALUES ( 'Mahindra CIE Automotive Ltd.', 'MAHINDCIE', 'INDUSTRIAL MANUFACTURING', 'INE536H01010', 'NSE500', 'MAHINDCIE', 'nse', '1', '1'); " calcext:value-type="string">
            <text:p>INSERT INTO `moneyman_db`.`stocks` ( `name`, `symbol`, `industry`, `ISIN_code`, `group`, `moneycontrol_sym`, `exchange`, `created_by`, `updated_by`) VALUES ( 'Mahindra CIE Automotive Ltd.', 'MAHINDCIE', 'INDUSTRIAL MANUFACTURING', 'INE536H01010', 'NSE500', 'MAHINDCIE', 'nse', '1', '1'); </text:p>
          </table:table-cell>
        </table:table-row>
        <table:table-row table:style-name="ro1">
          <table:table-cell office:value-type="string" calcext:value-type="string">
            <text:p>Mahindra Holidays &amp; Resorts India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HR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98I01010</text:p>
          </table:table-cell>
          <table:table-cell office:value-type="string" calcext:value-type="string">
            <text:p>MHR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5];&quot;', '&quot;;[.C305];&quot;', '&quot;;[.B305];&quot;', '&quot;;[.E305];&quot;', '&quot;;[.G305];&quot;', '&quot;;[.F305];&quot;', 'nse', '1', '1'); &quot;)" office:value-type="string" office:string-value="INSERT INTO `moneyman_db`.`stocks` ( `name`, `symbol`, `industry`, `ISIN_code`, `group`, `moneycontrol_sym`, `exchange`, `created_by`, `updated_by`) VALUES ( 'Mahindra Holidays &amp; Resorts India Ltd.', 'MHRIL', 'SERVICES', 'INE998I01010', 'NSE500', 'MHRIL', 'nse', '1', '1'); " calcext:value-type="string">
            <text:p>INSERT INTO `moneyman_db`.`stocks` ( `name`, `symbol`, `industry`, `ISIN_code`, `group`, `moneycontrol_sym`, `exchange`, `created_by`, `updated_by`) VALUES ( 'Mahindra Holidays &amp; Resorts India Ltd.', 'MHRIL', 'SERVICES', 'INE998I01010', 'NSE500', 'MHRIL', 'nse', '1', '1'); </text:p>
          </table:table-cell>
        </table:table-row>
        <table:table-row table:style-name="ro1">
          <table:table-cell office:value-type="string" calcext:value-type="string">
            <text:p>Mahindra Logistic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AHLO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6P01016</text:p>
          </table:table-cell>
          <table:table-cell office:value-type="string" calcext:value-type="string">
            <text:p>MAHLO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6];&quot;', '&quot;;[.C306];&quot;', '&quot;;[.B306];&quot;', '&quot;;[.E306];&quot;', '&quot;;[.G306];&quot;', '&quot;;[.F306];&quot;', 'nse', '1', '1'); &quot;)" office:value-type="string" office:string-value="INSERT INTO `moneyman_db`.`stocks` ( `name`, `symbol`, `industry`, `ISIN_code`, `group`, `moneycontrol_sym`, `exchange`, `created_by`, `updated_by`) VALUES ( 'Mahindra Logistics Ltd.', 'MAHLOG', 'SERVICES', 'INE766P01016', 'NSE500', 'MAHLOG', 'nse', '1', '1'); " calcext:value-type="string">
            <text:p>INSERT INTO `moneyman_db`.`stocks` ( `name`, `symbol`, `industry`, `ISIN_code`, `group`, `moneycontrol_sym`, `exchange`, `created_by`, `updated_by`) VALUES ( 'Mahindra Logistics Ltd.', 'MAHLOG', 'SERVICES', 'INE766P01016', 'NSE500', 'MAHLOG', 'nse', '1', '1'); </text:p>
          </table:table-cell>
        </table:table-row>
        <table:table-row table:style-name="ro1">
          <table:table-cell office:value-type="string" calcext:value-type="string">
            <text:p>Manappuram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NAPPURA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22D01027</text:p>
          </table:table-cell>
          <table:table-cell office:value-type="string" calcext:value-type="string">
            <text:p>MANAPPURA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7];&quot;', '&quot;;[.C307];&quot;', '&quot;;[.B307];&quot;', '&quot;;[.E307];&quot;', '&quot;;[.G307];&quot;', '&quot;;[.F307];&quot;', 'nse', '1', '1'); &quot;)" office:value-type="string" office:string-value="INSERT INTO `moneyman_db`.`stocks` ( `name`, `symbol`, `industry`, `ISIN_code`, `group`, `moneycontrol_sym`, `exchange`, `created_by`, `updated_by`) VALUES ( 'Manappuram Finance Ltd.', 'MANAPPURAM', 'FINANCIAL SERVICES', 'INE522D01027', 'NSE500', 'MANAPPURAM', 'nse', '1', '1'); " calcext:value-type="string">
            <text:p>INSERT INTO `moneyman_db`.`stocks` ( `name`, `symbol`, `industry`, `ISIN_code`, `group`, `moneycontrol_sym`, `exchange`, `created_by`, `updated_by`) VALUES ( 'Manappuram Finance Ltd.', 'MANAPPURAM', 'FINANCIAL SERVICES', 'INE522D01027', 'NSE500', 'MANAPPURAM', 'nse', '1', '1'); </text:p>
          </table:table-cell>
        </table:table-row>
        <table:table-row table:style-name="ro1">
          <table:table-cell office:value-type="string" calcext:value-type="string">
            <text:p>Mangalore Refinery &amp; Petrochemical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R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3A01014</text:p>
          </table:table-cell>
          <table:table-cell office:value-type="string" calcext:value-type="string">
            <text:p>MRP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8];&quot;', '&quot;;[.C308];&quot;', '&quot;;[.B308];&quot;', '&quot;;[.E308];&quot;', '&quot;;[.G308];&quot;', '&quot;;[.F308];&quot;', 'nse', '1', '1'); &quot;)" office:value-type="string" office:string-value="INSERT INTO `moneyman_db`.`stocks` ( `name`, `symbol`, `industry`, `ISIN_code`, `group`, `moneycontrol_sym`, `exchange`, `created_by`, `updated_by`) VALUES ( 'Mangalore Refinery &amp; Petrochemicals Ltd.', 'MRPL', 'ENERGY', 'INE103A01014', 'NSE500', 'MRPL', 'nse', '1', '1'); " calcext:value-type="string">
            <text:p>INSERT INTO `moneyman_db`.`stocks` ( `name`, `symbol`, `industry`, `ISIN_code`, `group`, `moneycontrol_sym`, `exchange`, `created_by`, `updated_by`) VALUES ( 'Mangalore Refinery &amp; Petrochemicals Ltd.', 'MRPL', 'ENERGY', 'INE103A01014', 'NSE500', 'MRPL', 'nse', '1', '1'); </text:p>
          </table:table-cell>
        </table:table-row>
        <table:table-row table:style-name="ro1">
          <table:table-cell office:value-type="string" calcext:value-type="string">
            <text:p>Marico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MARI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6A01026</text:p>
          </table:table-cell>
          <table:table-cell office:value-type="string" calcext:value-type="string">
            <text:p>MARI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09];&quot;', '&quot;;[.C309];&quot;', '&quot;;[.B309];&quot;', '&quot;;[.E309];&quot;', '&quot;;[.G309];&quot;', '&quot;;[.F309];&quot;', 'nse', '1', '1'); &quot;)" office:value-type="string" office:string-value="INSERT INTO `moneyman_db`.`stocks` ( `name`, `symbol`, `industry`, `ISIN_code`, `group`, `moneycontrol_sym`, `exchange`, `created_by`, `updated_by`) VALUES ( 'Marico Ltd.', 'MARICO', 'CONSUMER GOODS', 'INE196A01026', 'NSE500', 'MARICO', 'nse', '1', '1'); " calcext:value-type="string">
            <text:p>INSERT INTO `moneyman_db`.`stocks` ( `name`, `symbol`, `industry`, `ISIN_code`, `group`, `moneycontrol_sym`, `exchange`, `created_by`, `updated_by`) VALUES ( 'Marico Ltd.', 'MARICO', 'CONSUMER GOODS', 'INE196A01026', 'NSE500', 'MARICO', 'nse', '1', '1'); </text:p>
          </table:table-cell>
        </table:table-row>
        <table:table-row table:style-name="ro1">
          <table:table-cell office:value-type="string" calcext:value-type="string">
            <text:p>Maruti Suzuki India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85B01010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0];&quot;', '&quot;;[.C310];&quot;', '&quot;;[.B310];&quot;', '&quot;;[.E310];&quot;', '&quot;;[.G310];&quot;', '&quot;;[.F310];&quot;', 'nse', '1', '1'); &quot;)" office:value-type="string" office:string-value="INSERT INTO `moneyman_db`.`stocks` ( `name`, `symbol`, `industry`, `ISIN_code`, `group`, `moneycontrol_sym`, `exchange`, `created_by`, `updated_by`) VALUES ( 'Maruti Suzuki India Ltd.', 'MARUTI', 'AUTOMOBILE', 'INE585B01010', 'NSE500', 'MARUTI', 'nse', '1', '1'); " calcext:value-type="string">
            <text:p>INSERT INTO `moneyman_db`.`stocks` ( `name`, `symbol`, `industry`, `ISIN_code`, `group`, `moneycontrol_sym`, `exchange`, `created_by`, `updated_by`) VALUES ( 'Maruti Suzuki India Ltd.', 'MARUTI', 'AUTOMOBILE', 'INE585B01010', 'NSE500', 'MARUTI', 'nse', '1', '1'); </text:p>
          </table:table-cell>
        </table:table-row>
        <table:table-row table:style-name="ro1">
          <table:table-cell office:value-type="string" calcext:value-type="string">
            <text:p>Max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F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80A01020</text:p>
          </table:table-cell>
          <table:table-cell office:value-type="string" calcext:value-type="string">
            <text:p>MF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1];&quot;', '&quot;;[.C311];&quot;', '&quot;;[.B311];&quot;', '&quot;;[.E311];&quot;', '&quot;;[.G311];&quot;', '&quot;;[.F311];&quot;', 'nse', '1', '1'); &quot;)" office:value-type="string" office:string-value="INSERT INTO `moneyman_db`.`stocks` ( `name`, `symbol`, `industry`, `ISIN_code`, `group`, `moneycontrol_sym`, `exchange`, `created_by`, `updated_by`) VALUES ( 'Max Financial Services Ltd.', 'MFSL', 'FINANCIAL SERVICES', 'INE180A01020', 'NSE500', 'MFSL', 'nse', '1', '1'); " calcext:value-type="string">
            <text:p>INSERT INTO `moneyman_db`.`stocks` ( `name`, `symbol`, `industry`, `ISIN_code`, `group`, `moneycontrol_sym`, `exchange`, `created_by`, `updated_by`) VALUES ( 'Max Financial Services Ltd.', 'MFSL', 'FINANCIAL SERVICES', 'INE180A01020', 'NSE500', 'MFSL', 'nse', '1', '1'); </text:p>
          </table:table-cell>
        </table:table-row>
        <table:table-row table:style-name="ro1">
          <table:table-cell office:value-type="string" calcext:value-type="string">
            <text:p>Metropolis Healthcare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2L01020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2];&quot;', '&quot;;[.C312];&quot;', '&quot;;[.B312];&quot;', '&quot;;[.E312];&quot;', '&quot;;[.G312];&quot;', '&quot;;[.F312];&quot;', 'nse', '1', '1'); &quot;)" office:value-type="string" office:string-value="INSERT INTO `moneyman_db`.`stocks` ( `name`, `symbol`, `industry`, `ISIN_code`, `group`, `moneycontrol_sym`, `exchange`, `created_by`, `updated_by`) VALUES ( 'Metropolis Healthcare Ltd.', 'METROPOLIS', 'HEALTHCARE SERVICES', 'INE112L01020', 'NSE500', 'METROPOLIS', 'nse', '1', '1'); " calcext:value-type="string">
            <text:p>INSERT INTO `moneyman_db`.`stocks` ( `name`, `symbol`, `industry`, `ISIN_code`, `group`, `moneycontrol_sym`, `exchange`, `created_by`, `updated_by`) VALUES ( 'Metropolis Healthcare Ltd.', 'METROPOLIS', 'HEALTHCARE SERVICES', 'INE112L01020', 'NSE500', 'METROPOLIS', 'nse', '1', '1'); </text:p>
          </table:table-cell>
        </table:table-row>
        <table:table-row table:style-name="ro1">
          <table:table-cell office:value-type="string" calcext:value-type="string">
            <text:p>MindTree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8I01017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3];&quot;', '&quot;;[.C313];&quot;', '&quot;;[.B313];&quot;', '&quot;;[.E313];&quot;', '&quot;;[.G313];&quot;', '&quot;;[.F313];&quot;', 'nse', '1', '1'); &quot;)" office:value-type="string" office:string-value="INSERT INTO `moneyman_db`.`stocks` ( `name`, `symbol`, `industry`, `ISIN_code`, `group`, `moneycontrol_sym`, `exchange`, `created_by`, `updated_by`) VALUES ( 'MindTree Ltd.', 'MINDTREE', 'IT', 'INE018I01017', 'NSE500', 'MINDTREE', 'nse', '1', '1'); " calcext:value-type="string">
            <text:p>INSERT INTO `moneyman_db`.`stocks` ( `name`, `symbol`, `industry`, `ISIN_code`, `group`, `moneycontrol_sym`, `exchange`, `created_by`, `updated_by`) VALUES ( 'MindTree Ltd.', 'MINDTREE', 'IT', 'INE018I01017', 'NSE500', 'MINDTREE', 'nse', '1', '1'); </text:p>
          </table:table-cell>
        </table:table-row>
        <table:table-row table:style-name="ro1">
          <table:table-cell office:value-type="string" calcext:value-type="string">
            <text:p>Minda Corporation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INDACOR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42C01021</text:p>
          </table:table-cell>
          <table:table-cell office:value-type="string" calcext:value-type="string">
            <text:p>MINDACOR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4];&quot;', '&quot;;[.C314];&quot;', '&quot;;[.B314];&quot;', '&quot;;[.E314];&quot;', '&quot;;[.G314];&quot;', '&quot;;[.F314];&quot;', 'nse', '1', '1'); &quot;)" office:value-type="string" office:string-value="INSERT INTO `moneyman_db`.`stocks` ( `name`, `symbol`, `industry`, `ISIN_code`, `group`, `moneycontrol_sym`, `exchange`, `created_by`, `updated_by`) VALUES ( 'Minda Corporation Ltd.', 'MINDACORP', 'AUTOMOBILE', 'INE842C01021', 'NSE500', 'MINDACORP', 'nse', '1', '1'); " calcext:value-type="string">
            <text:p>INSERT INTO `moneyman_db`.`stocks` ( `name`, `symbol`, `industry`, `ISIN_code`, `group`, `moneycontrol_sym`, `exchange`, `created_by`, `updated_by`) VALUES ( 'Minda Corporation Ltd.', 'MINDACORP', 'AUTOMOBILE', 'INE842C01021', 'NSE500', 'MINDACORP', 'nse', '1', '1'); </text:p>
          </table:table-cell>
        </table:table-row>
        <table:table-row table:style-name="ro1">
          <table:table-cell office:value-type="string" calcext:value-type="string">
            <text:p>Minda Industrie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INDA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05E01023</text:p>
          </table:table-cell>
          <table:table-cell office:value-type="string" calcext:value-type="string">
            <text:p>MINDA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5];&quot;', '&quot;;[.C315];&quot;', '&quot;;[.B315];&quot;', '&quot;;[.E315];&quot;', '&quot;;[.G315];&quot;', '&quot;;[.F315];&quot;', 'nse', '1', '1'); &quot;)" office:value-type="string" office:string-value="INSERT INTO `moneyman_db`.`stocks` ( `name`, `symbol`, `industry`, `ISIN_code`, `group`, `moneycontrol_sym`, `exchange`, `created_by`, `updated_by`) VALUES ( 'Minda Industries Ltd.', 'MINDAIND', 'AUTOMOBILE', 'INE405E01023', 'NSE500', 'MINDAIND', 'nse', '1', '1'); " calcext:value-type="string">
            <text:p>INSERT INTO `moneyman_db`.`stocks` ( `name`, `symbol`, `industry`, `ISIN_code`, `group`, `moneycontrol_sym`, `exchange`, `created_by`, `updated_by`) VALUES ( 'Minda Industries Ltd.', 'MINDAIND', 'AUTOMOBILE', 'INE405E01023', 'NSE500', 'MINDAIND', 'nse', '1', '1'); </text:p>
          </table:table-cell>
        </table:table-row>
        <table:table-row table:style-name="ro1">
          <table:table-cell office:value-type="string" calcext:value-type="string">
            <text:p>Mishra Dhatu Nigam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IDHAN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9Z01011</text:p>
          </table:table-cell>
          <table:table-cell office:value-type="string" calcext:value-type="string">
            <text:p>MIDHAN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6];&quot;', '&quot;;[.C316];&quot;', '&quot;;[.B316];&quot;', '&quot;;[.E316];&quot;', '&quot;;[.G316];&quot;', '&quot;;[.F316];&quot;', 'nse', '1', '1'); &quot;)" office:value-type="string" office:string-value="INSERT INTO `moneyman_db`.`stocks` ( `name`, `symbol`, `industry`, `ISIN_code`, `group`, `moneycontrol_sym`, `exchange`, `created_by`, `updated_by`) VALUES ( 'Mishra Dhatu Nigam Ltd.', 'MIDHANI', 'METALS', 'INE099Z01011', 'NSE500', 'MIDHANI', 'nse', '1', '1'); " calcext:value-type="string">
            <text:p>INSERT INTO `moneyman_db`.`stocks` ( `name`, `symbol`, `industry`, `ISIN_code`, `group`, `moneycontrol_sym`, `exchange`, `created_by`, `updated_by`) VALUES ( 'Mishra Dhatu Nigam Ltd.', 'MIDHANI', 'METALS', 'INE099Z01011', 'NSE500', 'MIDHANI', 'nse', '1', '1'); </text:p>
          </table:table-cell>
        </table:table-row>
        <table:table-row table:style-name="ro1">
          <table:table-cell office:value-type="string" calcext:value-type="string">
            <text:p>Motherson Sumi System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OTHERSUM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75A01035</text:p>
          </table:table-cell>
          <table:table-cell office:value-type="string" calcext:value-type="string">
            <text:p>MOTHERSUM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7];&quot;', '&quot;;[.C317];&quot;', '&quot;;[.B317];&quot;', '&quot;;[.E317];&quot;', '&quot;;[.G317];&quot;', '&quot;;[.F317];&quot;', 'nse', '1', '1'); &quot;)" office:value-type="string" office:string-value="INSERT INTO `moneyman_db`.`stocks` ( `name`, `symbol`, `industry`, `ISIN_code`, `group`, `moneycontrol_sym`, `exchange`, `created_by`, `updated_by`) VALUES ( 'Motherson Sumi Systems Ltd.', 'MOTHERSUMI', 'AUTOMOBILE', 'INE775A01035', 'NSE500', 'MOTHERSUMI', 'nse', '1', '1'); " calcext:value-type="string">
            <text:p>INSERT INTO `moneyman_db`.`stocks` ( `name`, `symbol`, `industry`, `ISIN_code`, `group`, `moneycontrol_sym`, `exchange`, `created_by`, `updated_by`) VALUES ( 'Motherson Sumi Systems Ltd.', 'MOTHERSUMI', 'AUTOMOBILE', 'INE775A01035', 'NSE500', 'MOTHERSUMI', 'nse', '1', '1'); </text:p>
          </table:table-cell>
        </table:table-row>
        <table:table-row table:style-name="ro1">
          <table:table-cell office:value-type="string" calcext:value-type="string">
            <text:p>Motilal Oswal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OTILALOF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38I01027</text:p>
          </table:table-cell>
          <table:table-cell office:value-type="string" calcext:value-type="string">
            <text:p>MOTILALOF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8];&quot;', '&quot;;[.C318];&quot;', '&quot;;[.B318];&quot;', '&quot;;[.E318];&quot;', '&quot;;[.G318];&quot;', '&quot;;[.F318];&quot;', 'nse', '1', '1'); &quot;)" office:value-type="string" office:string-value="INSERT INTO `moneyman_db`.`stocks` ( `name`, `symbol`, `industry`, `ISIN_code`, `group`, `moneycontrol_sym`, `exchange`, `created_by`, `updated_by`) VALUES ( 'Motilal Oswal Financial Services Ltd.', 'MOTILALOFS', 'FINANCIAL SERVICES', 'INE338I01027', 'NSE500', 'MOTILALOFS', 'nse', '1', '1'); " calcext:value-type="string">
            <text:p>INSERT INTO `moneyman_db`.`stocks` ( `name`, `symbol`, `industry`, `ISIN_code`, `group`, `moneycontrol_sym`, `exchange`, `created_by`, `updated_by`) VALUES ( 'Motilal Oswal Financial Services Ltd.', 'MOTILALOFS', 'FINANCIAL SERVICES', 'INE338I01027', 'NSE500', 'MOTILALOFS', 'nse', '1', '1'); </text:p>
          </table:table-cell>
        </table:table-row>
        <table:table-row table:style-name="ro1">
          <table:table-cell office:value-type="string" calcext:value-type="string">
            <text:p>Mphasi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PHAS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56A01018</text:p>
          </table:table-cell>
          <table:table-cell office:value-type="string" calcext:value-type="string">
            <text:p>MPHAS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19];&quot;', '&quot;;[.C319];&quot;', '&quot;;[.B319];&quot;', '&quot;;[.E319];&quot;', '&quot;;[.G319];&quot;', '&quot;;[.F319];&quot;', 'nse', '1', '1'); &quot;)" office:value-type="string" office:string-value="INSERT INTO `moneyman_db`.`stocks` ( `name`, `symbol`, `industry`, `ISIN_code`, `group`, `moneycontrol_sym`, `exchange`, `created_by`, `updated_by`) VALUES ( 'MphasiS Ltd.', 'MPHASIS', 'IT', 'INE356A01018', 'NSE500', 'MPHASIS', 'nse', '1', '1'); " calcext:value-type="string">
            <text:p>INSERT INTO `moneyman_db`.`stocks` ( `name`, `symbol`, `industry`, `ISIN_code`, `group`, `moneycontrol_sym`, `exchange`, `created_by`, `updated_by`) VALUES ( 'MphasiS Ltd.', 'MPHASIS', 'IT', 'INE356A01018', 'NSE500', 'MPHASIS', 'nse', '1', '1'); </text:p>
          </table:table-cell>
        </table:table-row>
        <table:table-row table:style-name="ro1">
          <table:table-cell office:value-type="string" calcext:value-type="string">
            <text:p>Multi Commodity Exchange of India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45G01035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0];&quot;', '&quot;;[.C320];&quot;', '&quot;;[.B320];&quot;', '&quot;;[.E320];&quot;', '&quot;;[.G320];&quot;', '&quot;;[.F320];&quot;', 'nse', '1', '1'); &quot;)" office:value-type="string" office:string-value="INSERT INTO `moneyman_db`.`stocks` ( `name`, `symbol`, `industry`, `ISIN_code`, `group`, `moneycontrol_sym`, `exchange`, `created_by`, `updated_by`) VALUES ( 'Multi Commodity Exchange of India Ltd.', 'MCX', 'FINANCIAL SERVICES', 'INE745G01035', 'NSE500', 'MCX', 'nse', '1', '1'); " calcext:value-type="string">
            <text:p>INSERT INTO `moneyman_db`.`stocks` ( `name`, `symbol`, `industry`, `ISIN_code`, `group`, `moneycontrol_sym`, `exchange`, `created_by`, `updated_by`) VALUES ( 'Multi Commodity Exchange of India Ltd.', 'MCX', 'FINANCIAL SERVICES', 'INE745G01035', 'NSE500', 'MCX', 'nse', '1', '1'); </text:p>
          </table:table-cell>
        </table:table-row>
        <table:table-row table:style-name="ro1">
          <table:table-cell office:value-type="string" calcext:value-type="string">
            <text:p>Muthoot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UTHOOT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4G01012</text:p>
          </table:table-cell>
          <table:table-cell office:value-type="string" calcext:value-type="string">
            <text:p>MUTHOOT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1];&quot;', '&quot;;[.C321];&quot;', '&quot;;[.B321];&quot;', '&quot;;[.E321];&quot;', '&quot;;[.G321];&quot;', '&quot;;[.F321];&quot;', 'nse', '1', '1'); &quot;)" office:value-type="string" office:string-value="INSERT INTO `moneyman_db`.`stocks` ( `name`, `symbol`, `industry`, `ISIN_code`, `group`, `moneycontrol_sym`, `exchange`, `created_by`, `updated_by`) VALUES ( 'Muthoot Finance Ltd.', 'MUTHOOTFIN', 'FINANCIAL SERVICES', 'INE414G01012', 'NSE500', 'MUTHOOTFIN', 'nse', '1', '1'); " calcext:value-type="string">
            <text:p>INSERT INTO `moneyman_db`.`stocks` ( `name`, `symbol`, `industry`, `ISIN_code`, `group`, `moneycontrol_sym`, `exchange`, `created_by`, `updated_by`) VALUES ( 'Muthoot Finance Ltd.', 'MUTHOOTFIN', 'FINANCIAL SERVICES', 'INE414G01012', 'NSE500', 'MUTHOOTFIN', 'nse', '1', '1'); </text:p>
          </table:table-cell>
        </table:table-row>
        <table:table-row table:style-name="ro1">
          <table:table-cell office:value-type="string" calcext:value-type="string">
            <text:p>NATCO Pharm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NATCOPHAR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87B01026</text:p>
          </table:table-cell>
          <table:table-cell office:value-type="string" calcext:value-type="string">
            <text:p>NATCOPHAR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2];&quot;', '&quot;;[.C322];&quot;', '&quot;;[.B322];&quot;', '&quot;;[.E322];&quot;', '&quot;;[.G322];&quot;', '&quot;;[.F322];&quot;', 'nse', '1', '1'); &quot;)" office:value-type="string" office:string-value="INSERT INTO `moneyman_db`.`stocks` ( `name`, `symbol`, `industry`, `ISIN_code`, `group`, `moneycontrol_sym`, `exchange`, `created_by`, `updated_by`) VALUES ( 'NATCO Pharma Ltd.', 'NATCOPHARM', 'PHARMA', 'INE987B01026', 'NSE500', 'NATCOPHARM', 'nse', '1', '1'); " calcext:value-type="string">
            <text:p>INSERT INTO `moneyman_db`.`stocks` ( `name`, `symbol`, `industry`, `ISIN_code`, `group`, `moneycontrol_sym`, `exchange`, `created_by`, `updated_by`) VALUES ( 'NATCO Pharma Ltd.', 'NATCOPHARM', 'PHARMA', 'INE987B01026', 'NSE500', 'NATCOPHARM', 'nse', '1', '1'); </text:p>
          </table:table-cell>
        </table:table-row>
        <table:table-row table:style-name="ro1">
          <table:table-cell office:value-type="string" calcext:value-type="string">
            <text:p>NBCC (India)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NBC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5N01031</text:p>
          </table:table-cell>
          <table:table-cell office:value-type="string" calcext:value-type="string">
            <text:p>NBC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3];&quot;', '&quot;;[.C323];&quot;', '&quot;;[.B323];&quot;', '&quot;;[.E323];&quot;', '&quot;;[.G323];&quot;', '&quot;;[.F323];&quot;', 'nse', '1', '1'); &quot;)" office:value-type="string" office:string-value="INSERT INTO `moneyman_db`.`stocks` ( `name`, `symbol`, `industry`, `ISIN_code`, `group`, `moneycontrol_sym`, `exchange`, `created_by`, `updated_by`) VALUES ( 'NBCC (India) Ltd.', 'NBCC', 'CONSTRUCTION', 'INE095N01031', 'NSE500', 'NBCC', 'nse', '1', '1'); " calcext:value-type="string">
            <text:p>INSERT INTO `moneyman_db`.`stocks` ( `name`, `symbol`, `industry`, `ISIN_code`, `group`, `moneycontrol_sym`, `exchange`, `created_by`, `updated_by`) VALUES ( 'NBCC (India) Ltd.', 'NBCC', 'CONSTRUCTION', 'INE095N01031', 'NSE500', 'NBCC', 'nse', '1', '1'); </text:p>
          </table:table-cell>
        </table:table-row>
        <table:table-row table:style-name="ro1">
          <table:table-cell office:value-type="string" calcext:value-type="string">
            <text:p>NCC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68B01028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4];&quot;', '&quot;;[.C324];&quot;', '&quot;;[.B324];&quot;', '&quot;;[.E324];&quot;', '&quot;;[.G324];&quot;', '&quot;;[.F324];&quot;', 'nse', '1', '1'); &quot;)" office:value-type="string" office:string-value="INSERT INTO `moneyman_db`.`stocks` ( `name`, `symbol`, `industry`, `ISIN_code`, `group`, `moneycontrol_sym`, `exchange`, `created_by`, `updated_by`) VALUES ( 'NCC Ltd.', 'NCC', 'CONSTRUCTION', 'INE868B01028', 'NSE500', 'NCC', 'nse', '1', '1'); " calcext:value-type="string">
            <text:p>INSERT INTO `moneyman_db`.`stocks` ( `name`, `symbol`, `industry`, `ISIN_code`, `group`, `moneycontrol_sym`, `exchange`, `created_by`, `updated_by`) VALUES ( 'NCC Ltd.', 'NCC', 'CONSTRUCTION', 'INE868B01028', 'NSE500', 'NCC', 'nse', '1', '1'); </text:p>
          </table:table-cell>
        </table:table-row>
        <table:table-row table:style-name="ro1">
          <table:table-cell office:value-type="string" calcext:value-type="string">
            <text:p>NESCO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ES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17F01035</text:p>
          </table:table-cell>
          <table:table-cell office:value-type="string" calcext:value-type="string">
            <text:p>NES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5];&quot;', '&quot;;[.C325];&quot;', '&quot;;[.B325];&quot;', '&quot;;[.E325];&quot;', '&quot;;[.G325];&quot;', '&quot;;[.F325];&quot;', 'nse', '1', '1'); &quot;)" office:value-type="string" office:string-value="INSERT INTO `moneyman_db`.`stocks` ( `name`, `symbol`, `industry`, `ISIN_code`, `group`, `moneycontrol_sym`, `exchange`, `created_by`, `updated_by`) VALUES ( 'NESCO Ltd.', 'NESCO', 'SERVICES', 'INE317F01035', 'NSE500', 'NESCO', 'nse', '1', '1'); " calcext:value-type="string">
            <text:p>INSERT INTO `moneyman_db`.`stocks` ( `name`, `symbol`, `industry`, `ISIN_code`, `group`, `moneycontrol_sym`, `exchange`, `created_by`, `updated_by`) VALUES ( 'NESCO Ltd.', 'NESCO', 'SERVICES', 'INE317F01035', 'NSE500', 'NESCO', 'nse', '1', '1'); </text:p>
          </table:table-cell>
        </table:table-row>
        <table:table-row table:style-name="ro1">
          <table:table-cell office:value-type="string" calcext:value-type="string">
            <text:p>NHPC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HP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48E01016</text:p>
          </table:table-cell>
          <table:table-cell office:value-type="string" calcext:value-type="string">
            <text:p>NHP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6];&quot;', '&quot;;[.C326];&quot;', '&quot;;[.B326];&quot;', '&quot;;[.E326];&quot;', '&quot;;[.G326];&quot;', '&quot;;[.F326];&quot;', 'nse', '1', '1'); &quot;)" office:value-type="string" office:string-value="INSERT INTO `moneyman_db`.`stocks` ( `name`, `symbol`, `industry`, `ISIN_code`, `group`, `moneycontrol_sym`, `exchange`, `created_by`, `updated_by`) VALUES ( 'NHPC Ltd.', 'NHPC', 'ENERGY', 'INE848E01016', 'NSE500', 'NHPC', 'nse', '1', '1'); " calcext:value-type="string">
            <text:p>INSERT INTO `moneyman_db`.`stocks` ( `name`, `symbol`, `industry`, `ISIN_code`, `group`, `moneycontrol_sym`, `exchange`, `created_by`, `updated_by`) VALUES ( 'NHPC Ltd.', 'NHPC', 'ENERGY', 'INE848E01016', 'NSE500', 'NHPC', 'nse', '1', '1'); </text:p>
          </table:table-cell>
        </table:table-row>
        <table:table-row table:style-name="ro1">
          <table:table-cell office:value-type="string" calcext:value-type="string">
            <text:p>NIIT Technologi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ITTE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91G01017</text:p>
          </table:table-cell>
          <table:table-cell office:value-type="string" calcext:value-type="string">
            <text:p>NIITTE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7];&quot;', '&quot;;[.C327];&quot;', '&quot;;[.B327];&quot;', '&quot;;[.E327];&quot;', '&quot;;[.G327];&quot;', '&quot;;[.F327];&quot;', 'nse', '1', '1'); &quot;)" office:value-type="string" office:string-value="INSERT INTO `moneyman_db`.`stocks` ( `name`, `symbol`, `industry`, `ISIN_code`, `group`, `moneycontrol_sym`, `exchange`, `created_by`, `updated_by`) VALUES ( 'NIIT Technologies Ltd.', 'NIITTECH', 'IT', 'INE591G01017', 'NSE500', 'NIITTECH', 'nse', '1', '1'); " calcext:value-type="string">
            <text:p>INSERT INTO `moneyman_db`.`stocks` ( `name`, `symbol`, `industry`, `ISIN_code`, `group`, `moneycontrol_sym`, `exchange`, `created_by`, `updated_by`) VALUES ( 'NIIT Technologies Ltd.', 'NIITTECH', 'IT', 'INE591G01017', 'NSE500', 'NIITTECH', 'nse', '1', '1'); </text:p>
          </table:table-cell>
        </table:table-row>
        <table:table-row table:style-name="ro1">
          <table:table-cell office:value-type="string" calcext:value-type="string">
            <text:p>NLC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LC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89A01014</text:p>
          </table:table-cell>
          <table:table-cell office:value-type="string" calcext:value-type="string">
            <text:p>NLC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8];&quot;', '&quot;;[.C328];&quot;', '&quot;;[.B328];&quot;', '&quot;;[.E328];&quot;', '&quot;;[.G328];&quot;', '&quot;;[.F328];&quot;', 'nse', '1', '1'); &quot;)" office:value-type="string" office:string-value="INSERT INTO `moneyman_db`.`stocks` ( `name`, `symbol`, `industry`, `ISIN_code`, `group`, `moneycontrol_sym`, `exchange`, `created_by`, `updated_by`) VALUES ( 'NLC India Ltd.', 'NLCINDIA', 'ENERGY', 'INE589A01014', 'NSE500', 'NLCINDIA', 'nse', '1', '1'); " calcext:value-type="string">
            <text:p>INSERT INTO `moneyman_db`.`stocks` ( `name`, `symbol`, `industry`, `ISIN_code`, `group`, `moneycontrol_sym`, `exchange`, `created_by`, `updated_by`) VALUES ( 'NLC India Ltd.', 'NLCINDIA', 'ENERGY', 'INE589A01014', 'NSE500', 'NLCINDIA', 'nse', '1', '1'); </text:p>
          </table:table-cell>
        </table:table-row>
        <table:table-row table:style-name="ro1">
          <table:table-cell office:value-type="string" calcext:value-type="string">
            <text:p>NMDC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MD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84A01023</text:p>
          </table:table-cell>
          <table:table-cell office:value-type="string" calcext:value-type="string">
            <text:p>NMD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29];&quot;', '&quot;;[.C329];&quot;', '&quot;;[.B329];&quot;', '&quot;;[.E329];&quot;', '&quot;;[.G329];&quot;', '&quot;;[.F329];&quot;', 'nse', '1', '1'); &quot;)" office:value-type="string" office:string-value="INSERT INTO `moneyman_db`.`stocks` ( `name`, `symbol`, `industry`, `ISIN_code`, `group`, `moneycontrol_sym`, `exchange`, `created_by`, `updated_by`) VALUES ( 'NMDC Ltd.', 'NMDC', 'METALS', 'INE584A01023', 'NSE500', 'NMDC', 'nse', '1', '1'); " calcext:value-type="string">
            <text:p>INSERT INTO `moneyman_db`.`stocks` ( `name`, `symbol`, `industry`, `ISIN_code`, `group`, `moneycontrol_sym`, `exchange`, `created_by`, `updated_by`) VALUES ( 'NMDC Ltd.', 'NMDC', 'METALS', 'INE584A01023', 'NSE500', 'NMDC', 'nse', '1', '1'); </text:p>
          </table:table-cell>
        </table:table-row>
        <table:table-row table:style-name="ro1">
          <table:table-cell office:value-type="string" calcext:value-type="string">
            <text:p>NTPC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TP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33E01010</text:p>
          </table:table-cell>
          <table:table-cell office:value-type="string" calcext:value-type="string">
            <text:p>NTP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0];&quot;', '&quot;;[.C330];&quot;', '&quot;;[.B330];&quot;', '&quot;;[.E330];&quot;', '&quot;;[.G330];&quot;', '&quot;;[.F330];&quot;', 'nse', '1', '1'); &quot;)" office:value-type="string" office:string-value="INSERT INTO `moneyman_db`.`stocks` ( `name`, `symbol`, `industry`, `ISIN_code`, `group`, `moneycontrol_sym`, `exchange`, `created_by`, `updated_by`) VALUES ( 'NTPC Ltd.', 'NTPC', 'ENERGY', 'INE733E01010', 'NSE500', 'NTPC', 'nse', '1', '1'); " calcext:value-type="string">
            <text:p>INSERT INTO `moneyman_db`.`stocks` ( `name`, `symbol`, `industry`, `ISIN_code`, `group`, `moneycontrol_sym`, `exchange`, `created_by`, `updated_by`) VALUES ( 'NTPC Ltd.', 'NTPC', 'ENERGY', 'INE733E01010', 'NSE500', 'NTPC', 'nse', '1', '1'); </text:p>
          </table:table-cell>
        </table:table-row>
        <table:table-row table:style-name="ro1">
          <table:table-cell office:value-type="string" calcext:value-type="string">
            <text:p>Narayana Hrudayalaya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0P0101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1];&quot;', '&quot;;[.C331];&quot;', '&quot;;[.B331];&quot;', '&quot;;[.E331];&quot;', '&quot;;[.G331];&quot;', '&quot;;[.F331];&quot;', 'nse', '1', '1'); &quot;)" office:value-type="string" office:string-value="INSERT INTO `moneyman_db`.`stocks` ( `name`, `symbol`, `industry`, `ISIN_code`, `group`, `moneycontrol_sym`, `exchange`, `created_by`, `updated_by`) VALUES ( 'Narayana Hrudayalaya Ltd.', 'NH', 'HEALTHCARE SERVICES', 'INE410P01011', 'NSE500', 'NH', 'nse', '1', '1'); " calcext:value-type="string">
            <text:p>INSERT INTO `moneyman_db`.`stocks` ( `name`, `symbol`, `industry`, `ISIN_code`, `group`, `moneycontrol_sym`, `exchange`, `created_by`, `updated_by`) VALUES ( 'Narayana Hrudayalaya Ltd.', 'NH', 'HEALTHCARE SERVICES', 'INE410P01011', 'NSE500', 'NH', 'nse', '1', '1'); </text:p>
          </table:table-cell>
        </table:table-row>
        <table:table-row table:style-name="ro1">
          <table:table-cell office:value-type="string" calcext:value-type="string">
            <text:p>National Aluminium Co.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ATIONALU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9A01034</text:p>
          </table:table-cell>
          <table:table-cell office:value-type="string" calcext:value-type="string">
            <text:p>NATIONALU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2];&quot;', '&quot;;[.C332];&quot;', '&quot;;[.B332];&quot;', '&quot;;[.E332];&quot;', '&quot;;[.G332];&quot;', '&quot;;[.F332];&quot;', 'nse', '1', '1'); &quot;)" office:value-type="string" office:string-value="INSERT INTO `moneyman_db`.`stocks` ( `name`, `symbol`, `industry`, `ISIN_code`, `group`, `moneycontrol_sym`, `exchange`, `created_by`, `updated_by`) VALUES ( 'National Aluminium Co. Ltd.', 'NATIONALUM', 'METALS', 'INE139A01034', 'NSE500', 'NATIONALUM', 'nse', '1', '1'); " calcext:value-type="string">
            <text:p>INSERT INTO `moneyman_db`.`stocks` ( `name`, `symbol`, `industry`, `ISIN_code`, `group`, `moneycontrol_sym`, `exchange`, `created_by`, `updated_by`) VALUES ( 'National Aluminium Co. Ltd.', 'NATIONALUM', 'METALS', 'INE139A01034', 'NSE500', 'NATIONALUM', 'nse', '1', '1'); </text:p>
          </table:table-cell>
        </table:table-row>
        <table:table-row table:style-name="ro1">
          <table:table-cell office:value-type="string" calcext:value-type="string">
            <text:p>National Fertilizers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0D01012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3];&quot;', '&quot;;[.C333];&quot;', '&quot;;[.B333];&quot;', '&quot;;[.E333];&quot;', '&quot;;[.G333];&quot;', '&quot;;[.F333];&quot;', 'nse', '1', '1'); &quot;)" office:value-type="string" office:string-value="INSERT INTO `moneyman_db`.`stocks` ( `name`, `symbol`, `industry`, `ISIN_code`, `group`, `moneycontrol_sym`, `exchange`, `created_by`, `updated_by`) VALUES ( 'National Fertilizers Ltd.', 'NFL', 'FERTILISERS &amp; PESTICIDES', 'INE870D01012', 'NSE500', 'NFL', 'nse', '1', '1'); " calcext:value-type="string">
            <text:p>INSERT INTO `moneyman_db`.`stocks` ( `name`, `symbol`, `industry`, `ISIN_code`, `group`, `moneycontrol_sym`, `exchange`, `created_by`, `updated_by`) VALUES ( 'National Fertilizers Ltd.', 'NFL', 'FERTILISERS &amp; PESTICIDES', 'INE870D01012', 'NSE500', 'NFL', 'nse', '1', '1'); </text:p>
          </table:table-cell>
        </table:table-row>
        <table:table-row table:style-name="ro1">
          <table:table-cell office:value-type="string" calcext:value-type="string">
            <text:p>Nava Bharat Venture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BVENTUR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25A01022</text:p>
          </table:table-cell>
          <table:table-cell office:value-type="string" calcext:value-type="string">
            <text:p>NBVENTUR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4];&quot;', '&quot;;[.C334];&quot;', '&quot;;[.B334];&quot;', '&quot;;[.E334];&quot;', '&quot;;[.G334];&quot;', '&quot;;[.F334];&quot;', 'nse', '1', '1'); &quot;)" office:value-type="string" office:string-value="INSERT INTO `moneyman_db`.`stocks` ( `name`, `symbol`, `industry`, `ISIN_code`, `group`, `moneycontrol_sym`, `exchange`, `created_by`, `updated_by`) VALUES ( 'Nava Bharat Ventures Ltd.', 'NBVENTURES', 'ENERGY', 'INE725A01022', 'NSE500', 'NBVENTURES', 'nse', '1', '1'); " calcext:value-type="string">
            <text:p>INSERT INTO `moneyman_db`.`stocks` ( `name`, `symbol`, `industry`, `ISIN_code`, `group`, `moneycontrol_sym`, `exchange`, `created_by`, `updated_by`) VALUES ( 'Nava Bharat Ventures Ltd.', 'NBVENTURES', 'ENERGY', 'INE725A01022', 'NSE500', 'NBVENTURES', 'nse', '1', '1'); </text:p>
          </table:table-cell>
        </table:table-row>
        <table:table-row table:style-name="ro1">
          <table:table-cell office:value-type="string" calcext:value-type="string">
            <text:p>Navin Fluorine International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NAVINFLUO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8G01026</text:p>
          </table:table-cell>
          <table:table-cell office:value-type="string" calcext:value-type="string">
            <text:p>NAVINFLUO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5];&quot;', '&quot;;[.C335];&quot;', '&quot;;[.B335];&quot;', '&quot;;[.E335];&quot;', '&quot;;[.G335];&quot;', '&quot;;[.F335];&quot;', 'nse', '1', '1'); &quot;)" office:value-type="string" office:string-value="INSERT INTO `moneyman_db`.`stocks` ( `name`, `symbol`, `industry`, `ISIN_code`, `group`, `moneycontrol_sym`, `exchange`, `created_by`, `updated_by`) VALUES ( 'Navin Fluorine International Ltd.', 'NAVINFLUOR', 'CHEMICALS', 'INE048G01026', 'NSE500', 'NAVINFLUOR', 'nse', '1', '1'); " calcext:value-type="string">
            <text:p>INSERT INTO `moneyman_db`.`stocks` ( `name`, `symbol`, `industry`, `ISIN_code`, `group`, `moneycontrol_sym`, `exchange`, `created_by`, `updated_by`) VALUES ( 'Navin Fluorine International Ltd.', 'NAVINFLUOR', 'CHEMICALS', 'INE048G01026', 'NSE500', 'NAVINFLUOR', 'nse', '1', '1'); </text:p>
          </table:table-cell>
        </table:table-row>
        <table:table-row table:style-name="ro1">
          <table:table-cell office:value-type="string" calcext:value-type="string">
            <text:p>Nestle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NESTLE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9A01016</text:p>
          </table:table-cell>
          <table:table-cell office:value-type="string" calcext:value-type="string">
            <text:p>NESTLE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6];&quot;', '&quot;;[.C336];&quot;', '&quot;;[.B336];&quot;', '&quot;;[.E336];&quot;', '&quot;;[.G336];&quot;', '&quot;;[.F336];&quot;', 'nse', '1', '1'); &quot;)" office:value-type="string" office:string-value="INSERT INTO `moneyman_db`.`stocks` ( `name`, `symbol`, `industry`, `ISIN_code`, `group`, `moneycontrol_sym`, `exchange`, `created_by`, `updated_by`) VALUES ( 'Nestle India Ltd.', 'NESTLEIND', 'CONSUMER GOODS', 'INE239A01016', 'NSE500', 'NESTLEIND', 'nse', '1', '1'); " calcext:value-type="string">
            <text:p>INSERT INTO `moneyman_db`.`stocks` ( `name`, `symbol`, `industry`, `ISIN_code`, `group`, `moneycontrol_sym`, `exchange`, `created_by`, `updated_by`) VALUES ( 'Nestle India Ltd.', 'NESTLEIND', 'CONSUMER GOODS', 'INE239A01016', 'NSE500', 'NESTLEIND', 'nse', '1', '1'); </text:p>
          </table:table-cell>
        </table:table-row>
        <table:table-row table:style-name="ro1">
          <table:table-cell office:value-type="string" calcext:value-type="string">
            <text:p>Network18 Media &amp; Investments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NETWORK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NE870H01013</text:p>
          </table:table-cell>
          <table:table-cell office:value-type="string" calcext:value-type="string">
            <text:p>NETWORK18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7];&quot;', '&quot;;[.C337];&quot;', '&quot;;[.B337];&quot;', '&quot;;[.E337];&quot;', '&quot;;[.G337];&quot;', '&quot;;[.F337];&quot;', 'nse', '1', '1'); &quot;)" office:value-type="string" office:string-value="INSERT INTO `moneyman_db`.`stocks` ( `name`, `symbol`, `industry`, `ISIN_code`, `group`, `moneycontrol_sym`, `exchange`, `created_by`, `updated_by`) VALUES ( 'Network18 Media &amp; Investments Ltd.', 'NETWORK18', 'MEDIA &amp; ENTERTAINMENT', 'INE870H01013', 'NSE500', 'NETWORK18', 'nse', '1', '1'); " calcext:value-type="string">
            <text:p>INSERT INTO `moneyman_db`.`stocks` ( `name`, `symbol`, `industry`, `ISIN_code`, `group`, `moneycontrol_sym`, `exchange`, `created_by`, `updated_by`) VALUES ( 'Network18 Media &amp; Investments Ltd.', 'NETWORK18', 'MEDIA &amp; ENTERTAINMENT', 'INE870H01013', 'NSE500', 'NETWORK18', 'nse', '1', '1'); </text:p>
          </table:table-cell>
        </table:table-row>
        <table:table-row table:style-name="ro1">
          <table:table-cell office:value-type="string" calcext:value-type="string">
            <text:p>Nilkamal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NILKAM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10A01015</text:p>
          </table:table-cell>
          <table:table-cell office:value-type="string" calcext:value-type="string">
            <text:p>NILKAM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8];&quot;', '&quot;;[.C338];&quot;', '&quot;;[.B338];&quot;', '&quot;;[.E338];&quot;', '&quot;;[.G338];&quot;', '&quot;;[.F338];&quot;', 'nse', '1', '1'); &quot;)" office:value-type="string" office:string-value="INSERT INTO `moneyman_db`.`stocks` ( `name`, `symbol`, `industry`, `ISIN_code`, `group`, `moneycontrol_sym`, `exchange`, `created_by`, `updated_by`) VALUES ( 'Nilkamal Ltd.', 'NILKAMAL', 'INDUSTRIAL MANUFACTURING', 'INE310A01015', 'NSE500', 'NILKAMAL', 'nse', '1', '1'); " calcext:value-type="string">
            <text:p>INSERT INTO `moneyman_db`.`stocks` ( `name`, `symbol`, `industry`, `ISIN_code`, `group`, `moneycontrol_sym`, `exchange`, `created_by`, `updated_by`) VALUES ( 'Nilkamal Ltd.', 'NILKAMAL', 'INDUSTRIAL MANUFACTURING', 'INE310A01015', 'NSE500', 'NILKAMAL', 'nse', '1', '1'); </text:p>
          </table:table-cell>
        </table:table-row>
        <table:table-row table:style-name="ro1">
          <table:table-cell office:value-type="string" calcext:value-type="string">
            <text:p>Nippon Life India Asset Management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NAM-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98J01013</text:p>
          </table:table-cell>
          <table:table-cell office:value-type="string" calcext:value-type="string">
            <text:p>NAM-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39];&quot;', '&quot;;[.C339];&quot;', '&quot;;[.B339];&quot;', '&quot;;[.E339];&quot;', '&quot;;[.G339];&quot;', '&quot;;[.F339];&quot;', 'nse', '1', '1'); &quot;)" office:value-type="string" office:string-value="INSERT INTO `moneyman_db`.`stocks` ( `name`, `symbol`, `industry`, `ISIN_code`, `group`, `moneycontrol_sym`, `exchange`, `created_by`, `updated_by`) VALUES ( 'Nippon Life India Asset Management Ltd.', 'NAM-INDIA', 'FINANCIAL SERVICES', 'INE298J01013', 'NSE500', 'NAM-INDIA', 'nse', '1', '1'); " calcext:value-type="string">
            <text:p>INSERT INTO `moneyman_db`.`stocks` ( `name`, `symbol`, `industry`, `ISIN_code`, `group`, `moneycontrol_sym`, `exchange`, `created_by`, `updated_by`) VALUES ( 'Nippon Life India Asset Management Ltd.', 'NAM-INDIA', 'FINANCIAL SERVICES', 'INE298J01013', 'NSE500', 'NAM-INDIA', 'nse', '1', '1'); </text:p>
          </table:table-cell>
        </table:table-row>
        <table:table-row table:style-name="ro1">
          <table:table-cell office:value-type="string" calcext:value-type="string">
            <text:p>Oberoi Realty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BEROIRLT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93I01010</text:p>
          </table:table-cell>
          <table:table-cell office:value-type="string" calcext:value-type="string">
            <text:p>OBEROIRLT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0];&quot;', '&quot;;[.C340];&quot;', '&quot;;[.B340];&quot;', '&quot;;[.E340];&quot;', '&quot;;[.G340];&quot;', '&quot;;[.F340];&quot;', 'nse', '1', '1'); &quot;)" office:value-type="string" office:string-value="INSERT INTO `moneyman_db`.`stocks` ( `name`, `symbol`, `industry`, `ISIN_code`, `group`, `moneycontrol_sym`, `exchange`, `created_by`, `updated_by`) VALUES ( 'Oberoi Realty Ltd.', 'OBEROIRLTY', 'CONSTRUCTION', 'INE093I01010', 'NSE500', 'OBEROIRLTY', 'nse', '1', '1'); " calcext:value-type="string">
            <text:p>INSERT INTO `moneyman_db`.`stocks` ( `name`, `symbol`, `industry`, `ISIN_code`, `group`, `moneycontrol_sym`, `exchange`, `created_by`, `updated_by`) VALUES ( 'Oberoi Realty Ltd.', 'OBEROIRLTY', 'CONSTRUCTION', 'INE093I01010', 'NSE500', 'OBEROIRLTY', 'nse', '1', '1'); </text:p>
          </table:table-cell>
        </table:table-row>
        <table:table-row table:style-name="ro1">
          <table:table-cell office:value-type="string" calcext:value-type="string">
            <text:p>Oil &amp; Natural Gas Corporatio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3A01029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1];&quot;', '&quot;;[.C341];&quot;', '&quot;;[.B341];&quot;', '&quot;;[.E341];&quot;', '&quot;;[.G341];&quot;', '&quot;;[.F341];&quot;', 'nse', '1', '1'); &quot;)" office:value-type="string" office:string-value="INSERT INTO `moneyman_db`.`stocks` ( `name`, `symbol`, `industry`, `ISIN_code`, `group`, `moneycontrol_sym`, `exchange`, `created_by`, `updated_by`) VALUES ( 'Oil &amp; Natural Gas Corporation Ltd.', 'ONGC', 'ENERGY', 'INE213A01029', 'NSE500', 'ONGC', 'nse', '1', '1'); " calcext:value-type="string">
            <text:p>INSERT INTO `moneyman_db`.`stocks` ( `name`, `symbol`, `industry`, `ISIN_code`, `group`, `moneycontrol_sym`, `exchange`, `created_by`, `updated_by`) VALUES ( 'Oil &amp; Natural Gas Corporation Ltd.', 'ONGC', 'ENERGY', 'INE213A01029', 'NSE500', 'ONGC', 'nse', '1', '1'); </text:p>
          </table:table-cell>
        </table:table-row>
        <table:table-row table:style-name="ro1">
          <table:table-cell office:value-type="string" calcext:value-type="string">
            <text:p>Oil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4J01014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2];&quot;', '&quot;;[.C342];&quot;', '&quot;;[.B342];&quot;', '&quot;;[.E342];&quot;', '&quot;;[.G342];&quot;', '&quot;;[.F342];&quot;', 'nse', '1', '1'); &quot;)" office:value-type="string" office:string-value="INSERT INTO `moneyman_db`.`stocks` ( `name`, `symbol`, `industry`, `ISIN_code`, `group`, `moneycontrol_sym`, `exchange`, `created_by`, `updated_by`) VALUES ( 'Oil India Ltd.', 'OIL', 'ENERGY', 'INE274J01014', 'NSE500', 'OIL', 'nse', '1', '1'); " calcext:value-type="string">
            <text:p>INSERT INTO `moneyman_db`.`stocks` ( `name`, `symbol`, `industry`, `ISIN_code`, `group`, `moneycontrol_sym`, `exchange`, `created_by`, `updated_by`) VALUES ( 'Oil India Ltd.', 'OIL', 'ENERGY', 'INE274J01014', 'NSE500', 'OIL', 'nse', '1', '1'); </text:p>
          </table:table-cell>
        </table:table-row>
        <table:table-row table:style-name="ro1">
          <table:table-cell office:value-type="string" calcext:value-type="string">
            <text:p>Omaxe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MAX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00H01010</text:p>
          </table:table-cell>
          <table:table-cell office:value-type="string" calcext:value-type="string">
            <text:p>OMAX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3];&quot;', '&quot;;[.C343];&quot;', '&quot;;[.B343];&quot;', '&quot;;[.E343];&quot;', '&quot;;[.G343];&quot;', '&quot;;[.F343];&quot;', 'nse', '1', '1'); &quot;)" office:value-type="string" office:string-value="INSERT INTO `moneyman_db`.`stocks` ( `name`, `symbol`, `industry`, `ISIN_code`, `group`, `moneycontrol_sym`, `exchange`, `created_by`, `updated_by`) VALUES ( 'Omaxe Ltd.', 'OMAXE', 'CONSTRUCTION', 'INE800H01010', 'NSE500', 'OMAXE', 'nse', '1', '1'); " calcext:value-type="string">
            <text:p>INSERT INTO `moneyman_db`.`stocks` ( `name`, `symbol`, `industry`, `ISIN_code`, `group`, `moneycontrol_sym`, `exchange`, `created_by`, `updated_by`) VALUES ( 'Omaxe Ltd.', 'OMAXE', 'CONSTRUCTION', 'INE800H01010', 'NSE500', 'OMAXE', 'nse', '1', '1'); </text:p>
          </table:table-cell>
        </table:table-row>
        <table:table-row table:style-name="ro1">
          <table:table-cell office:value-type="string" calcext:value-type="string">
            <text:p>Oracle Financial Services Software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FS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1D01027</text:p>
          </table:table-cell>
          <table:table-cell office:value-type="string" calcext:value-type="string">
            <text:p>OFS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4];&quot;', '&quot;;[.C344];&quot;', '&quot;;[.B344];&quot;', '&quot;;[.E344];&quot;', '&quot;;[.G344];&quot;', '&quot;;[.F344];&quot;', 'nse', '1', '1'); &quot;)" office:value-type="string" office:string-value="INSERT INTO `moneyman_db`.`stocks` ( `name`, `symbol`, `industry`, `ISIN_code`, `group`, `moneycontrol_sym`, `exchange`, `created_by`, `updated_by`) VALUES ( 'Oracle Financial Services Software Ltd.', 'OFSS', 'IT', 'INE881D01027', 'NSE500', 'OFSS', 'nse', '1', '1'); " calcext:value-type="string">
            <text:p>INSERT INTO `moneyman_db`.`stocks` ( `name`, `symbol`, `industry`, `ISIN_code`, `group`, `moneycontrol_sym`, `exchange`, `created_by`, `updated_by`) VALUES ( 'Oracle Financial Services Software Ltd.', 'OFSS', 'IT', 'INE881D01027', 'NSE500', 'OFSS', 'nse', '1', '1'); </text:p>
          </table:table-cell>
        </table:table-row>
        <table:table-row table:style-name="ro1">
          <table:table-cell office:value-type="string" calcext:value-type="string">
            <text:p>Orient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ORIENT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6N01018</text:p>
          </table:table-cell>
          <table:table-cell office:value-type="string" calcext:value-type="string">
            <text:p>ORIENT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5];&quot;', '&quot;;[.C345];&quot;', '&quot;;[.B345];&quot;', '&quot;;[.E345];&quot;', '&quot;;[.G345];&quot;', '&quot;;[.F345];&quot;', 'nse', '1', '1'); &quot;)" office:value-type="string" office:string-value="INSERT INTO `moneyman_db`.`stocks` ( `name`, `symbol`, `industry`, `ISIN_code`, `group`, `moneycontrol_sym`, `exchange`, `created_by`, `updated_by`) VALUES ( 'Orient Cement Ltd.', 'ORIENTCEM', 'CEMENT &amp; CEMENT PRODUCTS', 'INE876N01018', 'NSE500', 'ORIENTCEM', 'nse', '1', '1'); " calcext:value-type="string">
            <text:p>INSERT INTO `moneyman_db`.`stocks` ( `name`, `symbol`, `industry`, `ISIN_code`, `group`, `moneycontrol_sym`, `exchange`, `created_by`, `updated_by`) VALUES ( 'Orient Cement Ltd.', 'ORIENTCEM', 'CEMENT &amp; CEMENT PRODUCTS', 'INE876N01018', 'NSE500', 'ORIENTCEM', 'nse', '1', '1'); </text:p>
          </table:table-cell>
        </table:table-row>
        <table:table-row table:style-name="ro1">
          <table:table-cell office:value-type="string" calcext:value-type="string">
            <text:p>Orient Electric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ORIENTELE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2Z01019</text:p>
          </table:table-cell>
          <table:table-cell office:value-type="string" calcext:value-type="string">
            <text:p>ORIENTELE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6];&quot;', '&quot;;[.C346];&quot;', '&quot;;[.B346];&quot;', '&quot;;[.E346];&quot;', '&quot;;[.G346];&quot;', '&quot;;[.F346];&quot;', 'nse', '1', '1'); &quot;)" office:value-type="string" office:string-value="INSERT INTO `moneyman_db`.`stocks` ( `name`, `symbol`, `industry`, `ISIN_code`, `group`, `moneycontrol_sym`, `exchange`, `created_by`, `updated_by`) VALUES ( 'Orient Electric Ltd.', 'ORIENTELEC', 'CONSUMER GOODS', 'INE142Z01019', 'NSE500', 'ORIENTELEC', 'nse', '1', '1'); " calcext:value-type="string">
            <text:p>INSERT INTO `moneyman_db`.`stocks` ( `name`, `symbol`, `industry`, `ISIN_code`, `group`, `moneycontrol_sym`, `exchange`, `created_by`, `updated_by`) VALUES ( 'Orient Electric Ltd.', 'ORIENTELEC', 'CONSUMER GOODS', 'INE142Z01019', 'NSE500', 'ORIENTELEC', 'nse', '1', '1'); </text:p>
          </table:table-cell>
        </table:table-row>
        <table:table-row table:style-name="ro1">
          <table:table-cell office:value-type="string" calcext:value-type="string">
            <text:p>Orient Refracto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ORIENTRE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43M01012</text:p>
          </table:table-cell>
          <table:table-cell office:value-type="string" calcext:value-type="string">
            <text:p>ORIENTRE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7];&quot;', '&quot;;[.C347];&quot;', '&quot;;[.B347];&quot;', '&quot;;[.E347];&quot;', '&quot;;[.G347];&quot;', '&quot;;[.F347];&quot;', 'nse', '1', '1'); &quot;)" office:value-type="string" office:string-value="INSERT INTO `moneyman_db`.`stocks` ( `name`, `symbol`, `industry`, `ISIN_code`, `group`, `moneycontrol_sym`, `exchange`, `created_by`, `updated_by`) VALUES ( 'Orient Refractories Ltd.', 'ORIENTREF', 'INDUSTRIAL MANUFACTURING', 'INE743M01012', 'NSE500', 'ORIENTREF', 'nse', '1', '1'); " calcext:value-type="string">
            <text:p>INSERT INTO `moneyman_db`.`stocks` ( `name`, `symbol`, `industry`, `ISIN_code`, `group`, `moneycontrol_sym`, `exchange`, `created_by`, `updated_by`) VALUES ( 'Orient Refractories Ltd.', 'ORIENTREF', 'INDUSTRIAL MANUFACTURING', 'INE743M01012', 'NSE500', 'ORIENTREF', 'nse', '1', '1'); </text:p>
          </table:table-cell>
        </table:table-row>
        <table:table-row table:style-name="ro1">
          <table:table-cell office:value-type="string" calcext:value-type="string">
            <text:p>PC Jeweller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PCJEWELL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85M01013</text:p>
          </table:table-cell>
          <table:table-cell office:value-type="string" calcext:value-type="string">
            <text:p>PCJEWELL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8];&quot;', '&quot;;[.C348];&quot;', '&quot;;[.B348];&quot;', '&quot;;[.E348];&quot;', '&quot;;[.G348];&quot;', '&quot;;[.F348];&quot;', 'nse', '1', '1'); &quot;)" office:value-type="string" office:string-value="INSERT INTO `moneyman_db`.`stocks` ( `name`, `symbol`, `industry`, `ISIN_code`, `group`, `moneycontrol_sym`, `exchange`, `created_by`, `updated_by`) VALUES ( 'PC Jeweller Ltd.', 'PCJEWELLER', 'CONSUMER GOODS', 'INE785M01013', 'NSE500', 'PCJEWELLER', 'nse', '1', '1'); " calcext:value-type="string">
            <text:p>INSERT INTO `moneyman_db`.`stocks` ( `name`, `symbol`, `industry`, `ISIN_code`, `group`, `moneycontrol_sym`, `exchange`, `created_by`, `updated_by`) VALUES ( 'PC Jeweller Ltd.', 'PCJEWELLER', 'CONSUMER GOODS', 'INE785M01013', 'NSE500', 'PCJEWELLER', 'nse', '1', '1'); </text:p>
          </table:table-cell>
        </table:table-row>
        <table:table-row table:style-name="ro1">
          <table:table-cell office:value-type="string" calcext:value-type="string">
            <text:p>PI Industries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PI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03J01030</text:p>
          </table:table-cell>
          <table:table-cell office:value-type="string" calcext:value-type="string">
            <text:p>PI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49];&quot;', '&quot;;[.C349];&quot;', '&quot;;[.B349];&quot;', '&quot;;[.E349];&quot;', '&quot;;[.G349];&quot;', '&quot;;[.F349];&quot;', 'nse', '1', '1'); &quot;)" office:value-type="string" office:string-value="INSERT INTO `moneyman_db`.`stocks` ( `name`, `symbol`, `industry`, `ISIN_code`, `group`, `moneycontrol_sym`, `exchange`, `created_by`, `updated_by`) VALUES ( 'PI Industries Ltd.', 'PIIND', 'FERTILISERS &amp; PESTICIDES', 'INE603J01030', 'NSE500', 'PIIND', 'nse', '1', '1'); " calcext:value-type="string">
            <text:p>INSERT INTO `moneyman_db`.`stocks` ( `name`, `symbol`, `industry`, `ISIN_code`, `group`, `moneycontrol_sym`, `exchange`, `created_by`, `updated_by`) VALUES ( 'PI Industries Ltd.', 'PIIND', 'FERTILISERS &amp; PESTICIDES', 'INE603J01030', 'NSE500', 'PIIND', 'nse', '1', '1'); </text:p>
          </table:table-cell>
        </table:table-row>
        <table:table-row table:style-name="ro1">
          <table:table-cell office:value-type="string" calcext:value-type="string">
            <text:p>PNB Housing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NBHOUSIN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2E01012</text:p>
          </table:table-cell>
          <table:table-cell office:value-type="string" calcext:value-type="string">
            <text:p>PNBHOUSIN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0];&quot;', '&quot;;[.C350];&quot;', '&quot;;[.B350];&quot;', '&quot;;[.E350];&quot;', '&quot;;[.G350];&quot;', '&quot;;[.F350];&quot;', 'nse', '1', '1'); &quot;)" office:value-type="string" office:string-value="INSERT INTO `moneyman_db`.`stocks` ( `name`, `symbol`, `industry`, `ISIN_code`, `group`, `moneycontrol_sym`, `exchange`, `created_by`, `updated_by`) VALUES ( 'PNB Housing Finance Ltd.', 'PNBHOUSING', 'FINANCIAL SERVICES', 'INE572E01012', 'NSE500', 'PNBHOUSING', 'nse', '1', '1'); " calcext:value-type="string">
            <text:p>INSERT INTO `moneyman_db`.`stocks` ( `name`, `symbol`, `industry`, `ISIN_code`, `group`, `moneycontrol_sym`, `exchange`, `created_by`, `updated_by`) VALUES ( 'PNB Housing Finance Ltd.', 'PNBHOUSING', 'FINANCIAL SERVICES', 'INE572E01012', 'NSE500', 'PNBHOUSING', 'nse', '1', '1'); </text:p>
          </table:table-cell>
        </table:table-row>
        <table:table-row table:style-name="ro1">
          <table:table-cell office:value-type="string" calcext:value-type="string">
            <text:p>PNC Infratech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NCINFR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5J01029</text:p>
          </table:table-cell>
          <table:table-cell office:value-type="string" calcext:value-type="string">
            <text:p>PNCINFR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1];&quot;', '&quot;;[.C351];&quot;', '&quot;;[.B351];&quot;', '&quot;;[.E351];&quot;', '&quot;;[.G351];&quot;', '&quot;;[.F351];&quot;', 'nse', '1', '1'); &quot;)" office:value-type="string" office:string-value="INSERT INTO `moneyman_db`.`stocks` ( `name`, `symbol`, `industry`, `ISIN_code`, `group`, `moneycontrol_sym`, `exchange`, `created_by`, `updated_by`) VALUES ( 'PNC Infratech Ltd.', 'PNCINFRA', 'CONSTRUCTION', 'INE195J01029', 'NSE500', 'PNCINFRA', 'nse', '1', '1'); " calcext:value-type="string">
            <text:p>INSERT INTO `moneyman_db`.`stocks` ( `name`, `symbol`, `industry`, `ISIN_code`, `group`, `moneycontrol_sym`, `exchange`, `created_by`, `updated_by`) VALUES ( 'PNC Infratech Ltd.', 'PNCINFRA', 'CONSTRUCTION', 'INE195J01029', 'NSE500', 'PNCINFRA', 'nse', '1', '1'); </text:p>
          </table:table-cell>
        </table:table-row>
        <table:table-row table:style-name="ro1">
          <table:table-cell office:value-type="string" calcext:value-type="string">
            <text:p>PTC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77F01012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2];&quot;', '&quot;;[.C352];&quot;', '&quot;;[.B352];&quot;', '&quot;;[.E352];&quot;', '&quot;;[.G352];&quot;', '&quot;;[.F352];&quot;', 'nse', '1', '1'); &quot;)" office:value-type="string" office:string-value="INSERT INTO `moneyman_db`.`stocks` ( `name`, `symbol`, `industry`, `ISIN_code`, `group`, `moneycontrol_sym`, `exchange`, `created_by`, `updated_by`) VALUES ( 'PTC India Ltd.', 'PTC', 'ENERGY', 'INE877F01012', 'NSE500', 'PTC', 'nse', '1', '1'); " calcext:value-type="string">
            <text:p>INSERT INTO `moneyman_db`.`stocks` ( `name`, `symbol`, `industry`, `ISIN_code`, `group`, `moneycontrol_sym`, `exchange`, `created_by`, `updated_by`) VALUES ( 'PTC India Ltd.', 'PTC', 'ENERGY', 'INE877F01012', 'NSE500', 'PTC', 'nse', '1', '1'); </text:p>
          </table:table-cell>
        </table:table-row>
        <table:table-row table:style-name="ro1">
          <table:table-cell office:value-type="string" calcext:value-type="string">
            <text:p>PVR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PV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1H01014</text:p>
          </table:table-cell>
          <table:table-cell office:value-type="string" calcext:value-type="string">
            <text:p>PV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3];&quot;', '&quot;;[.C353];&quot;', '&quot;;[.B353];&quot;', '&quot;;[.E353];&quot;', '&quot;;[.G353];&quot;', '&quot;;[.F353];&quot;', 'nse', '1', '1'); &quot;)" office:value-type="string" office:string-value="INSERT INTO `moneyman_db`.`stocks` ( `name`, `symbol`, `industry`, `ISIN_code`, `group`, `moneycontrol_sym`, `exchange`, `created_by`, `updated_by`) VALUES ( 'PVR Ltd.', 'PVR', 'MEDIA &amp; ENTERTAINMENT', 'INE191H01014', 'NSE500', 'PVR', 'nse', '1', '1'); " calcext:value-type="string">
            <text:p>INSERT INTO `moneyman_db`.`stocks` ( `name`, `symbol`, `industry`, `ISIN_code`, `group`, `moneycontrol_sym`, `exchange`, `created_by`, `updated_by`) VALUES ( 'PVR Ltd.', 'PVR', 'MEDIA &amp; ENTERTAINMENT', 'INE191H01014', 'NSE500', 'PVR', 'nse', '1', '1'); </text:p>
          </table:table-cell>
        </table:table-row>
        <table:table-row table:style-name="ro1">
          <table:table-cell office:value-type="string" calcext:value-type="string">
            <text:p>Page Industries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PAGE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1H01022</text:p>
          </table:table-cell>
          <table:table-cell office:value-type="string" calcext:value-type="string">
            <text:p>PAGE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4];&quot;', '&quot;;[.C354];&quot;', '&quot;;[.B354];&quot;', '&quot;;[.E354];&quot;', '&quot;;[.G354];&quot;', '&quot;;[.F354];&quot;', 'nse', '1', '1'); &quot;)" office:value-type="string" office:string-value="INSERT INTO `moneyman_db`.`stocks` ( `name`, `symbol`, `industry`, `ISIN_code`, `group`, `moneycontrol_sym`, `exchange`, `created_by`, `updated_by`) VALUES ( 'Page Industries Ltd.', 'PAGEIND', 'TEXTILES', 'INE761H01022', 'NSE500', 'PAGEIND', 'nse', '1', '1'); " calcext:value-type="string">
            <text:p>INSERT INTO `moneyman_db`.`stocks` ( `name`, `symbol`, `industry`, `ISIN_code`, `group`, `moneycontrol_sym`, `exchange`, `created_by`, `updated_by`) VALUES ( 'Page Industries Ltd.', 'PAGEIND', 'TEXTILES', 'INE761H01022', 'NSE500', 'PAGEIND', 'nse', '1', '1'); </text:p>
          </table:table-cell>
        </table:table-row>
        <table:table-row table:style-name="ro1">
          <table:table-cell office:value-type="string" calcext:value-type="string">
            <text:p>Parag Milk Food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PARAGMIL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3N01014</text:p>
          </table:table-cell>
          <table:table-cell office:value-type="string" calcext:value-type="string">
            <text:p>PARAGMIL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5];&quot;', '&quot;;[.C355];&quot;', '&quot;;[.B355];&quot;', '&quot;;[.E355];&quot;', '&quot;;[.G355];&quot;', '&quot;;[.F355];&quot;', 'nse', '1', '1'); &quot;)" office:value-type="string" office:string-value="INSERT INTO `moneyman_db`.`stocks` ( `name`, `symbol`, `industry`, `ISIN_code`, `group`, `moneycontrol_sym`, `exchange`, `created_by`, `updated_by`) VALUES ( 'Parag Milk Foods Ltd.', 'PARAGMILK', 'CONSUMER GOODS', 'INE883N01014', 'NSE500', 'PARAGMILK', 'nse', '1', '1'); " calcext:value-type="string">
            <text:p>INSERT INTO `moneyman_db`.`stocks` ( `name`, `symbol`, `industry`, `ISIN_code`, `group`, `moneycontrol_sym`, `exchange`, `created_by`, `updated_by`) VALUES ( 'Parag Milk Foods Ltd.', 'PARAGMILK', 'CONSUMER GOODS', 'INE883N01014', 'NSE500', 'PARAGMILK', 'nse', '1', '1'); </text:p>
          </table:table-cell>
        </table:table-row>
        <table:table-row table:style-name="ro1">
          <table:table-cell office:value-type="string" calcext:value-type="string">
            <text:p>Persistent System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2H01013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6];&quot;', '&quot;;[.C356];&quot;', '&quot;;[.B356];&quot;', '&quot;;[.E356];&quot;', '&quot;;[.G356];&quot;', '&quot;;[.F356];&quot;', 'nse', '1', '1'); &quot;)" office:value-type="string" office:string-value="INSERT INTO `moneyman_db`.`stocks` ( `name`, `symbol`, `industry`, `ISIN_code`, `group`, `moneycontrol_sym`, `exchange`, `created_by`, `updated_by`) VALUES ( 'Persistent Systems Ltd.', 'PERSISTENT', 'IT', 'INE262H01013', 'NSE500', 'PERSISTENT', 'nse', '1', '1'); " calcext:value-type="string">
            <text:p>INSERT INTO `moneyman_db`.`stocks` ( `name`, `symbol`, `industry`, `ISIN_code`, `group`, `moneycontrol_sym`, `exchange`, `created_by`, `updated_by`) VALUES ( 'Persistent Systems Ltd.', 'PERSISTENT', 'IT', 'INE262H01013', 'NSE500', 'PERSISTENT', 'nse', '1', '1'); </text:p>
          </table:table-cell>
        </table:table-row>
        <table:table-row table:style-name="ro1">
          <table:table-cell office:value-type="string" calcext:value-type="string">
            <text:p>Petronet LNG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ETRONE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7G01014</text:p>
          </table:table-cell>
          <table:table-cell office:value-type="string" calcext:value-type="string">
            <text:p>PETRONE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7];&quot;', '&quot;;[.C357];&quot;', '&quot;;[.B357];&quot;', '&quot;;[.E357];&quot;', '&quot;;[.G357];&quot;', '&quot;;[.F357];&quot;', 'nse', '1', '1'); &quot;)" office:value-type="string" office:string-value="INSERT INTO `moneyman_db`.`stocks` ( `name`, `symbol`, `industry`, `ISIN_code`, `group`, `moneycontrol_sym`, `exchange`, `created_by`, `updated_by`) VALUES ( 'Petronet LNG Ltd.', 'PETRONET', 'ENERGY', 'INE347G01014', 'NSE500', 'PETRONET', 'nse', '1', '1'); " calcext:value-type="string">
            <text:p>INSERT INTO `moneyman_db`.`stocks` ( `name`, `symbol`, `industry`, `ISIN_code`, `group`, `moneycontrol_sym`, `exchange`, `created_by`, `updated_by`) VALUES ( 'Petronet LNG Ltd.', 'PETRONET', 'ENERGY', 'INE347G01014', 'NSE500', 'PETRONET', 'nse', '1', '1'); </text:p>
          </table:table-cell>
        </table:table-row>
        <table:table-row table:style-name="ro1">
          <table:table-cell office:value-type="string" calcext:value-type="string">
            <text:p>Pfizer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82A01018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8];&quot;', '&quot;;[.C358];&quot;', '&quot;;[.B358];&quot;', '&quot;;[.E358];&quot;', '&quot;;[.G358];&quot;', '&quot;;[.F358];&quot;', 'nse', '1', '1'); &quot;)" office:value-type="string" office:string-value="INSERT INTO `moneyman_db`.`stocks` ( `name`, `symbol`, `industry`, `ISIN_code`, `group`, `moneycontrol_sym`, `exchange`, `created_by`, `updated_by`) VALUES ( 'Pfizer Ltd.', 'PFIZER', 'PHARMA', 'INE182A01018', 'NSE500', 'PFIZER', 'nse', '1', '1'); " calcext:value-type="string">
            <text:p>INSERT INTO `moneyman_db`.`stocks` ( `name`, `symbol`, `industry`, `ISIN_code`, `group`, `moneycontrol_sym`, `exchange`, `created_by`, `updated_by`) VALUES ( 'Pfizer Ltd.', 'PFIZER', 'PHARMA', 'INE182A01018', 'NSE500', 'PFIZER', 'nse', '1', '1'); </text:p>
          </table:table-cell>
        </table:table-row>
        <table:table-row table:style-name="ro1">
          <table:table-cell office:value-type="string" calcext:value-type="string">
            <text:p>Phillips Carbon Black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PHILIPCAR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02A01023</text:p>
          </table:table-cell>
          <table:table-cell office:value-type="string" calcext:value-type="string">
            <text:p>PHILIPCAR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59];&quot;', '&quot;;[.C359];&quot;', '&quot;;[.B359];&quot;', '&quot;;[.E359];&quot;', '&quot;;[.G359];&quot;', '&quot;;[.F359];&quot;', 'nse', '1', '1'); &quot;)" office:value-type="string" office:string-value="INSERT INTO `moneyman_db`.`stocks` ( `name`, `symbol`, `industry`, `ISIN_code`, `group`, `moneycontrol_sym`, `exchange`, `created_by`, `updated_by`) VALUES ( 'Phillips Carbon Black Ltd.', 'PHILIPCARB', 'CHEMICALS', 'INE602A01023', 'NSE500', 'PHILIPCARB', 'nse', '1', '1'); " calcext:value-type="string">
            <text:p>INSERT INTO `moneyman_db`.`stocks` ( `name`, `symbol`, `industry`, `ISIN_code`, `group`, `moneycontrol_sym`, `exchange`, `created_by`, `updated_by`) VALUES ( 'Phillips Carbon Black Ltd.', 'PHILIPCARB', 'CHEMICALS', 'INE602A01023', 'NSE500', 'PHILIPCARB', 'nse', '1', '1'); </text:p>
          </table:table-cell>
        </table:table-row>
        <table:table-row table:style-name="ro1">
          <table:table-cell office:value-type="string" calcext:value-type="string">
            <text:p>Phoenix Mill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OENIX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11B01039</text:p>
          </table:table-cell>
          <table:table-cell office:value-type="string" calcext:value-type="string">
            <text:p>PHOENIX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0];&quot;', '&quot;;[.C360];&quot;', '&quot;;[.B360];&quot;', '&quot;;[.E360];&quot;', '&quot;;[.G360];&quot;', '&quot;;[.F360];&quot;', 'nse', '1', '1'); &quot;)" office:value-type="string" office:string-value="INSERT INTO `moneyman_db`.`stocks` ( `name`, `symbol`, `industry`, `ISIN_code`, `group`, `moneycontrol_sym`, `exchange`, `created_by`, `updated_by`) VALUES ( 'Phoenix Mills Ltd.', 'PHOENIXLTD', 'CONSTRUCTION', 'INE211B01039', 'NSE500', 'PHOENIXLTD', 'nse', '1', '1'); " calcext:value-type="string">
            <text:p>INSERT INTO `moneyman_db`.`stocks` ( `name`, `symbol`, `industry`, `ISIN_code`, `group`, `moneycontrol_sym`, `exchange`, `created_by`, `updated_by`) VALUES ( 'Phoenix Mills Ltd.', 'PHOENIXLTD', 'CONSTRUCTION', 'INE211B01039', 'NSE500', 'PHOENIXLTD', 'nse', '1', '1'); </text:p>
          </table:table-cell>
        </table:table-row>
        <table:table-row table:style-name="ro1">
          <table:table-cell office:value-type="string" calcext:value-type="string">
            <text:p>Pidilite Industrie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PIDILIT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18A01026</text:p>
          </table:table-cell>
          <table:table-cell office:value-type="string" calcext:value-type="string">
            <text:p>PIDILIT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1];&quot;', '&quot;;[.C361];&quot;', '&quot;;[.B361];&quot;', '&quot;;[.E361];&quot;', '&quot;;[.G361];&quot;', '&quot;;[.F361];&quot;', 'nse', '1', '1'); &quot;)" office:value-type="string" office:string-value="INSERT INTO `moneyman_db`.`stocks` ( `name`, `symbol`, `industry`, `ISIN_code`, `group`, `moneycontrol_sym`, `exchange`, `created_by`, `updated_by`) VALUES ( 'Pidilite Industries Ltd.', 'PIDILITIND', 'CHEMICALS', 'INE318A01026', 'NSE500', 'PIDILITIND', 'nse', '1', '1'); " calcext:value-type="string">
            <text:p>INSERT INTO `moneyman_db`.`stocks` ( `name`, `symbol`, `industry`, `ISIN_code`, `group`, `moneycontrol_sym`, `exchange`, `created_by`, `updated_by`) VALUES ( 'Pidilite Industries Ltd.', 'PIDILITIND', 'CHEMICALS', 'INE318A01026', 'NSE500', 'PIDILITIND', 'nse', '1', '1'); </text:p>
          </table:table-cell>
        </table:table-row>
        <table:table-row table:style-name="ro1">
          <table:table-cell office:value-type="string" calcext:value-type="string">
            <text:p>Piramal Enterpris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0A01024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2];&quot;', '&quot;;[.C362];&quot;', '&quot;;[.B362];&quot;', '&quot;;[.E362];&quot;', '&quot;;[.G362];&quot;', '&quot;;[.F362];&quot;', 'nse', '1', '1'); &quot;)" office:value-type="string" office:string-value="INSERT INTO `moneyman_db`.`stocks` ( `name`, `symbol`, `industry`, `ISIN_code`, `group`, `moneycontrol_sym`, `exchange`, `created_by`, `updated_by`) VALUES ( 'Piramal Enterprises Ltd.', 'PEL', 'PHARMA', 'INE140A01024', 'NSE500', 'PEL', 'nse', '1', '1'); " calcext:value-type="string">
            <text:p>INSERT INTO `moneyman_db`.`stocks` ( `name`, `symbol`, `industry`, `ISIN_code`, `group`, `moneycontrol_sym`, `exchange`, `created_by`, `updated_by`) VALUES ( 'Piramal Enterprises Ltd.', 'PEL', 'PHARMA', 'INE140A01024', 'NSE500', 'PEL', 'nse', '1', '1'); </text:p>
          </table:table-cell>
        </table:table-row>
        <table:table-row table:style-name="ro1">
          <table:table-cell office:value-type="string" calcext:value-type="string">
            <text:p>Polycab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POLYCA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55K01017</text:p>
          </table:table-cell>
          <table:table-cell office:value-type="string" calcext:value-type="string">
            <text:p>POLYCA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3];&quot;', '&quot;;[.C363];&quot;', '&quot;;[.B363];&quot;', '&quot;;[.E363];&quot;', '&quot;;[.G363];&quot;', '&quot;;[.F363];&quot;', 'nse', '1', '1'); &quot;)" office:value-type="string" office:string-value="INSERT INTO `moneyman_db`.`stocks` ( `name`, `symbol`, `industry`, `ISIN_code`, `group`, `moneycontrol_sym`, `exchange`, `created_by`, `updated_by`) VALUES ( 'Polycab India Ltd.', 'POLYCAB', 'INDUSTRIAL MANUFACTURING', 'INE455K01017', 'NSE500', 'POLYCAB', 'nse', '1', '1'); " calcext:value-type="string">
            <text:p>INSERT INTO `moneyman_db`.`stocks` ( `name`, `symbol`, `industry`, `ISIN_code`, `group`, `moneycontrol_sym`, `exchange`, `created_by`, `updated_by`) VALUES ( 'Polycab India Ltd.', 'POLYCAB', 'INDUSTRIAL MANUFACTURING', 'INE455K01017', 'NSE500', 'POLYCAB', 'nse', '1', '1'); </text:p>
          </table:table-cell>
        </table:table-row>
        <table:table-row table:style-name="ro1">
          <table:table-cell office:value-type="string" calcext:value-type="string">
            <text:p>Power Finance Corporatio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4E01011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4];&quot;', '&quot;;[.C364];&quot;', '&quot;;[.B364];&quot;', '&quot;;[.E364];&quot;', '&quot;;[.G364];&quot;', '&quot;;[.F364];&quot;', 'nse', '1', '1'); &quot;)" office:value-type="string" office:string-value="INSERT INTO `moneyman_db`.`stocks` ( `name`, `symbol`, `industry`, `ISIN_code`, `group`, `moneycontrol_sym`, `exchange`, `created_by`, `updated_by`) VALUES ( 'Power Finance Corporation Ltd.', 'PFC', 'FINANCIAL SERVICES', 'INE134E01011', 'NSE500', 'PFC', 'nse', '1', '1'); " calcext:value-type="string">
            <text:p>INSERT INTO `moneyman_db`.`stocks` ( `name`, `symbol`, `industry`, `ISIN_code`, `group`, `moneycontrol_sym`, `exchange`, `created_by`, `updated_by`) VALUES ( 'Power Finance Corporation Ltd.', 'PFC', 'FINANCIAL SERVICES', 'INE134E01011', 'NSE500', 'PFC', 'nse', '1', '1'); </text:p>
          </table:table-cell>
        </table:table-row>
        <table:table-row table:style-name="ro1">
          <table:table-cell office:value-type="string" calcext:value-type="string">
            <text:p>Power Grid Corporation of India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52E01010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5];&quot;', '&quot;;[.C365];&quot;', '&quot;;[.B365];&quot;', '&quot;;[.E365];&quot;', '&quot;;[.G365];&quot;', '&quot;;[.F365];&quot;', 'nse', '1', '1'); &quot;)" office:value-type="string" office:string-value="INSERT INTO `moneyman_db`.`stocks` ( `name`, `symbol`, `industry`, `ISIN_code`, `group`, `moneycontrol_sym`, `exchange`, `created_by`, `updated_by`) VALUES ( 'Power Grid Corporation of India Ltd.', 'POWERGRID', 'ENERGY', 'INE752E01010', 'NSE500', 'POWERGRID', 'nse', '1', '1'); " calcext:value-type="string">
            <text:p>INSERT INTO `moneyman_db`.`stocks` ( `name`, `symbol`, `industry`, `ISIN_code`, `group`, `moneycontrol_sym`, `exchange`, `created_by`, `updated_by`) VALUES ( 'Power Grid Corporation of India Ltd.', 'POWERGRID', 'ENERGY', 'INE752E01010', 'NSE500', 'POWERGRID', 'nse', '1', '1'); </text:p>
          </table:table-cell>
        </table:table-row>
        <table:table-row table:style-name="ro1">
          <table:table-cell office:value-type="string" calcext:value-type="string">
            <text:p>Praj Indust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PRAJ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74A01025</text:p>
          </table:table-cell>
          <table:table-cell office:value-type="string" calcext:value-type="string">
            <text:p>PRAJ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6];&quot;', '&quot;;[.C366];&quot;', '&quot;;[.B366];&quot;', '&quot;;[.E366];&quot;', '&quot;;[.G366];&quot;', '&quot;;[.F366];&quot;', 'nse', '1', '1'); &quot;)" office:value-type="string" office:string-value="INSERT INTO `moneyman_db`.`stocks` ( `name`, `symbol`, `industry`, `ISIN_code`, `group`, `moneycontrol_sym`, `exchange`, `created_by`, `updated_by`) VALUES ( 'Praj Industries Ltd.', 'PRAJIND', 'INDUSTRIAL MANUFACTURING', 'INE074A01025', 'NSE500', 'PRAJIND', 'nse', '1', '1'); " calcext:value-type="string">
            <text:p>INSERT INTO `moneyman_db`.`stocks` ( `name`, `symbol`, `industry`, `ISIN_code`, `group`, `moneycontrol_sym`, `exchange`, `created_by`, `updated_by`) VALUES ( 'Praj Industries Ltd.', 'PRAJIND', 'INDUSTRIAL MANUFACTURING', 'INE074A01025', 'NSE500', 'PRAJIND', 'nse', '1', '1'); </text:p>
          </table:table-cell>
        </table:table-row>
        <table:table-row table:style-name="ro1">
          <table:table-cell office:value-type="string" calcext:value-type="string">
            <text:p>Prestige Estates Project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11K01011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7];&quot;', '&quot;;[.C367];&quot;', '&quot;;[.B367];&quot;', '&quot;;[.E367];&quot;', '&quot;;[.G367];&quot;', '&quot;;[.F367];&quot;', 'nse', '1', '1'); &quot;)" office:value-type="string" office:string-value="INSERT INTO `moneyman_db`.`stocks` ( `name`, `symbol`, `industry`, `ISIN_code`, `group`, `moneycontrol_sym`, `exchange`, `created_by`, `updated_by`) VALUES ( 'Prestige Estates Projects Ltd.', 'PRESTIGE', 'CONSTRUCTION', 'INE811K01011', 'NSE500', 'PRESTIGE', 'nse', '1', '1'); " calcext:value-type="string">
            <text:p>INSERT INTO `moneyman_db`.`stocks` ( `name`, `symbol`, `industry`, `ISIN_code`, `group`, `moneycontrol_sym`, `exchange`, `created_by`, `updated_by`) VALUES ( 'Prestige Estates Projects Ltd.', 'PRESTIGE', 'CONSTRUCTION', 'INE811K01011', 'NSE500', 'PRESTIGE', 'nse', '1', '1'); </text:p>
          </table:table-cell>
        </table:table-row>
        <table:table-row table:style-name="ro1">
          <table:table-cell office:value-type="string" calcext:value-type="string">
            <text:p>Prism Johnson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PRSMJOHNS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0A01011</text:p>
          </table:table-cell>
          <table:table-cell office:value-type="string" calcext:value-type="string">
            <text:p>PRSMJOHNS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8];&quot;', '&quot;;[.C368];&quot;', '&quot;;[.B368];&quot;', '&quot;;[.E368];&quot;', '&quot;;[.G368];&quot;', '&quot;;[.F368];&quot;', 'nse', '1', '1'); &quot;)" office:value-type="string" office:string-value="INSERT INTO `moneyman_db`.`stocks` ( `name`, `symbol`, `industry`, `ISIN_code`, `group`, `moneycontrol_sym`, `exchange`, `created_by`, `updated_by`) VALUES ( 'Prism Johnson Ltd.', 'PRSMJOHNSN', 'CEMENT &amp; CEMENT PRODUCTS', 'INE010A01011', 'NSE500', 'PRSMJOHNSN', 'nse', '1', '1'); " calcext:value-type="string">
            <text:p>INSERT INTO `moneyman_db`.`stocks` ( `name`, `symbol`, `industry`, `ISIN_code`, `group`, `moneycontrol_sym`, `exchange`, `created_by`, `updated_by`) VALUES ( 'Prism Johnson Ltd.', 'PRSMJOHNSN', 'CEMENT &amp; CEMENT PRODUCTS', 'INE010A01011', 'NSE500', 'PRSMJOHNSN', 'nse', '1', '1'); </text:p>
          </table:table-cell>
        </table:table-row>
        <table:table-row table:style-name="ro1">
          <table:table-cell office:value-type="string" calcext:value-type="string">
            <text:p>Procter &amp; Gamble Health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PGH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9A01012</text:p>
          </table:table-cell>
          <table:table-cell office:value-type="string" calcext:value-type="string">
            <text:p>PGH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69];&quot;', '&quot;;[.C369];&quot;', '&quot;;[.B369];&quot;', '&quot;;[.E369];&quot;', '&quot;;[.G369];&quot;', '&quot;;[.F369];&quot;', 'nse', '1', '1'); &quot;)" office:value-type="string" office:string-value="INSERT INTO `moneyman_db`.`stocks` ( `name`, `symbol`, `industry`, `ISIN_code`, `group`, `moneycontrol_sym`, `exchange`, `created_by`, `updated_by`) VALUES ( 'Procter &amp; Gamble Health Ltd.', 'PGHL', 'PHARMA', 'INE199A01012', 'NSE500', 'PGHL', 'nse', '1', '1'); " calcext:value-type="string">
            <text:p>INSERT INTO `moneyman_db`.`stocks` ( `name`, `symbol`, `industry`, `ISIN_code`, `group`, `moneycontrol_sym`, `exchange`, `created_by`, `updated_by`) VALUES ( 'Procter &amp; Gamble Health Ltd.', 'PGHL', 'PHARMA', 'INE199A01012', 'NSE500', 'PGHL', 'nse', '1', '1'); </text:p>
          </table:table-cell>
        </table:table-row>
        <table:table-row table:style-name="ro1">
          <table:table-cell office:value-type="string" calcext:value-type="string">
            <text:p>Procter &amp; Gamble Hygiene &amp; Health Care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PGH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79A01014</text:p>
          </table:table-cell>
          <table:table-cell office:value-type="string" calcext:value-type="string">
            <text:p>PGH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0];&quot;', '&quot;;[.C370];&quot;', '&quot;;[.B370];&quot;', '&quot;;[.E370];&quot;', '&quot;;[.G370];&quot;', '&quot;;[.F370];&quot;', 'nse', '1', '1'); &quot;)" office:value-type="string" office:string-value="INSERT INTO `moneyman_db`.`stocks` ( `name`, `symbol`, `industry`, `ISIN_code`, `group`, `moneycontrol_sym`, `exchange`, `created_by`, `updated_by`) VALUES ( 'Procter &amp; Gamble Hygiene &amp; Health Care Ltd.', 'PGHH', 'CONSUMER GOODS', 'INE179A01014', 'NSE500', 'PGHH', 'nse', '1', '1'); " calcext:value-type="string">
            <text:p>INSERT INTO `moneyman_db`.`stocks` ( `name`, `symbol`, `industry`, `ISIN_code`, `group`, `moneycontrol_sym`, `exchange`, `created_by`, `updated_by`) VALUES ( 'Procter &amp; Gamble Hygiene &amp; Health Care Ltd.', 'PGHH', 'CONSUMER GOODS', 'INE179A01014', 'NSE500', 'PGHH', 'nse', '1', '1'); </text:p>
          </table:table-cell>
        </table:table-row>
        <table:table-row table:style-name="ro1">
          <table:table-cell office:value-type="string" calcext:value-type="string">
            <text:p>Punjab National Bank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NB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60A01022</text:p>
          </table:table-cell>
          <table:table-cell office:value-type="string" calcext:value-type="string">
            <text:p>PNB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1];&quot;', '&quot;;[.C371];&quot;', '&quot;;[.B371];&quot;', '&quot;;[.E371];&quot;', '&quot;;[.G371];&quot;', '&quot;;[.F371];&quot;', 'nse', '1', '1'); &quot;)" office:value-type="string" office:string-value="INSERT INTO `moneyman_db`.`stocks` ( `name`, `symbol`, `industry`, `ISIN_code`, `group`, `moneycontrol_sym`, `exchange`, `created_by`, `updated_by`) VALUES ( 'Punjab National Bank', 'PNB', 'FINANCIAL SERVICES', 'INE160A01022', 'NSE500', 'PNB', 'nse', '1', '1'); " calcext:value-type="string">
            <text:p>INSERT INTO `moneyman_db`.`stocks` ( `name`, `symbol`, `industry`, `ISIN_code`, `group`, `moneycontrol_sym`, `exchange`, `created_by`, `updated_by`) VALUES ( 'Punjab National Bank', 'PNB', 'FINANCIAL SERVICES', 'INE160A01022', 'NSE500', 'PNB', 'nse', '1', '1'); </text:p>
          </table:table-cell>
        </table:table-row>
        <table:table-row table:style-name="ro1">
          <table:table-cell office:value-type="string" calcext:value-type="string">
            <text:p>Quess Corp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QUES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15P01015</text:p>
          </table:table-cell>
          <table:table-cell office:value-type="string" calcext:value-type="string">
            <text:p>QUES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2];&quot;', '&quot;;[.C372];&quot;', '&quot;;[.B372];&quot;', '&quot;;[.E372];&quot;', '&quot;;[.G372];&quot;', '&quot;;[.F372];&quot;', 'nse', '1', '1'); &quot;)" office:value-type="string" office:string-value="INSERT INTO `moneyman_db`.`stocks` ( `name`, `symbol`, `industry`, `ISIN_code`, `group`, `moneycontrol_sym`, `exchange`, `created_by`, `updated_by`) VALUES ( 'Quess Corp Ltd.', 'QUESS', 'SERVICES', 'INE615P01015', 'NSE500', 'QUESS', 'nse', '1', '1'); " calcext:value-type="string">
            <text:p>INSERT INTO `moneyman_db`.`stocks` ( `name`, `symbol`, `industry`, `ISIN_code`, `group`, `moneycontrol_sym`, `exchange`, `created_by`, `updated_by`) VALUES ( 'Quess Corp Ltd.', 'QUESS', 'SERVICES', 'INE615P01015', 'NSE500', 'QUESS', 'nse', '1', '1'); </text:p>
          </table:table-cell>
        </table:table-row>
        <table:table-row table:style-name="ro1">
          <table:table-cell office:value-type="string" calcext:value-type="string">
            <text:p>RBL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BL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76G01028</text:p>
          </table:table-cell>
          <table:table-cell office:value-type="string" calcext:value-type="string">
            <text:p>RBL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3];&quot;', '&quot;;[.C373];&quot;', '&quot;;[.B373];&quot;', '&quot;;[.E373];&quot;', '&quot;;[.G373];&quot;', '&quot;;[.F373];&quot;', 'nse', '1', '1'); &quot;)" office:value-type="string" office:string-value="INSERT INTO `moneyman_db`.`stocks` ( `name`, `symbol`, `industry`, `ISIN_code`, `group`, `moneycontrol_sym`, `exchange`, `created_by`, `updated_by`) VALUES ( 'RBL Bank Ltd.', 'RBLBANK', 'FINANCIAL SERVICES', 'INE976G01028', 'NSE500', 'RBLBANK', 'nse', '1', '1'); " calcext:value-type="string">
            <text:p>INSERT INTO `moneyman_db`.`stocks` ( `name`, `symbol`, `industry`, `ISIN_code`, `group`, `moneycontrol_sym`, `exchange`, `created_by`, `updated_by`) VALUES ( 'RBL Bank Ltd.', 'RBLBANK', 'FINANCIAL SERVICES', 'INE976G01028', 'NSE500', 'RBLBANK', 'nse', '1', '1'); </text:p>
          </table:table-cell>
        </table:table-row>
        <table:table-row table:style-name="ro1">
          <table:table-cell office:value-type="string" calcext:value-type="string">
            <text:p>REC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C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0B01018</text:p>
          </table:table-cell>
          <table:table-cell office:value-type="string" calcext:value-type="string">
            <text:p>REC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4];&quot;', '&quot;;[.C374];&quot;', '&quot;;[.B374];&quot;', '&quot;;[.E374];&quot;', '&quot;;[.G374];&quot;', '&quot;;[.F374];&quot;', 'nse', '1', '1'); &quot;)" office:value-type="string" office:string-value="INSERT INTO `moneyman_db`.`stocks` ( `name`, `symbol`, `industry`, `ISIN_code`, `group`, `moneycontrol_sym`, `exchange`, `created_by`, `updated_by`) VALUES ( 'REC Ltd.', 'RECLTD', 'FINANCIAL SERVICES', 'INE020B01018', 'NSE500', 'RECLTD', 'nse', '1', '1'); " calcext:value-type="string">
            <text:p>INSERT INTO `moneyman_db`.`stocks` ( `name`, `symbol`, `industry`, `ISIN_code`, `group`, `moneycontrol_sym`, `exchange`, `created_by`, `updated_by`) VALUES ( 'REC Ltd.', 'RECLTD', 'FINANCIAL SERVICES', 'INE020B01018', 'NSE500', 'RECLTD', 'nse', '1', '1'); </text:p>
          </table:table-cell>
        </table:table-row>
        <table:table-row table:style-name="ro1">
          <table:table-cell office:value-type="string" calcext:value-type="string">
            <text:p>RITES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IT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0J01015</text:p>
          </table:table-cell>
          <table:table-cell office:value-type="string" calcext:value-type="string">
            <text:p>RITE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5];&quot;', '&quot;;[.C375];&quot;', '&quot;;[.B375];&quot;', '&quot;;[.E375];&quot;', '&quot;;[.G375];&quot;', '&quot;;[.F375];&quot;', 'nse', '1', '1'); &quot;)" office:value-type="string" office:string-value="INSERT INTO `moneyman_db`.`stocks` ( `name`, `symbol`, `industry`, `ISIN_code`, `group`, `moneycontrol_sym`, `exchange`, `created_by`, `updated_by`) VALUES ( 'RITES Ltd.', 'RITES', 'CONSTRUCTION', 'INE320J01015', 'NSE500', 'RITES', 'nse', '1', '1'); " calcext:value-type="string">
            <text:p>INSERT INTO `moneyman_db`.`stocks` ( `name`, `symbol`, `industry`, `ISIN_code`, `group`, `moneycontrol_sym`, `exchange`, `created_by`, `updated_by`) VALUES ( 'RITES Ltd.', 'RITES', 'CONSTRUCTION', 'INE320J01015', 'NSE500', 'RITES', 'nse', '1', '1'); </text:p>
          </table:table-cell>
        </table:table-row>
        <table:table-row table:style-name="ro1">
          <table:table-cell office:value-type="string" calcext:value-type="string">
            <text:p>Radico Khaitan Ltd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RADI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44F01028</text:p>
          </table:table-cell>
          <table:table-cell office:value-type="string" calcext:value-type="string">
            <text:p>RADI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6];&quot;', '&quot;;[.C376];&quot;', '&quot;;[.B376];&quot;', '&quot;;[.E376];&quot;', '&quot;;[.G376];&quot;', '&quot;;[.F376];&quot;', 'nse', '1', '1'); &quot;)" office:value-type="string" office:string-value="INSERT INTO `moneyman_db`.`stocks` ( `name`, `symbol`, `industry`, `ISIN_code`, `group`, `moneycontrol_sym`, `exchange`, `created_by`, `updated_by`) VALUES ( 'Radico Khaitan Ltd', 'RADICO', 'CONSUMER GOODS', 'INE944F01028', 'NSE500', 'RADICO', 'nse', '1', '1'); " calcext:value-type="string">
            <text:p>INSERT INTO `moneyman_db`.`stocks` ( `name`, `symbol`, `industry`, `ISIN_code`, `group`, `moneycontrol_sym`, `exchange`, `created_by`, `updated_by`) VALUES ( 'Radico Khaitan Ltd', 'RADICO', 'CONSUMER GOODS', 'INE944F01028', 'NSE500', 'RADICO', 'nse', '1', '1'); </text:p>
          </table:table-cell>
        </table:table-row>
        <table:table-row table:style-name="ro1">
          <table:table-cell office:value-type="string" calcext:value-type="string">
            <text:p>Rail Vikas Nigam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VN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5G01027</text:p>
          </table:table-cell>
          <table:table-cell office:value-type="string" calcext:value-type="string">
            <text:p>RVN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7];&quot;', '&quot;;[.C377];&quot;', '&quot;;[.B377];&quot;', '&quot;;[.E377];&quot;', '&quot;;[.G377];&quot;', '&quot;;[.F377];&quot;', 'nse', '1', '1'); &quot;)" office:value-type="string" office:string-value="INSERT INTO `moneyman_db`.`stocks` ( `name`, `symbol`, `industry`, `ISIN_code`, `group`, `moneycontrol_sym`, `exchange`, `created_by`, `updated_by`) VALUES ( 'Rail Vikas Nigam Ltd.', 'RVNL', 'CONSTRUCTION', 'INE415G01027', 'NSE500', 'RVNL', 'nse', '1', '1'); " calcext:value-type="string">
            <text:p>INSERT INTO `moneyman_db`.`stocks` ( `name`, `symbol`, `industry`, `ISIN_code`, `group`, `moneycontrol_sym`, `exchange`, `created_by`, `updated_by`) VALUES ( 'Rail Vikas Nigam Ltd.', 'RVNL', 'CONSTRUCTION', 'INE415G01027', 'NSE500', 'RVNL', 'nse', '1', '1'); </text:p>
          </table:table-cell>
        </table:table-row>
        <table:table-row table:style-name="ro1">
          <table:table-cell office:value-type="string" calcext:value-type="string">
            <text:p>Rain Industries Ltd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55B0102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8];&quot;', '&quot;;[.C378];&quot;', '&quot;;[.B378];&quot;', '&quot;;[.E378];&quot;', '&quot;;[.G378];&quot;', '&quot;;[.F378];&quot;', 'nse', '1', '1'); &quot;)" office:value-type="string" office:string-value="INSERT INTO `moneyman_db`.`stocks` ( `name`, `symbol`, `industry`, `ISIN_code`, `group`, `moneycontrol_sym`, `exchange`, `created_by`, `updated_by`) VALUES ( 'Rain Industries Ltd', 'RAIN', 'CHEMICALS', 'INE855B01025', 'NSE500', 'RAIN', 'nse', '1', '1'); " calcext:value-type="string">
            <text:p>INSERT INTO `moneyman_db`.`stocks` ( `name`, `symbol`, `industry`, `ISIN_code`, `group`, `moneycontrol_sym`, `exchange`, `created_by`, `updated_by`) VALUES ( 'Rain Industries Ltd', 'RAIN', 'CHEMICALS', 'INE855B01025', 'NSE500', 'RAIN', 'nse', '1', '1'); </text:p>
          </table:table-cell>
        </table:table-row>
        <table:table-row table:style-name="ro1">
          <table:table-cell office:value-type="string" calcext:value-type="string">
            <text:p>Rajesh Expor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RAJESHEXP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3B01030</text:p>
          </table:table-cell>
          <table:table-cell office:value-type="string" calcext:value-type="string">
            <text:p>RAJESHEXP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79];&quot;', '&quot;;[.C379];&quot;', '&quot;;[.B379];&quot;', '&quot;;[.E379];&quot;', '&quot;;[.G379];&quot;', '&quot;;[.F379];&quot;', 'nse', '1', '1'); &quot;)" office:value-type="string" office:string-value="INSERT INTO `moneyman_db`.`stocks` ( `name`, `symbol`, `industry`, `ISIN_code`, `group`, `moneycontrol_sym`, `exchange`, `created_by`, `updated_by`) VALUES ( 'Rajesh Exports Ltd.', 'RAJESHEXPO', 'CONSUMER GOODS', 'INE343B01030', 'NSE500', 'RAJESHEXPO', 'nse', '1', '1'); " calcext:value-type="string">
            <text:p>INSERT INTO `moneyman_db`.`stocks` ( `name`, `symbol`, `industry`, `ISIN_code`, `group`, `moneycontrol_sym`, `exchange`, `created_by`, `updated_by`) VALUES ( 'Rajesh Exports Ltd.', 'RAJESHEXPO', 'CONSUMER GOODS', 'INE343B01030', 'NSE500', 'RAJESHEXPO', 'nse', '1', '1'); </text:p>
          </table:table-cell>
        </table:table-row>
        <table:table-row table:style-name="ro1">
          <table:table-cell office:value-type="string" calcext:value-type="string">
            <text:p>Rallis India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RALL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13A01020</text:p>
          </table:table-cell>
          <table:table-cell office:value-type="string" calcext:value-type="string">
            <text:p>RALL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0];&quot;', '&quot;;[.C380];&quot;', '&quot;;[.B380];&quot;', '&quot;;[.E380];&quot;', '&quot;;[.G380];&quot;', '&quot;;[.F380];&quot;', 'nse', '1', '1'); &quot;)" office:value-type="string" office:string-value="INSERT INTO `moneyman_db`.`stocks` ( `name`, `symbol`, `industry`, `ISIN_code`, `group`, `moneycontrol_sym`, `exchange`, `created_by`, `updated_by`) VALUES ( 'Rallis India Ltd.', 'RALLIS', 'FERTILISERS &amp; PESTICIDES', 'INE613A01020', 'NSE500', 'RALLIS', 'nse', '1', '1'); " calcext:value-type="string">
            <text:p>INSERT INTO `moneyman_db`.`stocks` ( `name`, `symbol`, `industry`, `ISIN_code`, `group`, `moneycontrol_sym`, `exchange`, `created_by`, `updated_by`) VALUES ( 'Rallis India Ltd.', 'RALLIS', 'FERTILISERS &amp; PESTICIDES', 'INE613A01020', 'NSE500', 'RALLIS', 'nse', '1', '1'); </text:p>
          </table:table-cell>
        </table:table-row>
        <table:table-row table:style-name="ro1">
          <table:table-cell office:value-type="string" calcext:value-type="string">
            <text:p>Rashtriya Chemicals &amp; Fertilizers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27A01015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1];&quot;', '&quot;;[.C381];&quot;', '&quot;;[.B381];&quot;', '&quot;;[.E381];&quot;', '&quot;;[.G381];&quot;', '&quot;;[.F381];&quot;', 'nse', '1', '1'); &quot;)" office:value-type="string" office:string-value="INSERT INTO `moneyman_db`.`stocks` ( `name`, `symbol`, `industry`, `ISIN_code`, `group`, `moneycontrol_sym`, `exchange`, `created_by`, `updated_by`) VALUES ( 'Rashtriya Chemicals &amp; Fertilizers Ltd.', 'RCF', 'FERTILISERS &amp; PESTICIDES', 'INE027A01015', 'NSE500', 'RCF', 'nse', '1', '1'); " calcext:value-type="string">
            <text:p>INSERT INTO `moneyman_db`.`stocks` ( `name`, `symbol`, `industry`, `ISIN_code`, `group`, `moneycontrol_sym`, `exchange`, `created_by`, `updated_by`) VALUES ( 'Rashtriya Chemicals &amp; Fertilizers Ltd.', 'RCF', 'FERTILISERS &amp; PESTICIDES', 'INE027A01015', 'NSE500', 'RCF', 'nse', '1', '1'); </text:p>
          </table:table-cell>
        </table:table-row>
        <table:table-row table:style-name="ro1">
          <table:table-cell office:value-type="string" calcext:value-type="string">
            <text:p>Ratnamani Metals &amp; Tubes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RATNAMAN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03B01027</text:p>
          </table:table-cell>
          <table:table-cell office:value-type="string" calcext:value-type="string">
            <text:p>RATNAMAN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2];&quot;', '&quot;;[.C382];&quot;', '&quot;;[.B382];&quot;', '&quot;;[.E382];&quot;', '&quot;;[.G382];&quot;', '&quot;;[.F382];&quot;', 'nse', '1', '1'); &quot;)" office:value-type="string" office:string-value="INSERT INTO `moneyman_db`.`stocks` ( `name`, `symbol`, `industry`, `ISIN_code`, `group`, `moneycontrol_sym`, `exchange`, `created_by`, `updated_by`) VALUES ( 'Ratnamani Metals &amp; Tubes Ltd.', 'RATNAMANI', 'METALS', 'INE703B01027', 'NSE500', 'RATNAMANI', 'nse', '1', '1'); " calcext:value-type="string">
            <text:p>INSERT INTO `moneyman_db`.`stocks` ( `name`, `symbol`, `industry`, `ISIN_code`, `group`, `moneycontrol_sym`, `exchange`, `created_by`, `updated_by`) VALUES ( 'Ratnamani Metals &amp; Tubes Ltd.', 'RATNAMANI', 'METALS', 'INE703B01027', 'NSE500', 'RATNAMANI', 'nse', '1', '1'); </text:p>
          </table:table-cell>
        </table:table-row>
        <table:table-row table:style-name="ro1">
          <table:table-cell office:value-type="string" calcext:value-type="string">
            <text:p>Raymond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01A01014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3];&quot;', '&quot;;[.C383];&quot;', '&quot;;[.B383];&quot;', '&quot;;[.E383];&quot;', '&quot;;[.G383];&quot;', '&quot;;[.F383];&quot;', 'nse', '1', '1'); &quot;)" office:value-type="string" office:string-value="INSERT INTO `moneyman_db`.`stocks` ( `name`, `symbol`, `industry`, `ISIN_code`, `group`, `moneycontrol_sym`, `exchange`, `created_by`, `updated_by`) VALUES ( 'Raymond Ltd.', 'RAYMOND', 'TEXTILES', 'INE301A01014', 'NSE500', 'RAYMOND', 'nse', '1', '1'); " calcext:value-type="string">
            <text:p>INSERT INTO `moneyman_db`.`stocks` ( `name`, `symbol`, `industry`, `ISIN_code`, `group`, `moneycontrol_sym`, `exchange`, `created_by`, `updated_by`) VALUES ( 'Raymond Ltd.', 'RAYMOND', 'TEXTILES', 'INE301A01014', 'NSE500', 'RAYMOND', 'nse', '1', '1'); </text:p>
          </table:table-cell>
        </table:table-row>
        <table:table-row table:style-name="ro1">
          <table:table-cell office:value-type="string" calcext:value-type="string">
            <text:p>Redington (India)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DINGT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91D01026</text:p>
          </table:table-cell>
          <table:table-cell office:value-type="string" calcext:value-type="string">
            <text:p>REDINGT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4];&quot;', '&quot;;[.C384];&quot;', '&quot;;[.B384];&quot;', '&quot;;[.E384];&quot;', '&quot;;[.G384];&quot;', '&quot;;[.F384];&quot;', 'nse', '1', '1'); &quot;)" office:value-type="string" office:string-value="INSERT INTO `moneyman_db`.`stocks` ( `name`, `symbol`, `industry`, `ISIN_code`, `group`, `moneycontrol_sym`, `exchange`, `created_by`, `updated_by`) VALUES ( 'Redington (India) Ltd.', 'REDINGTON', 'SERVICES', 'INE891D01026', 'NSE500', 'REDINGTON', 'nse', '1', '1'); " calcext:value-type="string">
            <text:p>INSERT INTO `moneyman_db`.`stocks` ( `name`, `symbol`, `industry`, `ISIN_code`, `group`, `moneycontrol_sym`, `exchange`, `created_by`, `updated_by`) VALUES ( 'Redington (India) Ltd.', 'REDINGTON', 'SERVICES', 'INE891D01026', 'NSE500', 'REDINGTON', 'nse', '1', '1'); </text:p>
          </table:table-cell>
        </table:table-row>
        <table:table-row table:style-name="ro1">
          <table:table-cell office:value-type="string" calcext:value-type="string">
            <text:p>Relaxo Footwear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RELAX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31B01039</text:p>
          </table:table-cell>
          <table:table-cell office:value-type="string" calcext:value-type="string">
            <text:p>RELAX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5];&quot;', '&quot;;[.C385];&quot;', '&quot;;[.B385];&quot;', '&quot;;[.E385];&quot;', '&quot;;[.G385];&quot;', '&quot;;[.F385];&quot;', 'nse', '1', '1'); &quot;)" office:value-type="string" office:string-value="INSERT INTO `moneyman_db`.`stocks` ( `name`, `symbol`, `industry`, `ISIN_code`, `group`, `moneycontrol_sym`, `exchange`, `created_by`, `updated_by`) VALUES ( 'Relaxo Footwears Ltd.', 'RELAXO', 'CONSUMER GOODS', 'INE131B01039', 'NSE500', 'RELAXO', 'nse', '1', '1'); " calcext:value-type="string">
            <text:p>INSERT INTO `moneyman_db`.`stocks` ( `name`, `symbol`, `industry`, `ISIN_code`, `group`, `moneycontrol_sym`, `exchange`, `created_by`, `updated_by`) VALUES ( 'Relaxo Footwears Ltd.', 'RELAXO', 'CONSUMER GOODS', 'INE131B01039', 'NSE500', 'RELAXO', 'nse', '1', '1'); </text:p>
          </table:table-cell>
        </table:table-row>
        <table:table-row table:style-name="ro1">
          <table:table-cell office:value-type="string" calcext:value-type="string">
            <text:p>Reliance Capita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LCAPIT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13A01015</text:p>
          </table:table-cell>
          <table:table-cell office:value-type="string" calcext:value-type="string">
            <text:p>RELCAPIT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6];&quot;', '&quot;;[.C386];&quot;', '&quot;;[.B386];&quot;', '&quot;;[.E386];&quot;', '&quot;;[.G386];&quot;', '&quot;;[.F386];&quot;', 'nse', '1', '1'); &quot;)" office:value-type="string" office:string-value="INSERT INTO `moneyman_db`.`stocks` ( `name`, `symbol`, `industry`, `ISIN_code`, `group`, `moneycontrol_sym`, `exchange`, `created_by`, `updated_by`) VALUES ( 'Reliance Capital Ltd.', 'RELCAPITAL', 'FINANCIAL SERVICES', 'INE013A01015', 'NSE500', 'RELCAPITAL', 'nse', '1', '1'); " calcext:value-type="string">
            <text:p>INSERT INTO `moneyman_db`.`stocks` ( `name`, `symbol`, `industry`, `ISIN_code`, `group`, `moneycontrol_sym`, `exchange`, `created_by`, `updated_by`) VALUES ( 'Reliance Capital Ltd.', 'RELCAPITAL', 'FINANCIAL SERVICES', 'INE013A01015', 'NSE500', 'RELCAPITAL', 'nse', '1', '1'); </text:p>
          </table:table-cell>
        </table:table-row>
        <table:table-row table:style-name="ro1">
          <table:table-cell office:value-type="string" calcext:value-type="string">
            <text:p>Reliance Industries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LIANC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2A01018</text:p>
          </table:table-cell>
          <table:table-cell office:value-type="string" calcext:value-type="string">
            <text:p>RELIANC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7];&quot;', '&quot;;[.C387];&quot;', '&quot;;[.B387];&quot;', '&quot;;[.E387];&quot;', '&quot;;[.G387];&quot;', '&quot;;[.F387];&quot;', 'nse', '1', '1'); &quot;)" office:value-type="string" office:string-value="INSERT INTO `moneyman_db`.`stocks` ( `name`, `symbol`, `industry`, `ISIN_code`, `group`, `moneycontrol_sym`, `exchange`, `created_by`, `updated_by`) VALUES ( 'Reliance Industries Ltd.', 'RELIANCE', 'ENERGY', 'INE002A01018', 'NSE500', 'RELIANCE', 'nse', '1', '1'); " calcext:value-type="string">
            <text:p>INSERT INTO `moneyman_db`.`stocks` ( `name`, `symbol`, `industry`, `ISIN_code`, `group`, `moneycontrol_sym`, `exchange`, `created_by`, `updated_by`) VALUES ( 'Reliance Industries Ltd.', 'RELIANCE', 'ENERGY', 'INE002A01018', 'NSE500', 'RELIANCE', 'nse', '1', '1'); </text:p>
          </table:table-cell>
        </table:table-row>
        <table:table-row table:style-name="ro1">
          <table:table-cell office:value-type="string" calcext:value-type="string">
            <text:p>Reliance Infrastructure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LINFR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6A01016</text:p>
          </table:table-cell>
          <table:table-cell office:value-type="string" calcext:value-type="string">
            <text:p>RELINFR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8];&quot;', '&quot;;[.C388];&quot;', '&quot;;[.B388];&quot;', '&quot;;[.E388];&quot;', '&quot;;[.G388];&quot;', '&quot;;[.F388];&quot;', 'nse', '1', '1'); &quot;)" office:value-type="string" office:string-value="INSERT INTO `moneyman_db`.`stocks` ( `name`, `symbol`, `industry`, `ISIN_code`, `group`, `moneycontrol_sym`, `exchange`, `created_by`, `updated_by`) VALUES ( 'Reliance Infrastructure Ltd.', 'RELINFRA', 'ENERGY', 'INE036A01016', 'NSE500', 'RELINFRA', 'nse', '1', '1'); " calcext:value-type="string">
            <text:p>INSERT INTO `moneyman_db`.`stocks` ( `name`, `symbol`, `industry`, `ISIN_code`, `group`, `moneycontrol_sym`, `exchange`, `created_by`, `updated_by`) VALUES ( 'Reliance Infrastructure Ltd.', 'RELINFRA', 'ENERGY', 'INE036A01016', 'NSE500', 'RELINFRA', 'nse', '1', '1'); </text:p>
          </table:table-cell>
        </table:table-row>
        <table:table-row table:style-name="ro1">
          <table:table-cell office:value-type="string" calcext:value-type="string">
            <text:p>Reliance Power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POW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14G01033</text:p>
          </table:table-cell>
          <table:table-cell office:value-type="string" calcext:value-type="string">
            <text:p>RPOW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89];&quot;', '&quot;;[.C389];&quot;', '&quot;;[.B389];&quot;', '&quot;;[.E389];&quot;', '&quot;;[.G389];&quot;', '&quot;;[.F389];&quot;', 'nse', '1', '1'); &quot;)" office:value-type="string" office:string-value="INSERT INTO `moneyman_db`.`stocks` ( `name`, `symbol`, `industry`, `ISIN_code`, `group`, `moneycontrol_sym`, `exchange`, `created_by`, `updated_by`) VALUES ( 'Reliance Power Ltd.', 'RPOWER', 'ENERGY', 'INE614G01033', 'NSE500', 'RPOWER', 'nse', '1', '1'); " calcext:value-type="string">
            <text:p>INSERT INTO `moneyman_db`.`stocks` ( `name`, `symbol`, `industry`, `ISIN_code`, `group`, `moneycontrol_sym`, `exchange`, `created_by`, `updated_by`) VALUES ( 'Reliance Power Ltd.', 'RPOWER', 'ENERGY', 'INE614G01033', 'NSE500', 'RPOWER', 'nse', '1', '1'); </text:p>
          </table:table-cell>
        </table:table-row>
        <table:table-row table:style-name="ro1">
          <table:table-cell office:value-type="string" calcext:value-type="string">
            <text:p>Repco Home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PCOHOM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12J01015</text:p>
          </table:table-cell>
          <table:table-cell office:value-type="string" calcext:value-type="string">
            <text:p>REPCOHOM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0];&quot;', '&quot;;[.C390];&quot;', '&quot;;[.B390];&quot;', '&quot;;[.E390];&quot;', '&quot;;[.G390];&quot;', '&quot;;[.F390];&quot;', 'nse', '1', '1'); &quot;)" office:value-type="string" office:string-value="INSERT INTO `moneyman_db`.`stocks` ( `name`, `symbol`, `industry`, `ISIN_code`, `group`, `moneycontrol_sym`, `exchange`, `created_by`, `updated_by`) VALUES ( 'Repco Home Finance Ltd.', 'REPCOHOME', 'FINANCIAL SERVICES', 'INE612J01015', 'NSE500', 'REPCOHOME', 'nse', '1', '1'); " calcext:value-type="string">
            <text:p>INSERT INTO `moneyman_db`.`stocks` ( `name`, `symbol`, `industry`, `ISIN_code`, `group`, `moneycontrol_sym`, `exchange`, `created_by`, `updated_by`) VALUES ( 'Repco Home Finance Ltd.', 'REPCOHOME', 'FINANCIAL SERVICES', 'INE612J01015', 'NSE500', 'REPCOHOME', 'nse', '1', '1'); </text:p>
          </table:table-cell>
        </table:table-row>
        <table:table-row table:style-name="ro1">
          <table:table-cell office:value-type="string" calcext:value-type="string">
            <text:p>Responsive Indust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RESPON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8D01026</text:p>
          </table:table-cell>
          <table:table-cell office:value-type="string" calcext:value-type="string">
            <text:p>RESPON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1];&quot;', '&quot;;[.C391];&quot;', '&quot;;[.B391];&quot;', '&quot;;[.E391];&quot;', '&quot;;[.G391];&quot;', '&quot;;[.F391];&quot;', 'nse', '1', '1'); &quot;)" office:value-type="string" office:string-value="INSERT INTO `moneyman_db`.`stocks` ( `name`, `symbol`, `industry`, `ISIN_code`, `group`, `moneycontrol_sym`, `exchange`, `created_by`, `updated_by`) VALUES ( 'Responsive Industries Ltd.', 'RESPONIND', 'INDUSTRIAL MANUFACTURING', 'INE688D01026', 'NSE500', 'RESPONIND', 'nse', '1', '1'); " calcext:value-type="string">
            <text:p>INSERT INTO `moneyman_db`.`stocks` ( `name`, `symbol`, `industry`, `ISIN_code`, `group`, `moneycontrol_sym`, `exchange`, `created_by`, `updated_by`) VALUES ( 'Responsive Industries Ltd.', 'RESPONIND', 'INDUSTRIAL MANUFACTURING', 'INE688D01026', 'NSE500', 'RESPONIND', 'nse', '1', '1'); </text:p>
          </table:table-cell>
        </table:table-row>
        <table:table-row table:style-name="ro1">
          <table:table-cell office:value-type="string" calcext:value-type="string">
            <text:p>S H Kelkar and Company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SH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00L01026</text:p>
          </table:table-cell>
          <table:table-cell office:value-type="string" calcext:value-type="string">
            <text:p>SH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2];&quot;', '&quot;;[.C392];&quot;', '&quot;;[.B392];&quot;', '&quot;;[.E392];&quot;', '&quot;;[.G392];&quot;', '&quot;;[.F392];&quot;', 'nse', '1', '1'); &quot;)" office:value-type="string" office:string-value="INSERT INTO `moneyman_db`.`stocks` ( `name`, `symbol`, `industry`, `ISIN_code`, `group`, `moneycontrol_sym`, `exchange`, `created_by`, `updated_by`) VALUES ( 'S H Kelkar and Company Ltd.', 'SHK', 'CONSUMER GOODS', 'INE500L01026', 'NSE500', 'SHK', 'nse', '1', '1'); " calcext:value-type="string">
            <text:p>INSERT INTO `moneyman_db`.`stocks` ( `name`, `symbol`, `industry`, `ISIN_code`, `group`, `moneycontrol_sym`, `exchange`, `created_by`, `updated_by`) VALUES ( 'S H Kelkar and Company Ltd.', 'SHK', 'CONSUMER GOODS', 'INE500L01026', 'NSE500', 'SHK', 'nse', '1', '1'); </text:p>
          </table:table-cell>
        </table:table-row>
        <table:table-row table:style-name="ro1">
          <table:table-cell office:value-type="string" calcext:value-type="string">
            <text:p>SBI Life Insur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BILIF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23W01016</text:p>
          </table:table-cell>
          <table:table-cell office:value-type="string" calcext:value-type="string">
            <text:p>SBILIF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3];&quot;', '&quot;;[.C393];&quot;', '&quot;;[.B393];&quot;', '&quot;;[.E393];&quot;', '&quot;;[.G393];&quot;', '&quot;;[.F393];&quot;', 'nse', '1', '1'); &quot;)" office:value-type="string" office:string-value="INSERT INTO `moneyman_db`.`stocks` ( `name`, `symbol`, `industry`, `ISIN_code`, `group`, `moneycontrol_sym`, `exchange`, `created_by`, `updated_by`) VALUES ( 'SBI Life Insurance Company Ltd.', 'SBILIFE', 'FINANCIAL SERVICES', 'INE123W01016', 'NSE500', 'SBILIFE', 'nse', '1', '1'); " calcext:value-type="string">
            <text:p>INSERT INTO `moneyman_db`.`stocks` ( `name`, `symbol`, `industry`, `ISIN_code`, `group`, `moneycontrol_sym`, `exchange`, `created_by`, `updated_by`) VALUES ( 'SBI Life Insurance Company Ltd.', 'SBILIFE', 'FINANCIAL SERVICES', 'INE123W01016', 'NSE500', 'SBILIFE', 'nse', '1', '1'); </text:p>
          </table:table-cell>
        </table:table-row>
        <table:table-row table:style-name="ro1">
          <table:table-cell office:value-type="string" calcext:value-type="string">
            <text:p>SJVN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JV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2L01015</text:p>
          </table:table-cell>
          <table:table-cell office:value-type="string" calcext:value-type="string">
            <text:p>SJV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4];&quot;', '&quot;;[.C394];&quot;', '&quot;;[.B394];&quot;', '&quot;;[.E394];&quot;', '&quot;;[.G394];&quot;', '&quot;;[.F394];&quot;', 'nse', '1', '1'); &quot;)" office:value-type="string" office:string-value="INSERT INTO `moneyman_db`.`stocks` ( `name`, `symbol`, `industry`, `ISIN_code`, `group`, `moneycontrol_sym`, `exchange`, `created_by`, `updated_by`) VALUES ( 'SJVN Ltd.', 'SJVN', 'ENERGY', 'INE002L01015', 'NSE500', 'SJVN', 'nse', '1', '1'); " calcext:value-type="string">
            <text:p>INSERT INTO `moneyman_db`.`stocks` ( `name`, `symbol`, `industry`, `ISIN_code`, `group`, `moneycontrol_sym`, `exchange`, `created_by`, `updated_by`) VALUES ( 'SJVN Ltd.', 'SJVN', 'ENERGY', 'INE002L01015', 'NSE500', 'SJVN', 'nse', '1', '1'); </text:p>
          </table:table-cell>
        </table:table-row>
        <table:table-row table:style-name="ro1">
          <table:table-cell office:value-type="string" calcext:value-type="string">
            <text:p>SKF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SKF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40A01023</text:p>
          </table:table-cell>
          <table:table-cell office:value-type="string" calcext:value-type="string">
            <text:p>SKF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5];&quot;', '&quot;;[.C395];&quot;', '&quot;;[.B395];&quot;', '&quot;;[.E395];&quot;', '&quot;;[.G395];&quot;', '&quot;;[.F395];&quot;', 'nse', '1', '1'); &quot;)" office:value-type="string" office:string-value="INSERT INTO `moneyman_db`.`stocks` ( `name`, `symbol`, `industry`, `ISIN_code`, `group`, `moneycontrol_sym`, `exchange`, `created_by`, `updated_by`) VALUES ( 'SKF India Ltd.', 'SKFINDIA', 'INDUSTRIAL MANUFACTURING', 'INE640A01023', 'NSE500', 'SKFINDIA', 'nse', '1', '1'); " calcext:value-type="string">
            <text:p>INSERT INTO `moneyman_db`.`stocks` ( `name`, `symbol`, `industry`, `ISIN_code`, `group`, `moneycontrol_sym`, `exchange`, `created_by`, `updated_by`) VALUES ( 'SKF India Ltd.', 'SKFINDIA', 'INDUSTRIAL MANUFACTURING', 'INE640A01023', 'NSE500', 'SKFINDIA', 'nse', '1', '1'); </text:p>
          </table:table-cell>
        </table:table-row>
        <table:table-row table:style-name="ro1">
          <table:table-cell office:value-type="string" calcext:value-type="string">
            <text:p>SRF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47A01010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6];&quot;', '&quot;;[.C396];&quot;', '&quot;;[.B396];&quot;', '&quot;;[.E396];&quot;', '&quot;;[.G396];&quot;', '&quot;;[.F396];&quot;', 'nse', '1', '1'); &quot;)" office:value-type="string" office:string-value="INSERT INTO `moneyman_db`.`stocks` ( `name`, `symbol`, `industry`, `ISIN_code`, `group`, `moneycontrol_sym`, `exchange`, `created_by`, `updated_by`) VALUES ( 'SRF Ltd.', 'SRF', 'TEXTILES', 'INE647A01010', 'NSE500', 'SRF', 'nse', '1', '1'); " calcext:value-type="string">
            <text:p>INSERT INTO `moneyman_db`.`stocks` ( `name`, `symbol`, `industry`, `ISIN_code`, `group`, `moneycontrol_sym`, `exchange`, `created_by`, `updated_by`) VALUES ( 'SRF Ltd.', 'SRF', 'TEXTILES', 'INE647A01010', 'NSE500', 'SRF', 'nse', '1', '1'); </text:p>
          </table:table-cell>
        </table:table-row>
        <table:table-row table:style-name="ro1">
          <table:table-cell office:value-type="string" calcext:value-type="string">
            <text:p>Sadbhav Engineering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ADBHAV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6H01026</text:p>
          </table:table-cell>
          <table:table-cell office:value-type="string" calcext:value-type="string">
            <text:p>SADBHAV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7];&quot;', '&quot;;[.C397];&quot;', '&quot;;[.B397];&quot;', '&quot;;[.E397];&quot;', '&quot;;[.G397];&quot;', '&quot;;[.F397];&quot;', 'nse', '1', '1'); &quot;)" office:value-type="string" office:string-value="INSERT INTO `moneyman_db`.`stocks` ( `name`, `symbol`, `industry`, `ISIN_code`, `group`, `moneycontrol_sym`, `exchange`, `created_by`, `updated_by`) VALUES ( 'Sadbhav Engineering Ltd.', 'SADBHAV', 'CONSTRUCTION', 'INE226H01026', 'NSE500', 'SADBHAV', 'nse', '1', '1'); " calcext:value-type="string">
            <text:p>INSERT INTO `moneyman_db`.`stocks` ( `name`, `symbol`, `industry`, `ISIN_code`, `group`, `moneycontrol_sym`, `exchange`, `created_by`, `updated_by`) VALUES ( 'Sadbhav Engineering Ltd.', 'SADBHAV', 'CONSTRUCTION', 'INE226H01026', 'NSE500', 'SADBHAV', 'nse', '1', '1'); </text:p>
          </table:table-cell>
        </table:table-row>
        <table:table-row table:style-name="ro1">
          <table:table-cell office:value-type="string" calcext:value-type="string">
            <text:p>Sanofi India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8A01010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8];&quot;', '&quot;;[.C398];&quot;', '&quot;;[.B398];&quot;', '&quot;;[.E398];&quot;', '&quot;;[.G398];&quot;', '&quot;;[.F398];&quot;', 'nse', '1', '1'); &quot;)" office:value-type="string" office:string-value="INSERT INTO `moneyman_db`.`stocks` ( `name`, `symbol`, `industry`, `ISIN_code`, `group`, `moneycontrol_sym`, `exchange`, `created_by`, `updated_by`) VALUES ( 'Sanofi India Ltd.', 'SANOFI', 'PHARMA', 'INE058A01010', 'NSE500', 'SANOFI', 'nse', '1', '1'); " calcext:value-type="string">
            <text:p>INSERT INTO `moneyman_db`.`stocks` ( `name`, `symbol`, `industry`, `ISIN_code`, `group`, `moneycontrol_sym`, `exchange`, `created_by`, `updated_by`) VALUES ( 'Sanofi India Ltd.', 'SANOFI', 'PHARMA', 'INE058A01010', 'NSE500', 'SANOFI', 'nse', '1', '1'); </text:p>
          </table:table-cell>
        </table:table-row>
        <table:table-row table:style-name="ro1">
          <table:table-cell office:value-type="string" calcext:value-type="string">
            <text:p>Schaeffler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SCHAEFFL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13A01014</text:p>
          </table:table-cell>
          <table:table-cell office:value-type="string" calcext:value-type="string">
            <text:p>SCHAEFFL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399];&quot;', '&quot;;[.C399];&quot;', '&quot;;[.B399];&quot;', '&quot;;[.E399];&quot;', '&quot;;[.G399];&quot;', '&quot;;[.F399];&quot;', 'nse', '1', '1'); &quot;)" office:value-type="string" office:string-value="INSERT INTO `moneyman_db`.`stocks` ( `name`, `symbol`, `industry`, `ISIN_code`, `group`, `moneycontrol_sym`, `exchange`, `created_by`, `updated_by`) VALUES ( 'Schaeffler India Ltd.', 'SCHAEFFLER', 'INDUSTRIAL MANUFACTURING', 'INE513A01014', 'NSE500', 'SCHAEFFLER', 'nse', '1', '1'); " calcext:value-type="string">
            <text:p>INSERT INTO `moneyman_db`.`stocks` ( `name`, `symbol`, `industry`, `ISIN_code`, `group`, `moneycontrol_sym`, `exchange`, `created_by`, `updated_by`) VALUES ( 'Schaeffler India Ltd.', 'SCHAEFFLER', 'INDUSTRIAL MANUFACTURING', 'INE513A01014', 'NSE500', 'SCHAEFFLER', 'nse', '1', '1'); </text:p>
          </table:table-cell>
        </table:table-row>
        <table:table-row table:style-name="ro1">
          <table:table-cell office:value-type="string" calcext:value-type="string">
            <text:p>Security and Intelligence Services (India)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5J01028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0];&quot;', '&quot;;[.C400];&quot;', '&quot;;[.B400];&quot;', '&quot;;[.E400];&quot;', '&quot;;[.G400];&quot;', '&quot;;[.F400];&quot;', 'nse', '1', '1'); &quot;)" office:value-type="string" office:string-value="INSERT INTO `moneyman_db`.`stocks` ( `name`, `symbol`, `industry`, `ISIN_code`, `group`, `moneycontrol_sym`, `exchange`, `created_by`, `updated_by`) VALUES ( 'Security and Intelligence Services (India) Ltd.', 'SIS', 'SERVICES', 'INE285J01028', 'NSE500', 'SIS', 'nse', '1', '1'); " calcext:value-type="string">
            <text:p>INSERT INTO `moneyman_db`.`stocks` ( `name`, `symbol`, `industry`, `ISIN_code`, `group`, `moneycontrol_sym`, `exchange`, `created_by`, `updated_by`) VALUES ( 'Security and Intelligence Services (India) Ltd.', 'SIS', 'SERVICES', 'INE285J01028', 'NSE500', 'SIS', 'nse', '1', '1'); </text:p>
          </table:table-cell>
        </table:table-row>
        <table:table-row table:style-name="ro1">
          <table:table-cell office:value-type="string" calcext:value-type="string">
            <text:p>Sheela Foam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16U01025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1];&quot;', '&quot;;[.C401];&quot;', '&quot;;[.B401];&quot;', '&quot;;[.E401];&quot;', '&quot;;[.G401];&quot;', '&quot;;[.F401];&quot;', 'nse', '1', '1'); &quot;)" office:value-type="string" office:string-value="INSERT INTO `moneyman_db`.`stocks` ( `name`, `symbol`, `industry`, `ISIN_code`, `group`, `moneycontrol_sym`, `exchange`, `created_by`, `updated_by`) VALUES ( 'Sheela Foam Ltd.', 'SFL', 'CONSUMER GOODS', 'INE916U01025', 'NSE500', 'SFL', 'nse', '1', '1'); " calcext:value-type="string">
            <text:p>INSERT INTO `moneyman_db`.`stocks` ( `name`, `symbol`, `industry`, `ISIN_code`, `group`, `moneycontrol_sym`, `exchange`, `created_by`, `updated_by`) VALUES ( 'Sheela Foam Ltd.', 'SFL', 'CONSUMER GOODS', 'INE916U01025', 'NSE500', 'SFL', 'nse', '1', '1'); </text:p>
          </table:table-cell>
        </table:table-row>
        <table:table-row table:style-name="ro1">
          <table:table-cell office:value-type="string" calcext:value-type="string">
            <text:p>Shilpa Medicare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HILPAME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90G01031</text:p>
          </table:table-cell>
          <table:table-cell office:value-type="string" calcext:value-type="string">
            <text:p>SHILPAME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2];&quot;', '&quot;;[.C402];&quot;', '&quot;;[.B402];&quot;', '&quot;;[.E402];&quot;', '&quot;;[.G402];&quot;', '&quot;;[.F402];&quot;', 'nse', '1', '1'); &quot;)" office:value-type="string" office:string-value="INSERT INTO `moneyman_db`.`stocks` ( `name`, `symbol`, `industry`, `ISIN_code`, `group`, `moneycontrol_sym`, `exchange`, `created_by`, `updated_by`) VALUES ( 'Shilpa Medicare Ltd.', 'SHILPAMED', 'PHARMA', 'INE790G01031', 'NSE500', 'SHILPAMED', 'nse', '1', '1'); " calcext:value-type="string">
            <text:p>INSERT INTO `moneyman_db`.`stocks` ( `name`, `symbol`, `industry`, `ISIN_code`, `group`, `moneycontrol_sym`, `exchange`, `created_by`, `updated_by`) VALUES ( 'Shilpa Medicare Ltd.', 'SHILPAMED', 'PHARMA', 'INE790G01031', 'NSE500', 'SHILPAMED', 'nse', '1', '1'); </text:p>
          </table:table-cell>
        </table:table-row>
        <table:table-row table:style-name="ro1">
          <table:table-cell office:value-type="string" calcext:value-type="string">
            <text:p>Shoppers Stop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SHOPERSTO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8B01024</text:p>
          </table:table-cell>
          <table:table-cell office:value-type="string" calcext:value-type="string">
            <text:p>SHOPERSTO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3];&quot;', '&quot;;[.C403];&quot;', '&quot;;[.B403];&quot;', '&quot;;[.E403];&quot;', '&quot;;[.G403];&quot;', '&quot;;[.F403];&quot;', 'nse', '1', '1'); &quot;)" office:value-type="string" office:string-value="INSERT INTO `moneyman_db`.`stocks` ( `name`, `symbol`, `industry`, `ISIN_code`, `group`, `moneycontrol_sym`, `exchange`, `created_by`, `updated_by`) VALUES ( 'Shoppers Stop Ltd.', 'SHOPERSTOP', 'CONSUMER GOODS', 'INE498B01024', 'NSE500', 'SHOPERSTOP', 'nse', '1', '1'); " calcext:value-type="string">
            <text:p>INSERT INTO `moneyman_db`.`stocks` ( `name`, `symbol`, `industry`, `ISIN_code`, `group`, `moneycontrol_sym`, `exchange`, `created_by`, `updated_by`) VALUES ( 'Shoppers Stop Ltd.', 'SHOPERSTOP', 'CONSUMER GOODS', 'INE498B01024', 'NSE500', 'SHOPERSTOP', 'nse', '1', '1'); </text:p>
          </table:table-cell>
        </table:table-row>
        <table:table-row table:style-name="ro1">
          <table:table-cell office:value-type="string" calcext:value-type="string">
            <text:p>Shree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SHREE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70A01015</text:p>
          </table:table-cell>
          <table:table-cell office:value-type="string" calcext:value-type="string">
            <text:p>SHREE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4];&quot;', '&quot;;[.C404];&quot;', '&quot;;[.B404];&quot;', '&quot;;[.E404];&quot;', '&quot;;[.G404];&quot;', '&quot;;[.F404];&quot;', 'nse', '1', '1'); &quot;)" office:value-type="string" office:string-value="INSERT INTO `moneyman_db`.`stocks` ( `name`, `symbol`, `industry`, `ISIN_code`, `group`, `moneycontrol_sym`, `exchange`, `created_by`, `updated_by`) VALUES ( 'Shree Cement Ltd.', 'SHREECEM', 'CEMENT &amp; CEMENT PRODUCTS', 'INE070A01015', 'NSE500', 'SHREECEM', 'nse', '1', '1'); " calcext:value-type="string">
            <text:p>INSERT INTO `moneyman_db`.`stocks` ( `name`, `symbol`, `industry`, `ISIN_code`, `group`, `moneycontrol_sym`, `exchange`, `created_by`, `updated_by`) VALUES ( 'Shree Cement Ltd.', 'SHREECEM', 'CEMENT &amp; CEMENT PRODUCTS', 'INE070A01015', 'NSE500', 'SHREECEM', 'nse', '1', '1'); </text:p>
          </table:table-cell>
        </table:table-row>
        <table:table-row table:style-name="ro1">
          <table:table-cell office:value-type="string" calcext:value-type="string">
            <text:p>Shree Renuka Sugar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RENUK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7H01022</text:p>
          </table:table-cell>
          <table:table-cell office:value-type="string" calcext:value-type="string">
            <text:p>RENUK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5];&quot;', '&quot;;[.C405];&quot;', '&quot;;[.B405];&quot;', '&quot;;[.E405];&quot;', '&quot;;[.G405];&quot;', '&quot;;[.F405];&quot;', 'nse', '1', '1'); &quot;)" office:value-type="string" office:string-value="INSERT INTO `moneyman_db`.`stocks` ( `name`, `symbol`, `industry`, `ISIN_code`, `group`, `moneycontrol_sym`, `exchange`, `created_by`, `updated_by`) VALUES ( 'Shree Renuka Sugars Ltd.', 'RENUKA', 'CONSUMER GOODS', 'INE087H01022', 'NSE500', 'RENUKA', 'nse', '1', '1'); " calcext:value-type="string">
            <text:p>INSERT INTO `moneyman_db`.`stocks` ( `name`, `symbol`, `industry`, `ISIN_code`, `group`, `moneycontrol_sym`, `exchange`, `created_by`, `updated_by`) VALUES ( 'Shree Renuka Sugars Ltd.', 'RENUKA', 'CONSUMER GOODS', 'INE087H01022', 'NSE500', 'RENUKA', 'nse', '1', '1'); </text:p>
          </table:table-cell>
        </table:table-row>
        <table:table-row table:style-name="ro1">
          <table:table-cell office:value-type="string" calcext:value-type="string">
            <text:p>Shriram City Union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HRIRAMCI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22A01011</text:p>
          </table:table-cell>
          <table:table-cell office:value-type="string" calcext:value-type="string">
            <text:p>SHRIRAMCI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6];&quot;', '&quot;;[.C406];&quot;', '&quot;;[.B406];&quot;', '&quot;;[.E406];&quot;', '&quot;;[.G406];&quot;', '&quot;;[.F406];&quot;', 'nse', '1', '1'); &quot;)" office:value-type="string" office:string-value="INSERT INTO `moneyman_db`.`stocks` ( `name`, `symbol`, `industry`, `ISIN_code`, `group`, `moneycontrol_sym`, `exchange`, `created_by`, `updated_by`) VALUES ( 'Shriram City Union Finance Ltd.', 'SHRIRAMCIT', 'FINANCIAL SERVICES', 'INE722A01011', 'NSE500', 'SHRIRAMCIT', 'nse', '1', '1'); " calcext:value-type="string">
            <text:p>INSERT INTO `moneyman_db`.`stocks` ( `name`, `symbol`, `industry`, `ISIN_code`, `group`, `moneycontrol_sym`, `exchange`, `created_by`, `updated_by`) VALUES ( 'Shriram City Union Finance Ltd.', 'SHRIRAMCIT', 'FINANCIAL SERVICES', 'INE722A01011', 'NSE500', 'SHRIRAMCIT', 'nse', '1', '1'); </text:p>
          </table:table-cell>
        </table:table-row>
        <table:table-row table:style-name="ro1">
          <table:table-cell office:value-type="string" calcext:value-type="string">
            <text:p>Shriram Transport Finance Co.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RTRANS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21A01013</text:p>
          </table:table-cell>
          <table:table-cell office:value-type="string" calcext:value-type="string">
            <text:p>SRTRANS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7];&quot;', '&quot;;[.C407];&quot;', '&quot;;[.B407];&quot;', '&quot;;[.E407];&quot;', '&quot;;[.G407];&quot;', '&quot;;[.F407];&quot;', 'nse', '1', '1'); &quot;)" office:value-type="string" office:string-value="INSERT INTO `moneyman_db`.`stocks` ( `name`, `symbol`, `industry`, `ISIN_code`, `group`, `moneycontrol_sym`, `exchange`, `created_by`, `updated_by`) VALUES ( 'Shriram Transport Finance Co. Ltd.', 'SRTRANSFIN', 'FINANCIAL SERVICES', 'INE721A01013', 'NSE500', 'SRTRANSFIN', 'nse', '1', '1'); " calcext:value-type="string">
            <text:p>INSERT INTO `moneyman_db`.`stocks` ( `name`, `symbol`, `industry`, `ISIN_code`, `group`, `moneycontrol_sym`, `exchange`, `created_by`, `updated_by`) VALUES ( 'Shriram Transport Finance Co. Ltd.', 'SRTRANSFIN', 'FINANCIAL SERVICES', 'INE721A01013', 'NSE500', 'SRTRANSFIN', 'nse', '1', '1'); </text:p>
          </table:table-cell>
        </table:table-row>
        <table:table-row table:style-name="ro1">
          <table:table-cell office:value-type="string" calcext:value-type="string">
            <text:p>Siemen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03A01024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8];&quot;', '&quot;;[.C408];&quot;', '&quot;;[.B408];&quot;', '&quot;;[.E408];&quot;', '&quot;;[.G408];&quot;', '&quot;;[.F408];&quot;', 'nse', '1', '1'); &quot;)" office:value-type="string" office:string-value="INSERT INTO `moneyman_db`.`stocks` ( `name`, `symbol`, `industry`, `ISIN_code`, `group`, `moneycontrol_sym`, `exchange`, `created_by`, `updated_by`) VALUES ( 'Siemens Ltd.', 'SIEMENS', 'INDUSTRIAL MANUFACTURING', 'INE003A01024', 'NSE500', 'SIEMENS', 'nse', '1', '1'); " calcext:value-type="string">
            <text:p>INSERT INTO `moneyman_db`.`stocks` ( `name`, `symbol`, `industry`, `ISIN_code`, `group`, `moneycontrol_sym`, `exchange`, `created_by`, `updated_by`) VALUES ( 'Siemens Ltd.', 'SIEMENS', 'INDUSTRIAL MANUFACTURING', 'INE003A01024', 'NSE500', 'SIEMENS', 'nse', '1', '1'); </text:p>
          </table:table-cell>
        </table:table-row>
        <table:table-row table:style-name="ro1">
          <table:table-cell office:value-type="string" calcext:value-type="string">
            <text:p>Sobha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OBH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71H01015</text:p>
          </table:table-cell>
          <table:table-cell office:value-type="string" calcext:value-type="string">
            <text:p>SOBH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09];&quot;', '&quot;;[.C409];&quot;', '&quot;;[.B409];&quot;', '&quot;;[.E409];&quot;', '&quot;;[.G409];&quot;', '&quot;;[.F409];&quot;', 'nse', '1', '1'); &quot;)" office:value-type="string" office:string-value="INSERT INTO `moneyman_db`.`stocks` ( `name`, `symbol`, `industry`, `ISIN_code`, `group`, `moneycontrol_sym`, `exchange`, `created_by`, `updated_by`) VALUES ( 'Sobha Ltd.', 'SOBHA', 'CONSTRUCTION', 'INE671H01015', 'NSE500', 'SOBHA', 'nse', '1', '1'); " calcext:value-type="string">
            <text:p>INSERT INTO `moneyman_db`.`stocks` ( `name`, `symbol`, `industry`, `ISIN_code`, `group`, `moneycontrol_sym`, `exchange`, `created_by`, `updated_by`) VALUES ( 'Sobha Ltd.', 'SOBHA', 'CONSTRUCTION', 'INE671H01015', 'NSE500', 'SOBHA', 'nse', '1', '1'); </text:p>
          </table:table-cell>
        </table:table-row>
        <table:table-row table:style-name="ro1">
          <table:table-cell office:value-type="string" calcext:value-type="string">
            <text:p>Solar Industries India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SOLARIND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3H01029</text:p>
          </table:table-cell>
          <table:table-cell office:value-type="string" calcext:value-type="string">
            <text:p>SOLARIND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0];&quot;', '&quot;;[.C410];&quot;', '&quot;;[.B410];&quot;', '&quot;;[.E410];&quot;', '&quot;;[.G410];&quot;', '&quot;;[.F410];&quot;', 'nse', '1', '1'); &quot;)" office:value-type="string" office:string-value="INSERT INTO `moneyman_db`.`stocks` ( `name`, `symbol`, `industry`, `ISIN_code`, `group`, `moneycontrol_sym`, `exchange`, `created_by`, `updated_by`) VALUES ( 'Solar Industries India Ltd.', 'SOLARINDS', 'CHEMICALS', 'INE343H01029', 'NSE500', 'SOLARINDS', 'nse', '1', '1'); " calcext:value-type="string">
            <text:p>INSERT INTO `moneyman_db`.`stocks` ( `name`, `symbol`, `industry`, `ISIN_code`, `group`, `moneycontrol_sym`, `exchange`, `created_by`, `updated_by`) VALUES ( 'Solar Industries India Ltd.', 'SOLARINDS', 'CHEMICALS', 'INE343H01029', 'NSE500', 'SOLARINDS', 'nse', '1', '1'); </text:p>
          </table:table-cell>
        </table:table-row>
        <table:table-row table:style-name="ro1">
          <table:table-cell office:value-type="string" calcext:value-type="string">
            <text:p>Sonata Software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ONATSOFTW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69A01021</text:p>
          </table:table-cell>
          <table:table-cell office:value-type="string" calcext:value-type="string">
            <text:p>SONATSOFTW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1];&quot;', '&quot;;[.C411];&quot;', '&quot;;[.B411];&quot;', '&quot;;[.E411];&quot;', '&quot;;[.G411];&quot;', '&quot;;[.F411];&quot;', 'nse', '1', '1'); &quot;)" office:value-type="string" office:string-value="INSERT INTO `moneyman_db`.`stocks` ( `name`, `symbol`, `industry`, `ISIN_code`, `group`, `moneycontrol_sym`, `exchange`, `created_by`, `updated_by`) VALUES ( 'Sonata Software Ltd.', 'SONATSOFTW', 'IT', 'INE269A01021', 'NSE500', 'SONATSOFTW', 'nse', '1', '1'); " calcext:value-type="string">
            <text:p>INSERT INTO `moneyman_db`.`stocks` ( `name`, `symbol`, `industry`, `ISIN_code`, `group`, `moneycontrol_sym`, `exchange`, `created_by`, `updated_by`) VALUES ( 'Sonata Software Ltd.', 'SONATSOFTW', 'IT', 'INE269A01021', 'NSE500', 'SONATSOFTW', 'nse', '1', '1'); </text:p>
          </table:table-cell>
        </table:table-row>
        <table:table-row table:style-name="ro1">
          <table:table-cell office:value-type="string" calcext:value-type="string">
            <text:p>South Indian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OUTH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3A01023</text:p>
          </table:table-cell>
          <table:table-cell office:value-type="string" calcext:value-type="string">
            <text:p>SOUTH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2];&quot;', '&quot;;[.C412];&quot;', '&quot;;[.B412];&quot;', '&quot;;[.E412];&quot;', '&quot;;[.G412];&quot;', '&quot;;[.F412];&quot;', 'nse', '1', '1'); &quot;)" office:value-type="string" office:string-value="INSERT INTO `moneyman_db`.`stocks` ( `name`, `symbol`, `industry`, `ISIN_code`, `group`, `moneycontrol_sym`, `exchange`, `created_by`, `updated_by`) VALUES ( 'South Indian Bank Ltd.', 'SOUTHBANK', 'FINANCIAL SERVICES', 'INE683A01023', 'NSE500', 'SOUTHBANK', 'nse', '1', '1'); " calcext:value-type="string">
            <text:p>INSERT INTO `moneyman_db`.`stocks` ( `name`, `symbol`, `industry`, `ISIN_code`, `group`, `moneycontrol_sym`, `exchange`, `created_by`, `updated_by`) VALUES ( 'South Indian Bank Ltd.', 'SOUTHBANK', 'FINANCIAL SERVICES', 'INE683A01023', 'NSE500', 'SOUTHBANK', 'nse', '1', '1'); </text:p>
          </table:table-cell>
        </table:table-row>
        <table:table-row table:style-name="ro1">
          <table:table-cell office:value-type="string" calcext:value-type="string">
            <text:p>Spandana Sphoorty Financial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PANDAN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72J01011</text:p>
          </table:table-cell>
          <table:table-cell office:value-type="string" calcext:value-type="string">
            <text:p>SPANDAN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3];&quot;', '&quot;;[.C413];&quot;', '&quot;;[.B413];&quot;', '&quot;;[.E413];&quot;', '&quot;;[.G413];&quot;', '&quot;;[.F413];&quot;', 'nse', '1', '1'); &quot;)" office:value-type="string" office:string-value="INSERT INTO `moneyman_db`.`stocks` ( `name`, `symbol`, `industry`, `ISIN_code`, `group`, `moneycontrol_sym`, `exchange`, `created_by`, `updated_by`) VALUES ( 'Spandana Sphoorty Financial Ltd.', 'SPANDANA', 'FINANCIAL SERVICES', 'INE572J01011', 'NSE500', 'SPANDANA', 'nse', '1', '1'); " calcext:value-type="string">
            <text:p>INSERT INTO `moneyman_db`.`stocks` ( `name`, `symbol`, `industry`, `ISIN_code`, `group`, `moneycontrol_sym`, `exchange`, `created_by`, `updated_by`) VALUES ( 'Spandana Sphoorty Financial Ltd.', 'SPANDANA', 'FINANCIAL SERVICES', 'INE572J01011', 'NSE500', 'SPANDANA', 'nse', '1', '1'); </text:p>
          </table:table-cell>
        </table:table-row>
        <table:table-row table:style-name="ro1">
          <table:table-cell office:value-type="string" calcext:value-type="string">
            <text:p>Spicejet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PICEJE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5B01017</text:p>
          </table:table-cell>
          <table:table-cell office:value-type="string" calcext:value-type="string">
            <text:p>SPICEJE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4];&quot;', '&quot;;[.C414];&quot;', '&quot;;[.B414];&quot;', '&quot;;[.E414];&quot;', '&quot;;[.G414];&quot;', '&quot;;[.F414];&quot;', 'nse', '1', '1'); &quot;)" office:value-type="string" office:string-value="INSERT INTO `moneyman_db`.`stocks` ( `name`, `symbol`, `industry`, `ISIN_code`, `group`, `moneycontrol_sym`, `exchange`, `created_by`, `updated_by`) VALUES ( 'Spicejet Ltd.', 'SPICEJET', 'SERVICES', 'INE285B01017', 'NSE500', 'SPICEJET', 'nse', '1', '1'); " calcext:value-type="string">
            <text:p>INSERT INTO `moneyman_db`.`stocks` ( `name`, `symbol`, `industry`, `ISIN_code`, `group`, `moneycontrol_sym`, `exchange`, `created_by`, `updated_by`) VALUES ( 'Spicejet Ltd.', 'SPICEJET', 'SERVICES', 'INE285B01017', 'NSE500', 'SPICEJET', 'nse', '1', '1'); </text:p>
          </table:table-cell>
        </table:table-row>
        <table:table-row table:style-name="ro1">
          <table:table-cell office:value-type="string" calcext:value-type="string">
            <text:p>Star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STARCEM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60H01021</text:p>
          </table:table-cell>
          <table:table-cell office:value-type="string" calcext:value-type="string">
            <text:p>STARCEM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5];&quot;', '&quot;;[.C415];&quot;', '&quot;;[.B415];&quot;', '&quot;;[.E415];&quot;', '&quot;;[.G415];&quot;', '&quot;;[.F415];&quot;', 'nse', '1', '1'); &quot;)" office:value-type="string" office:string-value="INSERT INTO `moneyman_db`.`stocks` ( `name`, `symbol`, `industry`, `ISIN_code`, `group`, `moneycontrol_sym`, `exchange`, `created_by`, `updated_by`) VALUES ( 'Star Cement Ltd.', 'STARCEMENT', 'CEMENT &amp; CEMENT PRODUCTS', 'INE460H01021', 'NSE500', 'STARCEMENT', 'nse', '1', '1'); " calcext:value-type="string">
            <text:p>INSERT INTO `moneyman_db`.`stocks` ( `name`, `symbol`, `industry`, `ISIN_code`, `group`, `moneycontrol_sym`, `exchange`, `created_by`, `updated_by`) VALUES ( 'Star Cement Ltd.', 'STARCEMENT', 'CEMENT &amp; CEMENT PRODUCTS', 'INE460H01021', 'NSE500', 'STARCEMENT', 'nse', '1', '1'); </text:p>
          </table:table-cell>
        </table:table-row>
        <table:table-row table:style-name="ro1">
          <table:table-cell office:value-type="string" calcext:value-type="string">
            <text:p>State Bank of Indi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B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2A01020</text:p>
          </table:table-cell>
          <table:table-cell office:value-type="string" calcext:value-type="string">
            <text:p>SB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6];&quot;', '&quot;;[.C416];&quot;', '&quot;;[.B416];&quot;', '&quot;;[.E416];&quot;', '&quot;;[.G416];&quot;', '&quot;;[.F416];&quot;', 'nse', '1', '1'); &quot;)" office:value-type="string" office:string-value="INSERT INTO `moneyman_db`.`stocks` ( `name`, `symbol`, `industry`, `ISIN_code`, `group`, `moneycontrol_sym`, `exchange`, `created_by`, `updated_by`) VALUES ( 'State Bank of India', 'SBIN', 'FINANCIAL SERVICES', 'INE062A01020', 'NSE500', 'SBIN', 'nse', '1', '1'); " calcext:value-type="string">
            <text:p>INSERT INTO `moneyman_db`.`stocks` ( `name`, `symbol`, `industry`, `ISIN_code`, `group`, `moneycontrol_sym`, `exchange`, `created_by`, `updated_by`) VALUES ( 'State Bank of India', 'SBIN', 'FINANCIAL SERVICES', 'INE062A01020', 'NSE500', 'SBIN', 'nse', '1', '1'); </text:p>
          </table:table-cell>
        </table:table-row>
        <table:table-row table:style-name="ro1">
          <table:table-cell office:value-type="string" calcext:value-type="string">
            <text:p>Steel Authority of India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14A01011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7];&quot;', '&quot;;[.C417];&quot;', '&quot;;[.B417];&quot;', '&quot;;[.E417];&quot;', '&quot;;[.G417];&quot;', '&quot;;[.F417];&quot;', 'nse', '1', '1'); &quot;)" office:value-type="string" office:string-value="INSERT INTO `moneyman_db`.`stocks` ( `name`, `symbol`, `industry`, `ISIN_code`, `group`, `moneycontrol_sym`, `exchange`, `created_by`, `updated_by`) VALUES ( 'Steel Authority of India Ltd.', 'SAIL', 'METALS', 'INE114A01011', 'NSE500', 'SAIL', 'nse', '1', '1'); " calcext:value-type="string">
            <text:p>INSERT INTO `moneyman_db`.`stocks` ( `name`, `symbol`, `industry`, `ISIN_code`, `group`, `moneycontrol_sym`, `exchange`, `created_by`, `updated_by`) VALUES ( 'Steel Authority of India Ltd.', 'SAIL', 'METALS', 'INE114A01011', 'NSE500', 'SAIL', 'nse', '1', '1'); </text:p>
          </table:table-cell>
        </table:table-row>
        <table:table-row table:style-name="ro1">
          <table:table-cell office:value-type="string" calcext:value-type="string">
            <text:p>Sterlite Technologies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STRTE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9C01029</text:p>
          </table:table-cell>
          <table:table-cell office:value-type="string" calcext:value-type="string">
            <text:p>STRTE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8];&quot;', '&quot;;[.C418];&quot;', '&quot;;[.B418];&quot;', '&quot;;[.E418];&quot;', '&quot;;[.G418];&quot;', '&quot;;[.F418];&quot;', 'nse', '1', '1'); &quot;)" office:value-type="string" office:string-value="INSERT INTO `moneyman_db`.`stocks` ( `name`, `symbol`, `industry`, `ISIN_code`, `group`, `moneycontrol_sym`, `exchange`, `created_by`, `updated_by`) VALUES ( 'Sterlite Technologies Ltd.', 'STRTECH', 'TELECOM', 'INE089C01029', 'NSE500', 'STRTECH', 'nse', '1', '1'); " calcext:value-type="string">
            <text:p>INSERT INTO `moneyman_db`.`stocks` ( `name`, `symbol`, `industry`, `ISIN_code`, `group`, `moneycontrol_sym`, `exchange`, `created_by`, `updated_by`) VALUES ( 'Sterlite Technologies Ltd.', 'STRTECH', 'TELECOM', 'INE089C01029', 'NSE500', 'STRTECH', 'nse', '1', '1'); </text:p>
          </table:table-cell>
        </table:table-row>
        <table:table-row table:style-name="ro1">
          <table:table-cell office:value-type="string" calcext:value-type="string">
            <text:p>Strides Pharma Science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39A0101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19];&quot;', '&quot;;[.C419];&quot;', '&quot;;[.B419];&quot;', '&quot;;[.E419];&quot;', '&quot;;[.G419];&quot;', '&quot;;[.F419];&quot;', 'nse', '1', '1'); &quot;)" office:value-type="string" office:string-value="INSERT INTO `moneyman_db`.`stocks` ( `name`, `symbol`, `industry`, `ISIN_code`, `group`, `moneycontrol_sym`, `exchange`, `created_by`, `updated_by`) VALUES ( 'Strides Pharma Science Ltd.', 'STAR', 'PHARMA', 'INE939A01011', 'NSE500', 'STAR', 'nse', '1', '1'); " calcext:value-type="string">
            <text:p>INSERT INTO `moneyman_db`.`stocks` ( `name`, `symbol`, `industry`, `ISIN_code`, `group`, `moneycontrol_sym`, `exchange`, `created_by`, `updated_by`) VALUES ( 'Strides Pharma Science Ltd.', 'STAR', 'PHARMA', 'INE939A01011', 'NSE500', 'STAR', 'nse', '1', '1'); </text:p>
          </table:table-cell>
        </table:table-row>
        <table:table-row table:style-name="ro1">
          <table:table-cell office:value-type="string" calcext:value-type="string">
            <text:p>Sudarshan Chemical Industrie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SUDARSCH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59A01023</text:p>
          </table:table-cell>
          <table:table-cell office:value-type="string" calcext:value-type="string">
            <text:p>SUDARSCH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0];&quot;', '&quot;;[.C420];&quot;', '&quot;;[.B420];&quot;', '&quot;;[.E420];&quot;', '&quot;;[.G420];&quot;', '&quot;;[.F420];&quot;', 'nse', '1', '1'); &quot;)" office:value-type="string" office:string-value="INSERT INTO `moneyman_db`.`stocks` ( `name`, `symbol`, `industry`, `ISIN_code`, `group`, `moneycontrol_sym`, `exchange`, `created_by`, `updated_by`) VALUES ( 'Sudarshan Chemical Industries Ltd.', 'SUDARSCHEM', 'CHEMICALS', 'INE659A01023', 'NSE500', 'SUDARSCHEM', 'nse', '1', '1'); " calcext:value-type="string">
            <text:p>INSERT INTO `moneyman_db`.`stocks` ( `name`, `symbol`, `industry`, `ISIN_code`, `group`, `moneycontrol_sym`, `exchange`, `created_by`, `updated_by`) VALUES ( 'Sudarshan Chemical Industries Ltd.', 'SUDARSCHEM', 'CHEMICALS', 'INE659A01023', 'NSE500', 'SUDARSCHEM', 'nse', '1', '1'); </text:p>
          </table:table-cell>
        </table:table-row>
        <table:table-row table:style-name="ro1">
          <table:table-cell office:value-type="string" calcext:value-type="string">
            <text:p>Sun Pharma Advanced Research Company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PAR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32I01014</text:p>
          </table:table-cell>
          <table:table-cell office:value-type="string" calcext:value-type="string">
            <text:p>SPAR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1];&quot;', '&quot;;[.C421];&quot;', '&quot;;[.B421];&quot;', '&quot;;[.E421];&quot;', '&quot;;[.G421];&quot;', '&quot;;[.F421];&quot;', 'nse', '1', '1'); &quot;)" office:value-type="string" office:string-value="INSERT INTO `moneyman_db`.`stocks` ( `name`, `symbol`, `industry`, `ISIN_code`, `group`, `moneycontrol_sym`, `exchange`, `created_by`, `updated_by`) VALUES ( 'Sun Pharma Advanced Research Company Ltd.', 'SPARC', 'PHARMA', 'INE232I01014', 'NSE500', 'SPARC', 'nse', '1', '1'); " calcext:value-type="string">
            <text:p>INSERT INTO `moneyman_db`.`stocks` ( `name`, `symbol`, `industry`, `ISIN_code`, `group`, `moneycontrol_sym`, `exchange`, `created_by`, `updated_by`) VALUES ( 'Sun Pharma Advanced Research Company Ltd.', 'SPARC', 'PHARMA', 'INE232I01014', 'NSE500', 'SPARC', 'nse', '1', '1'); </text:p>
          </table:table-cell>
        </table:table-row>
        <table:table-row table:style-name="ro1">
          <table:table-cell office:value-type="string" calcext:value-type="string">
            <text:p>Sun Pharmaceutical Industrie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UNPHARM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4A01036</text:p>
          </table:table-cell>
          <table:table-cell office:value-type="string" calcext:value-type="string">
            <text:p>SUNPHARM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2];&quot;', '&quot;;[.C422];&quot;', '&quot;;[.B422];&quot;', '&quot;;[.E422];&quot;', '&quot;;[.G422];&quot;', '&quot;;[.F422];&quot;', 'nse', '1', '1'); &quot;)" office:value-type="string" office:string-value="INSERT INTO `moneyman_db`.`stocks` ( `name`, `symbol`, `industry`, `ISIN_code`, `group`, `moneycontrol_sym`, `exchange`, `created_by`, `updated_by`) VALUES ( 'Sun Pharmaceutical Industries Ltd.', 'SUNPHARMA', 'PHARMA', 'INE044A01036', 'NSE500', 'SUNPHARMA', 'nse', '1', '1'); " calcext:value-type="string">
            <text:p>INSERT INTO `moneyman_db`.`stocks` ( `name`, `symbol`, `industry`, `ISIN_code`, `group`, `moneycontrol_sym`, `exchange`, `created_by`, `updated_by`) VALUES ( 'Sun Pharmaceutical Industries Ltd.', 'SUNPHARMA', 'PHARMA', 'INE044A01036', 'NSE500', 'SUNPHARMA', 'nse', '1', '1'); </text:p>
          </table:table-cell>
        </table:table-row>
        <table:table-row table:style-name="ro1">
          <table:table-cell office:value-type="string" calcext:value-type="string">
            <text:p>Sun TV Network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SUNTV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24H01027</text:p>
          </table:table-cell>
          <table:table-cell office:value-type="string" calcext:value-type="string">
            <text:p>SUNTV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3];&quot;', '&quot;;[.C423];&quot;', '&quot;;[.B423];&quot;', '&quot;;[.E423];&quot;', '&quot;;[.G423];&quot;', '&quot;;[.F423];&quot;', 'nse', '1', '1'); &quot;)" office:value-type="string" office:string-value="INSERT INTO `moneyman_db`.`stocks` ( `name`, `symbol`, `industry`, `ISIN_code`, `group`, `moneycontrol_sym`, `exchange`, `created_by`, `updated_by`) VALUES ( 'Sun TV Network Ltd.', 'SUNTV', 'MEDIA &amp; ENTERTAINMENT', 'INE424H01027', 'NSE500', 'SUNTV', 'nse', '1', '1'); " calcext:value-type="string">
            <text:p>INSERT INTO `moneyman_db`.`stocks` ( `name`, `symbol`, `industry`, `ISIN_code`, `group`, `moneycontrol_sym`, `exchange`, `created_by`, `updated_by`) VALUES ( 'Sun TV Network Ltd.', 'SUNTV', 'MEDIA &amp; ENTERTAINMENT', 'INE424H01027', 'NSE500', 'SUNTV', 'nse', '1', '1'); </text:p>
          </table:table-cell>
        </table:table-row>
        <table:table-row table:style-name="ro1">
          <table:table-cell office:value-type="string" calcext:value-type="string">
            <text:p>Sundaram Clayton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SUNCLAYLT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05A01035</text:p>
          </table:table-cell>
          <table:table-cell office:value-type="string" calcext:value-type="string">
            <text:p>SUNCLAYLT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4];&quot;', '&quot;;[.C424];&quot;', '&quot;;[.B424];&quot;', '&quot;;[.E424];&quot;', '&quot;;[.G424];&quot;', '&quot;;[.F424];&quot;', 'nse', '1', '1'); &quot;)" office:value-type="string" office:string-value="INSERT INTO `moneyman_db`.`stocks` ( `name`, `symbol`, `industry`, `ISIN_code`, `group`, `moneycontrol_sym`, `exchange`, `created_by`, `updated_by`) VALUES ( 'Sundaram Clayton Ltd.', 'SUNCLAYLTD', 'AUTOMOBILE', 'INE105A01035', 'NSE500', 'SUNCLAYLTD', 'nse', '1', '1'); " calcext:value-type="string">
            <text:p>INSERT INTO `moneyman_db`.`stocks` ( `name`, `symbol`, `industry`, `ISIN_code`, `group`, `moneycontrol_sym`, `exchange`, `created_by`, `updated_by`) VALUES ( 'Sundaram Clayton Ltd.', 'SUNCLAYLTD', 'AUTOMOBILE', 'INE105A01035', 'NSE500', 'SUNCLAYLTD', 'nse', '1', '1'); </text:p>
          </table:table-cell>
        </table:table-row>
        <table:table-row table:style-name="ro1">
          <table:table-cell office:value-type="string" calcext:value-type="string">
            <text:p>Sundaram Finance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UNDARMFI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0A01013</text:p>
          </table:table-cell>
          <table:table-cell office:value-type="string" calcext:value-type="string">
            <text:p>SUNDARMFI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5];&quot;', '&quot;;[.C425];&quot;', '&quot;;[.B425];&quot;', '&quot;;[.E425];&quot;', '&quot;;[.G425];&quot;', '&quot;;[.F425];&quot;', 'nse', '1', '1'); &quot;)" office:value-type="string" office:string-value="INSERT INTO `moneyman_db`.`stocks` ( `name`, `symbol`, `industry`, `ISIN_code`, `group`, `moneycontrol_sym`, `exchange`, `created_by`, `updated_by`) VALUES ( 'Sundaram Finance Ltd.', 'SUNDARMFIN', 'FINANCIAL SERVICES', 'INE660A01013', 'NSE500', 'SUNDARMFIN', 'nse', '1', '1'); " calcext:value-type="string">
            <text:p>INSERT INTO `moneyman_db`.`stocks` ( `name`, `symbol`, `industry`, `ISIN_code`, `group`, `moneycontrol_sym`, `exchange`, `created_by`, `updated_by`) VALUES ( 'Sundaram Finance Ltd.', 'SUNDARMFIN', 'FINANCIAL SERVICES', 'INE660A01013', 'NSE500', 'SUNDARMFIN', 'nse', '1', '1'); </text:p>
          </table:table-cell>
        </table:table-row>
        <table:table-row table:style-name="ro1">
          <table:table-cell office:value-type="string" calcext:value-type="string">
            <text:p>Sundram Fastener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SUNDRMFAS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87A01021</text:p>
          </table:table-cell>
          <table:table-cell office:value-type="string" calcext:value-type="string">
            <text:p>SUNDRMFAS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6];&quot;', '&quot;;[.C426];&quot;', '&quot;;[.B426];&quot;', '&quot;;[.E426];&quot;', '&quot;;[.G426];&quot;', '&quot;;[.F426];&quot;', 'nse', '1', '1'); &quot;)" office:value-type="string" office:string-value="INSERT INTO `moneyman_db`.`stocks` ( `name`, `symbol`, `industry`, `ISIN_code`, `group`, `moneycontrol_sym`, `exchange`, `created_by`, `updated_by`) VALUES ( 'Sundram Fasteners Ltd.', 'SUNDRMFAST', 'AUTOMOBILE', 'INE387A01021', 'NSE500', 'SUNDRMFAST', 'nse', '1', '1'); " calcext:value-type="string">
            <text:p>INSERT INTO `moneyman_db`.`stocks` ( `name`, `symbol`, `industry`, `ISIN_code`, `group`, `moneycontrol_sym`, `exchange`, `created_by`, `updated_by`) VALUES ( 'Sundram Fasteners Ltd.', 'SUNDRMFAST', 'AUTOMOBILE', 'INE387A01021', 'NSE500', 'SUNDRMFAST', 'nse', '1', '1'); </text:p>
          </table:table-cell>
        </table:table-row>
        <table:table-row table:style-name="ro1">
          <table:table-cell office:value-type="string" calcext:value-type="string">
            <text:p>Sunteck Realty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UNTEC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05D01034</text:p>
          </table:table-cell>
          <table:table-cell office:value-type="string" calcext:value-type="string">
            <text:p>SUNTEC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7];&quot;', '&quot;;[.C427];&quot;', '&quot;;[.B427];&quot;', '&quot;;[.E427];&quot;', '&quot;;[.G427];&quot;', '&quot;;[.F427];&quot;', 'nse', '1', '1'); &quot;)" office:value-type="string" office:string-value="INSERT INTO `moneyman_db`.`stocks` ( `name`, `symbol`, `industry`, `ISIN_code`, `group`, `moneycontrol_sym`, `exchange`, `created_by`, `updated_by`) VALUES ( 'Sunteck Realty Ltd.', 'SUNTECK', 'CONSTRUCTION', 'INE805D01034', 'NSE500', 'SUNTECK', 'nse', '1', '1'); " calcext:value-type="string">
            <text:p>INSERT INTO `moneyman_db`.`stocks` ( `name`, `symbol`, `industry`, `ISIN_code`, `group`, `moneycontrol_sym`, `exchange`, `created_by`, `updated_by`) VALUES ( 'Sunteck Realty Ltd.', 'SUNTECK', 'CONSTRUCTION', 'INE805D01034', 'NSE500', 'SUNTECK', 'nse', '1', '1'); </text:p>
          </table:table-cell>
        </table:table-row>
        <table:table-row table:style-name="ro1">
          <table:table-cell office:value-type="string" calcext:value-type="string">
            <text:p>Suprajit Engineering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SUPRAJI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99C01030</text:p>
          </table:table-cell>
          <table:table-cell office:value-type="string" calcext:value-type="string">
            <text:p>SUPRAJI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8];&quot;', '&quot;;[.C428];&quot;', '&quot;;[.B428];&quot;', '&quot;;[.E428];&quot;', '&quot;;[.G428];&quot;', '&quot;;[.F428];&quot;', 'nse', '1', '1'); &quot;)" office:value-type="string" office:string-value="INSERT INTO `moneyman_db`.`stocks` ( `name`, `symbol`, `industry`, `ISIN_code`, `group`, `moneycontrol_sym`, `exchange`, `created_by`, `updated_by`) VALUES ( 'Suprajit Engineering Ltd.', 'SUPRAJIT', 'AUTOMOBILE', 'INE399C01030', 'NSE500', 'SUPRAJIT', 'nse', '1', '1'); " calcext:value-type="string">
            <text:p>INSERT INTO `moneyman_db`.`stocks` ( `name`, `symbol`, `industry`, `ISIN_code`, `group`, `moneycontrol_sym`, `exchange`, `created_by`, `updated_by`) VALUES ( 'Suprajit Engineering Ltd.', 'SUPRAJIT', 'AUTOMOBILE', 'INE399C01030', 'NSE500', 'SUPRAJIT', 'nse', '1', '1'); </text:p>
          </table:table-cell>
        </table:table-row>
        <table:table-row table:style-name="ro1">
          <table:table-cell office:value-type="string" calcext:value-type="string">
            <text:p>Supreme Industries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SUPREME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5A01028</text:p>
          </table:table-cell>
          <table:table-cell office:value-type="string" calcext:value-type="string">
            <text:p>SUPREME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29];&quot;', '&quot;;[.C429];&quot;', '&quot;;[.B429];&quot;', '&quot;;[.E429];&quot;', '&quot;;[.G429];&quot;', '&quot;;[.F429];&quot;', 'nse', '1', '1'); &quot;)" office:value-type="string" office:string-value="INSERT INTO `moneyman_db`.`stocks` ( `name`, `symbol`, `industry`, `ISIN_code`, `group`, `moneycontrol_sym`, `exchange`, `created_by`, `updated_by`) VALUES ( 'Supreme Industries Ltd.', 'SUPREMEIND', 'INDUSTRIAL MANUFACTURING', 'INE195A01028', 'NSE500', 'SUPREMEIND', 'nse', '1', '1'); " calcext:value-type="string">
            <text:p>INSERT INTO `moneyman_db`.`stocks` ( `name`, `symbol`, `industry`, `ISIN_code`, `group`, `moneycontrol_sym`, `exchange`, `created_by`, `updated_by`) VALUES ( 'Supreme Industries Ltd.', 'SUPREMEIND', 'INDUSTRIAL MANUFACTURING', 'INE195A01028', 'NSE500', 'SUPREMEIND', 'nse', '1', '1'); </text:p>
          </table:table-cell>
        </table:table-row>
        <table:table-row table:style-name="ro1">
          <table:table-cell office:value-type="string" calcext:value-type="string">
            <text:p>Suzlon Energy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SUZLO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0H01021</text:p>
          </table:table-cell>
          <table:table-cell office:value-type="string" calcext:value-type="string">
            <text:p>SUZLO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0];&quot;', '&quot;;[.C430];&quot;', '&quot;;[.B430];&quot;', '&quot;;[.E430];&quot;', '&quot;;[.G430];&quot;', '&quot;;[.F430];&quot;', 'nse', '1', '1'); &quot;)" office:value-type="string" office:string-value="INSERT INTO `moneyman_db`.`stocks` ( `name`, `symbol`, `industry`, `ISIN_code`, `group`, `moneycontrol_sym`, `exchange`, `created_by`, `updated_by`) VALUES ( 'Suzlon Energy Ltd.', 'SUZLON', 'INDUSTRIAL MANUFACTURING', 'INE040H01021', 'NSE500', 'SUZLON', 'nse', '1', '1'); " calcext:value-type="string">
            <text:p>INSERT INTO `moneyman_db`.`stocks` ( `name`, `symbol`, `industry`, `ISIN_code`, `group`, `moneycontrol_sym`, `exchange`, `created_by`, `updated_by`) VALUES ( 'Suzlon Energy Ltd.', 'SUZLON', 'INDUSTRIAL MANUFACTURING', 'INE040H01021', 'NSE500', 'SUZLON', 'nse', '1', '1'); </text:p>
          </table:table-cell>
        </table:table-row>
        <table:table-row table:style-name="ro1">
          <table:table-cell office:value-type="string" calcext:value-type="string">
            <text:p>Swan Energy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SWANENERG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5A01038</text:p>
          </table:table-cell>
          <table:table-cell office:value-type="string" calcext:value-type="string">
            <text:p>SWANENERG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1];&quot;', '&quot;;[.C431];&quot;', '&quot;;[.B431];&quot;', '&quot;;[.E431];&quot;', '&quot;;[.G431];&quot;', '&quot;;[.F431];&quot;', 'nse', '1', '1'); &quot;)" office:value-type="string" office:string-value="INSERT INTO `moneyman_db`.`stocks` ( `name`, `symbol`, `industry`, `ISIN_code`, `group`, `moneycontrol_sym`, `exchange`, `created_by`, `updated_by`) VALUES ( 'Swan Energy Ltd.', 'SWANENERGY', 'TEXTILES', 'INE665A01038', 'NSE500', 'SWANENERGY', 'nse', '1', '1'); " calcext:value-type="string">
            <text:p>INSERT INTO `moneyman_db`.`stocks` ( `name`, `symbol`, `industry`, `ISIN_code`, `group`, `moneycontrol_sym`, `exchange`, `created_by`, `updated_by`) VALUES ( 'Swan Energy Ltd.', 'SWANENERGY', 'TEXTILES', 'INE665A01038', 'NSE500', 'SWANENERGY', 'nse', '1', '1'); </text:p>
          </table:table-cell>
        </table:table-row>
        <table:table-row table:style-name="ro1">
          <table:table-cell office:value-type="string" calcext:value-type="string">
            <text:p>Symphony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5D01027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2];&quot;', '&quot;;[.C432];&quot;', '&quot;;[.B432];&quot;', '&quot;;[.E432];&quot;', '&quot;;[.G432];&quot;', '&quot;;[.F432];&quot;', 'nse', '1', '1'); &quot;)" office:value-type="string" office:string-value="INSERT INTO `moneyman_db`.`stocks` ( `name`, `symbol`, `industry`, `ISIN_code`, `group`, `moneycontrol_sym`, `exchange`, `created_by`, `updated_by`) VALUES ( 'Symphony Ltd.', 'SYMPHONY', 'CONSUMER GOODS', 'INE225D01027', 'NSE500', 'SYMPHONY', 'nse', '1', '1'); " calcext:value-type="string">
            <text:p>INSERT INTO `moneyman_db`.`stocks` ( `name`, `symbol`, `industry`, `ISIN_code`, `group`, `moneycontrol_sym`, `exchange`, `created_by`, `updated_by`) VALUES ( 'Symphony Ltd.', 'SYMPHONY', 'CONSUMER GOODS', 'INE225D01027', 'NSE500', 'SYMPHONY', 'nse', '1', '1'); </text:p>
          </table:table-cell>
        </table:table-row>
        <table:table-row table:style-name="ro1">
          <table:table-cell office:value-type="string" calcext:value-type="string">
            <text:p>Syngene International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YNGEN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98R01022</text:p>
          </table:table-cell>
          <table:table-cell office:value-type="string" calcext:value-type="string">
            <text:p>SYNGEN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3];&quot;', '&quot;;[.C433];&quot;', '&quot;;[.B433];&quot;', '&quot;;[.E433];&quot;', '&quot;;[.G433];&quot;', '&quot;;[.F433];&quot;', 'nse', '1', '1'); &quot;)" office:value-type="string" office:string-value="INSERT INTO `moneyman_db`.`stocks` ( `name`, `symbol`, `industry`, `ISIN_code`, `group`, `moneycontrol_sym`, `exchange`, `created_by`, `updated_by`) VALUES ( 'Syngene International Ltd.', 'SYNGENE', 'PHARMA', 'INE398R01022', 'NSE500', 'SYNGENE', 'nse', '1', '1'); " calcext:value-type="string">
            <text:p>INSERT INTO `moneyman_db`.`stocks` ( `name`, `symbol`, `industry`, `ISIN_code`, `group`, `moneycontrol_sym`, `exchange`, `created_by`, `updated_by`) VALUES ( 'Syngene International Ltd.', 'SYNGENE', 'PHARMA', 'INE398R01022', 'NSE500', 'SYNGENE', 'nse', '1', '1'); </text:p>
          </table:table-cell>
        </table:table-row>
        <table:table-row table:style-name="ro1">
          <table:table-cell office:value-type="string" calcext:value-type="string">
            <text:p>TCI Expres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CIEX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86V01016</text:p>
          </table:table-cell>
          <table:table-cell office:value-type="string" calcext:value-type="string">
            <text:p>TCIEX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4];&quot;', '&quot;;[.C434];&quot;', '&quot;;[.B434];&quot;', '&quot;;[.E434];&quot;', '&quot;;[.G434];&quot;', '&quot;;[.F434];&quot;', 'nse', '1', '1'); &quot;)" office:value-type="string" office:string-value="INSERT INTO `moneyman_db`.`stocks` ( `name`, `symbol`, `industry`, `ISIN_code`, `group`, `moneycontrol_sym`, `exchange`, `created_by`, `updated_by`) VALUES ( 'TCI Express Ltd.', 'TCIEXP', 'SERVICES', 'INE586V01016', 'NSE500', 'TCIEXP', 'nse', '1', '1'); " calcext:value-type="string">
            <text:p>INSERT INTO `moneyman_db`.`stocks` ( `name`, `symbol`, `industry`, `ISIN_code`, `group`, `moneycontrol_sym`, `exchange`, `created_by`, `updated_by`) VALUES ( 'TCI Express Ltd.', 'TCIEXP', 'SERVICES', 'INE586V01016', 'NSE500', 'TCIEXP', 'nse', '1', '1'); </text:p>
          </table:table-cell>
        </table:table-row>
        <table:table-row table:style-name="ro1">
          <table:table-cell office:value-type="string" calcext:value-type="string">
            <text:p>TCNS Clothing Co.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TCNSBRAND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78U01029</text:p>
          </table:table-cell>
          <table:table-cell office:value-type="string" calcext:value-type="string">
            <text:p>TCNSBRAND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5];&quot;', '&quot;;[.C435];&quot;', '&quot;;[.B435];&quot;', '&quot;;[.E435];&quot;', '&quot;;[.G435];&quot;', '&quot;;[.F435];&quot;', 'nse', '1', '1'); &quot;)" office:value-type="string" office:string-value="INSERT INTO `moneyman_db`.`stocks` ( `name`, `symbol`, `industry`, `ISIN_code`, `group`, `moneycontrol_sym`, `exchange`, `created_by`, `updated_by`) VALUES ( 'TCNS Clothing Co. Ltd.', 'TCNSBRANDS', 'TEXTILES', 'INE778U01029', 'NSE500', 'TCNSBRANDS', 'nse', '1', '1'); " calcext:value-type="string">
            <text:p>INSERT INTO `moneyman_db`.`stocks` ( `name`, `symbol`, `industry`, `ISIN_code`, `group`, `moneycontrol_sym`, `exchange`, `created_by`, `updated_by`) VALUES ( 'TCNS Clothing Co. Ltd.', 'TCNSBRANDS', 'TEXTILES', 'INE778U01029', 'NSE500', 'TCNSBRANDS', 'nse', '1', '1'); </text:p>
          </table:table-cell>
        </table:table-row>
        <table:table-row table:style-name="ro1">
          <table:table-cell office:value-type="string" calcext:value-type="string">
            <text:p>TTK Prestige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TTKPRESTI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90A01010</text:p>
          </table:table-cell>
          <table:table-cell office:value-type="string" calcext:value-type="string">
            <text:p>TTKPRESTI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6];&quot;', '&quot;;[.C436];&quot;', '&quot;;[.B436];&quot;', '&quot;;[.E436];&quot;', '&quot;;[.G436];&quot;', '&quot;;[.F436];&quot;', 'nse', '1', '1'); &quot;)" office:value-type="string" office:string-value="INSERT INTO `moneyman_db`.`stocks` ( `name`, `symbol`, `industry`, `ISIN_code`, `group`, `moneycontrol_sym`, `exchange`, `created_by`, `updated_by`) VALUES ( 'TTK Prestige Ltd.', 'TTKPRESTIG', 'CONSUMER GOODS', 'INE690A01010', 'NSE500', 'TTKPRESTIG', 'nse', '1', '1'); " calcext:value-type="string">
            <text:p>INSERT INTO `moneyman_db`.`stocks` ( `name`, `symbol`, `industry`, `ISIN_code`, `group`, `moneycontrol_sym`, `exchange`, `created_by`, `updated_by`) VALUES ( 'TTK Prestige Ltd.', 'TTKPRESTIG', 'CONSUMER GOODS', 'INE690A01010', 'NSE500', 'TTKPRESTIG', 'nse', '1', '1'); </text:p>
          </table:table-cell>
        </table:table-row>
        <table:table-row table:style-name="ro1">
          <table:table-cell office:value-type="string" calcext:value-type="string">
            <text:p>TV Today Network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TVTODAY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38F01029</text:p>
          </table:table-cell>
          <table:table-cell office:value-type="string" calcext:value-type="string">
            <text:p>TVTODAY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7];&quot;', '&quot;;[.C437];&quot;', '&quot;;[.B437];&quot;', '&quot;;[.E437];&quot;', '&quot;;[.G437];&quot;', '&quot;;[.F437];&quot;', 'nse', '1', '1'); &quot;)" office:value-type="string" office:string-value="INSERT INTO `moneyman_db`.`stocks` ( `name`, `symbol`, `industry`, `ISIN_code`, `group`, `moneycontrol_sym`, `exchange`, `created_by`, `updated_by`) VALUES ( 'TV Today Network Ltd.', 'TVTODAY', 'MEDIA &amp; ENTERTAINMENT', 'INE038F01029', 'NSE500', 'TVTODAY', 'nse', '1', '1'); " calcext:value-type="string">
            <text:p>INSERT INTO `moneyman_db`.`stocks` ( `name`, `symbol`, `industry`, `ISIN_code`, `group`, `moneycontrol_sym`, `exchange`, `created_by`, `updated_by`) VALUES ( 'TV Today Network Ltd.', 'TVTODAY', 'MEDIA &amp; ENTERTAINMENT', 'INE038F01029', 'NSE500', 'TVTODAY', 'nse', '1', '1'); </text:p>
          </table:table-cell>
        </table:table-row>
        <table:table-row table:style-name="ro1">
          <table:table-cell office:value-type="string" calcext:value-type="string">
            <text:p>TV18 Broadcast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TV18BRDCS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6H01027</text:p>
          </table:table-cell>
          <table:table-cell office:value-type="string" calcext:value-type="string">
            <text:p>TV18BRDCS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8];&quot;', '&quot;;[.C438];&quot;', '&quot;;[.B438];&quot;', '&quot;;[.E438];&quot;', '&quot;;[.G438];&quot;', '&quot;;[.F438];&quot;', 'nse', '1', '1'); &quot;)" office:value-type="string" office:string-value="INSERT INTO `moneyman_db`.`stocks` ( `name`, `symbol`, `industry`, `ISIN_code`, `group`, `moneycontrol_sym`, `exchange`, `created_by`, `updated_by`) VALUES ( 'TV18 Broadcast Ltd.', 'TV18BRDCST', 'MEDIA &amp; ENTERTAINMENT', 'INE886H01027', 'NSE500', 'TV18BRDCST', 'nse', '1', '1'); " calcext:value-type="string">
            <text:p>INSERT INTO `moneyman_db`.`stocks` ( `name`, `symbol`, `industry`, `ISIN_code`, `group`, `moneycontrol_sym`, `exchange`, `created_by`, `updated_by`) VALUES ( 'TV18 Broadcast Ltd.', 'TV18BRDCST', 'MEDIA &amp; ENTERTAINMENT', 'INE886H01027', 'NSE500', 'TV18BRDCST', 'nse', '1', '1'); </text:p>
          </table:table-cell>
        </table:table-row>
        <table:table-row table:style-name="ro1">
          <table:table-cell office:value-type="string" calcext:value-type="string">
            <text:p>TVS Motor Company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TVSMOTO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94B01023</text:p>
          </table:table-cell>
          <table:table-cell office:value-type="string" calcext:value-type="string">
            <text:p>TVSMOTO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39];&quot;', '&quot;;[.C439];&quot;', '&quot;;[.B439];&quot;', '&quot;;[.E439];&quot;', '&quot;;[.G439];&quot;', '&quot;;[.F439];&quot;', 'nse', '1', '1'); &quot;)" office:value-type="string" office:string-value="INSERT INTO `moneyman_db`.`stocks` ( `name`, `symbol`, `industry`, `ISIN_code`, `group`, `moneycontrol_sym`, `exchange`, `created_by`, `updated_by`) VALUES ( 'TVS Motor Company Ltd.', 'TVSMOTOR', 'AUTOMOBILE', 'INE494B01023', 'NSE500', 'TVSMOTOR', 'nse', '1', '1'); " calcext:value-type="string">
            <text:p>INSERT INTO `moneyman_db`.`stocks` ( `name`, `symbol`, `industry`, `ISIN_code`, `group`, `moneycontrol_sym`, `exchange`, `created_by`, `updated_by`) VALUES ( 'TVS Motor Company Ltd.', 'TVSMOTOR', 'AUTOMOBILE', 'INE494B01023', 'NSE500', 'TVSMOTOR', 'nse', '1', '1'); </text:p>
          </table:table-cell>
        </table:table-row>
        <table:table-row table:style-name="ro1">
          <table:table-cell office:value-type="string" calcext:value-type="string">
            <text:p>Take Solution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42I01023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0];&quot;', '&quot;;[.C440];&quot;', '&quot;;[.B440];&quot;', '&quot;;[.E440];&quot;', '&quot;;[.G440];&quot;', '&quot;;[.F440];&quot;', 'nse', '1', '1'); &quot;)" office:value-type="string" office:string-value="INSERT INTO `moneyman_db`.`stocks` ( `name`, `symbol`, `industry`, `ISIN_code`, `group`, `moneycontrol_sym`, `exchange`, `created_by`, `updated_by`) VALUES ( 'Take Solutions Ltd.', 'TAKE', 'PHARMA', 'INE142I01023', 'NSE500', 'TAKE', 'nse', '1', '1'); " calcext:value-type="string">
            <text:p>INSERT INTO `moneyman_db`.`stocks` ( `name`, `symbol`, `industry`, `ISIN_code`, `group`, `moneycontrol_sym`, `exchange`, `created_by`, `updated_by`) VALUES ( 'Take Solutions Ltd.', 'TAKE', 'PHARMA', 'INE142I01023', 'NSE500', 'TAKE', 'nse', '1', '1'); </text:p>
          </table:table-cell>
        </table:table-row>
        <table:table-row table:style-name="ro1">
          <table:table-cell office:value-type="string" calcext:value-type="string">
            <text:p>Tasty Bite Eatabl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TASTYBIT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8B01017</text:p>
          </table:table-cell>
          <table:table-cell office:value-type="string" calcext:value-type="string">
            <text:p>TASTYBIT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1];&quot;', '&quot;;[.C441];&quot;', '&quot;;[.B441];&quot;', '&quot;;[.E441];&quot;', '&quot;;[.G441];&quot;', '&quot;;[.F441];&quot;', 'nse', '1', '1'); &quot;)" office:value-type="string" office:string-value="INSERT INTO `moneyman_db`.`stocks` ( `name`, `symbol`, `industry`, `ISIN_code`, `group`, `moneycontrol_sym`, `exchange`, `created_by`, `updated_by`) VALUES ( 'Tasty Bite Eatables Ltd.', 'TASTYBITE', 'CONSUMER GOODS', 'INE488B01017', 'NSE500', 'TASTYBITE', 'nse', '1', '1'); " calcext:value-type="string">
            <text:p>INSERT INTO `moneyman_db`.`stocks` ( `name`, `symbol`, `industry`, `ISIN_code`, `group`, `moneycontrol_sym`, `exchange`, `created_by`, `updated_by`) VALUES ( 'Tasty Bite Eatables Ltd.', 'TASTYBITE', 'CONSUMER GOODS', 'INE488B01017', 'NSE500', 'TASTYBITE', 'nse', '1', '1'); </text:p>
          </table:table-cell>
        </table:table-row>
        <table:table-row table:style-name="ro1">
          <table:table-cell office:value-type="string" calcext:value-type="string">
            <text:p>Tata Consultancy Servic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67B01029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2];&quot;', '&quot;;[.C442];&quot;', '&quot;;[.B442];&quot;', '&quot;;[.E442];&quot;', '&quot;;[.G442];&quot;', '&quot;;[.F442];&quot;', 'nse', '1', '1'); &quot;)" office:value-type="string" office:string-value="INSERT INTO `moneyman_db`.`stocks` ( `name`, `symbol`, `industry`, `ISIN_code`, `group`, `moneycontrol_sym`, `exchange`, `created_by`, `updated_by`) VALUES ( 'Tata Consultancy Services Ltd.', 'TCS', 'IT', 'INE467B01029', 'NSE500', 'TCS', 'nse', '1', '1'); " calcext:value-type="string">
            <text:p>INSERT INTO `moneyman_db`.`stocks` ( `name`, `symbol`, `industry`, `ISIN_code`, `group`, `moneycontrol_sym`, `exchange`, `created_by`, `updated_by`) VALUES ( 'Tata Consultancy Services Ltd.', 'TCS', 'IT', 'INE467B01029', 'NSE500', 'TCS', 'nse', '1', '1'); </text:p>
          </table:table-cell>
        </table:table-row>
        <table:table-row table:style-name="ro1">
          <table:table-cell office:value-type="string" calcext:value-type="string">
            <text:p>Tata Elxsi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ATAELXSI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70A01012</text:p>
          </table:table-cell>
          <table:table-cell office:value-type="string" calcext:value-type="string">
            <text:p>TATAELXSI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3];&quot;', '&quot;;[.C443];&quot;', '&quot;;[.B443];&quot;', '&quot;;[.E443];&quot;', '&quot;;[.G443];&quot;', '&quot;;[.F443];&quot;', 'nse', '1', '1'); &quot;)" office:value-type="string" office:string-value="INSERT INTO `moneyman_db`.`stocks` ( `name`, `symbol`, `industry`, `ISIN_code`, `group`, `moneycontrol_sym`, `exchange`, `created_by`, `updated_by`) VALUES ( 'Tata Elxsi Ltd.', 'TATAELXSI', 'IT', 'INE670A01012', 'NSE500', 'TATAELXSI', 'nse', '1', '1'); " calcext:value-type="string">
            <text:p>INSERT INTO `moneyman_db`.`stocks` ( `name`, `symbol`, `industry`, `ISIN_code`, `group`, `moneycontrol_sym`, `exchange`, `created_by`, `updated_by`) VALUES ( 'Tata Elxsi Ltd.', 'TATAELXSI', 'IT', 'INE670A01012', 'NSE500', 'TATAELXSI', 'nse', '1', '1'); </text:p>
          </table:table-cell>
        </table:table-row>
        <table:table-row table:style-name="ro1">
          <table:table-cell office:value-type="string" calcext:value-type="string">
            <text:p>Tata Global Beverag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TATAGLOBA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2A01025</text:p>
          </table:table-cell>
          <table:table-cell office:value-type="string" calcext:value-type="string">
            <text:p>TATAGLOBA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4];&quot;', '&quot;;[.C444];&quot;', '&quot;;[.B444];&quot;', '&quot;;[.E444];&quot;', '&quot;;[.G444];&quot;', '&quot;;[.F444];&quot;', 'nse', '1', '1'); &quot;)" office:value-type="string" office:string-value="INSERT INTO `moneyman_db`.`stocks` ( `name`, `symbol`, `industry`, `ISIN_code`, `group`, `moneycontrol_sym`, `exchange`, `created_by`, `updated_by`) VALUES ( 'Tata Global Beverages Ltd.', 'TATAGLOBAL', 'CONSUMER GOODS', 'INE192A01025', 'NSE500', 'TATAGLOBAL', 'nse', '1', '1'); " calcext:value-type="string">
            <text:p>INSERT INTO `moneyman_db`.`stocks` ( `name`, `symbol`, `industry`, `ISIN_code`, `group`, `moneycontrol_sym`, `exchange`, `created_by`, `updated_by`) VALUES ( 'Tata Global Beverages Ltd.', 'TATAGLOBAL', 'CONSUMER GOODS', 'INE192A01025', 'NSE500', 'TATAGLOBAL', 'nse', '1', '1'); </text:p>
          </table:table-cell>
        </table:table-row>
        <table:table-row table:style-name="ro1">
          <table:table-cell office:value-type="string" calcext:value-type="string">
            <text:p>Tata Investment Corporation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TATAINVES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72A01018</text:p>
          </table:table-cell>
          <table:table-cell office:value-type="string" calcext:value-type="string">
            <text:p>TATAINVES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5];&quot;', '&quot;;[.C445];&quot;', '&quot;;[.B445];&quot;', '&quot;;[.E445];&quot;', '&quot;;[.G445];&quot;', '&quot;;[.F445];&quot;', 'nse', '1', '1'); &quot;)" office:value-type="string" office:string-value="INSERT INTO `moneyman_db`.`stocks` ( `name`, `symbol`, `industry`, `ISIN_code`, `group`, `moneycontrol_sym`, `exchange`, `created_by`, `updated_by`) VALUES ( 'Tata Investment Corporation Ltd.', 'TATAINVEST', 'FINANCIAL SERVICES', 'INE672A01018', 'NSE500', 'TATAINVEST', 'nse', '1', '1'); " calcext:value-type="string">
            <text:p>INSERT INTO `moneyman_db`.`stocks` ( `name`, `symbol`, `industry`, `ISIN_code`, `group`, `moneycontrol_sym`, `exchange`, `created_by`, `updated_by`) VALUES ( 'Tata Investment Corporation Ltd.', 'TATAINVEST', 'FINANCIAL SERVICES', 'INE672A01018', 'NSE500', 'TATAINVEST', 'nse', '1', '1'); </text:p>
          </table:table-cell>
        </table:table-row>
        <table:table-row table:style-name="ro1">
          <table:table-cell office:value-type="string" calcext:value-type="string">
            <text:p>Tata Motors Ltd DVR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TATAMTRDV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9155A01020</text:p>
          </table:table-cell>
          <table:table-cell office:value-type="string" calcext:value-type="string">
            <text:p>TATAMTRDV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6];&quot;', '&quot;;[.C446];&quot;', '&quot;;[.B446];&quot;', '&quot;;[.E446];&quot;', '&quot;;[.G446];&quot;', '&quot;;[.F446];&quot;', 'nse', '1', '1'); &quot;)" office:value-type="string" office:string-value="INSERT INTO `moneyman_db`.`stocks` ( `name`, `symbol`, `industry`, `ISIN_code`, `group`, `moneycontrol_sym`, `exchange`, `created_by`, `updated_by`) VALUES ( 'Tata Motors Ltd DVR', 'TATAMTRDVR', 'AUTOMOBILE', 'IN9155A01020', 'NSE500', 'TATAMTRDVR', 'nse', '1', '1'); " calcext:value-type="string">
            <text:p>INSERT INTO `moneyman_db`.`stocks` ( `name`, `symbol`, `industry`, `ISIN_code`, `group`, `moneycontrol_sym`, `exchange`, `created_by`, `updated_by`) VALUES ( 'Tata Motors Ltd DVR', 'TATAMTRDVR', 'AUTOMOBILE', 'IN9155A01020', 'NSE500', 'TATAMTRDVR', 'nse', '1', '1'); </text:p>
          </table:table-cell>
        </table:table-row>
        <table:table-row table:style-name="ro1">
          <table:table-cell office:value-type="string" calcext:value-type="string">
            <text:p>Tata Motors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TATAMOTOR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5A01022</text:p>
          </table:table-cell>
          <table:table-cell office:value-type="string" calcext:value-type="string">
            <text:p>TATAMOTOR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7];&quot;', '&quot;;[.C447];&quot;', '&quot;;[.B447];&quot;', '&quot;;[.E447];&quot;', '&quot;;[.G447];&quot;', '&quot;;[.F447];&quot;', 'nse', '1', '1'); &quot;)" office:value-type="string" office:string-value="INSERT INTO `moneyman_db`.`stocks` ( `name`, `symbol`, `industry`, `ISIN_code`, `group`, `moneycontrol_sym`, `exchange`, `created_by`, `updated_by`) VALUES ( 'Tata Motors Ltd.', 'TATAMOTORS', 'AUTOMOBILE', 'INE155A01022', 'NSE500', 'TATAMOTORS', 'nse', '1', '1'); " calcext:value-type="string">
            <text:p>INSERT INTO `moneyman_db`.`stocks` ( `name`, `symbol`, `industry`, `ISIN_code`, `group`, `moneycontrol_sym`, `exchange`, `created_by`, `updated_by`) VALUES ( 'Tata Motors Ltd.', 'TATAMOTORS', 'AUTOMOBILE', 'INE155A01022', 'NSE500', 'TATAMOTORS', 'nse', '1', '1'); </text:p>
          </table:table-cell>
        </table:table-row>
        <table:table-row table:style-name="ro1">
          <table:table-cell office:value-type="string" calcext:value-type="string">
            <text:p>Tata Power Co.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ATAPOW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45A01021</text:p>
          </table:table-cell>
          <table:table-cell office:value-type="string" calcext:value-type="string">
            <text:p>TATAPOW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8];&quot;', '&quot;;[.C448];&quot;', '&quot;;[.B448];&quot;', '&quot;;[.E448];&quot;', '&quot;;[.G448];&quot;', '&quot;;[.F448];&quot;', 'nse', '1', '1'); &quot;)" office:value-type="string" office:string-value="INSERT INTO `moneyman_db`.`stocks` ( `name`, `symbol`, `industry`, `ISIN_code`, `group`, `moneycontrol_sym`, `exchange`, `created_by`, `updated_by`) VALUES ( 'Tata Power Co. Ltd.', 'TATAPOWER', 'ENERGY', 'INE245A01021', 'NSE500', 'TATAPOWER', 'nse', '1', '1'); " calcext:value-type="string">
            <text:p>INSERT INTO `moneyman_db`.`stocks` ( `name`, `symbol`, `industry`, `ISIN_code`, `group`, `moneycontrol_sym`, `exchange`, `created_by`, `updated_by`) VALUES ( 'Tata Power Co. Ltd.', 'TATAPOWER', 'ENERGY', 'INE245A01021', 'NSE500', 'TATAPOWER', 'nse', '1', '1'); </text:p>
          </table:table-cell>
        </table:table-row>
        <table:table-row table:style-name="ro1">
          <table:table-cell office:value-type="string" calcext:value-type="string">
            <text:p>Tata Steel BSL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TATASTLBS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24B01021</text:p>
          </table:table-cell>
          <table:table-cell office:value-type="string" calcext:value-type="string">
            <text:p>TATASTLBS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49];&quot;', '&quot;;[.C449];&quot;', '&quot;;[.B449];&quot;', '&quot;;[.E449];&quot;', '&quot;;[.G449];&quot;', '&quot;;[.F449];&quot;', 'nse', '1', '1'); &quot;)" office:value-type="string" office:string-value="INSERT INTO `moneyman_db`.`stocks` ( `name`, `symbol`, `industry`, `ISIN_code`, `group`, `moneycontrol_sym`, `exchange`, `created_by`, `updated_by`) VALUES ( 'Tata Steel BSL Ltd.', 'TATASTLBSL', 'METALS', 'INE824B01021', 'NSE500', 'TATASTLBSL', 'nse', '1', '1'); " calcext:value-type="string">
            <text:p>INSERT INTO `moneyman_db`.`stocks` ( `name`, `symbol`, `industry`, `ISIN_code`, `group`, `moneycontrol_sym`, `exchange`, `created_by`, `updated_by`) VALUES ( 'Tata Steel BSL Ltd.', 'TATASTLBSL', 'METALS', 'INE824B01021', 'NSE500', 'TATASTLBSL', 'nse', '1', '1'); </text:p>
          </table:table-cell>
        </table:table-row>
        <table:table-row table:style-name="ro1">
          <table:table-cell office:value-type="string" calcext:value-type="string">
            <text:p>Tata Steel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TATASTE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81A01012</text:p>
          </table:table-cell>
          <table:table-cell office:value-type="string" calcext:value-type="string">
            <text:p>TATASTE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0];&quot;', '&quot;;[.C450];&quot;', '&quot;;[.B450];&quot;', '&quot;;[.E450];&quot;', '&quot;;[.G450];&quot;', '&quot;;[.F450];&quot;', 'nse', '1', '1'); &quot;)" office:value-type="string" office:string-value="INSERT INTO `moneyman_db`.`stocks` ( `name`, `symbol`, `industry`, `ISIN_code`, `group`, `moneycontrol_sym`, `exchange`, `created_by`, `updated_by`) VALUES ( 'Tata Steel Ltd.', 'TATASTEEL', 'METALS', 'INE081A01012', 'NSE500', 'TATASTEEL', 'nse', '1', '1'); " calcext:value-type="string">
            <text:p>INSERT INTO `moneyman_db`.`stocks` ( `name`, `symbol`, `industry`, `ISIN_code`, `group`, `moneycontrol_sym`, `exchange`, `created_by`, `updated_by`) VALUES ( 'Tata Steel Ltd.', 'TATASTEEL', 'METALS', 'INE081A01012', 'NSE500', 'TATASTEEL', 'nse', '1', '1'); </text:p>
          </table:table-cell>
        </table:table-row>
        <table:table-row table:style-name="ro1">
          <table:table-cell office:value-type="string" calcext:value-type="string">
            <text:p>Teamlease Service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MLEAS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85S01024</text:p>
          </table:table-cell>
          <table:table-cell office:value-type="string" calcext:value-type="string">
            <text:p>TEAMLEAS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1];&quot;', '&quot;;[.C451];&quot;', '&quot;;[.B451];&quot;', '&quot;;[.E451];&quot;', '&quot;;[.G451];&quot;', '&quot;;[.F451];&quot;', 'nse', '1', '1'); &quot;)" office:value-type="string" office:string-value="INSERT INTO `moneyman_db`.`stocks` ( `name`, `symbol`, `industry`, `ISIN_code`, `group`, `moneycontrol_sym`, `exchange`, `created_by`, `updated_by`) VALUES ( 'Teamlease Services Ltd.', 'TEAMLEASE', 'SERVICES', 'INE985S01024', 'NSE500', 'TEAMLEASE', 'nse', '1', '1'); " calcext:value-type="string">
            <text:p>INSERT INTO `moneyman_db`.`stocks` ( `name`, `symbol`, `industry`, `ISIN_code`, `group`, `moneycontrol_sym`, `exchange`, `created_by`, `updated_by`) VALUES ( 'Teamlease Services Ltd.', 'TEAMLEASE', 'SERVICES', 'INE985S01024', 'NSE500', 'TEAMLEASE', 'nse', '1', '1'); </text:p>
          </table:table-cell>
        </table:table-row>
        <table:table-row table:style-name="ro1">
          <table:table-cell office:value-type="string" calcext:value-type="string">
            <text:p>Tech Mahindra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CH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9C01036</text:p>
          </table:table-cell>
          <table:table-cell office:value-type="string" calcext:value-type="string">
            <text:p>TECH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2];&quot;', '&quot;;[.C452];&quot;', '&quot;;[.B452];&quot;', '&quot;;[.E452];&quot;', '&quot;;[.G452];&quot;', '&quot;;[.F452];&quot;', 'nse', '1', '1'); &quot;)" office:value-type="string" office:string-value="INSERT INTO `moneyman_db`.`stocks` ( `name`, `symbol`, `industry`, `ISIN_code`, `group`, `moneycontrol_sym`, `exchange`, `created_by`, `updated_by`) VALUES ( 'Tech Mahindra Ltd.', 'TECHM', 'IT', 'INE669C01036', 'NSE500', 'TECHM', 'nse', '1', '1'); " calcext:value-type="string">
            <text:p>INSERT INTO `moneyman_db`.`stocks` ( `name`, `symbol`, `industry`, `ISIN_code`, `group`, `moneycontrol_sym`, `exchange`, `created_by`, `updated_by`) VALUES ( 'Tech Mahindra Ltd.', 'TECHM', 'IT', 'INE669C01036', 'NSE500', 'TECHM', 'nse', '1', '1'); </text:p>
          </table:table-cell>
        </table:table-row>
        <table:table-row table:style-name="ro1">
          <table:table-cell office:value-type="string" calcext:value-type="string">
            <text:p>Techno Electric &amp; Engineering Company Ltd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TECHNO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5K01026</text:p>
          </table:table-cell>
          <table:table-cell office:value-type="string" calcext:value-type="string">
            <text:p>TECHNO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3];&quot;', '&quot;;[.C453];&quot;', '&quot;;[.B453];&quot;', '&quot;;[.E453];&quot;', '&quot;;[.G453];&quot;', '&quot;;[.F453];&quot;', 'nse', '1', '1'); &quot;)" office:value-type="string" office:string-value="INSERT INTO `moneyman_db`.`stocks` ( `name`, `symbol`, `industry`, `ISIN_code`, `group`, `moneycontrol_sym`, `exchange`, `created_by`, `updated_by`) VALUES ( 'Techno Electric &amp; Engineering Company Ltd.', 'TECHNOE', 'CONSTRUCTION', 'INE285K01026', 'NSE500', 'TECHNOE', 'nse', '1', '1'); " calcext:value-type="string">
            <text:p>INSERT INTO `moneyman_db`.`stocks` ( `name`, `symbol`, `industry`, `ISIN_code`, `group`, `moneycontrol_sym`, `exchange`, `created_by`, `updated_by`) VALUES ( 'Techno Electric &amp; Engineering Company Ltd.', 'TECHNOE', 'CONSTRUCTION', 'INE285K01026', 'NSE500', 'TECHNOE', 'nse', '1', '1'); </text:p>
          </table:table-cell>
        </table:table-row>
        <table:table-row table:style-name="ro1">
          <table:table-cell office:value-type="string" calcext:value-type="string">
            <text:p>The New India Assurance Company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NIAC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70Y01017</text:p>
          </table:table-cell>
          <table:table-cell office:value-type="string" calcext:value-type="string">
            <text:p>NIAC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4];&quot;', '&quot;;[.C454];&quot;', '&quot;;[.B454];&quot;', '&quot;;[.E454];&quot;', '&quot;;[.G454];&quot;', '&quot;;[.F454];&quot;', 'nse', '1', '1'); &quot;)" office:value-type="string" office:string-value="INSERT INTO `moneyman_db`.`stocks` ( `name`, `symbol`, `industry`, `ISIN_code`, `group`, `moneycontrol_sym`, `exchange`, `created_by`, `updated_by`) VALUES ( 'The New India Assurance Company Ltd.', 'NIACL', 'FINANCIAL SERVICES', 'INE470Y01017', 'NSE500', 'NIACL', 'nse', '1', '1'); " calcext:value-type="string">
            <text:p>INSERT INTO `moneyman_db`.`stocks` ( `name`, `symbol`, `industry`, `ISIN_code`, `group`, `moneycontrol_sym`, `exchange`, `created_by`, `updated_by`) VALUES ( 'The New India Assurance Company Ltd.', 'NIACL', 'FINANCIAL SERVICES', 'INE470Y01017', 'NSE500', 'NIACL', 'nse', '1', '1'); </text:p>
          </table:table-cell>
        </table:table-row>
        <table:table-row table:style-name="ro1">
          <table:table-cell office:value-type="string" calcext:value-type="string">
            <text:p>The Ramco Cements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RAMCOC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31A01037</text:p>
          </table:table-cell>
          <table:table-cell office:value-type="string" calcext:value-type="string">
            <text:p>RAMCOCE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5];&quot;', '&quot;;[.C455];&quot;', '&quot;;[.B455];&quot;', '&quot;;[.E455];&quot;', '&quot;;[.G455];&quot;', '&quot;;[.F455];&quot;', 'nse', '1', '1'); &quot;)" office:value-type="string" office:string-value="INSERT INTO `moneyman_db`.`stocks` ( `name`, `symbol`, `industry`, `ISIN_code`, `group`, `moneycontrol_sym`, `exchange`, `created_by`, `updated_by`) VALUES ( 'The Ramco Cements Ltd.', 'RAMCOCEM', 'CEMENT &amp; CEMENT PRODUCTS', 'INE331A01037', 'NSE500', 'RAMCOCEM', 'nse', '1', '1'); " calcext:value-type="string">
            <text:p>INSERT INTO `moneyman_db`.`stocks` ( `name`, `symbol`, `industry`, `ISIN_code`, `group`, `moneycontrol_sym`, `exchange`, `created_by`, `updated_by`) VALUES ( 'The Ramco Cements Ltd.', 'RAMCOCEM', 'CEMENT &amp; CEMENT PRODUCTS', 'INE331A01037', 'NSE500', 'RAMCOCEM', 'nse', '1', '1'); </text:p>
          </table:table-cell>
        </table:table-row>
        <table:table-row table:style-name="ro1">
          <table:table-cell office:value-type="string" calcext:value-type="string">
            <text:p>Thermax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THERMAX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2A01029</text:p>
          </table:table-cell>
          <table:table-cell office:value-type="string" calcext:value-type="string">
            <text:p>THERMAX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6];&quot;', '&quot;;[.C456];&quot;', '&quot;;[.B456];&quot;', '&quot;;[.E456];&quot;', '&quot;;[.G456];&quot;', '&quot;;[.F456];&quot;', 'nse', '1', '1'); &quot;)" office:value-type="string" office:string-value="INSERT INTO `moneyman_db`.`stocks` ( `name`, `symbol`, `industry`, `ISIN_code`, `group`, `moneycontrol_sym`, `exchange`, `created_by`, `updated_by`) VALUES ( 'Thermax Ltd.', 'THERMAX', 'INDUSTRIAL MANUFACTURING', 'INE152A01029', 'NSE500', 'THERMAX', 'nse', '1', '1'); " calcext:value-type="string">
            <text:p>INSERT INTO `moneyman_db`.`stocks` ( `name`, `symbol`, `industry`, `ISIN_code`, `group`, `moneycontrol_sym`, `exchange`, `created_by`, `updated_by`) VALUES ( 'Thermax Ltd.', 'THERMAX', 'INDUSTRIAL MANUFACTURING', 'INE152A01029', 'NSE500', 'THERMAX', 'nse', '1', '1'); </text:p>
          </table:table-cell>
        </table:table-row>
        <table:table-row table:style-name="ro1">
          <table:table-cell office:value-type="string" calcext:value-type="string">
            <text:p>Thyrocare Technologies Ltd.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THYROCAR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94H01019</text:p>
          </table:table-cell>
          <table:table-cell office:value-type="string" calcext:value-type="string">
            <text:p>THYROCAR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7];&quot;', '&quot;;[.C457];&quot;', '&quot;;[.B457];&quot;', '&quot;;[.E457];&quot;', '&quot;;[.G457];&quot;', '&quot;;[.F457];&quot;', 'nse', '1', '1'); &quot;)" office:value-type="string" office:string-value="INSERT INTO `moneyman_db`.`stocks` ( `name`, `symbol`, `industry`, `ISIN_code`, `group`, `moneycontrol_sym`, `exchange`, `created_by`, `updated_by`) VALUES ( 'Thyrocare Technologies Ltd.', 'THYROCARE', 'HEALTHCARE SERVICES', 'INE594H01019', 'NSE500', 'THYROCARE', 'nse', '1', '1'); " calcext:value-type="string">
            <text:p>INSERT INTO `moneyman_db`.`stocks` ( `name`, `symbol`, `industry`, `ISIN_code`, `group`, `moneycontrol_sym`, `exchange`, `created_by`, `updated_by`) VALUES ( 'Thyrocare Technologies Ltd.', 'THYROCARE', 'HEALTHCARE SERVICES', 'INE594H01019', 'NSE500', 'THYROCARE', 'nse', '1', '1'); </text:p>
          </table:table-cell>
        </table:table-row>
        <table:table-row table:style-name="ro1">
          <table:table-cell office:value-type="string" calcext:value-type="string">
            <text:p>Time Technoplast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TIMETECHN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08G01029</text:p>
          </table:table-cell>
          <table:table-cell office:value-type="string" calcext:value-type="string">
            <text:p>TIMETECHN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8];&quot;', '&quot;;[.C458];&quot;', '&quot;;[.B458];&quot;', '&quot;;[.E458];&quot;', '&quot;;[.G458];&quot;', '&quot;;[.F458];&quot;', 'nse', '1', '1'); &quot;)" office:value-type="string" office:string-value="INSERT INTO `moneyman_db`.`stocks` ( `name`, `symbol`, `industry`, `ISIN_code`, `group`, `moneycontrol_sym`, `exchange`, `created_by`, `updated_by`) VALUES ( 'Time Technoplast Ltd.', 'TIMETECHNO', 'INDUSTRIAL MANUFACTURING', 'INE508G01029', 'NSE500', 'TIMETECHNO', 'nse', '1', '1'); " calcext:value-type="string">
            <text:p>INSERT INTO `moneyman_db`.`stocks` ( `name`, `symbol`, `industry`, `ISIN_code`, `group`, `moneycontrol_sym`, `exchange`, `created_by`, `updated_by`) VALUES ( 'Time Technoplast Ltd.', 'TIMETECHNO', 'INDUSTRIAL MANUFACTURING', 'INE508G01029', 'NSE500', 'TIMETECHNO', 'nse', '1', '1'); </text:p>
          </table:table-cell>
        </table:table-row>
        <table:table-row table:style-name="ro1">
          <table:table-cell office:value-type="string" calcext:value-type="string">
            <text:p>Timken India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TIMKE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25A01013</text:p>
          </table:table-cell>
          <table:table-cell office:value-type="string" calcext:value-type="string">
            <text:p>TIMKE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59];&quot;', '&quot;;[.C459];&quot;', '&quot;;[.B459];&quot;', '&quot;;[.E459];&quot;', '&quot;;[.G459];&quot;', '&quot;;[.F459];&quot;', 'nse', '1', '1'); &quot;)" office:value-type="string" office:string-value="INSERT INTO `moneyman_db`.`stocks` ( `name`, `symbol`, `industry`, `ISIN_code`, `group`, `moneycontrol_sym`, `exchange`, `created_by`, `updated_by`) VALUES ( 'Timken India Ltd.', 'TIMKEN', 'INDUSTRIAL MANUFACTURING', 'INE325A01013', 'NSE500', 'TIMKEN', 'nse', '1', '1'); " calcext:value-type="string">
            <text:p>INSERT INTO `moneyman_db`.`stocks` ( `name`, `symbol`, `industry`, `ISIN_code`, `group`, `moneycontrol_sym`, `exchange`, `created_by`, `updated_by`) VALUES ( 'Timken India Ltd.', 'TIMKEN', 'INDUSTRIAL MANUFACTURING', 'INE325A01013', 'NSE500', 'TIMKEN', 'nse', '1', '1'); </text:p>
          </table:table-cell>
        </table:table-row>
        <table:table-row table:style-name="ro1">
          <table:table-cell office:value-type="string" calcext:value-type="string">
            <text:p>Titan Company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80A01028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0];&quot;', '&quot;;[.C460];&quot;', '&quot;;[.B460];&quot;', '&quot;;[.E460];&quot;', '&quot;;[.G460];&quot;', '&quot;;[.F460];&quot;', 'nse', '1', '1'); &quot;)" office:value-type="string" office:string-value="INSERT INTO `moneyman_db`.`stocks` ( `name`, `symbol`, `industry`, `ISIN_code`, `group`, `moneycontrol_sym`, `exchange`, `created_by`, `updated_by`) VALUES ( 'Titan Company Ltd.', 'TITAN', 'CONSUMER GOODS', 'INE280A01028', 'NSE500', 'TITAN', 'nse', '1', '1'); " calcext:value-type="string">
            <text:p>INSERT INTO `moneyman_db`.`stocks` ( `name`, `symbol`, `industry`, `ISIN_code`, `group`, `moneycontrol_sym`, `exchange`, `created_by`, `updated_by`) VALUES ( 'Titan Company Ltd.', 'TITAN', 'CONSUMER GOODS', 'INE280A01028', 'NSE500', 'TITAN', 'nse', '1', '1'); </text:p>
          </table:table-cell>
        </table:table-row>
        <table:table-row table:style-name="ro1">
          <table:table-cell office:value-type="string" calcext:value-type="string">
            <text:p>Torrent Pharmaceuticals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TORNTPHAR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5A01028</text:p>
          </table:table-cell>
          <table:table-cell office:value-type="string" calcext:value-type="string">
            <text:p>TORNTPHARM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1];&quot;', '&quot;;[.C461];&quot;', '&quot;;[.B461];&quot;', '&quot;;[.E461];&quot;', '&quot;;[.G461];&quot;', '&quot;;[.F461];&quot;', 'nse', '1', '1'); &quot;)" office:value-type="string" office:string-value="INSERT INTO `moneyman_db`.`stocks` ( `name`, `symbol`, `industry`, `ISIN_code`, `group`, `moneycontrol_sym`, `exchange`, `created_by`, `updated_by`) VALUES ( 'Torrent Pharmaceuticals Ltd.', 'TORNTPHARM', 'PHARMA', 'INE685A01028', 'NSE500', 'TORNTPHARM', 'nse', '1', '1'); " calcext:value-type="string">
            <text:p>INSERT INTO `moneyman_db`.`stocks` ( `name`, `symbol`, `industry`, `ISIN_code`, `group`, `moneycontrol_sym`, `exchange`, `created_by`, `updated_by`) VALUES ( 'Torrent Pharmaceuticals Ltd.', 'TORNTPHARM', 'PHARMA', 'INE685A01028', 'NSE500', 'TORNTPHARM', 'nse', '1', '1'); </text:p>
          </table:table-cell>
        </table:table-row>
        <table:table-row table:style-name="ro1">
          <table:table-cell office:value-type="string" calcext:value-type="string">
            <text:p>Torrent Power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RNTPOWER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13H01021</text:p>
          </table:table-cell>
          <table:table-cell office:value-type="string" calcext:value-type="string">
            <text:p>TORNTPOWER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2];&quot;', '&quot;;[.C462];&quot;', '&quot;;[.B462];&quot;', '&quot;;[.E462];&quot;', '&quot;;[.G462];&quot;', '&quot;;[.F462];&quot;', 'nse', '1', '1'); &quot;)" office:value-type="string" office:string-value="INSERT INTO `moneyman_db`.`stocks` ( `name`, `symbol`, `industry`, `ISIN_code`, `group`, `moneycontrol_sym`, `exchange`, `created_by`, `updated_by`) VALUES ( 'Torrent Power Ltd.', 'TORNTPOWER', 'ENERGY', 'INE813H01021', 'NSE500', 'TORNTPOWER', 'nse', '1', '1'); " calcext:value-type="string">
            <text:p>INSERT INTO `moneyman_db`.`stocks` ( `name`, `symbol`, `industry`, `ISIN_code`, `group`, `moneycontrol_sym`, `exchange`, `created_by`, `updated_by`) VALUES ( 'Torrent Power Ltd.', 'TORNTPOWER', 'ENERGY', 'INE813H01021', 'NSE500', 'TORNTPOWER', 'nse', '1', '1'); </text:p>
          </table:table-cell>
        </table:table-row>
        <table:table-row table:style-name="ro1">
          <table:table-cell office:value-type="string" calcext:value-type="string">
            <text:p>Trent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49A01020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3];&quot;', '&quot;;[.C463];&quot;', '&quot;;[.B463];&quot;', '&quot;;[.E463];&quot;', '&quot;;[.G463];&quot;', '&quot;;[.F463];&quot;', 'nse', '1', '1'); &quot;)" office:value-type="string" office:string-value="INSERT INTO `moneyman_db`.`stocks` ( `name`, `symbol`, `industry`, `ISIN_code`, `group`, `moneycontrol_sym`, `exchange`, `created_by`, `updated_by`) VALUES ( 'Trent Ltd.', 'TRENT', 'CONSUMER GOODS', 'INE849A01020', 'NSE500', 'TRENT', 'nse', '1', '1'); " calcext:value-type="string">
            <text:p>INSERT INTO `moneyman_db`.`stocks` ( `name`, `symbol`, `industry`, `ISIN_code`, `group`, `moneycontrol_sym`, `exchange`, `created_by`, `updated_by`) VALUES ( 'Trent Ltd.', 'TRENT', 'CONSUMER GOODS', 'INE849A01020', 'NSE500', 'TRENT', 'nse', '1', '1'); </text:p>
          </table:table-cell>
        </table:table-row>
        <table:table-row table:style-name="ro1">
          <table:table-cell office:value-type="string" calcext:value-type="string">
            <text:p>Trident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64C01022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4];&quot;', '&quot;;[.C464];&quot;', '&quot;;[.B464];&quot;', '&quot;;[.E464];&quot;', '&quot;;[.G464];&quot;', '&quot;;[.F464];&quot;', 'nse', '1', '1'); &quot;)" office:value-type="string" office:string-value="INSERT INTO `moneyman_db`.`stocks` ( `name`, `symbol`, `industry`, `ISIN_code`, `group`, `moneycontrol_sym`, `exchange`, `created_by`, `updated_by`) VALUES ( 'Trident Ltd.', 'TRIDENT', 'TEXTILES', 'INE064C01022', 'NSE500', 'TRIDENT', 'nse', '1', '1'); " calcext:value-type="string">
            <text:p>INSERT INTO `moneyman_db`.`stocks` ( `name`, `symbol`, `industry`, `ISIN_code`, `group`, `moneycontrol_sym`, `exchange`, `created_by`, `updated_by`) VALUES ( 'Trident Ltd.', 'TRIDENT', 'TEXTILES', 'INE064C01022', 'NSE500', 'TRIDENT', 'nse', '1', '1'); </text:p>
          </table:table-cell>
        </table:table-row>
        <table:table-row table:style-name="ro1">
          <table:table-cell office:value-type="string" calcext:value-type="string">
            <text:p>Triveni Turbine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TRITURBIN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52M01016</text:p>
          </table:table-cell>
          <table:table-cell office:value-type="string" calcext:value-type="string">
            <text:p>TRITURBIN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5];&quot;', '&quot;;[.C465];&quot;', '&quot;;[.B465];&quot;', '&quot;;[.E465];&quot;', '&quot;;[.G465];&quot;', '&quot;;[.F465];&quot;', 'nse', '1', '1'); &quot;)" office:value-type="string" office:string-value="INSERT INTO `moneyman_db`.`stocks` ( `name`, `symbol`, `industry`, `ISIN_code`, `group`, `moneycontrol_sym`, `exchange`, `created_by`, `updated_by`) VALUES ( 'Triveni Turbine Ltd.', 'TRITURBINE', 'INDUSTRIAL MANUFACTURING', 'INE152M01016', 'NSE500', 'TRITURBINE', 'nse', '1', '1'); " calcext:value-type="string">
            <text:p>INSERT INTO `moneyman_db`.`stocks` ( `name`, `symbol`, `industry`, `ISIN_code`, `group`, `moneycontrol_sym`, `exchange`, `created_by`, `updated_by`) VALUES ( 'Triveni Turbine Ltd.', 'TRITURBINE', 'INDUSTRIAL MANUFACTURING', 'INE152M01016', 'NSE500', 'TRITURBINE', 'nse', '1', '1'); </text:p>
          </table:table-cell>
        </table:table-row>
        <table:table-row table:style-name="ro1">
          <table:table-cell office:value-type="string" calcext:value-type="string">
            <text:p>Tube Investments of India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TI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74X01010</text:p>
          </table:table-cell>
          <table:table-cell office:value-type="string" calcext:value-type="string">
            <text:p>TI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6];&quot;', '&quot;;[.C466];&quot;', '&quot;;[.B466];&quot;', '&quot;;[.E466];&quot;', '&quot;;[.G466];&quot;', '&quot;;[.F466];&quot;', 'nse', '1', '1'); &quot;)" office:value-type="string" office:string-value="INSERT INTO `moneyman_db`.`stocks` ( `name`, `symbol`, `industry`, `ISIN_code`, `group`, `moneycontrol_sym`, `exchange`, `created_by`, `updated_by`) VALUES ( 'Tube Investments of India Ltd.', 'TIINDIA', 'AUTOMOBILE', 'INE974X01010', 'NSE500', 'TIINDIA', 'nse', '1', '1'); " calcext:value-type="string">
            <text:p>INSERT INTO `moneyman_db`.`stocks` ( `name`, `symbol`, `industry`, `ISIN_code`, `group`, `moneycontrol_sym`, `exchange`, `created_by`, `updated_by`) VALUES ( 'Tube Investments of India Ltd.', 'TIINDIA', 'AUTOMOBILE', 'INE974X01010', 'NSE500', 'TIINDIA', 'nse', '1', '1'); </text:p>
          </table:table-cell>
        </table:table-row>
        <table:table-row table:style-name="ro1">
          <table:table-cell office:value-type="string" calcext:value-type="string">
            <text:p>UCO Bank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UCO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91A01018</text:p>
          </table:table-cell>
          <table:table-cell office:value-type="string" calcext:value-type="string">
            <text:p>UCO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7];&quot;', '&quot;;[.C467];&quot;', '&quot;;[.B467];&quot;', '&quot;;[.E467];&quot;', '&quot;;[.G467];&quot;', '&quot;;[.F467];&quot;', 'nse', '1', '1'); &quot;)" office:value-type="string" office:string-value="INSERT INTO `moneyman_db`.`stocks` ( `name`, `symbol`, `industry`, `ISIN_code`, `group`, `moneycontrol_sym`, `exchange`, `created_by`, `updated_by`) VALUES ( 'UCO Bank', 'UCOBANK', 'FINANCIAL SERVICES', 'INE691A01018', 'NSE500', 'UCOBANK', 'nse', '1', '1'); " calcext:value-type="string">
            <text:p>INSERT INTO `moneyman_db`.`stocks` ( `name`, `symbol`, `industry`, `ISIN_code`, `group`, `moneycontrol_sym`, `exchange`, `created_by`, `updated_by`) VALUES ( 'UCO Bank', 'UCOBANK', 'FINANCIAL SERVICES', 'INE691A01018', 'NSE500', 'UCOBANK', 'nse', '1', '1'); </text:p>
          </table:table-cell>
        </table:table-row>
        <table:table-row table:style-name="ro1">
          <table:table-cell office:value-type="string" calcext:value-type="string">
            <text:p>UFLEX Ltd.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UFLEX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16A01017</text:p>
          </table:table-cell>
          <table:table-cell office:value-type="string" calcext:value-type="string">
            <text:p>UFLEX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8];&quot;', '&quot;;[.C468];&quot;', '&quot;;[.B468];&quot;', '&quot;;[.E468];&quot;', '&quot;;[.G468];&quot;', '&quot;;[.F468];&quot;', 'nse', '1', '1'); &quot;)" office:value-type="string" office:string-value="INSERT INTO `moneyman_db`.`stocks` ( `name`, `symbol`, `industry`, `ISIN_code`, `group`, `moneycontrol_sym`, `exchange`, `created_by`, `updated_by`) VALUES ( 'UFLEX Ltd.', 'UFLEX', 'INDUSTRIAL MANUFACTURING', 'INE516A01017', 'NSE500', 'UFLEX', 'nse', '1', '1'); " calcext:value-type="string">
            <text:p>INSERT INTO `moneyman_db`.`stocks` ( `name`, `symbol`, `industry`, `ISIN_code`, `group`, `moneycontrol_sym`, `exchange`, `created_by`, `updated_by`) VALUES ( 'UFLEX Ltd.', 'UFLEX', 'INDUSTRIAL MANUFACTURING', 'INE516A01017', 'NSE500', 'UFLEX', 'nse', '1', '1'); </text:p>
          </table:table-cell>
        </table:table-row>
        <table:table-row table:style-name="ro1">
          <table:table-cell office:value-type="string" calcext:value-type="string">
            <text:p>UPL Ltd.</text:p>
          </table:table-cell>
          <table:table-cell office:value-type="string" calcext:value-type="string">
            <text:p>FERTILISERS &amp; PESTICIDES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28A01036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69];&quot;', '&quot;;[.C469];&quot;', '&quot;;[.B469];&quot;', '&quot;;[.E469];&quot;', '&quot;;[.G469];&quot;', '&quot;;[.F469];&quot;', 'nse', '1', '1'); &quot;)" office:value-type="string" office:string-value="INSERT INTO `moneyman_db`.`stocks` ( `name`, `symbol`, `industry`, `ISIN_code`, `group`, `moneycontrol_sym`, `exchange`, `created_by`, `updated_by`) VALUES ( 'UPL Ltd.', 'UPL', 'FERTILISERS &amp; PESTICIDES', 'INE628A01036', 'NSE500', 'UPL', 'nse', '1', '1'); " calcext:value-type="string">
            <text:p>INSERT INTO `moneyman_db`.`stocks` ( `name`, `symbol`, `industry`, `ISIN_code`, `group`, `moneycontrol_sym`, `exchange`, `created_by`, `updated_by`) VALUES ( 'UPL Ltd.', 'UPL', 'FERTILISERS &amp; PESTICIDES', 'INE628A01036', 'NSE500', 'UPL', 'nse', '1', '1'); </text:p>
          </table:table-cell>
        </table:table-row>
        <table:table-row table:style-name="ro1">
          <table:table-cell office:value-type="string" calcext:value-type="string">
            <text:p>Ujjivan Financial Services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UJJIVA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34L01012</text:p>
          </table:table-cell>
          <table:table-cell office:value-type="string" calcext:value-type="string">
            <text:p>UJJIVA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0];&quot;', '&quot;;[.C470];&quot;', '&quot;;[.B470];&quot;', '&quot;;[.E470];&quot;', '&quot;;[.G470];&quot;', '&quot;;[.F470];&quot;', 'nse', '1', '1'); &quot;)" office:value-type="string" office:string-value="INSERT INTO `moneyman_db`.`stocks` ( `name`, `symbol`, `industry`, `ISIN_code`, `group`, `moneycontrol_sym`, `exchange`, `created_by`, `updated_by`) VALUES ( 'Ujjivan Financial Services Ltd.', 'UJJIVAN', 'FINANCIAL SERVICES', 'INE334L01012', 'NSE500', 'UJJIVAN', 'nse', '1', '1'); " calcext:value-type="string">
            <text:p>INSERT INTO `moneyman_db`.`stocks` ( `name`, `symbol`, `industry`, `ISIN_code`, `group`, `moneycontrol_sym`, `exchange`, `created_by`, `updated_by`) VALUES ( 'Ujjivan Financial Services Ltd.', 'UJJIVAN', 'FINANCIAL SERVICES', 'INE334L01012', 'NSE500', 'UJJIVAN', 'nse', '1', '1'); </text:p>
          </table:table-cell>
        </table:table-row>
        <table:table-row table:style-name="ro1">
          <table:table-cell office:value-type="string" calcext:value-type="string">
            <text:p>UltraTech Cement Ltd.</text:p>
          </table:table-cell>
          <table:table-cell office:value-type="string" calcext:value-type="string">
            <text:p>CEMENT &amp; CEMENT PRODUCTS</text:p>
          </table:table-cell>
          <table:table-cell office:value-type="string" calcext:value-type="string">
            <text:p>ULTRACEMC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81G01011</text:p>
          </table:table-cell>
          <table:table-cell office:value-type="string" calcext:value-type="string">
            <text:p>ULTRACEMC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1];&quot;', '&quot;;[.C471];&quot;', '&quot;;[.B471];&quot;', '&quot;;[.E471];&quot;', '&quot;;[.G471];&quot;', '&quot;;[.F471];&quot;', 'nse', '1', '1'); &quot;)" office:value-type="string" office:string-value="INSERT INTO `moneyman_db`.`stocks` ( `name`, `symbol`, `industry`, `ISIN_code`, `group`, `moneycontrol_sym`, `exchange`, `created_by`, `updated_by`) VALUES ( 'UltraTech Cement Ltd.', 'ULTRACEMCO', 'CEMENT &amp; CEMENT PRODUCTS', 'INE481G01011', 'NSE500', 'ULTRACEMCO', 'nse', '1', '1'); " calcext:value-type="string">
            <text:p>INSERT INTO `moneyman_db`.`stocks` ( `name`, `symbol`, `industry`, `ISIN_code`, `group`, `moneycontrol_sym`, `exchange`, `created_by`, `updated_by`) VALUES ( 'UltraTech Cement Ltd.', 'ULTRACEMCO', 'CEMENT &amp; CEMENT PRODUCTS', 'INE481G01011', 'NSE500', 'ULTRACEMCO', 'nse', '1', '1'); </text:p>
          </table:table-cell>
        </table:table-row>
        <table:table-row table:style-name="ro1">
          <table:table-cell office:value-type="string" calcext:value-type="string">
            <text:p>Union Bank of India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UNION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92A01016</text:p>
          </table:table-cell>
          <table:table-cell office:value-type="string" calcext:value-type="string">
            <text:p>UNION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2];&quot;', '&quot;;[.C472];&quot;', '&quot;;[.B472];&quot;', '&quot;;[.E472];&quot;', '&quot;;[.G472];&quot;', '&quot;;[.F472];&quot;', 'nse', '1', '1'); &quot;)" office:value-type="string" office:string-value="INSERT INTO `moneyman_db`.`stocks` ( `name`, `symbol`, `industry`, `ISIN_code`, `group`, `moneycontrol_sym`, `exchange`, `created_by`, `updated_by`) VALUES ( 'Union Bank of India', 'UNIONBANK', 'FINANCIAL SERVICES', 'INE692A01016', 'NSE500', 'UNIONBANK', 'nse', '1', '1'); " calcext:value-type="string">
            <text:p>INSERT INTO `moneyman_db`.`stocks` ( `name`, `symbol`, `industry`, `ISIN_code`, `group`, `moneycontrol_sym`, `exchange`, `created_by`, `updated_by`) VALUES ( 'Union Bank of India', 'UNIONBANK', 'FINANCIAL SERVICES', 'INE692A01016', 'NSE500', 'UNIONBANK', 'nse', '1', '1'); </text:p>
          </table:table-cell>
        </table:table-row>
        <table:table-row table:style-name="ro1">
          <table:table-cell office:value-type="string" calcext:value-type="string">
            <text:p>United Brewe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UB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86F01025</text:p>
          </table:table-cell>
          <table:table-cell office:value-type="string" calcext:value-type="string">
            <text:p>UB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3];&quot;', '&quot;;[.C473];&quot;', '&quot;;[.B473];&quot;', '&quot;;[.E473];&quot;', '&quot;;[.G473];&quot;', '&quot;;[.F473];&quot;', 'nse', '1', '1'); &quot;)" office:value-type="string" office:string-value="INSERT INTO `moneyman_db`.`stocks` ( `name`, `symbol`, `industry`, `ISIN_code`, `group`, `moneycontrol_sym`, `exchange`, `created_by`, `updated_by`) VALUES ( 'United Breweries Ltd.', 'UBL', 'CONSUMER GOODS', 'INE686F01025', 'NSE500', 'UBL', 'nse', '1', '1'); " calcext:value-type="string">
            <text:p>INSERT INTO `moneyman_db`.`stocks` ( `name`, `symbol`, `industry`, `ISIN_code`, `group`, `moneycontrol_sym`, `exchange`, `created_by`, `updated_by`) VALUES ( 'United Breweries Ltd.', 'UBL', 'CONSUMER GOODS', 'INE686F01025', 'NSE500', 'UBL', 'nse', '1', '1'); </text:p>
          </table:table-cell>
        </table:table-row>
        <table:table-row table:style-name="ro1">
          <table:table-cell office:value-type="string" calcext:value-type="string">
            <text:p>United Spirit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MCDOWELL-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54D01024</text:p>
          </table:table-cell>
          <table:table-cell office:value-type="string" calcext:value-type="string">
            <text:p>MCDOWELL-N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4];&quot;', '&quot;;[.C474];&quot;', '&quot;;[.B474];&quot;', '&quot;;[.E474];&quot;', '&quot;;[.G474];&quot;', '&quot;;[.F474];&quot;', 'nse', '1', '1'); &quot;)" office:value-type="string" office:string-value="INSERT INTO `moneyman_db`.`stocks` ( `name`, `symbol`, `industry`, `ISIN_code`, `group`, `moneycontrol_sym`, `exchange`, `created_by`, `updated_by`) VALUES ( 'United Spirits Ltd.', 'MCDOWELL-N', 'CONSUMER GOODS', 'INE854D01024', 'NSE500', 'MCDOWELL-N', 'nse', '1', '1'); " calcext:value-type="string">
            <text:p>INSERT INTO `moneyman_db`.`stocks` ( `name`, `symbol`, `industry`, `ISIN_code`, `group`, `moneycontrol_sym`, `exchange`, `created_by`, `updated_by`) VALUES ( 'United Spirits Ltd.', 'MCDOWELL-N', 'CONSUMER GOODS', 'INE854D01024', 'NSE500', 'MCDOWELL-N', 'nse', '1', '1'); </text:p>
          </table:table-cell>
        </table:table-row>
        <table:table-row table:style-name="ro1">
          <table:table-cell office:value-type="string" calcext:value-type="string">
            <text:p>V-Guard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GUAR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51I01027</text:p>
          </table:table-cell>
          <table:table-cell office:value-type="string" calcext:value-type="string">
            <text:p>VGUAR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5];&quot;', '&quot;;[.C475];&quot;', '&quot;;[.B475];&quot;', '&quot;;[.E475];&quot;', '&quot;;[.G475];&quot;', '&quot;;[.F475];&quot;', 'nse', '1', '1'); &quot;)" office:value-type="string" office:string-value="INSERT INTO `moneyman_db`.`stocks` ( `name`, `symbol`, `industry`, `ISIN_code`, `group`, `moneycontrol_sym`, `exchange`, `created_by`, `updated_by`) VALUES ( 'V-Guard Industries Ltd.', 'VGUARD', 'CONSUMER GOODS', 'INE951I01027', 'NSE500', 'VGUARD', 'nse', '1', '1'); " calcext:value-type="string">
            <text:p>INSERT INTO `moneyman_db`.`stocks` ( `name`, `symbol`, `industry`, `ISIN_code`, `group`, `moneycontrol_sym`, `exchange`, `created_by`, `updated_by`) VALUES ( 'V-Guard Industries Ltd.', 'VGUARD', 'CONSUMER GOODS', 'INE951I01027', 'NSE500', 'VGUARD', 'nse', '1', '1'); </text:p>
          </table:table-cell>
        </table:table-row>
        <table:table-row table:style-name="ro1">
          <table:table-cell office:value-type="string" calcext:value-type="string">
            <text:p>V-Mart Retail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MAR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5J01013</text:p>
          </table:table-cell>
          <table:table-cell office:value-type="string" calcext:value-type="string">
            <text:p>VMART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6];&quot;', '&quot;;[.C476];&quot;', '&quot;;[.B476];&quot;', '&quot;;[.E476];&quot;', '&quot;;[.G476];&quot;', '&quot;;[.F476];&quot;', 'nse', '1', '1'); &quot;)" office:value-type="string" office:string-value="INSERT INTO `moneyman_db`.`stocks` ( `name`, `symbol`, `industry`, `ISIN_code`, `group`, `moneycontrol_sym`, `exchange`, `created_by`, `updated_by`) VALUES ( 'V-Mart Retail Ltd.', 'VMART', 'CONSUMER GOODS', 'INE665J01013', 'NSE500', 'VMART', 'nse', '1', '1'); " calcext:value-type="string">
            <text:p>INSERT INTO `moneyman_db`.`stocks` ( `name`, `symbol`, `industry`, `ISIN_code`, `group`, `moneycontrol_sym`, `exchange`, `created_by`, `updated_by`) VALUES ( 'V-Mart Retail Ltd.', 'VMART', 'CONSUMER GOODS', 'INE665J01013', 'NSE500', 'VMART', 'nse', '1', '1'); </text:p>
          </table:table-cell>
        </table:table-row>
        <table:table-row table:style-name="ro1">
          <table:table-cell office:value-type="string" calcext:value-type="string">
            <text:p>V.I.P.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IP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4A01027</text:p>
          </table:table-cell>
          <table:table-cell office:value-type="string" calcext:value-type="string">
            <text:p>VIP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7];&quot;', '&quot;;[.C477];&quot;', '&quot;;[.B477];&quot;', '&quot;;[.E477];&quot;', '&quot;;[.G477];&quot;', '&quot;;[.F477];&quot;', 'nse', '1', '1'); &quot;)" office:value-type="string" office:string-value="INSERT INTO `moneyman_db`.`stocks` ( `name`, `symbol`, `industry`, `ISIN_code`, `group`, `moneycontrol_sym`, `exchange`, `created_by`, `updated_by`) VALUES ( 'V.I.P. Industries Ltd.', 'VIPIND', 'CONSUMER GOODS', 'INE054A01027', 'NSE500', 'VIPIND', 'nse', '1', '1'); " calcext:value-type="string">
            <text:p>INSERT INTO `moneyman_db`.`stocks` ( `name`, `symbol`, `industry`, `ISIN_code`, `group`, `moneycontrol_sym`, `exchange`, `created_by`, `updated_by`) VALUES ( 'V.I.P. Industries Ltd.', 'VIPIND', 'CONSUMER GOODS', 'INE054A01027', 'NSE500', 'VIPIND', 'nse', '1', '1'); </text:p>
          </table:table-cell>
        </table:table-row>
        <table:table-row table:style-name="ro1">
          <table:table-cell office:value-type="string" calcext:value-type="string">
            <text:p>VRL Logistics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VRLLO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66I01010</text:p>
          </table:table-cell>
          <table:table-cell office:value-type="string" calcext:value-type="string">
            <text:p>VRLLO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8];&quot;', '&quot;;[.C478];&quot;', '&quot;;[.B478];&quot;', '&quot;;[.E478];&quot;', '&quot;;[.G478];&quot;', '&quot;;[.F478];&quot;', 'nse', '1', '1'); &quot;)" office:value-type="string" office:string-value="INSERT INTO `moneyman_db`.`stocks` ( `name`, `symbol`, `industry`, `ISIN_code`, `group`, `moneycontrol_sym`, `exchange`, `created_by`, `updated_by`) VALUES ( 'VRL Logistics Ltd.', 'VRLLOG', 'SERVICES', 'INE366I01010', 'NSE500', 'VRLLOG', 'nse', '1', '1'); " calcext:value-type="string">
            <text:p>INSERT INTO `moneyman_db`.`stocks` ( `name`, `symbol`, `industry`, `ISIN_code`, `group`, `moneycontrol_sym`, `exchange`, `created_by`, `updated_by`) VALUES ( 'VRL Logistics Ltd.', 'VRLLOG', 'SERVICES', 'INE366I01010', 'NSE500', 'VRLLOG', 'nse', '1', '1'); </text:p>
          </table:table-cell>
        </table:table-row>
        <table:table-row table:style-name="ro1">
          <table:table-cell office:value-type="string" calcext:value-type="string">
            <text:p>VST Industri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ST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10A01016</text:p>
          </table:table-cell>
          <table:table-cell office:value-type="string" calcext:value-type="string">
            <text:p>VST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79];&quot;', '&quot;;[.C479];&quot;', '&quot;;[.B479];&quot;', '&quot;;[.E479];&quot;', '&quot;;[.G479];&quot;', '&quot;;[.F479];&quot;', 'nse', '1', '1'); &quot;)" office:value-type="string" office:string-value="INSERT INTO `moneyman_db`.`stocks` ( `name`, `symbol`, `industry`, `ISIN_code`, `group`, `moneycontrol_sym`, `exchange`, `created_by`, `updated_by`) VALUES ( 'VST Industries Ltd.', 'VSTIND', 'CONSUMER GOODS', 'INE710A01016', 'NSE500', 'VSTIND', 'nse', '1', '1'); " calcext:value-type="string">
            <text:p>INSERT INTO `moneyman_db`.`stocks` ( `name`, `symbol`, `industry`, `ISIN_code`, `group`, `moneycontrol_sym`, `exchange`, `created_by`, `updated_by`) VALUES ( 'VST Industries Ltd.', 'VSTIND', 'CONSUMER GOODS', 'INE710A01016', 'NSE500', 'VSTIND', 'nse', '1', '1'); </text:p>
          </table:table-cell>
        </table:table-row>
        <table:table-row table:style-name="ro1">
          <table:table-cell office:value-type="string" calcext:value-type="string">
            <text:p>Va Tech Wabag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WABAG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956G01038</text:p>
          </table:table-cell>
          <table:table-cell office:value-type="string" calcext:value-type="string">
            <text:p>WABAG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0];&quot;', '&quot;;[.C480];&quot;', '&quot;;[.B480];&quot;', '&quot;;[.E480];&quot;', '&quot;;[.G480];&quot;', '&quot;;[.F480];&quot;', 'nse', '1', '1'); &quot;)" office:value-type="string" office:string-value="INSERT INTO `moneyman_db`.`stocks` ( `name`, `symbol`, `industry`, `ISIN_code`, `group`, `moneycontrol_sym`, `exchange`, `created_by`, `updated_by`) VALUES ( 'Va Tech Wabag Ltd.', 'WABAG', 'SERVICES', 'INE956G01038', 'NSE500', 'WABAG', 'nse', '1', '1'); " calcext:value-type="string">
            <text:p>INSERT INTO `moneyman_db`.`stocks` ( `name`, `symbol`, `industry`, `ISIN_code`, `group`, `moneycontrol_sym`, `exchange`, `created_by`, `updated_by`) VALUES ( 'Va Tech Wabag Ltd.', 'WABAG', 'SERVICES', 'INE956G01038', 'NSE500', 'WABAG', 'nse', '1', '1'); </text:p>
          </table:table-cell>
        </table:table-row>
        <table:table-row table:style-name="ro1">
          <table:table-cell office:value-type="string" calcext:value-type="string">
            <text:p>Vaibhav Global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AIBHAVGB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84A01019</text:p>
          </table:table-cell>
          <table:table-cell office:value-type="string" calcext:value-type="string">
            <text:p>VAIBHAVGB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1];&quot;', '&quot;;[.C481];&quot;', '&quot;;[.B481];&quot;', '&quot;;[.E481];&quot;', '&quot;;[.G481];&quot;', '&quot;;[.F481];&quot;', 'nse', '1', '1'); &quot;)" office:value-type="string" office:string-value="INSERT INTO `moneyman_db`.`stocks` ( `name`, `symbol`, `industry`, `ISIN_code`, `group`, `moneycontrol_sym`, `exchange`, `created_by`, `updated_by`) VALUES ( 'Vaibhav Global Ltd.', 'VAIBHAVGBL', 'CONSUMER GOODS', 'INE884A01019', 'NSE500', 'VAIBHAVGBL', 'nse', '1', '1'); " calcext:value-type="string">
            <text:p>INSERT INTO `moneyman_db`.`stocks` ( `name`, `symbol`, `industry`, `ISIN_code`, `group`, `moneycontrol_sym`, `exchange`, `created_by`, `updated_by`) VALUES ( 'Vaibhav Global Ltd.', 'VAIBHAVGBL', 'CONSUMER GOODS', 'INE884A01019', 'NSE500', 'VAIBHAVGBL', 'nse', '1', '1'); </text:p>
          </table:table-cell>
        </table:table-row>
        <table:table-row table:style-name="ro1">
          <table:table-cell office:value-type="string" calcext:value-type="string">
            <text:p>Vakrangee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AKRANGE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51B01021</text:p>
          </table:table-cell>
          <table:table-cell office:value-type="string" calcext:value-type="string">
            <text:p>VAKRANGE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2];&quot;', '&quot;;[.C482];&quot;', '&quot;;[.B482];&quot;', '&quot;;[.E482];&quot;', '&quot;;[.G482];&quot;', '&quot;;[.F482];&quot;', 'nse', '1', '1'); &quot;)" office:value-type="string" office:string-value="INSERT INTO `moneyman_db`.`stocks` ( `name`, `symbol`, `industry`, `ISIN_code`, `group`, `moneycontrol_sym`, `exchange`, `created_by`, `updated_by`) VALUES ( 'Vakrangee Ltd.', 'VAKRANGEE', 'IT', 'INE051B01021', 'NSE500', 'VAKRANGEE', 'nse', '1', '1'); " calcext:value-type="string">
            <text:p>INSERT INTO `moneyman_db`.`stocks` ( `name`, `symbol`, `industry`, `ISIN_code`, `group`, `moneycontrol_sym`, `exchange`, `created_by`, `updated_by`) VALUES ( 'Vakrangee Ltd.', 'VAKRANGEE', 'IT', 'INE051B01021', 'NSE500', 'VAKRANGEE', 'nse', '1', '1'); </text:p>
          </table:table-cell>
        </table:table-row>
        <table:table-row table:style-name="ro1">
          <table:table-cell office:value-type="string" calcext:value-type="string">
            <text:p>Vardhman Textiles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VT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825A01012</text:p>
          </table:table-cell>
          <table:table-cell office:value-type="string" calcext:value-type="string">
            <text:p>VT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3];&quot;', '&quot;;[.C483];&quot;', '&quot;;[.B483];&quot;', '&quot;;[.E483];&quot;', '&quot;;[.G483];&quot;', '&quot;;[.F483];&quot;', 'nse', '1', '1'); &quot;)" office:value-type="string" office:string-value="INSERT INTO `moneyman_db`.`stocks` ( `name`, `symbol`, `industry`, `ISIN_code`, `group`, `moneycontrol_sym`, `exchange`, `created_by`, `updated_by`) VALUES ( 'Vardhman Textiles Ltd.', 'VTL', 'TEXTILES', 'INE825A01012', 'NSE500', 'VTL', 'nse', '1', '1'); " calcext:value-type="string">
            <text:p>INSERT INTO `moneyman_db`.`stocks` ( `name`, `symbol`, `industry`, `ISIN_code`, `group`, `moneycontrol_sym`, `exchange`, `created_by`, `updated_by`) VALUES ( 'Vardhman Textiles Ltd.', 'VTL', 'TEXTILES', 'INE825A01012', 'NSE500', 'VTL', 'nse', '1', '1'); </text:p>
          </table:table-cell>
        </table:table-row>
        <table:table-row table:style-name="ro1">
          <table:table-cell office:value-type="string" calcext:value-type="string">
            <text:p>Varroc Engineering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VARROC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5L01035</text:p>
          </table:table-cell>
          <table:table-cell office:value-type="string" calcext:value-type="string">
            <text:p>VARROC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4];&quot;', '&quot;;[.C484];&quot;', '&quot;;[.B484];&quot;', '&quot;;[.E484];&quot;', '&quot;;[.G484];&quot;', '&quot;;[.F484];&quot;', 'nse', '1', '1'); &quot;)" office:value-type="string" office:string-value="INSERT INTO `moneyman_db`.`stocks` ( `name`, `symbol`, `industry`, `ISIN_code`, `group`, `moneycontrol_sym`, `exchange`, `created_by`, `updated_by`) VALUES ( 'Varroc Engineering Ltd.', 'VARROC', 'AUTOMOBILE', 'INE665L01035', 'NSE500', 'VARROC', 'nse', '1', '1'); " calcext:value-type="string">
            <text:p>INSERT INTO `moneyman_db`.`stocks` ( `name`, `symbol`, `industry`, `ISIN_code`, `group`, `moneycontrol_sym`, `exchange`, `created_by`, `updated_by`) VALUES ( 'Varroc Engineering Ltd.', 'VARROC', 'AUTOMOBILE', 'INE665L01035', 'NSE500', 'VARROC', 'nse', '1', '1'); </text:p>
          </table:table-cell>
        </table:table-row>
        <table:table-row table:style-name="ro1">
          <table:table-cell office:value-type="string" calcext:value-type="string">
            <text:p>Varun Beverage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B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0M01013</text:p>
          </table:table-cell>
          <table:table-cell office:value-type="string" calcext:value-type="string">
            <text:p>VB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5];&quot;', '&quot;;[.C485];&quot;', '&quot;;[.B485];&quot;', '&quot;;[.E485];&quot;', '&quot;;[.G485];&quot;', '&quot;;[.F485];&quot;', 'nse', '1', '1'); &quot;)" office:value-type="string" office:string-value="INSERT INTO `moneyman_db`.`stocks` ( `name`, `symbol`, `industry`, `ISIN_code`, `group`, `moneycontrol_sym`, `exchange`, `created_by`, `updated_by`) VALUES ( 'Varun Beverages Ltd.', 'VBL', 'CONSUMER GOODS', 'INE200M01013', 'NSE500', 'VBL', 'nse', '1', '1'); " calcext:value-type="string">
            <text:p>INSERT INTO `moneyman_db`.`stocks` ( `name`, `symbol`, `industry`, `ISIN_code`, `group`, `moneycontrol_sym`, `exchange`, `created_by`, `updated_by`) VALUES ( 'Varun Beverages Ltd.', 'VBL', 'CONSUMER GOODS', 'INE200M01013', 'NSE500', 'VBL', 'nse', '1', '1'); </text:p>
          </table:table-cell>
        </table:table-row>
        <table:table-row table:style-name="ro1">
          <table:table-cell office:value-type="string" calcext:value-type="string">
            <text:p>Vedanta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VED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05A01025</text:p>
          </table:table-cell>
          <table:table-cell office:value-type="string" calcext:value-type="string">
            <text:p>VED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6];&quot;', '&quot;;[.C486];&quot;', '&quot;;[.B486];&quot;', '&quot;;[.E486];&quot;', '&quot;;[.G486];&quot;', '&quot;;[.F486];&quot;', 'nse', '1', '1'); &quot;)" office:value-type="string" office:string-value="INSERT INTO `moneyman_db`.`stocks` ( `name`, `symbol`, `industry`, `ISIN_code`, `group`, `moneycontrol_sym`, `exchange`, `created_by`, `updated_by`) VALUES ( 'Vedanta Ltd.', 'VEDL', 'METALS', 'INE205A01025', 'NSE500', 'VEDL', 'nse', '1', '1'); " calcext:value-type="string">
            <text:p>INSERT INTO `moneyman_db`.`stocks` ( `name`, `symbol`, `industry`, `ISIN_code`, `group`, `moneycontrol_sym`, `exchange`, `created_by`, `updated_by`) VALUES ( 'Vedanta Ltd.', 'VEDL', 'METALS', 'INE205A01025', 'NSE500', 'VEDL', 'nse', '1', '1'); </text:p>
          </table:table-cell>
        </table:table-row>
        <table:table-row table:style-name="ro1">
          <table:table-cell office:value-type="string" calcext:value-type="string">
            <text:p>Venkys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ENKEY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98A01010</text:p>
          </table:table-cell>
          <table:table-cell office:value-type="string" calcext:value-type="string">
            <text:p>VENKEY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7];&quot;', '&quot;;[.C487];&quot;', '&quot;;[.B487];&quot;', '&quot;;[.E487];&quot;', '&quot;;[.G487];&quot;', '&quot;;[.F487];&quot;', 'nse', '1', '1'); &quot;)" office:value-type="string" office:string-value="INSERT INTO `moneyman_db`.`stocks` ( `name`, `symbol`, `industry`, `ISIN_code`, `group`, `moneycontrol_sym`, `exchange`, `created_by`, `updated_by`) VALUES ( 'Venkys India Ltd.', 'VENKEYS', 'CONSUMER GOODS', 'INE398A01010', 'NSE500', 'VENKEYS', 'nse', '1', '1'); " calcext:value-type="string">
            <text:p>INSERT INTO `moneyman_db`.`stocks` ( `name`, `symbol`, `industry`, `ISIN_code`, `group`, `moneycontrol_sym`, `exchange`, `created_by`, `updated_by`) VALUES ( 'Venkys India Ltd.', 'VENKEYS', 'CONSUMER GOODS', 'INE398A01010', 'NSE500', 'VENKEYS', 'nse', '1', '1'); </text:p>
          </table:table-cell>
        </table:table-row>
        <table:table-row table:style-name="ro1">
          <table:table-cell office:value-type="string" calcext:value-type="string">
            <text:p>Vinati Organics Ltd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VINATIORG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410B01037</text:p>
          </table:table-cell>
          <table:table-cell office:value-type="string" calcext:value-type="string">
            <text:p>VINATIORG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8];&quot;', '&quot;;[.C488];&quot;', '&quot;;[.B488];&quot;', '&quot;;[.E488];&quot;', '&quot;;[.G488];&quot;', '&quot;;[.F488];&quot;', 'nse', '1', '1'); &quot;)" office:value-type="string" office:string-value="INSERT INTO `moneyman_db`.`stocks` ( `name`, `symbol`, `industry`, `ISIN_code`, `group`, `moneycontrol_sym`, `exchange`, `created_by`, `updated_by`) VALUES ( 'Vinati Organics Ltd.', 'VINATIORGA', 'CHEMICALS', 'INE410B01037', 'NSE500', 'VINATIORGA', 'nse', '1', '1'); " calcext:value-type="string">
            <text:p>INSERT INTO `moneyman_db`.`stocks` ( `name`, `symbol`, `industry`, `ISIN_code`, `group`, `moneycontrol_sym`, `exchange`, `created_by`, `updated_by`) VALUES ( 'Vinati Organics Ltd.', 'VINATIORGA', 'CHEMICALS', 'INE410B01037', 'NSE500', 'VINATIORGA', 'nse', '1', '1'); </text:p>
          </table:table-cell>
        </table:table-row>
        <table:table-row table:style-name="ro1">
          <table:table-cell office:value-type="string" calcext:value-type="string">
            <text:p>Vodafone Idea Ltd.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669E01016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89];&quot;', '&quot;;[.C489];&quot;', '&quot;;[.B489];&quot;', '&quot;;[.E489];&quot;', '&quot;;[.G489];&quot;', '&quot;;[.F489];&quot;', 'nse', '1', '1'); &quot;)" office:value-type="string" office:string-value="INSERT INTO `moneyman_db`.`stocks` ( `name`, `symbol`, `industry`, `ISIN_code`, `group`, `moneycontrol_sym`, `exchange`, `created_by`, `updated_by`) VALUES ( 'Vodafone Idea Ltd.', 'IDEA', 'TELECOM', 'INE669E01016', 'NSE500', 'IDEA', 'nse', '1', '1'); " calcext:value-type="string">
            <text:p>INSERT INTO `moneyman_db`.`stocks` ( `name`, `symbol`, `industry`, `ISIN_code`, `group`, `moneycontrol_sym`, `exchange`, `created_by`, `updated_by`) VALUES ( 'Vodafone Idea Ltd.', 'IDEA', 'TELECOM', 'INE669E01016', 'NSE500', 'IDEA', 'nse', '1', '1'); </text:p>
          </table:table-cell>
        </table:table-row>
        <table:table-row table:style-name="ro1">
          <table:table-cell office:value-type="string" calcext:value-type="string">
            <text:p>Volta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VOLTA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26A01021</text:p>
          </table:table-cell>
          <table:table-cell office:value-type="string" calcext:value-type="string">
            <text:p>VOLTAS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0];&quot;', '&quot;;[.C490];&quot;', '&quot;;[.B490];&quot;', '&quot;;[.E490];&quot;', '&quot;;[.G490];&quot;', '&quot;;[.F490];&quot;', 'nse', '1', '1'); &quot;)" office:value-type="string" office:string-value="INSERT INTO `moneyman_db`.`stocks` ( `name`, `symbol`, `industry`, `ISIN_code`, `group`, `moneycontrol_sym`, `exchange`, `created_by`, `updated_by`) VALUES ( 'Voltas Ltd.', 'VOLTAS', 'CONSUMER GOODS', 'INE226A01021', 'NSE500', 'VOLTAS', 'nse', '1', '1'); " calcext:value-type="string">
            <text:p>INSERT INTO `moneyman_db`.`stocks` ( `name`, `symbol`, `industry`, `ISIN_code`, `group`, `moneycontrol_sym`, `exchange`, `created_by`, `updated_by`) VALUES ( 'Voltas Ltd.', 'VOLTAS', 'CONSUMER GOODS', 'INE226A01021', 'NSE500', 'VOLTAS', 'nse', '1', '1'); </text:p>
          </table:table-cell>
        </table:table-row>
        <table:table-row table:style-name="ro1">
          <table:table-cell office:value-type="string" calcext:value-type="string">
            <text:p>WABCO India Ltd.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WABCOINDI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342J01019</text:p>
          </table:table-cell>
          <table:table-cell office:value-type="string" calcext:value-type="string">
            <text:p>WABCOINDI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1];&quot;', '&quot;;[.C491];&quot;', '&quot;;[.B491];&quot;', '&quot;;[.E491];&quot;', '&quot;;[.G491];&quot;', '&quot;;[.F491];&quot;', 'nse', '1', '1'); &quot;)" office:value-type="string" office:string-value="INSERT INTO `moneyman_db`.`stocks` ( `name`, `symbol`, `industry`, `ISIN_code`, `group`, `moneycontrol_sym`, `exchange`, `created_by`, `updated_by`) VALUES ( 'WABCO India Ltd.', 'WABCOINDIA', 'AUTOMOBILE', 'INE342J01019', 'NSE500', 'WABCOINDIA', 'nse', '1', '1'); " calcext:value-type="string">
            <text:p>INSERT INTO `moneyman_db`.`stocks` ( `name`, `symbol`, `industry`, `ISIN_code`, `group`, `moneycontrol_sym`, `exchange`, `created_by`, `updated_by`) VALUES ( 'WABCO India Ltd.', 'WABCOINDIA', 'AUTOMOBILE', 'INE342J01019', 'NSE500', 'WABCOINDIA', 'nse', '1', '1'); </text:p>
          </table:table-cell>
        </table:table-row>
        <table:table-row table:style-name="ro1">
          <table:table-cell office:value-type="string" calcext:value-type="string">
            <text:p>Welspun Corp Ltd.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WELCORP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1B01025</text:p>
          </table:table-cell>
          <table:table-cell office:value-type="string" calcext:value-type="string">
            <text:p>WELCORP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2];&quot;', '&quot;;[.C492];&quot;', '&quot;;[.B492];&quot;', '&quot;;[.E492];&quot;', '&quot;;[.G492];&quot;', '&quot;;[.F492];&quot;', 'nse', '1', '1'); &quot;)" office:value-type="string" office:string-value="INSERT INTO `moneyman_db`.`stocks` ( `name`, `symbol`, `industry`, `ISIN_code`, `group`, `moneycontrol_sym`, `exchange`, `created_by`, `updated_by`) VALUES ( 'Welspun Corp Ltd.', 'WELCORP', 'METALS', 'INE191B01025', 'NSE500', 'WELCORP', 'nse', '1', '1'); " calcext:value-type="string">
            <text:p>INSERT INTO `moneyman_db`.`stocks` ( `name`, `symbol`, `industry`, `ISIN_code`, `group`, `moneycontrol_sym`, `exchange`, `created_by`, `updated_by`) VALUES ( 'Welspun Corp Ltd.', 'WELCORP', 'METALS', 'INE191B01025', 'NSE500', 'WELCORP', 'nse', '1', '1'); </text:p>
          </table:table-cell>
        </table:table-row>
        <table:table-row table:style-name="ro1">
          <table:table-cell office:value-type="string" calcext:value-type="string">
            <text:p>Welspun India Ltd.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WELSPUNIN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192B01031</text:p>
          </table:table-cell>
          <table:table-cell office:value-type="string" calcext:value-type="string">
            <text:p>WELSPUNIND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3];&quot;', '&quot;;[.C493];&quot;', '&quot;;[.B493];&quot;', '&quot;;[.E493];&quot;', '&quot;;[.G493];&quot;', '&quot;;[.F493];&quot;', 'nse', '1', '1'); &quot;)" office:value-type="string" office:string-value="INSERT INTO `moneyman_db`.`stocks` ( `name`, `symbol`, `industry`, `ISIN_code`, `group`, `moneycontrol_sym`, `exchange`, `created_by`, `updated_by`) VALUES ( 'Welspun India Ltd.', 'WELSPUNIND', 'TEXTILES', 'INE192B01031', 'NSE500', 'WELSPUNIND', 'nse', '1', '1'); " calcext:value-type="string">
            <text:p>INSERT INTO `moneyman_db`.`stocks` ( `name`, `symbol`, `industry`, `ISIN_code`, `group`, `moneycontrol_sym`, `exchange`, `created_by`, `updated_by`) VALUES ( 'Welspun India Ltd.', 'WELSPUNIND', 'TEXTILES', 'INE192B01031', 'NSE500', 'WELSPUNIND', 'nse', '1', '1'); </text:p>
          </table:table-cell>
        </table:table-row>
        <table:table-row table:style-name="ro1">
          <table:table-cell office:value-type="string" calcext:value-type="string">
            <text:p>Westlife Development Ltd.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WESTLIF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74F01020</text:p>
          </table:table-cell>
          <table:table-cell office:value-type="string" calcext:value-type="string">
            <text:p>WESTLIFE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4];&quot;', '&quot;;[.C494];&quot;', '&quot;;[.B494];&quot;', '&quot;;[.E494];&quot;', '&quot;;[.G494];&quot;', '&quot;;[.F494];&quot;', 'nse', '1', '1'); &quot;)" office:value-type="string" office:string-value="INSERT INTO `moneyman_db`.`stocks` ( `name`, `symbol`, `industry`, `ISIN_code`, `group`, `moneycontrol_sym`, `exchange`, `created_by`, `updated_by`) VALUES ( 'Westlife Development Ltd.', 'WESTLIFE', 'SERVICES', 'INE274F01020', 'NSE500', 'WESTLIFE', 'nse', '1', '1'); " calcext:value-type="string">
            <text:p>INSERT INTO `moneyman_db`.`stocks` ( `name`, `symbol`, `industry`, `ISIN_code`, `group`, `moneycontrol_sym`, `exchange`, `created_by`, `updated_by`) VALUES ( 'Westlife Development Ltd.', 'WESTLIFE', 'SERVICES', 'INE274F01020', 'NSE500', 'WESTLIFE', 'nse', '1', '1'); </text:p>
          </table:table-cell>
        </table:table-row>
        <table:table-row table:style-name="ro1">
          <table:table-cell office:value-type="string" calcext:value-type="string">
            <text:p>Whirlpool of India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16A01013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5];&quot;', '&quot;;[.C495];&quot;', '&quot;;[.B495];&quot;', '&quot;;[.E495];&quot;', '&quot;;[.G495];&quot;', '&quot;;[.F495];&quot;', 'nse', '1', '1'); &quot;)" office:value-type="string" office:string-value="INSERT INTO `moneyman_db`.`stocks` ( `name`, `symbol`, `industry`, `ISIN_code`, `group`, `moneycontrol_sym`, `exchange`, `created_by`, `updated_by`) VALUES ( 'Whirlpool of India Ltd.', 'WHIRLPOOL', 'CONSUMER GOODS', 'INE716A01013', 'NSE500', 'WHIRLPOOL', 'nse', '1', '1'); " calcext:value-type="string">
            <text:p>INSERT INTO `moneyman_db`.`stocks` ( `name`, `symbol`, `industry`, `ISIN_code`, `group`, `moneycontrol_sym`, `exchange`, `created_by`, `updated_by`) VALUES ( 'Whirlpool of India Ltd.', 'WHIRLPOOL', 'CONSUMER GOODS', 'INE716A01013', 'NSE500', 'WHIRLPOOL', 'nse', '1', '1'); </text:p>
          </table:table-cell>
        </table:table-row>
        <table:table-row table:style-name="ro1">
          <table:table-cell office:value-type="string" calcext:value-type="string">
            <text:p>Wipro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IPRO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75A01022</text:p>
          </table:table-cell>
          <table:table-cell office:value-type="string" calcext:value-type="string">
            <text:p>WIPRO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6];&quot;', '&quot;;[.C496];&quot;', '&quot;;[.B496];&quot;', '&quot;;[.E496];&quot;', '&quot;;[.G496];&quot;', '&quot;;[.F496];&quot;', 'nse', '1', '1'); &quot;)" office:value-type="string" office:string-value="INSERT INTO `moneyman_db`.`stocks` ( `name`, `symbol`, `industry`, `ISIN_code`, `group`, `moneycontrol_sym`, `exchange`, `created_by`, `updated_by`) VALUES ( 'Wipro Ltd.', 'WIPRO', 'IT', 'INE075A01022', 'NSE500', 'WIPRO', 'nse', '1', '1'); " calcext:value-type="string">
            <text:p>INSERT INTO `moneyman_db`.`stocks` ( `name`, `symbol`, `industry`, `ISIN_code`, `group`, `moneycontrol_sym`, `exchange`, `created_by`, `updated_by`) VALUES ( 'Wipro Ltd.', 'WIPRO', 'IT', 'INE075A01022', 'NSE500', 'WIPRO', 'nse', '1', '1'); </text:p>
          </table:table-cell>
        </table:table-row>
        <table:table-row table:style-name="ro1">
          <table:table-cell office:value-type="string" calcext:value-type="string">
            <text:p>Wockhardt Ltd.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WOCKPHARM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049B01025</text:p>
          </table:table-cell>
          <table:table-cell office:value-type="string" calcext:value-type="string">
            <text:p>WOCKPHARMA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7];&quot;', '&quot;;[.C497];&quot;', '&quot;;[.B497];&quot;', '&quot;;[.E497];&quot;', '&quot;;[.G497];&quot;', '&quot;;[.F497];&quot;', 'nse', '1', '1'); &quot;)" office:value-type="string" office:string-value="INSERT INTO `moneyman_db`.`stocks` ( `name`, `symbol`, `industry`, `ISIN_code`, `group`, `moneycontrol_sym`, `exchange`, `created_by`, `updated_by`) VALUES ( 'Wockhardt Ltd.', 'WOCKPHARMA', 'PHARMA', 'INE049B01025', 'NSE500', 'WOCKPHARMA', 'nse', '1', '1'); " calcext:value-type="string">
            <text:p>INSERT INTO `moneyman_db`.`stocks` ( `name`, `symbol`, `industry`, `ISIN_code`, `group`, `moneycontrol_sym`, `exchange`, `created_by`, `updated_by`) VALUES ( 'Wockhardt Ltd.', 'WOCKPHARMA', 'PHARMA', 'INE049B01025', 'NSE500', 'WOCKPHARMA', 'nse', '1', '1'); </text:p>
          </table:table-cell>
        </table:table-row>
        <table:table-row table:style-name="ro1">
          <table:table-cell office:value-type="string" calcext:value-type="string">
            <text:p>Yes Bank Ltd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YESBANK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28G01027</text:p>
          </table:table-cell>
          <table:table-cell office:value-type="string" calcext:value-type="string">
            <text:p>YESBANK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8];&quot;', '&quot;;[.C498];&quot;', '&quot;;[.B498];&quot;', '&quot;;[.E498];&quot;', '&quot;;[.G498];&quot;', '&quot;;[.F498];&quot;', 'nse', '1', '1'); &quot;)" office:value-type="string" office:string-value="INSERT INTO `moneyman_db`.`stocks` ( `name`, `symbol`, `industry`, `ISIN_code`, `group`, `moneycontrol_sym`, `exchange`, `created_by`, `updated_by`) VALUES ( 'Yes Bank Ltd.', 'YESBANK', 'FINANCIAL SERVICES', 'INE528G01027', 'NSE500', 'YESBANK', 'nse', '1', '1'); " calcext:value-type="string">
            <text:p>INSERT INTO `moneyman_db`.`stocks` ( `name`, `symbol`, `industry`, `ISIN_code`, `group`, `moneycontrol_sym`, `exchange`, `created_by`, `updated_by`) VALUES ( 'Yes Bank Ltd.', 'YESBANK', 'FINANCIAL SERVICES', 'INE528G01027', 'NSE500', 'YESBANK', 'nse', '1', '1'); </text:p>
          </table:table-cell>
        </table:table-row>
        <table:table-row table:style-name="ro1">
          <table:table-cell office:value-type="string" calcext:value-type="string">
            <text:p>Zee Entertainment Enterprises Ltd.</text:p>
          </table:table-cell>
          <table:table-cell office:value-type="string" calcext:value-type="string">
            <text:p>MEDIA &amp; ENTERTAINMENT</text:p>
          </table:table-cell>
          <table:table-cell office:value-type="string" calcext:value-type="string">
            <text:p>ZEE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256A01028</text:p>
          </table:table-cell>
          <table:table-cell office:value-type="string" calcext:value-type="string">
            <text:p>ZEE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499];&quot;', '&quot;;[.C499];&quot;', '&quot;;[.B499];&quot;', '&quot;;[.E499];&quot;', '&quot;;[.G499];&quot;', '&quot;;[.F499];&quot;', 'nse', '1', '1'); &quot;)" office:value-type="string" office:string-value="INSERT INTO `moneyman_db`.`stocks` ( `name`, `symbol`, `industry`, `ISIN_code`, `group`, `moneycontrol_sym`, `exchange`, `created_by`, `updated_by`) VALUES ( 'Zee Entertainment Enterprises Ltd.', 'ZEEL', 'MEDIA &amp; ENTERTAINMENT', 'INE256A01028', 'NSE500', 'ZEEL', 'nse', '1', '1'); " calcext:value-type="string">
            <text:p>INSERT INTO `moneyman_db`.`stocks` ( `name`, `symbol`, `industry`, `ISIN_code`, `group`, `moneycontrol_sym`, `exchange`, `created_by`, `updated_by`) VALUES ( 'Zee Entertainment Enterprises Ltd.', 'ZEEL', 'MEDIA &amp; ENTERTAINMENT', 'INE256A01028', 'NSE500', 'ZEEL', 'nse', '1', '1'); </text:p>
          </table:table-cell>
        </table:table-row>
        <table:table-row table:style-name="ro1">
          <table:table-cell office:value-type="string" calcext:value-type="string">
            <text:p>Zensar Technolgi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ZENSARTECH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520A01027</text:p>
          </table:table-cell>
          <table:table-cell office:value-type="string" calcext:value-type="string">
            <text:p>ZENSARTECH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00];&quot;', '&quot;;[.C500];&quot;', '&quot;;[.B500];&quot;', '&quot;;[.E500];&quot;', '&quot;;[.G500];&quot;', '&quot;;[.F500];&quot;', 'nse', '1', '1'); &quot;)" office:value-type="string" office:string-value="INSERT INTO `moneyman_db`.`stocks` ( `name`, `symbol`, `industry`, `ISIN_code`, `group`, `moneycontrol_sym`, `exchange`, `created_by`, `updated_by`) VALUES ( 'Zensar Technolgies Ltd.', 'ZENSARTECH', 'IT', 'INE520A01027', 'NSE500', 'ZENSARTECH', 'nse', '1', '1'); " calcext:value-type="string">
            <text:p>INSERT INTO `moneyman_db`.`stocks` ( `name`, `symbol`, `industry`, `ISIN_code`, `group`, `moneycontrol_sym`, `exchange`, `created_by`, `updated_by`) VALUES ( 'Zensar Technolgies Ltd.', 'ZENSARTECH', 'IT', 'INE520A01027', 'NSE500', 'ZENSARTECH', 'nse', '1', '1'); </text:p>
          </table:table-cell>
        </table:table-row>
        <table:table-row table:style-name="ro1">
          <table:table-cell office:value-type="string" calcext:value-type="string">
            <text:p>Zydus Wellness Ltd.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ZYDUSWEL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68C01010</text:p>
          </table:table-cell>
          <table:table-cell office:value-type="string" calcext:value-type="string">
            <text:p>ZYDUSWELL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01];&quot;', '&quot;;[.C501];&quot;', '&quot;;[.B501];&quot;', '&quot;;[.E501];&quot;', '&quot;;[.G501];&quot;', '&quot;;[.F501];&quot;', 'nse', '1', '1'); &quot;)" office:value-type="string" office:string-value="INSERT INTO `moneyman_db`.`stocks` ( `name`, `symbol`, `industry`, `ISIN_code`, `group`, `moneycontrol_sym`, `exchange`, `created_by`, `updated_by`) VALUES ( 'Zydus Wellness Ltd.', 'ZYDUSWELL', 'CONSUMER GOODS', 'INE768C01010', 'NSE500', 'ZYDUSWELL', 'nse', '1', '1'); " calcext:value-type="string">
            <text:p>INSERT INTO `moneyman_db`.`stocks` ( `name`, `symbol`, `industry`, `ISIN_code`, `group`, `moneycontrol_sym`, `exchange`, `created_by`, `updated_by`) VALUES ( 'Zydus Wellness Ltd.', 'ZYDUSWELL', 'CONSUMER GOODS', 'INE768C01010', 'NSE500', 'ZYDUSWELL', 'nse', '1', '1'); </text:p>
          </table:table-cell>
        </table:table-row>
        <table:table-row table:style-name="ro1">
          <table:table-cell office:value-type="string" calcext:value-type="string">
            <text:p>eClerx Services Ltd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CLERX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INE738I01010</text:p>
          </table:table-cell>
          <table:table-cell office:value-type="string" calcext:value-type="string">
            <text:p>ECLERX</text:p>
          </table:table-cell>
          <table:table-cell office:value-type="string" calcext:value-type="string">
            <text:p>NSE500</text:p>
          </table:table-cell>
          <table:table-cell table:formula="of:=CONCATENATE(&quot;INSERT INTO `moneyman_db`.`stocks` ( `name`, `symbol`, `industry`, `ISIN_code`, `group`, `moneycontrol_sym`, `exchange`, `created_by`, `updated_by`) VALUES ( '&quot;;[.A502];&quot;', '&quot;;[.C502];&quot;', '&quot;;[.B502];&quot;', '&quot;;[.E502];&quot;', '&quot;;[.G502];&quot;', '&quot;;[.F502];&quot;', 'nse', '1', '1'); &quot;)" office:value-type="string" office:string-value="INSERT INTO `moneyman_db`.`stocks` ( `name`, `symbol`, `industry`, `ISIN_code`, `group`, `moneycontrol_sym`, `exchange`, `created_by`, `updated_by`) VALUES ( 'eClerx Services Ltd.', 'ECLERX', 'IT', 'INE738I01010', 'NSE500', 'ECLERX', 'nse', '1', '1'); " calcext:value-type="string">
            <text:p>INSERT INTO `moneyman_db`.`stocks` ( `name`, `symbol`, `industry`, `ISIN_code`, `group`, `moneycontrol_sym`, `exchange`, `created_by`, `updated_by`) VALUES ( 'eClerx Services Ltd.', 'ECLERX', 'IT', 'INE738I01010', 'NSE500', 'ECLERX', 'nse', '1', '1'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7T16:43:02.463116653</dc:date>
    <meta:editing-duration>PT15M11S</meta:editing-duration>
    <meta:editing-cycles>4</meta:editing-cycles>
    <meta:generator>LibreOffice/6.0.7.3$Linux_X86_64 LibreOffice_project/00m0$Build-3</meta:generator>
    <meta:document-statistic meta:table-count="1" meta:cell-count="4015" meta:object-count="0"/>
  </office:meta>
</office:document-meta>
</file>